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32.75pt"/>
    </style:style>
    <style:style style:name="co2" style:family="table-column">
      <style:table-column-properties fo:break-before="auto" style:column-width="111pt"/>
    </style:style>
    <style:style style:name="co3" style:family="table-column">
      <style:table-column-properties fo:break-before="auto" style:column-width="106.5pt"/>
    </style:style>
    <style:style style:name="co4" style:family="table-column">
      <style:table-column-properties fo:break-before="auto" style:column-width="37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8.49pt" fo:break-before="auto" style:use-optimal-row-height="false"/>
    </style:style>
    <style:style style:name="ta1" style:family="table" style:master-page-name="PageStyle_5f_Org.-Org.">
      <style:table-properties table:display="true" style:writing-mode="lr-tb"/>
    </style:style>
    <style:style style:name="ta2" style:family="table" style:master-page-name="PageStyle_5f_Person-Org.">
      <style:table-properties table:display="true" style:writing-mode="lr-tb"/>
    </style:style>
    <style:style style:name="ta3" style:family="table" style:master-page-name="PageStyle_5f_Person-Person">
      <style:table-properties table:display="true" style:writing-mode="lr-tb"/>
    </style:style>
    <style:style style:name="ta4" style:family="table" style:master-page-name="PageStyle_5f_Note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rg.-Org."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Organization A</text:p>
          </table:table-cell>
          <table:table-cell table:style-name="ce1" office:value-type="string" calcext:value-type="string">
            <text:p>Organization B</text:p>
          </table:table-cell>
          <table:table-cell table:style-name="ce1" office:value-type="string" calcext:value-type="string">
            <text:p>Connection</text:p>
          </table:table-cell>
          <table:table-cell table:style-name="ce4" office:value-type="string" calcext:value-type="string">
            <text:p>Source(s)</text:p>
          </table:table-cell>
          <table:table-cell table:number-columns-repeated="1020"/>
        </table:table-row>
        <table:table-row table:style-name="ro1">
          <table:table-cell table:style-name="ce2" office:value-type="string" calcext:value-type="string">
            <text:p>4 SHADOW TREE LANE MEMBER CORP.</text:p>
          </table:table-cell>
          <table:table-cell table:style-name="ce2" office:value-type="string" calcext:value-type="string">
            <text:p>4 SHADOW TREE LAN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DEVELOPMENT ASSOCIATES LLC</text:p>
          </table:table-cell>
          <table:table-cell table:style-name="ce2" office:value-type="string" calcext:value-type="string">
            <text:p>40 WALL STREE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LLC</text:p>
          </table:table-cell>
          <table:table-cell table:style-name="ce2" office:value-type="string" calcext:value-type="string">
            <text:p>40 WALL STREET COMMERCI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MEMBER CORP.</text:p>
          </table:table-cell>
          <table:table-cell table:style-name="ce2" office:value-type="string" calcext:value-type="string">
            <text:p>40 WALL STREE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401 NORTH WABASH VENTU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TRUMP CHICAGO RETAI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TRUMP COMMERCIAL CHICAG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TRUMP PAYROLL CHICAG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09 NORTH CANON MEMBER CORPORATION</text:p>
          </table:table-cell>
          <table:table-cell table:style-name="ce2" office:value-type="string" calcext:value-type="string">
            <text:p>809 NORTH CAN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BERDEEN ASSET MANAGE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TRUMP CASINOS IN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TRUMP TAJ MAHAL IN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DVISORS ASSET MANAGEMENT, IN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ETOS SA</text:p>
          </table:table-cell>
          <table:table-cell table:style-name="ce2" office:value-type="string" calcext:value-type="string">
            <text:p>TRUMP MARKS PUNTA DEL ESTE LLC</text:p>
          </table:table-cell>
          <table:table-cell table:style-name="ce2" office:value-type="string" calcext:value-type="string">
            <text:p>Licenses "Trump" name for Trump Tower Punta del Este</text:p>
          </table:table-cell>
          <table:table-cell table:style-name="ce6" office:value-type="string" calcext:value-type="string">
            <text:p>http://www.trump.com/real-estate-portfolio/uruguay/trump-tower-punta-del-este/ | https://www.multihousingnews.com/post/100m-residential-trump-project-launched-in-uruguay-2/</text:p>
          </table:table-cell>
          <table:table-cell table:number-columns-repeated="1020"/>
        </table:table-row>
        <table:table-row table:style-name="ro1">
          <table:table-cell table:style-name="ce2" office:value-type="string" calcext:value-type="string">
            <text:p>ALLIANCEBERNSTEIN LP</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LTEGRI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LTICOR</text:p>
          </table:table-cell>
          <table:table-cell table:style-name="ce2" office:value-type="string" calcext:value-type="string">
            <text:p>AMWAY</text:p>
          </table:table-cell>
          <table:table-cell table:style-name="ce2" office:value-type="string" calcext:value-type="string">
            <text:p>Subsidiary</text:p>
          </table:table-cell>
          <table:table-cell table:style-name="ce5" office:value-type="string" calcext:value-type="string">
            <text:p><text:a xlink:href="http://www.alticor.com/FAQs.aspx" xlink:type="simple">http://www.alticor.com/FAQs.aspx</text:a></text:p>
          </table:table-cell>
          <table:table-cell table:number-columns-repeated="1020"/>
        </table:table-row>
        <table:table-row table:style-name="ro1">
          <table:table-cell table:style-name="ce2" office:value-type="string" calcext:value-type="string">
            <text:p>AMBOY BANK</text:p>
          </table:table-cell>
          <table:table-cell table:style-name="ce2" office:value-type="string" calcext:value-type="string">
            <text:p>TRUMP NATIONAL GOLF CLUB COLTS NECK LLC</text:p>
          </table:table-cell>
          <table:table-cell table:style-name="ce2" office:value-type="string" calcext:value-type="string">
            <text:p>Mortgag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MERICAN INTERNATIONAL GROUP INC.</text:p>
          </table:table-cell>
          <table:table-cell table:style-name="ce2" office:value-type="string" calcext:value-type="string">
            <text:p>AIG GLOBAL REAL ESTATE INVESTMENT CORP.</text:p>
          </table:table-cell>
          <table:table-cell table:style-name="ce2" office:value-type="string" calcext:value-type="string">
            <text:p>Subsidiary</text:p>
          </table:table-cell>
          <table:table-cell table:style-name="ce5" office:value-type="string" calcext:value-type="string">
            <text:p><text:a xlink:href="http://www.aig.com/aig-global-real-estate" xlink:type="simple">http://www.aig.com/aig-global-real-estate</text:a></text:p>
          </table:table-cell>
          <table:table-cell table:number-columns-repeated="1020"/>
        </table:table-row>
        <table:table-row table:style-name="ro1">
          <table:table-cell table:style-name="ce2" office:value-type="string" calcext:value-type="string">
            <text:p>AMERICAN INTERNATIONAL GROUP INC.</text:p>
          </table:table-cell>
          <table:table-cell table:style-name="ce2" office:value-type="string" calcext:value-type="string">
            <text:p>VALIC</text:p>
          </table:table-cell>
          <table:table-cell table:style-name="ce2" office:value-type="string" calcext:value-type="string">
            <text:p>Subsidiary</text:p>
          </table:table-cell>
          <table:table-cell table:style-name="ce5" office:value-type="string" calcext:value-type="string">
            <text:p><text:a xlink:href="https://www.valic.com/about-valic" xlink:type="simple">https://www.valic.com/about-valic</text:a></text:p>
          </table:table-cell>
          <table:table-cell table:number-columns-repeated="1020"/>
        </table:table-row>
        <table:table-row table:style-name="ro1">
          <table:table-cell table:style-name="ce2" office:value-type="string" calcext:value-type="string">
            <text:p>AMG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NBANG INSURANCE GROUP</text:p>
          </table:table-cell>
          <table:table-cell table:style-name="ce2" office:value-type="string" calcext:value-type="string">
            <text:p>KUSHNER COMPANIES</text:p>
          </table:table-cell>
          <table:table-cell table:style-name="ce2" office:value-type="string" calcext:value-type="string">
            <text:p>Anbang would become one of the equity partners in the [666 Fifth Avenue] redevelopment if an agreement is finalized, per New York Times</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NGEL OAK CAPITAL ADVISOR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SSETMARK</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AXA</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BANK HAPOALIM</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BANK OF AMERICA</text:p>
          </table:table-cell>
          <table:table-cell table:style-name="ce2" office:value-type="string" calcext:value-type="string">
            <text:p>MERRILL LYNCH CREDIT CORPORATION</text:p>
          </table:table-cell>
          <table:table-cell table:style-name="ce2" office:value-type="string" calcext:value-type="string">
            <text:p>Subsidiary</text:p>
          </table:table-cell>
          <table:table-cell table:style-name="ce5" office:value-type="string" calcext:value-type="string">
            <text:p><text:a xlink:href="http://www.merrillhomeloans.com/mlhl/pages/home.aspx" xlink:type="simple">http://www.merrillhomeloans.com/mlhl/pages/home.aspx</text:a></text:p>
          </table:table-cell>
          <table:table-cell table:number-columns-repeated="1020"/>
        </table:table-row>
        <table:table-row table:style-name="ro1">
          <table:table-cell table:style-name="ce2" office:value-type="string" calcext:value-type="string">
            <text:p>BANK OF CHINA</text:p>
          </table:table-cell>
          <table:table-cell table:style-name="ce2" office:value-type="string" calcext:value-type="string">
            <text:p>1293 AVENUE OF THE AMERICAS, A TENANCY-IN-COMMON</text:p>
          </table:table-cell>
          <table:table-cell table:style-name="ce2" office:value-type="string" calcext:value-type="string">
            <text:p>Loaned money</text:p>
          </table:table-cell>
          <table:table-cell table:style-name="ce5"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BANNON &amp; CO.</text:p>
          </table:table-cell>
          <table:table-cell table:style-name="ce2" office:value-type="string" calcext:value-type="string">
            <text:p>CASTLE ROCK ENTERTAINMENT</text:p>
          </table:table-cell>
          <table:table-cell table:style-name="ce2" office:value-type="string" calcext:value-type="string">
            <text:p>Negotiated sale</text:p>
          </table:table-cell>
          <table:table-cell table:style-name="ce5" office:value-type="string" calcext:value-type="string">
            <text:p><text:a xlink:href="https://qz.com/841601/steve-bannon-made-his-money-from-seinfeld-reruns/" xlink:type="simple">https://qz.com/841601/steve-bannon-made-his-money-from-seinfeld-reruns/</text:a></text:p>
          </table:table-cell>
          <table:table-cell table:number-columns-repeated="1020"/>
        </table:table-row>
        <table:table-row table:style-name="ro1">
          <table:table-cell table:style-name="ce2" office:value-type="string" calcext:value-type="string">
            <text:p>BAYROCK/SAPIR ORGANIZATION LLC</text:p>
          </table:table-cell>
          <table:table-cell table:style-name="ce2" office:value-type="string" calcext:value-type="string">
            <text:p>BAYROCK GROUP</text:p>
          </table:table-cell>
          <table:table-cell table:style-name="ce2" office:value-type="string" calcext:value-type="string">
            <text:p>Co-owner</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SAPIR ORGANIZATION LLC</text:p>
          </table:table-cell>
          <table:table-cell table:style-name="ce2" office:value-type="string" calcext:value-type="string">
            <text:p>SAPIR ORGANIZATION</text:p>
          </table:table-cell>
          <table:table-cell table:style-name="ce2" office:value-type="string" calcext:value-type="string">
            <text:p>Co-owner</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EDFORD HILLS CORP.</text:p>
          </table:table-cell>
          <table:table-cell table:style-name="ce2" office:value-type="string" calcext:value-type="string">
            <text:p>SEVEN SPRING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LACKROCK</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BNY MELLON</text:p>
          </table:table-cell>
          <table:table-cell table:style-name="ce2" office:value-type="string" calcext:value-type="string">
            <text:p>FIFTY-SEVENTH STREET ASSOCIATES LLC</text:p>
          </table:table-cell>
          <table:table-cell table:style-name="ce2" office:value-type="string" calcext:value-type="string">
            <text:p>Lo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ARCLIFF PROPERTIES, INC.</text:p>
          </table:table-cell>
          <table:table-cell table:style-name="ce2" office:value-type="string" calcext:value-type="string">
            <text:p>TRUMP BRIARCLIFF MANOR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 DEVELOPMENT VENTURES MEMBER CORP.</text:p>
          </table:table-cell>
          <table:table-cell table:style-name="ce2" office:value-type="string" calcext:value-type="string">
            <text:p>C DEVELOPMENT VENTUR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IBUSINESS MRE LLC</text:p>
          </table:table-cell>
          <table:table-cell table:style-name="ce2" office:value-type="string" calcext:value-type="string">
            <text:p>CARIBUSINESS INVESTMENTS, S.R.L.</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LYLE GROUP</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HEVY CHASE TRUST HOLDINGS, INC.</text:p>
          </table:table-cell>
          <table:table-cell table:style-name="ce2" office:value-type="string" calcext:value-type="string">
            <text:p>TRUMP NATIONAL GOLF CLUB WASHINGTON DC LLC</text:p>
          </table:table-cell>
          <table:table-cell table:style-name="ce2" office:value-type="string" calcext:value-type="string">
            <text:p>Mortgag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CAGO UNIT ACQUISITION LLC</text:p>
          </table:table-cell>
          <table:table-cell table:style-name="ce2" office:value-type="string" calcext:value-type="string">
            <text:p>401 NORTH WABASH VENTURE LLC</text:p>
          </table:table-cell>
          <table:table-cell table:style-name="ce2" office:value-type="string" calcext:value-type="string">
            <text:p>springing lo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IM GROUP</text:p>
          </table:table-cell>
          <table:table-cell table:style-name="ce2" office:value-type="string" calcext:value-type="string">
            <text:p>KUSHNER COMPANIES</text:p>
          </table:table-cell>
          <table:table-cell table:style-name="ce2" office:value-type="string" calcext:value-type="string">
            <text:p>Real-estate partner</text:p>
          </table:table-cell>
          <table:table-cell table:style-name="ce5" office:value-type="string" calcext:value-type="string">
            <text:p><text:a xlink:href="http://www.cimgroup.com/our-firm/press-releases/2016/25-30-columbia-heights-acquisition" xlink:type="simple">http://www.cimgroup.com/our-firm/press-releases/2016/25-30-columbia-heights-acquisition</text:a></text:p>
          </table:table-cell>
          <table:table-cell table:number-columns-repeated="1020"/>
        </table:table-row>
        <table:table-row table:style-name="ro1">
          <table:table-cell table:style-name="ce2" office:value-type="string" calcext:value-type="string">
            <text:p>CIVIL DEFENSE SOLUTIONS</text:p>
          </table:table-cell>
          <table:table-cell table:style-name="ce2" office:value-type="string" calcext:value-type="string">
            <text:p>CDS LLC</text:p>
          </table:table-cell>
          <table:table-cell table:style-name="ce2" office:value-type="string" calcext:value-type="string">
            <text:p>AKA</text:p>
          </table:table-cell>
          <table:table-cell table:style-name="ce5" office:value-type="string" calcext:value-type="string">
            <text:p><text:a xlink:href="https://www.linkedin.com/in/tom-bossert-60543b11" xlink:type="simple">https://www.linkedin.com/in/tom-bossert-60543b11</text:a></text:p>
          </table:table-cell>
          <table:table-cell table:number-columns-repeated="1020"/>
        </table:table-row>
        <table:table-row table:style-name="ro1">
          <table:table-cell table:style-name="ce2" office:value-type="string" calcext:value-type="string">
            <text:p>CPW PT PARTNERS, G.P.</text:p>
          </table:table-cell>
          <table:table-cell table:style-name="ce2" office:value-type="string" calcext:value-type="string">
            <text:p>ONE CENTRAL PARK WEST PT ASSOCIATES</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UE</text:p>
          </table:table-cell>
          <table:table-cell table:style-name="ce2" office:value-type="string" calcext:value-type="string">
            <text:p>GREPLIN</text:p>
          </table:table-cell>
          <table:table-cell table:style-name="ce2" office:value-type="string" calcext:value-type="string">
            <text:p>NKA/FKA</text:p>
          </table:table-cell>
          <table:table-cell table:style-name="ce5" office:value-type="string" calcext:value-type="string">
            <text:p><text:a xlink:href="https://techcrunch.com/2013/10/02/cue-greplin/" xlink:type="simple">https://techcrunch.com/2013/10/02/cue-greplin/</text:a></text:p>
          </table:table-cell>
          <table:table-cell table:number-columns-repeated="1020"/>
        </table:table-row>
        <table:table-row table:style-name="ro1">
          <table:table-cell table:style-name="ce2" office:value-type="string" calcext:value-type="string">
            <text:p>D B PACE ACQUISITION MEMBER CORP.</text:p>
          </table:table-cell>
          <table:table-cell table:style-name="ce2" office:value-type="string" calcext:value-type="string">
            <text:p>D B PACE ACQUISITI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AEWOO AMERICA DEVELOPMENT (NEW YORK) CORP.</text:p>
          </table:table-cell>
          <table:table-cell table:style-name="ce2" office:value-type="string" calcext:value-type="string">
            <text:p>TRUMP KORE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LAWARE MANAGEMENT HOLDINGS, INC.</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1290 AVENUE OF THE AMERICAS, A TENANCY-IN-COMMON</text:p>
          </table:table-cell>
          <table:table-cell table:style-name="ce2" office:value-type="string" calcext:value-type="string">
            <text:p>Loaned money</text:p>
          </table:table-cell>
          <table:table-cell table:style-name="ce5"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401 NORTH WABASH VENTURE LLC</text:p>
          </table:table-cell>
          <table:table-cell table:style-name="ce2" office:value-type="string" calcext:value-type="string">
            <text:p>Term loan and mortgage</text:p>
          </table:table-cell>
          <table:table-cell table:style-name="ce5" office:value-type="string" calcext:value-type="string">
            <text:p><text:a xlink:href="https://www.documentcloud.org/documents/3233891-TIHT-Chicago.html" xlink:type="simple">https://www.documentcloud.org/documents/3233891-TIHT-Chicago.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DJT HOLDINGS LLC</text:p>
          </table:table-cell>
          <table:table-cell table:style-name="ce2" office:value-type="string" calcext:value-type="string">
            <text:p>Loaned money</text:p>
          </table:table-cell>
          <table:table-cell table:style-name="ce5"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TRUMP NATIONAL DORAL</text:p>
          </table:table-cell>
          <table:table-cell table:style-name="ce2" office:value-type="string" calcext:value-type="string">
            <text:p>Mortgages</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VELOPMENT BANK OF JAPAN</text:p>
          </table:table-cell>
          <table:table-cell table:style-name="ce2" office:value-type="string" calcext:value-type="string">
            <text:p>SANEI INTERNATIONAL</text:p>
          </table:table-cell>
          <table:table-cell table:style-name="ce2" office:value-type="string" calcext:value-type="string">
            <text:p>DBJ is largest shareholder of SI</text:p>
          </table:table-cell>
          <table:table-cell table:style-name="ce5" office:value-type="string" calcext:value-type="string">
            <text:p><text:a xlink:href="https://www.nytimes.com/2016/12/04/us/politics/trump-family-ivanka-donald-jr.html" xlink:type="simple">https://www.nytimes.com/2016/12/04/us/politics/trump-family-ivanka-donald-jr.html</text:a></text:p>
          </table:table-cell>
          <table:table-cell table:number-columns-repeated="1020"/>
        </table:table-row>
        <table:table-row table:style-name="ro1">
          <table:table-cell table:style-name="ce2" office:value-type="string" calcext:value-type="string">
            <text:p>DEVELOPMENT MEMBER INC.</text:p>
          </table:table-cell>
          <table:table-cell table:style-name="ce2" office:value-type="string" calcext:value-type="string">
            <text:p>BRIAR HALL OPERA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DJT UNIVERSITY MANAGING MEMBER LLC</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THE TRUMP ENTREPRENEUR INITIATIVE LLC (NY DOMESTI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DJT UNIVERSITY MEMBER LLC</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THE TRUMP ENTREPRENEUR INITIATIVE LLC (NY DOMESTI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4 SHADOW TREE LAN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809 NORTH CAN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DT CONNECT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LFB ACQUISITI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OPO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PINE HILL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SEVEN SPRING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HC VENTURE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IHT CHICAGO MEMBER ACQUISITI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NGC JUPITER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BRIARCLIFF MANOR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CHICAGO MANAGING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CHICAGO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LAS VEGAS MANAGING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LAS VEGAS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MARKS ASI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DORAL</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CHARLOTTE</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HUDSON VALLEY</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JUPITER</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PHILADELPHIA</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WESTCHESTER</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WASHINGTON DC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OLD POST OFFIC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SCOTSBOROUGH SQUA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VINEYARD ESTAT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VIRGINIA LOT 5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WINE MAR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URNBERRY SCOTLAND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W VENTURE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W VENTURE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WHITE COURS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MANAGING MEMBER LLC</text:p>
          </table:table-cell>
          <table:table-cell table:style-name="ce2" office:value-type="string" calcext:value-type="string">
            <text:p>DJT HOLDING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I LLC</text:p>
          </table:table-cell>
          <table:table-cell table:style-name="ce2" office:value-type="string" calcext:value-type="string">
            <text:p>TAG AIR, IN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OUBLELINE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DSN LICENSING LLC</text:p>
          </table:table-cell>
          <table:table-cell table:style-name="ce2" office:value-type="string" calcext:value-type="string">
            <text:p>TRUMP MARKS NETWORK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DSN LICENSING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TRUMP MARKS NETWORK MEMBER IN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APP WARRANT HOLDING MANAGING MEMBER CORP.</text:p>
          </table:table-cell>
          <table:table-cell table:style-name="ce2" office:value-type="string" calcext:value-type="string">
            <text:p>DT APP WARRANT HOLDING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MEMBER CORP.</text:p>
          </table:table-cell>
          <table:table-cell table:style-name="ce2" office:value-type="string" calcext:value-type="string">
            <text:p>DT BALI GOLF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MEMBER CORP.</text:p>
          </table:table-cell>
          <table:table-cell table:style-name="ce2" office:value-type="string" calcext:value-type="string">
            <text:p>DT BALI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MEMBER CORP.</text:p>
          </table:table-cell>
          <table:table-cell table:style-name="ce2" office:value-type="string" calcext:value-type="string">
            <text:p>DT BALI TECHNICAL SERVICES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MEMBER CORP.</text:p>
          </table:table-cell>
          <table:table-cell table:style-name="ce2" office:value-type="string" calcext:value-type="string">
            <text:p>DT CONNECT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MANAGING MEMBER CORP.</text:p>
          </table:table-cell>
          <table:table-cell table:style-name="ce2" office:value-type="string" calcext:value-type="string">
            <text:p>DT CONNEC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MEMBER CORP.</text:p>
          </table:table-cell>
          <table:table-cell table:style-name="ce2" office:value-type="string" calcext:value-type="string">
            <text:p>DT DUBAI GOLF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MEMBER CORP.</text:p>
          </table:table-cell>
          <table:table-cell table:style-name="ce2" office:value-type="string" calcext:value-type="string">
            <text:p>DT DUBAI II GOLF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MEMBER CORP.</text:p>
          </table:table-cell>
          <table:table-cell table:style-name="ce2" office:value-type="string" calcext:value-type="string">
            <text:p>DT HOME MARKS INTERNATION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LLC</text:p>
          </table:table-cell>
          <table:table-cell table:style-name="ce2" office:value-type="string" calcext:value-type="string">
            <text:p>DT INDIA VENTURE MANAGING MEMBER COR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MEMBER CORP.</text:p>
          </table:table-cell>
          <table:table-cell table:style-name="ce2" office:value-type="string" calcext:value-type="string">
            <text:p>DT JEDDAH TECHNICAL SERVICES ADVISO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MEMBER CORP.</text:p>
          </table:table-cell>
          <table:table-cell table:style-name="ce2" office:value-type="string" calcext:value-type="string">
            <text:p>DT JEDDAH TECHNICAL SERVICES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MEMBER CORP.</text:p>
          </table:table-cell>
          <table:table-cell table:style-name="ce2" office:value-type="string" calcext:value-type="string">
            <text:p>DT LIDO GOLF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MEMBER CORP.</text:p>
          </table:table-cell>
          <table:table-cell table:style-name="ce2" office:value-type="string" calcext:value-type="string">
            <text:p>DT LIDO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MEMBER CORP.</text:p>
          </table:table-cell>
          <table:table-cell table:style-name="ce2" office:value-type="string" calcext:value-type="string">
            <text:p>DT LIDO TECHNICAL SERVICES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MANAGING MEMBER CORP.</text:p>
          </table:table-cell>
          <table:table-cell table:style-name="ce2" office:value-type="string" calcext:value-type="string">
            <text:p>DT MARKS BAKU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MEMBER CORP.</text:p>
          </table:table-cell>
          <table:table-cell table:style-name="ce2" office:value-type="string" calcext:value-type="string">
            <text:p>DT MARKS BAL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MEMBER CORP.</text:p>
          </table:table-cell>
          <table:table-cell table:style-name="ce2" office:value-type="string" calcext:value-type="string">
            <text:p>DT MARKS DUBAI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MEMBER CORP.</text:p>
          </table:table-cell>
          <table:table-cell table:style-name="ce2" office:value-type="string" calcext:value-type="string">
            <text:p>DT MARKS DUBA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MANAGING MEMBER CORP.</text:p>
          </table:table-cell>
          <table:table-cell table:style-name="ce2" office:value-type="string" calcext:value-type="string">
            <text:p>DT MARKS GURGA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MEMBER CORP.</text:p>
          </table:table-cell>
          <table:table-cell table:style-name="ce2" office:value-type="string" calcext:value-type="string">
            <text:p>DT MARKS LID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MEMBER CORP.</text:p>
          </table:table-cell>
          <table:table-cell table:style-name="ce2" office:value-type="string" calcext:value-type="string">
            <text:p>DT MARKS PRODUCTS INTERNATION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MANAGING MEMBER CORP.</text:p>
          </table:table-cell>
          <table:table-cell table:style-name="ce2" office:value-type="string" calcext:value-type="string">
            <text:p>DT MARKS PUNE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MANAGING MEMBER CORP.</text:p>
          </table:table-cell>
          <table:table-cell table:style-name="ce2" office:value-type="string" calcext:value-type="string">
            <text:p>DT MARKS PUN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MEMBER CORP.</text:p>
          </table:table-cell>
          <table:table-cell table:style-name="ce2" office:value-type="string" calcext:value-type="string">
            <text:p>DT MARKS QATA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LLC</text:p>
          </table:table-cell>
          <table:table-cell table:style-name="ce2" office:value-type="string" calcext:value-type="string">
            <text:p>MRP GROUP</text:p>
          </table:table-cell>
          <table:table-cell table:style-name="ce2" office:value-type="string" calcext:value-type="string">
            <text:p>Licenses "Trump" name for Trump Towers Rio</text:p>
          </table:table-cell>
          <table:table-cell table:style-name="ce5" office:value-type="string" calcext:value-type="string">
            <text:p><text:a xlink:href="http://www.politico.com/story/2016/10/trump-towers-rio-brazil-criminal-probe-230484" xlink:type="simple">http://www.politico.com/story/2016/10/trump-towers-rio-brazil-criminal-probe-230484</text:a></text:p>
          </table:table-cell>
          <table:table-cell table:number-columns-repeated="1020"/>
        </table:table-row>
        <table:table-row table:style-name="ro1">
          <table:table-cell table:style-name="ce2" office:value-type="string" calcext:value-type="string">
            <text:p>DT MARKS RIO MEMBER CORP.</text:p>
          </table:table-cell>
          <table:table-cell table:style-name="ce2" office:value-type="string" calcext:value-type="string">
            <text:p>DT MARKS RI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MANAGER CORP.</text:p>
          </table:table-cell>
          <table:table-cell table:style-name="ce2" office:value-type="string" calcext:value-type="string">
            <text:p>DT MARKS VANCOUVER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MEMBER CORP.</text:p>
          </table:table-cell>
          <table:table-cell table:style-name="ce2" office:value-type="string" calcext:value-type="string">
            <text:p>DT MARKS WORL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MANAGING MEMBER CORP.</text:p>
          </table:table-cell>
          <table:table-cell table:style-name="ce2" office:value-type="string" calcext:value-type="string">
            <text:p>DT TOWER GURGA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MEMBER CORP.</text:p>
          </table:table-cell>
          <table:table-cell table:style-name="ce2" office:value-type="string" calcext:value-type="string">
            <text:p>DT TOWER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MANAGING MEMBER CORP.</text:p>
          </table:table-cell>
          <table:table-cell table:style-name="ce2" office:value-type="string" calcext:value-type="string">
            <text:p>DT TOWER KOLKAT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LLC</text:p>
          </table:table-cell>
          <table:table-cell table:style-name="ce2" office:value-type="string" calcext:value-type="string">
            <text:p>THC VENTURE I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MANAGING MEMBER CORP.</text:p>
          </table:table-cell>
          <table:table-cell table:style-name="ce2" office:value-type="string" calcext:value-type="string">
            <text:p>DTTM OPERA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UKE UNIVERSITY</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5"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EATON VANC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EDWARD D. JONES &amp; CO.</text:p>
          </table:table-cell>
          <table:table-cell table:style-name="ce2" office:value-type="string" calcext:value-type="string">
            <text:p>THE BRIDGE BUILDER FUNDS</text:p>
          </table:table-cell>
          <table:table-cell table:style-name="ce2" office:value-type="string" calcext:value-type="string">
            <text:p>Ownership</text:p>
          </table:table-cell>
          <table:table-cell table:style-name="ce5" office:value-type="string" calcext:value-type="string">
            <text:p><text:a xlink:href="https://www.edwardjones.com/investments-services/wealth-management/advisory-solutions/bridge-builder-mutual-funds.html" xlink:type="simple">https://www.edwardjones.com/investments-services/wealth-management/advisory-solutions/bridge-builder-mutual-funds.html</text:a></text:p>
          </table:table-cell>
          <table:table-cell table:number-columns-repeated="1020"/>
        </table:table-row>
        <table:table-row table:style-name="ro1">
          <table:table-cell table:style-name="ce2" office:value-type="string" calcext:value-type="string">
            <text:p>EID VENTURE II MEMBER CORP.</text:p>
          </table:table-cell>
          <table:table-cell table:style-name="ce2" office:value-type="string" calcext:value-type="string">
            <text:p>EID VENTURE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TSY</text:p>
          </table:table-cell>
          <table:table-cell table:style-name="ce2" office:value-type="string" calcext:value-type="string">
            <text:p>KUSHNER PROPERTIES</text:p>
          </table:table-cell>
          <table:table-cell table:style-name="ce2" office:value-type="string" calcext:value-type="string">
            <text:p>Tenant</text:p>
          </table:table-cell>
          <table:table-cell table:style-name="ce5" office:value-type="string" calcext:value-type="string">
            <text:p><text:a xlink:href="https://commercialobserver.com/2014/05/etsy-dumbo-lease/" xlink:type="simple">https://commercialobserver.com/2014/05/etsy-dumbo-lease/</text:a></text:p>
          </table:table-cell>
          <table:table-cell table:number-columns-repeated="1020"/>
        </table:table-row>
        <table:table-row table:style-name="ro1">
          <table:table-cell table:style-name="ce2" office:value-type="string" calcext:value-type="string">
            <text:p>EXCEL VENTURE I CORP.</text:p>
          </table:table-cell>
          <table:table-cell table:style-name="ce2" office:value-type="string" calcext:value-type="string">
            <text:p>EXCEL VENTURE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DELITY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FIFTY-SEVEN MANAGEMENT CORP.</text:p>
          </table:table-cell>
          <table:table-cell table:style-name="ce2" office:value-type="string" calcext:value-type="string">
            <text:p>FIFTY-SEVENTH STREET ASSOCIAT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MEMBER, INC.</text:p>
          </table:table-cell>
          <table:table-cell table:style-name="ce2" office:value-type="string" calcext:value-type="string">
            <text:p>TRUMP PALACE/PARC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IGHTS INC.</text:p>
          </table:table-cell>
          <table:table-cell table:style-name="ce2" office:value-type="string" calcext:value-type="string">
            <text:p>TRUMP FLIGHTS, IN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YNN INTEL GROUP</text:p>
          </table:table-cell>
          <table:table-cell table:style-name="ce2" office:value-type="string" calcext:value-type="string">
            <text:p>INOVO BV</text:p>
          </table:table-cell>
          <table:table-cell table:style-name="ce2" office:value-type="string" calcext:value-type="string">
            <text:p>Lobbied for</text:p>
          </table:table-cell>
          <table:table-cell table:style-name="ce5" office:value-type="string" calcext:value-type="string">
            <text:p><text:a xlink:href="http://disclosures.house.gov/ld/ldxmlrelease/2016/4T/300842311.xml" xlink:type="simple">http://disclosures.house.gov/ld/ldxmlrelease/2016/4T/300842311.xml</text:a></text:p>
          </table:table-cell>
          <table:table-cell table:number-columns-repeated="1020"/>
        </table:table-row>
        <table:table-row table:style-name="ro1">
          <table:table-cell table:style-name="ce2" office:value-type="string" calcext:value-type="string">
            <text:p>GALBREATH COLUMBUS CIRCLE DEVELOPMENT ASSOCIATES, LP</text:p>
          </table:table-cell>
          <table:table-cell table:style-name="ce2" office:value-type="string" calcext:value-type="string">
            <text:p>ONE CENTRAL PARK WEST ASSOCIATES</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E ASSET MANAGE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GEPT DELMONICO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1292 AVENUE OF THE AMERICAS, A TENANCY-IN-COMMON</text:p>
          </table:table-cell>
          <table:table-cell table:style-name="ce2" office:value-type="string" calcext:value-type="string">
            <text:p>Loaned money</text:p>
          </table:table-cell>
          <table:table-cell table:style-name="ce5"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CADRE</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INTERNET GAMING ENTERTAINMENT</text:p>
          </table:table-cell>
          <table:table-cell table:style-name="ce2" office:value-type="string" calcext:value-type="string">
            <text:p>Investor</text:p>
          </table:table-cell>
          <table:table-cell table:style-name="ce5" office:value-type="string" calcext:value-type="string">
            <text:p><text:a xlink:href="https://www.wired.com/2008/11/ff-ige/" xlink:type="simple">https://www.wired.com/2008/11/ff-ige/</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GOLF PRODUCTIONS MEMBER CORP.</text:p>
          </table:table-cell>
          <table:table-cell table:style-name="ce2" office:value-type="string" calcext:value-type="string">
            <text:p>GOLF PRODUC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DT CONNECT EUROPE LIMITED</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TRUMP TURNBERRY</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UGGENHEIM PARTNER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HALL CAPITAL PARTNERS</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5" office:value-type="string" calcext:value-type="string">
            <text:p><text:a xlink:href="http://www.forbes.com/sites/stevenbertoni/2016/07/18/new-york-vc-thrive-captial-raises-700-million-for-fifth-fund/#76362ed627d4" xlink:type="simple">http://www.forbes.com/sites/stevenbertoni/2016/07/18/new-york-vc-thrive-captial-raises-700-million-for-fifth-fund/#76362ed627d4</text:a></text:p>
          </table:table-cell>
          <table:table-cell table:number-columns-repeated="1020"/>
        </table:table-row>
        <table:table-row table:style-name="ro1">
          <table:table-cell table:style-name="ce2" office:value-type="string" calcext:value-type="string">
            <text:p>HUDSON WATERFRONT ASSOCIATES I, L.P.</text:p>
          </table:table-cell>
          <table:table-cell table:style-name="ce2" office:value-type="string" calcext:value-type="string">
            <text:p>HWA 555 OWNER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I, L.P.</text:p>
          </table:table-cell>
          <table:table-cell table:style-name="ce2" office:value-type="string" calcext:value-type="string">
            <text:p>HWA 1290 I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V, L.P.</text:p>
          </table:table-cell>
          <table:table-cell table:style-name="ce2" office:value-type="string" calcext:value-type="string">
            <text:p>HWA 1290 IV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V, L.P.</text:p>
          </table:table-cell>
          <table:table-cell table:style-name="ce2" office:value-type="string" calcext:value-type="string">
            <text:p>HWA 1290 V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CORPORATION</text:p>
          </table:table-cell>
          <table:table-cell table:style-name="ce2" office:value-type="string" calcext:value-type="string">
            <text:p>HUDSON WATERFRONT ASSOCIATES,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 CORPORATION</text:p>
          </table:table-cell>
          <table:table-cell table:style-name="ce2" office:value-type="string" calcext:value-type="string">
            <text:p>HUDSON WATERFRONT ASSOCIATES I,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I CORPORATION</text:p>
          </table:table-cell>
          <table:table-cell table:style-name="ce2" office:value-type="string" calcext:value-type="string">
            <text:p>HUDSON WATERFRONT ASSOCIATES II,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II CORPORATION</text:p>
          </table:table-cell>
          <table:table-cell table:style-name="ce2" office:value-type="string" calcext:value-type="string">
            <text:p>HUDSON WATERFRONT ASSOCIATES III,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V CORPORATION</text:p>
          </table:table-cell>
          <table:table-cell table:style-name="ce2" office:value-type="string" calcext:value-type="string">
            <text:p>HUDSON WATERFRONT ASSOCIATES IV,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V CORPORATION</text:p>
          </table:table-cell>
          <table:table-cell table:style-name="ce2" office:value-type="string" calcext:value-type="string">
            <text:p>HUDSON WATERFRONT ASSOCIATES V,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 L.P.</text:p>
          </table:table-cell>
          <table:table-cell table:style-name="ce2" office:value-type="string" calcext:value-type="string">
            <text:p>HUDSON WATERFRONT ASSOCIATES I,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I, L.P.</text:p>
          </table:table-cell>
          <table:table-cell table:style-name="ce2" office:value-type="string" calcext:value-type="string">
            <text:p>HUDSON WATERFRONT ASSOCIATES II,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II, L.P.</text:p>
          </table:table-cell>
          <table:table-cell table:style-name="ce2" office:value-type="string" calcext:value-type="string">
            <text:p>HUDSON WATERFRONT ASSOCIATES III,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V. L.P.</text:p>
          </table:table-cell>
          <table:table-cell table:style-name="ce2" office:value-type="string" calcext:value-type="string">
            <text:p>HUDSON WATERFRONT ASSOCIATES IV,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V, L.P.</text:p>
          </table:table-cell>
          <table:table-cell table:style-name="ce2" office:value-type="string" calcext:value-type="string">
            <text:p>HUDSON WATERFRONT ASSOCIATES V,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L.P.</text:p>
          </table:table-cell>
          <table:table-cell table:style-name="ce2" office:value-type="string" calcext:value-type="string">
            <text:p>HUDSON WATERFRONT ASSOCIATES,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III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IV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V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YDE PARK,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AN HILLS HOLDINGS LLC</text:p>
          </table:table-cell>
          <table:table-cell table:style-name="ce2" office:value-type="string" calcext:value-type="string">
            <text:p>INDIAN HILLS DEVELOPMENT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TEX</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INDITEX</text:p>
          </table:table-cell>
          <table:table-cell table:style-name="ce2" office:value-type="string" calcext:value-type="string">
            <text:p>ZARA</text:p>
          </table:table-cell>
          <table:table-cell table:style-name="ce2" office:value-type="string" calcext:value-type="string">
            <text:p>Ownership</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INVESTORS SAVINGS BANK</text:p>
          </table:table-cell>
          <table:table-cell table:style-name="ce2" office:value-type="string" calcext:value-type="string">
            <text:p>TRUMP PARK AVENUE LLC</text:p>
          </table:table-cell>
          <table:table-cell table:style-name="ce2" office:value-type="string" calcext:value-type="string">
            <text:p>Mortgag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ACKSON NATIONAL LIF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JANUS CAPITAL GROUP</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JOHN HANCOCK FINANCI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JPMORGAN CHAS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JUPITER GOLF CLUB LLC</text:p>
          </table:table-cell>
          <table:table-cell table:style-name="ce2" office:value-type="string" calcext:value-type="string">
            <text:p>TRUMP NATIONAL GOLF CLUB - JUPITER</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UPITER GOLF CLUB MANAGING MEMBER CORP.</text:p>
          </table:table-cell>
          <table:table-cell table:style-name="ce2" office:value-type="string" calcext:value-type="string">
            <text:p>TRUMP NATIONAL GOLF CLUB - JUPITER</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KGK GROUP</text:p>
          </table:table-cell>
          <table:table-cell table:style-name="ce2" office:value-type="string" calcext:value-type="string">
            <text:p>KGK JEWELRY LLC</text:p>
          </table:table-cell>
          <table:table-cell table:style-name="ce2" office:value-type="string" calcext:value-type="string">
            <text:p>Subsidiary</text:p>
          </table:table-cell>
          <table:table-cell table:style-name="ce5" office:value-type="string" calcext:value-type="string">
            <text:p><text:a xlink:href="http://www.kgkgroup.com/jewellery-operations-oem-oed/" xlink:type="simple">http://www.kgkgroup.com/jewellery-operations-oem-oed/</text:a></text:p>
          </table:table-cell>
          <table:table-cell table:number-columns-repeated="1020"/>
        </table:table-row>
        <table:table-row table:style-name="ro1">
          <table:table-cell table:style-name="ce2" office:value-type="string" calcext:value-type="string">
            <text:p>KGK JEWELRY LLC</text:p>
          </table:table-cell>
          <table:table-cell table:style-name="ce2" office:value-type="string" calcext:value-type="string">
            <text:p>MADISON AVENUE DIAMONDS</text:p>
          </table:table-cell>
          <table:table-cell table:style-name="ce2" office:value-type="string" calcext:value-type="string">
            <text:p>Former supplier that then sued the company</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FRICA-ISRAEL INVESTMENTS</text:p>
          </table:table-cell>
          <table:table-cell table:style-name="ce2" office:value-type="string" calcext:value-type="string">
            <text:p>Bought building</text:p>
          </table:table-cell>
          <table:table-cell table:style-name="ce5" office:value-type="string" calcext:value-type="string">
            <text:p><text:a xlink:href="https://www.nytimes.com/2017/01/07/us/politics/jared-kushner-trump-business.html" xlink:type="simple">https://www.nytimes.com/2017/01/07/us/politics/jared-kushner-trump-business.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MERICAN INTERNATIONAL GROUP INC.</text:p>
          </table:table-cell>
          <table:table-cell table:style-name="ce2" office:value-type="string" calcext:value-type="string">
            <text:p>Sold buildings</text:p>
          </table:table-cell>
          <table:table-cell table:style-name="ce5" office:value-type="string" calcext:value-type="string">
            <text:p><text:a xlink:href="http://www.nj.com/business/index.ssf/2011/07/aig_sells_nj_apartment_propert.html" xlink:type="simple">http://www.nj.com/business/index.ssf/2011/07/aig_sells_nj_apartment_propert.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K2 WESTMINSTER LLC</text:p>
          </table:table-cell>
          <table:table-cell table:style-name="ce2" office:value-type="string" calcext:value-type="string">
            <text:p>Kushner-affiliated corporate entity,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ABR GROUP</text:p>
          </table:table-cell>
          <table:table-cell table:style-name="ce2" office:value-type="string" calcext:value-type="string">
            <text:p>Real-estate partner</text:p>
          </table:table-cell>
          <table:table-cell table:style-name="ce5" office:value-type="string" calcext:value-type="string">
            <text:p><text:a xlink:href="http://www.nj.com/hudson/index.ssf/2015/01/kushner_scoops_up_journal_square_property_for_27m.html" xlink:type="simple">http://www.nj.com/hudson/index.ssf/2015/01/kushner_scoops_up_journal_square_property_for_27m.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USHNER VILLAGE 325 EAST 10TH LLC</text:p>
          </table:table-cell>
          <table:table-cell table:style-name="ce2" office:value-type="string" calcext:value-type="string">
            <text:p>Ownership</text:p>
          </table:table-cell>
          <table:table-cell table:style-name="ce5" office:value-type="string" calcext:value-type="string">
            <text:p><text:a xlink:href="https://appext20.dos.ny.gov/corp_public/CORPSEARCH.ENTITY_INFORMATION?p_token=B002A5ECE5365035015A7C9FD20292C6DDB7B568455ABFE6DAAB32D36F9D98BC3100565BE16C31DD18DEDE4F060EABB3&amp;p_nameid=E561E830DDAAE70F&amp;p_corpid=31D8813231185F50&amp;p_captcha=11188&amp;p_captcha_check=C3952C5B49259598&amp;p_entity_name=Kushner&amp;p_name_type=A&amp;p_search_type=BEGINS&amp;p_srch_results_page=0" xlink:type="simple">https://appext20.dos.ny.gov/corp_public/CORPSEARCH.ENTITY_INFORMATION?p_token=B002A5ECE5365035015A7C9FD20292C6DDB7B568455ABFE6DAAB32D36F9D98BC3100565BE16C31DD18DEDE4F060EABB3&amp;p_nameid=E561E830DDAAE70F&amp;p_corpid=31D8813231185F50&amp;p_captcha=11188&amp;p_captcha_check=C3952C5B49259598&amp;p_entity_name=Kushner&amp;p_name_type=A&amp;p_search_type=BEGINS&amp;p_srch_results_page=0</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USHNER VILLAGE 329 EAST 9TH LLC</text:p>
          </table:table-cell>
          <table:table-cell table:style-name="ce2" office:value-type="string" calcext:value-type="string">
            <text:p>Ownership</text:p>
          </table:table-cell>
          <table:table-cell table:style-name="ce5" office:value-type="string" calcext:value-type="string">
            <text:p><text:a xlink:href="https://appext20.dos.ny.gov/corp_public/CORPSEARCH.ENTITY_INFORMATION?p_token=B002A5ECE5365035015A7C9FD20292C6DDB7B568455ABFE6DAAB32D36F9D98BC3100565BE16C31DD18DEDE4F060EABB3&amp;p_nameid=26F3BBD67995866E&amp;p_corpid=252D7A7A7A5661C2&amp;p_captcha=11188&amp;p_captcha_check=C3952C5B49259598&amp;p_entity_name=Kushner&amp;p_name_type=A&amp;p_search_type=BEGINS&amp;p_srch_results_page=0" xlink:type="simple">https://appext20.dos.ny.gov/corp_public/CORPSEARCH.ENTITY_INFORMATION?p_token=B002A5ECE5365035015A7C9FD20292C6DDB7B568455ABFE6DAAB32D36F9D98BC3100565BE16C31DD18DEDE4F060EABB3&amp;p_nameid=26F3BBD67995866E&amp;p_corpid=252D7A7A7A5661C2&amp;p_captcha=11188&amp;p_captcha_check=C3952C5B49259598&amp;p_entity_name=Kushner&amp;p_name_type=A&amp;p_search_type=BEGINS&amp;p_srch_results_page=0</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LINCOLN PROPERTY CO.</text:p>
          </table:table-cell>
          <table:table-cell table:style-name="ce2" office:value-type="string" calcext:value-type="string">
            <text:p>Bought building</text:p>
          </table:table-cell>
          <table:table-cell table:style-name="ce5" office:value-type="string" calcext:value-type="string">
            <text:p><text:a xlink:href="http://nypost.com/2008/03/04/no-broadway-opening/" xlink:type="simple">http://nypost.com/2008/03/04/no-broadway-opening/</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MORGAN PROPERTIES</text:p>
          </table:table-cell>
          <table:table-cell table:style-name="ce2" office:value-type="string" calcext:value-type="string">
            <text:p>Sold buildings</text:p>
          </table:table-cell>
          <table:table-cell table:style-name="ce5" office:value-type="string" calcext:value-type="string">
            <text:p><text:a xlink:href="https://www.blankrome.com/index.cfm?contentID=43&amp;itemID=151" xlink:type="simple">https://www.blankrome.com/index.cfm?contentID=43&amp;itemID=151</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TARRAGON CORP.</text:p>
          </table:table-cell>
          <table:table-cell table:style-name="ce2" office:value-type="string" calcext:value-type="string">
            <text:p>Provided financing</text:p>
          </table:table-cell>
          <table:table-cell table:style-name="ce5" office:value-type="string" calcext:value-type="string">
            <text:p><text:a xlink:href="http://archive.northjersey.com/news/troubled-developer-tarragon-to-get-funds-from-kushner-affiliate-1.1241688" xlink:type="simple">http://archive.northjersey.com/news/troubled-developer-tarragon-to-get-funds-from-kushner-affiliate-1.1241688</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TISHMAN SPEYER PROPERTIES</text:p>
          </table:table-cell>
          <table:table-cell table:style-name="ce2" office:value-type="string" calcext:value-type="string">
            <text:p>Bought building</text:p>
          </table:table-cell>
          <table:table-cell table:style-name="ce5" office:value-type="string" calcext:value-type="string">
            <text:p><text:a xlink:href="http://nymag.com/realestate/features/53797/index5.html" xlink:type="simple">http://nymag.com/realestate/features/53797/index5.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CITY LIVING</text:p>
          </table:table-cell>
          <table:table-cell table:style-name="ce2" office:value-type="string" calcext:value-type="string">
            <text:p>Ownership</text:p>
          </table:table-cell>
          <table:table-cell table:style-name="ce5"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MANAGEMENT</text:p>
          </table:table-cell>
          <table:table-cell table:style-name="ce2" office:value-type="string" calcext:value-type="string">
            <text:p>Ownership</text:p>
          </table:table-cell>
          <table:table-cell table:style-name="ce5"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RESIDENTIAL ACQUISITION LLC</text:p>
          </table:table-cell>
          <table:table-cell table:style-name="ce2" office:value-type="string" calcext:value-type="string">
            <text:p>Ownership</text:p>
          </table:table-cell>
          <table:table-cell table:style-name="ce5"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PROPERTIES</text:p>
          </table:table-cell>
          <table:table-cell table:style-name="ce2" office:value-type="string" calcext:value-type="string">
            <text:p>INVESCO</text:p>
          </table:table-cell>
          <table:table-cell table:style-name="ce2" office:value-type="string" calcext:value-type="string">
            <text:p>Real-estate partner</text:p>
          </table:table-cell>
          <table:table-cell table:style-name="ce5" office:value-type="string" calcext:value-type="string">
            <text:p><text:a xlink:href="http://www.forbes.com/sites/chasewithorn/2016/12/08/trump-and-his-commerce-secretary-wilbur-ross-a-look-at-25-years-of-connections/#1f6e771b362c" xlink:type="simple">http://www.forbes.com/sites/chasewithorn/2016/12/08/trump-and-his-commerce-secretary-wilbur-ross-a-look-at-25-years-of-connections/#1f6e771b362c</text:a></text:p>
          </table:table-cell>
          <table:table-cell table:number-columns-repeated="1020"/>
        </table:table-row>
        <table:table-row table:style-name="ro1">
          <table:table-cell table:style-name="ce2" office:value-type="string" calcext:value-type="string">
            <text:p>KUSHNER PROPERTIES</text:p>
          </table:table-cell>
          <table:table-cell table:style-name="ce2" office:value-type="string" calcext:value-type="string">
            <text:p>KUSHNER COMPANIES</text:p>
          </table:table-cell>
          <table:table-cell table:style-name="ce2" office:value-type="string" calcext:value-type="string">
            <text:p>DBA</text:p>
          </table:table-cell>
          <table:table-cell table:style-name="ce5" office:value-type="string" calcext:value-type="string">
            <text:p><text:a xlink:href="https://bizstanding.com/profile/kushner+companies+inc-184445362" xlink:type="simple">https://bizstanding.com/profile/kushner+companies+inc-184445362</text:a></text:p>
          </table:table-cell>
          <table:table-cell table:number-columns-repeated="1020"/>
        </table:table-row>
        <table:table-row table:style-name="ro1">
          <table:table-cell table:style-name="ce2" office:value-type="string" calcext:value-type="string">
            <text:p>LADDER CAPITAL FINANCE LLC</text:p>
          </table:table-cell>
          <table:table-cell table:style-name="ce2" office:value-type="string" calcext:value-type="string">
            <text:p>TRUMP PLAZA LLC</text:p>
          </table:table-cell>
          <table:table-cell table:style-name="ce2" office:value-type="string" calcext:value-type="string">
            <text:p>Mortgag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DDER CAPITAL FINANCE LLC</text:p>
          </table:table-cell>
          <table:table-cell table:style-name="ce2" office:value-type="string" calcext:value-type="string">
            <text:p>TRUMP TOWER COMMERCIAL LLC</text:p>
          </table:table-cell>
          <table:table-cell table:style-name="ce2" office:value-type="string" calcext:value-type="string">
            <text:p>Mortgage</text:p>
          </table:table-cell>
          <table:table-cell table:style-name="ce6" office:value-type="string" calcext:value-type="string">
            <text:p>https://www.documentcloud.org/documents/2838696-Trump-2016-Financial-Disclosure.html | http://www.wsj.com/articles/trump-debts-are-widely-held-on-wall-street-creating-new-potential-conflicts-1483637414</text:p>
          </table:table-cell>
          <table:table-cell table:number-columns-repeated="1020"/>
        </table:table-row>
        <table:table-row table:style-name="ro1">
          <table:table-cell table:style-name="ce2" office:value-type="string" calcext:value-type="string">
            <text:p>LADDER CAPITAL I FINANCE LLC</text:p>
          </table:table-cell>
          <table:table-cell table:style-name="ce2" office:value-type="string" calcext:value-type="string">
            <text:p>40 WALL STREET LLC</text:p>
          </table:table-cell>
          <table:table-cell table:style-name="ce2" office:value-type="string" calcext:value-type="string">
            <text:p>Loan</text:p>
          </table:table-cell>
          <table:table-cell table:style-name="ce6" office:value-type="string" calcext:value-type="string">
            <text:p>https://www.documentcloud.org/documents/2838696-Trump-2016-Financial-Disclosure.html | http://www.wsj.com/articles/trump-debts-are-widely-held-on-wall-street-creating-new-potential-conflicts-1483637414</text:p>
          </table:table-cell>
          <table:table-cell table:number-columns-repeated="1020"/>
        </table:table-row>
        <table:table-row table:style-name="ro1">
          <table:table-cell table:style-name="ce2" office:value-type="string" calcext:value-type="string">
            <text:p>LFB ACQUISITION LLC</text:p>
          </table:table-cell>
          <table:table-cell table:style-name="ce2" office:value-type="string" calcext:value-type="string">
            <text:p>TRUMP NATIONAL GOLF CLUB - BEDMINSTER</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B ACQUISITION MEMBER CORP.</text:p>
          </table:table-cell>
          <table:table-cell table:style-name="ce2" office:value-type="string" calcext:value-type="string">
            <text:p>LFB ACQUISITI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IGHTWORKERS MEDIA</text:p>
          </table:table-cell>
          <table:table-cell table:style-name="ce2" office:value-type="string" calcext:value-type="string">
            <text:p>UNITED ARTISTS MEDIA GROUP</text:p>
          </table:table-cell>
          <table:table-cell table:style-name="ce2" office:value-type="string" calcext:value-type="string">
            <text:p>Subsidiary</text:p>
          </table:table-cell>
          <table:table-cell table:style-name="ce5" office:value-type="string" calcext:value-type="string">
            <text:p><text:a xlink:href="http://variety.com/2015/tv/news/mark-burnett-named-president-of-mgm-television-1201661210/" xlink:type="simple">http://variety.com/2015/tv/news/mark-burnett-named-president-of-mgm-television-1201661210/</text:a></text:p>
          </table:table-cell>
          <table:table-cell table:number-columns-repeated="1020"/>
        </table:table-row>
        <table:table-row table:style-name="ro1">
          <table:table-cell table:style-name="ce2" office:value-type="string" calcext:value-type="string">
            <text:p>LOCORR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LSH BARRA</text:p>
          </table:table-cell>
          <table:table-cell table:style-name="ce2" office:value-type="string" calcext:value-type="string">
            <text:p>TRUMP HOTEL COLLECTION</text:p>
          </table:table-cell>
          <table:table-cell table:style-name="ce2" office:value-type="string" calcext:value-type="string">
            <text:p>Partners on Trump Hotel Rio de Janeiro</text:p>
          </table:table-cell>
          <table:table-cell table:style-name="ce6" office:value-type="string" calcext:value-type="string">
            <text:p>http://www.nytimes.com/2016/11/26/us/politics/donald-trump-international-business.html | http://www.trump.com/getmedia/c2b1d224-5191-4128-bef8-f57be251c116/THCRIO/</text:p>
          </table:table-cell>
          <table:table-cell table:number-columns-repeated="1020"/>
        </table:table-row>
        <table:table-row table:style-name="ro1">
          <table:table-cell table:style-name="ce2" office:value-type="string" calcext:value-type="string">
            <text:p>MACQUARIE GROUP</text:p>
          </table:table-cell>
          <table:table-cell table:style-name="ce2" office:value-type="string" calcext:value-type="string">
            <text:p>DELAWARE MANAGEMENT HOLDINGS, INC.</text:p>
          </table:table-cell>
          <table:table-cell table:style-name="ce2" office:value-type="string" calcext:value-type="string">
            <text:p>Member</text:p>
          </table:table-cell>
          <table:table-cell table:style-name="ce5" office:value-type="string" calcext:value-type="string">
            <text:p><text:a xlink:href="https://www.delawareinvestments.com/" xlink:type="simple">https://www.delawareinvestments.com/</text:a></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IVANKA TRUMP FINE JEWELRY</text:p>
          </table:table-cell>
          <table:table-cell table:style-name="ce2" office:value-type="string" calcext:value-type="string">
            <text:p>Operator</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MALC, IN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MAR-A-LAGO CLUB,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K BURNETT PRODUCTIONS</text:p>
          </table:table-cell>
          <table:table-cell table:style-name="ce2" office:value-type="string" calcext:value-type="string">
            <text:p>TRUMP PRODUCTIONS LLC</text:p>
          </table:table-cell>
          <table:table-cell table:style-name="ce2" office:value-type="string" calcext:value-type="string">
            <text:p>Partners on The Apprentice, Seasons 1–13</text:p>
          </table:table-cell>
          <table:table-cell table:style-name="ce5" office:value-type="string" calcext:value-type="string">
            <text:p><text:a xlink:href="http://www.politico.com/magazine/story/2016/10/donald-trump-mark-burnett-the-apprentice-2016-214349" xlink:type="simple">http://www.politico.com/magazine/story/2016/10/donald-trump-mark-burnett-the-apprentice-2016-214349</text:a></text:p>
          </table:table-cell>
          <table:table-cell table:number-columns-repeated="1020"/>
        </table:table-row>
        <table:table-row table:style-name="ro1">
          <table:table-cell table:style-name="ce2" office:value-type="string" calcext:value-type="string">
            <text:p>MERRILL LYNCH CREDIT CORPORATION</text:p>
          </table:table-cell>
          <table:table-cell table:style-name="ce2" office:value-type="string" calcext:value-type="string">
            <text:p>MERRILL LYNCH HOME LOANS</text:p>
          </table:table-cell>
          <table:table-cell table:style-name="ce2" office:value-type="string" calcext:value-type="string">
            <text:p>DBA</text:p>
          </table:table-cell>
          <table:table-cell table:style-name="ce5" office:value-type="string" calcext:value-type="string">
            <text:p><text:a xlink:href="http://www.bloomberg.com/research/stocks/private/snapshot.asp?privcapId=666635" xlink:type="simple">http://www.bloomberg.com/research/stocks/private/snapshot.asp?privcapId=666635</text:a></text:p>
          </table:table-cell>
          <table:table-cell table:number-columns-repeated="1020"/>
        </table:table-row>
        <table:table-row table:style-name="ro1">
          <table:table-cell table:style-name="ce2" office:value-type="string" calcext:value-type="string">
            <text:p>METLIFE INC.</text:p>
          </table:table-cell>
          <table:table-cell table:style-name="ce2" office:value-type="string" calcext:value-type="string">
            <text:p>HWA 555 OWNERS, LLC</text:p>
          </table:table-cell>
          <table:table-cell table:style-name="ce2" office:value-type="string" calcext:value-type="string">
            <text:p>Loaned money</text:p>
          </table:table-cell>
          <table:table-cell table:style-name="ce5"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MGM TELEVISION</text:p>
          </table:table-cell>
          <table:table-cell table:style-name="ce2" office:value-type="string" calcext:value-type="string">
            <text:p>TRUMP PRODUCTIONS LLC</text:p>
          </table:table-cell>
          <table:table-cell table:style-name="ce2" office:value-type="string" calcext:value-type="string">
            <text:p>Partners on The Apprentice, Seasons 15–</text:p>
          </table:table-cell>
          <table:table-cell table:style-name="ce5" office:value-type="string" calcext:value-type="string">
            <text:p><text:a xlink:href="http://bigstory.ap.org/article/e709b274ad92474c8fb9fdb957318dc1/burnett-mgm-silent-why-no-apprentice-tapes-release" xlink:type="simple">http://bigstory.ap.org/article/e709b274ad92474c8fb9fdb957318dc1/burnett-mgm-silent-why-no-apprentice-tapes-release</text:a></text:p>
          </table:table-cell>
          <table:table-cell table:number-columns-repeated="1020"/>
        </table:table-row>
        <table:table-row table:style-name="ro1">
          <table:table-cell table:style-name="ce2" office:value-type="string" calcext:value-type="string">
            <text:p>MISS UNIVERSE L.P., LLLP</text:p>
          </table:table-cell>
          <table:table-cell table:style-name="ce2" office:value-type="string" calcext:value-type="string">
            <text:p>TRUMP PAGEANTS LP</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LQ BK REO LLC</text:p>
          </table:table-cell>
          <table:table-cell table:style-name="ce2" office:value-type="string" calcext:value-type="string">
            <text:p>GOLDMAN SACHS</text:p>
          </table:table-cell>
          <table:table-cell table:style-name="ce2" office:value-type="string" calcext:value-type="string">
            <text:p>Subsidiary</text:p>
          </table:table-cell>
          <table:table-cell table:style-name="ce5" office:value-type="string" calcext:value-type="string">
            <text:p><text:a xlink:href="http://www.bloomberg.com/research/stocks/private/snapshot.asp?privcapId=249863894" xlink:type="simple">http://www.bloomberg.com/research/stocks/private/snapshot.asp?privcapId=249863894</text:a></text:p>
          </table:table-cell>
          <table:table-cell table:number-columns-repeated="1020"/>
        </table:table-row>
        <table:table-row table:style-name="ro1">
          <table:table-cell table:style-name="ce2" office:value-type="string" calcext:value-type="string">
            <text:p>MLQ LLC</text:p>
          </table:table-cell>
          <table:table-cell table:style-name="ce2" office:value-type="string" calcext:value-type="string">
            <text:p>GOLDMAN SACHS</text:p>
          </table:table-cell>
          <table:table-cell table:style-name="ce2" office:value-type="string" calcext:value-type="string">
            <text:p>Subsidiary</text:p>
          </table:table-cell>
          <table:table-cell table:style-name="ce5" office:value-type="string" calcext:value-type="string">
            <text:p><text:a xlink:href="https://www.sec.gov/Archives/edgar/data/886982/000119312512085822/d276319dex211.htm" xlink:type="simple">https://www.sec.gov/Archives/edgar/data/886982/000119312512085822/d276319dex211.htm</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BANK</text:p>
          </table:table-cell>
          <table:table-cell table:style-name="ce2" office:value-type="string" calcext:value-type="string">
            <text:p>Subsidiary</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CORPORATION</text:p>
          </table:table-cell>
          <table:table-cell table:style-name="ce2" office:value-type="string" calcext:value-type="string">
            <text:p>Subsidiary</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FINANCIAL SERVICES</text:p>
          </table:table-cell>
          <table:table-cell table:style-name="ce2" office:value-type="string" calcext:value-type="string">
            <text:p>Subsidiary</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LAND</text:p>
          </table:table-cell>
          <table:table-cell table:style-name="ce2" office:value-type="string" calcext:value-type="string">
            <text:p>Subsidiary</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MEDIA</text:p>
          </table:table-cell>
          <table:table-cell table:style-name="ce2" office:value-type="string" calcext:value-type="string">
            <text:p>Subsidiary</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OBILE PAYROLL CONSTRUCTION MANAGER CORP.</text:p>
          </table:table-cell>
          <table:table-cell table:style-name="ce2" office:value-type="string" calcext:value-type="string">
            <text:p>MOBILE PAYROLL CONSTRUCTI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NATIONALIST CONGRESS PARTY (INDIA)</text:p>
          </table:table-cell>
          <table:table-cell table:style-name="ce2" office:value-type="string" calcext:value-type="string">
            <text:p>TRUMP ORGANIZATION LLC</text:p>
          </table:table-cell>
          <table:table-cell table:style-name="ce2" office:value-type="string" calcext:value-type="string">
            <text:p>close ties, per Newsweek</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NATIONWIDE MUTUAL INSURANCE COMPANY</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NATIXIS</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NEW WORLD PROPERTY MANAGEMENT LIMITED</text:p>
          </table:table-cell>
          <table:table-cell table:style-name="ce2" office:value-type="string" calcext:value-type="string">
            <text:p>TRUMP/NEW WORLD PROPERTY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NORTHERN TRUS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NORTHERN TRUST</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NUVEEN INVESTMENT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OAKTREE CAPITAL MANAGEMENT</text:p>
          </table:table-cell>
          <table:table-cell table:style-name="ce2" office:value-type="string" calcext:value-type="string">
            <text:p>KUSHNER COMPANIES</text:p>
          </table:table-cell>
          <table:table-cell table:style-name="ce2" office:value-type="string" calcext:value-type="string">
            <text:p>Real-estate partner</text:p>
          </table:table-cell>
          <table:table-cell table:style-name="ce5" office:value-type="string" calcext:value-type="string">
            <text:p><text:a xlink:href="http://www.debevoise.com/edwardrishty" xlink:type="simple">http://www.debevoise.com/edwardrishty</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PUBLIUS GROUP</text:p>
          </table:table-cell>
          <table:table-cell table:style-name="ce2" office:value-type="string" calcext:value-type="string">
            <text:p>Bought website</text:p>
          </table:table-cell>
          <table:table-cell table:style-name="ce5" office:value-type="string" calcext:value-type="string">
            <text:p><text:a xlink:href="http://www.nytimes.com/2007/03/11/fashion/11jared.html" xlink:type="simple">http://www.nytimes.com/2007/03/11/fashion/11jared.html</text:a></text:p>
          </table:table-cell>
          <table:table-cell table:number-columns-repeated="1020"/>
        </table:table-row>
        <table:table-row table:style-name="ro1">
          <table:table-cell table:style-name="ce2" office:value-type="string" calcext:value-type="string">
            <text:p>OCEAN DEVELOPMENT MEMBER, INC.</text:p>
          </table:table-cell>
          <table:table-cell table:style-name="ce2" office:value-type="string" calcext:value-type="string">
            <text:p>OCEAN DEVELOPMENT SERVIC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NE CENTRAL PARK WEST ASSOCIATES</text:p>
          </table:table-cell>
          <table:table-cell table:style-name="ce2" office:value-type="string" calcext:value-type="string">
            <text:p>ONE CENTRAL PARK WEST PT ASSOCIATES</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NE THREE MEDIA</text:p>
          </table:table-cell>
          <table:table-cell table:style-name="ce2" office:value-type="string" calcext:value-type="string">
            <text:p>MARK BURNETT PRODUCTIONS</text:p>
          </table:table-cell>
          <table:table-cell table:style-name="ce2" office:value-type="string" calcext:value-type="string">
            <text:p>NKA/FKA</text:p>
          </table:table-cell>
          <table:table-cell table:style-name="ce5" office:value-type="string" calcext:value-type="string">
            <text:p><text:a xlink:href="http://www.hearst.com/newsroom/mark-burnett-sets-unscripted-record-six-network-primetime-series-on-air-during-next-12-months" xlink:type="simple">http://www.hearst.com/newsroom/mark-burnett-sets-unscripted-record-six-network-primetime-series-on-air-during-next-12-months</text:a></text:p>
          </table:table-cell>
          <table:table-cell table:number-columns-repeated="1020"/>
        </table:table-row>
        <table:table-row table:style-name="ro1">
          <table:table-cell table:style-name="ce2" office:value-type="string" calcext:value-type="string">
            <text:p>OPO HOTEL MANAGER LLC</text:p>
          </table:table-cell>
          <table:table-cell table:style-name="ce2" office:value-type="string" calcext:value-type="string">
            <text:p>THC DC RESTAURANT HOSPITALITY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PO HOTEL MANAGER MEMBER CORP.</text:p>
          </table:table-cell>
          <table:table-cell table:style-name="ce2" office:value-type="string" calcext:value-type="string">
            <text:p>OPO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AMA OCEAN CLUB MANAGEMENT MEMBER CORP.</text:p>
          </table:table-cell>
          <table:table-cell table:style-name="ce2" office:value-type="string" calcext:value-type="string">
            <text:p>PANAMA OCEAN CLUB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AMOUNT RPV HOLDINGS MANAGER CORP.</text:p>
          </table:table-cell>
          <table:table-cell table:style-name="ce2" office:value-type="string" calcext:value-type="string">
            <text:p>PARAMOUNT RPV HOLDING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C CONSULTING, INC.</text:p>
          </table:table-cell>
          <table:table-cell table:style-name="ce2" office:value-type="string" calcext:value-type="string">
            <text:p>40 WALL DEVELOPMENT ASSOCIAT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YDEN &amp; RYGE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PIMCO</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PINE HILL DEVELOPMENT MANAGING MEMBER CORP.</text:p>
          </table:table-cell>
          <table:table-cell table:style-name="ce2" office:value-type="string" calcext:value-type="string">
            <text:p>PINE HILL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ING AN INSURANCE</text:p>
          </table:table-cell>
          <table:table-cell table:style-name="ce2" office:value-type="string" calcext:value-type="string">
            <text:p>OSCAR INSURANCE CORPORATION</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PIONEER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PLAZA CONSULTING CORP.</text:p>
          </table:table-cell>
          <table:table-cell table:style-name="ce2" office:value-type="string" calcext:value-type="string">
            <text:p>THE EAST 61 STREET COMPANY,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MANAGING MEMBER CORP.</text:p>
          </table:table-cell>
          <table:table-cell table:style-name="ce2" office:value-type="string" calcext:value-type="string">
            <text:p>POKER VENTU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RINCETON UNIVERSITY</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5"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PRUDENTIAL FINANCI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PRUDENTIAL FINANCIAL</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PUTNAM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RESTAURANT 40 MEMBER CORP.</text:p>
          </table:table-cell>
          <table:table-cell table:style-name="ce2" office:value-type="string" calcext:value-type="string">
            <text:p>RESTAURANT 40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IVERNORTH CAPITAL MANAG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RPV DEVELOPMENT LLC</text:p>
          </table:table-cell>
          <table:table-cell table:style-name="ce2" office:value-type="string" calcext:value-type="string">
            <text:p>TRUMP NATIONAL GOLF CLUB - LOS ANGELES</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USSELL INVESTMENT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RUSSELL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SANEI INTERNATIONAL</text:p>
          </table:table-cell>
          <table:table-cell table:style-name="ce2" office:value-type="string" calcext:value-type="string">
            <text:p>ABIGAIL KLEM</text:p>
          </table:table-cell>
          <table:table-cell table:style-name="ce2" office:value-type="string" calcext:value-type="string">
            <text:p>Business relationship</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SCOUT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SEI INVESTMENTS COMPANY</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SEI INVESTMENTS COMPANY</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SENTIENT JETS LLC</text:p>
          </table:table-cell>
          <table:table-cell table:style-name="ce2" office:value-type="string" calcext:value-type="string">
            <text:p>TRUMP JETS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IENT JETS MEMBER CORP.</text:p>
          </table:table-cell>
          <table:table-cell table:style-name="ce2" office:value-type="string" calcext:value-type="string">
            <text:p>TRUMP JET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G COWEN SECURITIES CORP.</text:p>
          </table:table-cell>
          <table:table-cell table:style-name="ce2" office:value-type="string" calcext:value-type="string">
            <text:p>BANNON &amp; CO.</text:p>
          </table:table-cell>
          <table:table-cell table:style-name="ce2" office:value-type="string" calcext:value-type="string">
            <text:p>Acquired</text:p>
          </table:table-cell>
          <table:table-cell table:style-name="ce5" office:value-type="string" calcext:value-type="string">
            <text:p><text:a xlink:href="http://variety.com/1998/biz/news/cowan-weds-bannon-1117481033/" xlink:type="simple">http://variety.com/1998/biz/news/cowan-weds-bannon-1117481033/</text:a></text:p>
          </table:table-cell>
          <table:table-cell table:number-columns-repeated="1020"/>
        </table:table-row>
        <table:table-row table:style-name="ro1">
          <table:table-cell table:style-name="ce2" office:value-type="string" calcext:value-type="string">
            <text:p>SG COWEN SECURITIES CORP.</text:p>
          </table:table-cell>
          <table:table-cell table:style-name="ce2" office:value-type="string" calcext:value-type="string">
            <text:p>SOCIÉTÉ GÉNÉRALE</text:p>
          </table:table-cell>
          <table:table-cell table:style-name="ce2" office:value-type="string" calcext:value-type="string">
            <text:p>Subsidiary</text:p>
          </table:table-cell>
          <table:table-cell table:style-name="ce5" office:value-type="string" calcext:value-type="string">
            <text:p><text:a xlink:href="http://variety.com/1998/biz/news/cowan-weds-bannon-1117481033/" xlink:type="simple">http://variety.com/1998/biz/news/cowan-weds-bannon-1117481033/</text:a></text:p>
          </table:table-cell>
          <table:table-cell table:number-columns-repeated="1020"/>
        </table:table-row>
        <table:table-row table:style-name="ro1">
          <table:table-cell table:style-name="ce2" office:value-type="string" calcext:value-type="string">
            <text:p>SLC TURNBERRY LIMITED</text:p>
          </table:table-cell>
          <table:table-cell table:style-name="ce2" office:value-type="string" calcext:value-type="string">
            <text:p>TRUMP TURNBERRY</text:p>
          </table:table-cell>
          <table:table-cell table:style-name="ce2" office:value-type="string" calcext:value-type="string">
            <text:p>DBA</text:p>
          </table:table-cell>
          <table:table-cell table:style-name="ce5" office:value-type="string" calcext:value-type="string">
            <text:p><text:a xlink:href="http://www.bloomberg.com/research/stocks/private/snapshot.asp?privcapid=262845745" xlink:type="simple">http://www.bloomberg.com/research/stocks/private/snapshot.asp?privcapid=262845745</text:a></text:p>
          </table:table-cell>
          <table:table-cell table:number-columns-repeated="1020"/>
        </table:table-row>
        <table:table-row table:style-name="ro1">
          <table:table-cell table:style-name="ce2" office:value-type="string" calcext:value-type="string">
            <text:p>SMC OCEAN LLC</text:p>
          </table:table-cell>
          <table:table-cell table:style-name="ce2" office:value-type="string" calcext:value-type="string">
            <text:p>TRUMP ON THE OCEA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TATE STREET CORPORATION</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SUNAMERICA</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 INTERNATIONAL REALTY LLC</text:p>
          </table:table-cell>
          <table:table-cell table:style-name="ce2" office:value-type="string" calcext:value-type="string">
            <text:p>TRUMP INTERNATIONAL REALTY</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 ROWE PRIC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HC BAKU HOTEL MANAGER SERVICES MEMBER CORP.</text:p>
          </table:table-cell>
          <table:table-cell table:style-name="ce2" office:value-type="string" calcext:value-type="string">
            <text:p>THC BAKU HOTEL MANAGER SERVIC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MEMBER CORP.</text:p>
          </table:table-cell>
          <table:table-cell table:style-name="ce2" office:value-type="string" calcext:value-type="string">
            <text:p>THC BAKU SERVIC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MEMBER CORP.</text:p>
          </table:table-cell>
          <table:table-cell table:style-name="ce2" office:value-type="string" calcext:value-type="string">
            <text:p>THC CENTRAL RESERVA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LLC</text:p>
          </table:table-cell>
          <table:table-cell table:style-name="ce2" office:value-type="string" calcext:value-type="string">
            <text:p>TRUMP CHINA DEVELOPMENT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MANAGEMENT CORP.</text:p>
          </table:table-cell>
          <table:table-cell table:style-name="ce2" office:value-type="string" calcext:value-type="string">
            <text:p>TRUMP CHINA DEVELOPMENT MANAGEMENT CORP.</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MANAGER CORP.</text:p>
          </table:table-cell>
          <table:table-cell table:style-name="ce2" office:value-type="string" calcext:value-type="string">
            <text:p>THC CHINA TECHNICAL SERVIC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THC BARRA HOTELARIA LTDA</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THC DEVELOPMENT BRAZI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MEMBER CORP.</text:p>
          </table:table-cell>
          <table:table-cell table:style-name="ce2" office:value-type="string" calcext:value-type="string">
            <text:p>THC DUBAI II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MEMBER CORP.</text:p>
          </table:table-cell>
          <table:table-cell table:style-name="ce2" office:value-type="string" calcext:value-type="string">
            <text:p>THC JEDDAH HOTEL ADVISO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MEMBER CORP.</text:p>
          </table:table-cell>
          <table:table-cell table:style-name="ce2" office:value-type="string" calcext:value-type="string">
            <text:p>THC JEDDAH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MEMBER CORP.</text:p>
          </table:table-cell>
          <table:table-cell table:style-name="ce2" office:value-type="string" calcext:value-type="string">
            <text:p>THC MIAMI RESTAURANT HOSPITALITY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MEMBER CORP.</text:p>
          </table:table-cell>
          <table:table-cell table:style-name="ce2" office:value-type="string" calcext:value-type="string">
            <text:p>THC QATAR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ING MEMBER CORP.</text:p>
          </table:table-cell>
          <table:table-cell table:style-name="ce2" office:value-type="string" calcext:value-type="string">
            <text:p>THC RIO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MEMBER CORP.</text:p>
          </table:table-cell>
          <table:table-cell table:style-name="ce2" office:value-type="string" calcext:value-type="string">
            <text:p>THC SALES &amp; MARKETING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MEMBER CORP.</text:p>
          </table:table-cell>
          <table:table-cell table:style-name="ce2" office:value-type="string" calcext:value-type="string">
            <text:p>THC SERVICES SHENZHE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MEMBER CORP.</text:p>
          </table:table-cell>
          <table:table-cell table:style-name="ce2" office:value-type="string" calcext:value-type="string">
            <text:p>THC SHENZHEN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MANAGEMENT CORP.</text:p>
          </table:table-cell>
          <table:table-cell table:style-name="ce2" office:value-type="string" calcext:value-type="string">
            <text:p>THC VANCOUVER PAYROLL U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MANAGING MEMBER CORP.</text:p>
          </table:table-cell>
          <table:table-cell table:style-name="ce2" office:value-type="string" calcext:value-type="string">
            <text:p>THC VENTURE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MANAGING MEMBER CORP.</text:p>
          </table:table-cell>
          <table:table-cell table:style-name="ce2" office:value-type="string" calcext:value-type="string">
            <text:p>THC VENTURE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LLC</text:p>
          </table:table-cell>
          <table:table-cell table:style-name="ce2" office:value-type="string" calcext:value-type="string">
            <text:p>TTTT VENTURE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R ENTERPRISES,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ENTERPRISE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FUNDING</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HOLDING COR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MANAGEMENT HOLDING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MANAGEMENT SERVICE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VENTURES,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LP CORPORATION</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E BLACKSTONE GROUP</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THE BRIDGE BUILDER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CARIBUSINESS INVESTMENTS, S.R.L.</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CARIBUSINESS M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AND GRANTOR TRUST</text:p>
          </table:table-cell>
          <table:table-cell table:style-name="ce2" office:value-type="string" calcext:value-type="string">
            <text:p>SHORE HAVEN APT#1, IN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JT HOLDING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JT HOLDINGS MANAGING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THE DONALD J. TRUMP COMPANY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GRANTHAM FOUNDATION</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5" office:value-type="string" calcext:value-type="string">
            <text:p><text:a xlink:href="http://990s.foundationcenter.org/990pf_pdf_archive/046/046856456/046856456_201412_990PF.pdf" xlink:type="simple">http://990s.foundationcenter.org/990pf_pdf_archive/046/046856456/046856456_201412_990PF.pdf</text:a></text:p>
          </table:table-cell>
          <table:table-cell table:number-columns-repeated="1020"/>
        </table:table-row>
        <table:table-row table:style-name="ro1">
          <table:table-cell table:style-name="ce2" office:value-type="string" calcext:value-type="string">
            <text:p>THE HARTFORD</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HE HARTFORD</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HE METROPOLITAN OPERA</text:p>
          </table:table-cell>
          <table:table-cell table:style-name="ce2" office:value-type="string" calcext:value-type="string">
            <text:p>KUSHNER COMPANIES</text:p>
          </table:table-cell>
          <table:table-cell table:style-name="ce2" office:value-type="string" calcext:value-type="string">
            <text:p>Tenant</text:p>
          </table:table-cell>
          <table:table-cell table:style-name="ce5" office:value-type="string" calcext:value-type="string">
            <text:p><text:a xlink:href="http://www.crainsnewyork.com/article/20091213/SUB/312139993/for-the-record" xlink:type="simple">http://www.crainsnewyork.com/article/20091213/SUB/312139993/for-the-record</text:a></text:p>
          </table:table-cell>
          <table:table-cell table:number-columns-repeated="1020"/>
        </table:table-row>
        <table:table-row table:style-name="ro1">
          <table:table-cell table:style-name="ce2" office:value-type="string" calcext:value-type="string">
            <text:p>THE TRUMP ENTREPRENEUR INITIATIVE LLC</text:p>
          </table:table-cell>
          <table:table-cell table:style-name="ce2" office:value-type="string" calcext:value-type="string">
            <text:p>TRUMP UNIVERSITY CA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THE TRUMP ENTREPRENEUR INITIATIV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TRUMP EDUCATION U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MEMBER INC.</text:p>
          </table:table-cell>
          <table:table-cell table:style-name="ce2" office:value-type="string" calcext:value-type="string">
            <text:p>THE TRUMP FOLLI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MARKS REAL ESTATE CORP.</text:p>
          </table:table-cell>
          <table:table-cell table:style-name="ce2" office:value-type="string" calcext:value-type="string">
            <text:p>TRUMP MARKS REAL ESTAT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FIFTY-SEVENTH STREET ASSOCIAT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TRUMP TOWER COMMERCI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VANGUARD GROUP, IN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HE VANGUARD GROUP, INC.</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42FLOOR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LBUMATIC</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ND CO</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RTSY</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3" office:value-type="string" calcext:value-type="string">
            <text:p><text:a xlink:href="http://BABY.COM.BR" xlink:type="simple">BABY.COM.BR</text: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BENCHLING</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BONDSY</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ADR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HAIN</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LASSPAS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ODECADEMY</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OMPASS REAL ESTAT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U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3" office:value-type="string" calcext:value-type="string">
            <text:p><text:a xlink:href="http://DISPATCH.IO" xlink:type="simple">DISPATCH.IO</text: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DWOLL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3" office:value-type="string" calcext:value-type="string">
            <text:p><text:a xlink:href="http://FAB.COM" xlink:type="simple">FAB.COM</text: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FIFTYTHRE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FLATIRON SCHOOL</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IFTLY</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ITHUB</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LOSSIE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OBBL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REENHOUS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ROUPM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ARRY'S RAZOR COMPANY</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IGHTOWE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NEST BUILDING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NO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T POTATO</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WABOUTW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YPERPUBLIC</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MBELLU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STACART</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STAGRAM</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TO THE GLOS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ELLO LAB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3" office:value-type="string" calcext:value-type="string">
            <text:p><text:a xlink:href="http://JET.COM" xlink:type="simple">JET.COM</text: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IB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OYABL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ICERO</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MP RAMP GAME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STWORK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KICKSTARTE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KINNEK</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LATTIC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LOL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KERBOT</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PBOX</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PL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NASTY GAL</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NEVERWAR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NSWIP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OPA DESIGN</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PENDOO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PENGOV</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RCHARD PLATFORM</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SCAR INSURANCE CORPORATION</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APERLESS POST</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ATREON</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ITZI</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LATEIQ</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NTJUIC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SEARCHGAT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OOMORAM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AILTHRU</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3" office:value-type="string" calcext:value-type="string">
            <text:p><text:a xlink:href="http://SEGMENT.IO" xlink:type="simple">SEGMENT.IO</text: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HIFT LAB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IMPL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LACK TECHNOLOGIE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PREE COMMERC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TRIP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ICKTAIL</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UTORSPRE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WITCH INTERACTIV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UNITY TECHNOLOGIES</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VYCLONE</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WARBY PARKE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WHISPER</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ZOLA</text:p>
          </table:table-cell>
          <table:table-cell table:style-name="ce2" office:value-type="string" calcext:value-type="string">
            <text:p>Investor</text:p>
          </table:table-cell>
          <table:table-cell table:style-name="ce5"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IAA-CREF</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IGL IRELAND ENTERPRISES LIMITED</text:p>
          </table:table-cell>
          <table:table-cell table:style-name="ce2" office:value-type="string" calcext:value-type="string">
            <text:p>TRUMP INTERNATIONAL GOLF LINKS - DOONBEG</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CORP.</text:p>
          </table:table-cell>
          <table:table-cell table:style-name="ce2" office:value-type="string" calcext:value-type="string">
            <text:p>TRUMP INTERNATIONAL HOTEL HAWA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LLC</text:p>
          </table:table-cell>
          <table:table-cell table:style-name="ce2" office:value-type="string" calcext:value-type="string">
            <text:p>TRUMP INTERNATIONAL HOTEL HAWA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M MEMBER CORP.</text:p>
          </table:table-cell>
          <table:table-cell table:style-name="ce2" office:value-type="string" calcext:value-type="string">
            <text:p>TRUMP INTERNATIONAL HOTELS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HICAGO MEMBER ACQUISITION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MEMBER LLC</text:p>
          </table:table-cell>
          <table:table-cell table:style-name="ce2" office:value-type="string" calcext:value-type="string">
            <text:p>TIHT COMMERCI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PPERARY REALTY CORP.</text:p>
          </table:table-cell>
          <table:table-cell table:style-name="ce2" office:value-type="string" calcext:value-type="string">
            <text:p>THE TRUMP-EQUITABLE FIFTH AVENUE COMPANY</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MG MEMBER, LLC</text:p>
          </table:table-cell>
          <table:table-cell table:style-name="ce2" office:value-type="string" calcext:value-type="string">
            <text:p>TRUMP MODEL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MANAGER CORP.</text:p>
          </table:table-cell>
          <table:table-cell table:style-name="ce2" office:value-type="string" calcext:value-type="string">
            <text:p>TRUMP NATIONAL GOLF CLUB - CHARLOTTE</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LLC</text:p>
          </table:table-cell>
          <table:table-cell table:style-name="ce2" office:value-type="string" calcext:value-type="string">
            <text:p>TRUMP MARKS CLASSIC CARS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TRUMP MARKS CLASSIC CARS MEMBER CORP.</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TRUMP NATIONAL GOLF CLUB - HUDSON VALLEY</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ING MEMBER CORP.</text:p>
          </table:table-cell>
          <table:table-cell table:style-name="ce2" office:value-type="string" calcext:value-type="string">
            <text:p>TNGC JUPITER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CREST COURT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TRUMP NATIONAL GOLF CLUB - PHILADELPHIA</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CREST COURT MEMBER CORP.</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TRUMP NATIONAL GOLF CLUB - PHILADELPHIA</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 CFD MANAGER CORP.</text:p>
          </table:table-cell>
          <table:table-cell table:style-name="ce2" office:value-type="string" calcext:value-type="string">
            <text:p>TP CFD,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ANSAMERICA CORPORATION</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RAVEL ENTERPRISES MANAGEMENT INC</text:p>
          </table:table-cell>
          <table:table-cell table:style-name="ce2" office:value-type="string" calcext:value-type="string">
            <text:p>TOYS AT TRUMP, IN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IBUTARY FUND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TRUMP 845 LP LLC</text:p>
          </table:table-cell>
          <table:table-cell table:style-name="ce2" office:value-type="string" calcext:value-type="string">
            <text:p>845 UN LIMITED PARTNERSHI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GP LLC</text:p>
          </table:table-cell>
          <table:table-cell table:style-name="ce2" office:value-type="string" calcext:value-type="string">
            <text:p>845 UN LIMITED PARTNERSHI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CORP.</text:p>
          </table:table-cell>
          <table:table-cell table:style-name="ce2" office:value-type="string" calcext:value-type="string">
            <text:p>TRUMP 845 UN GP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LLC</text:p>
          </table:table-cell>
          <table:table-cell table:style-name="ce2" office:value-type="string" calcext:value-type="string">
            <text:p>845 UN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MEMBER CORP.</text:p>
          </table:table-cell>
          <table:table-cell table:style-name="ce2" office:value-type="string" calcext:value-type="string">
            <text:p>TRUMP AC CASINO MAR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CORP.</text:p>
          </table:table-cell>
          <table:table-cell table:style-name="ce2" office:value-type="string" calcext:value-type="string">
            <text:p>TRUMP ACQUISITIO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TLANTIC CITY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CORPORATION</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I,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II,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HOL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BOOKS MANAGER CORP.</text:p>
          </table:table-cell>
          <table:table-cell table:style-name="ce2" office:value-type="string" calcext:value-type="string">
            <text:p>TRUMP BOO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IARCLIFF MANOR DEVELOPMENT LLC</text:p>
          </table:table-cell>
          <table:table-cell table:style-name="ce2" office:value-type="string" calcext:value-type="string">
            <text:p>BRIAR HALL DEVELOPMENT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MEMBER CORP.</text:p>
          </table:table-cell>
          <table:table-cell table:style-name="ce2" office:value-type="string" calcext:value-type="string">
            <text:p>TRUMP CANOUAN ESTAT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MEMBER CORP.</text:p>
          </table:table-cell>
          <table:table-cell table:style-name="ce2" office:value-type="string" calcext:value-type="string">
            <text:p>TRUMP CAROUSE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SINO FUN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CASINO HOLDING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CENTRAL PARK WEST CORP.</text:p>
          </table:table-cell>
          <table:table-cell table:style-name="ce2" office:value-type="string" calcext:value-type="string">
            <text:p>ONE CENTRAL PARK WEST ASSOCIATES</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EMBER CORP.</text:p>
          </table:table-cell>
          <table:table-cell table:style-name="ce2" office:value-type="string" calcext:value-type="string">
            <text:p>TRUMP CHICAGO COMMERCIA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EMBER CORP.</text:p>
          </table:table-cell>
          <table:table-cell table:style-name="ce2" office:value-type="string" calcext:value-type="string">
            <text:p>TRUMP CHICAGO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ANAGING MEMBER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EMBER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EMBER CORP.</text:p>
          </table:table-cell>
          <table:table-cell table:style-name="ce2" office:value-type="string" calcext:value-type="string">
            <text:p>TRUMP CHICAGO RESIDENTIA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EMBER CORP.</text:p>
          </table:table-cell>
          <table:table-cell table:style-name="ce2" office:value-type="string" calcext:value-type="string">
            <text:p>TRUMP CHICAGO RETAI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MEMBER CORP.</text:p>
          </table:table-cell>
          <table:table-cell table:style-name="ce2" office:value-type="string" calcext:value-type="string">
            <text:p>TRUMP CLASSIC CAR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CORP.</text:p>
          </table:table-cell>
          <table:table-cell table:style-name="ce2" office:value-type="string" calcext:value-type="string">
            <text:p>TRUMP CP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LMONICO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MEMBER CORP.</text:p>
          </table:table-cell>
          <table:table-cell table:style-name="ce2" office:value-type="string" calcext:value-type="string">
            <text:p>TRUMP DEVELOPMENT SERVIC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MEMBER CORP.</text:p>
          </table:table-cell>
          <table:table-cell table:style-name="ce2" office:value-type="string" calcext:value-type="string">
            <text:p>TRUMP DRINKS ISRAEL HOLDING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MEMBER CORP.</text:p>
          </table:table-cell>
          <table:table-cell table:style-name="ce2" office:value-type="string" calcext:value-type="string">
            <text:p>TRUMP DRINKS ISRAE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LLC</text:p>
          </table:table-cell>
          <table:table-cell table:style-name="ce2" office:value-type="string" calcext:value-type="string">
            <text:p>TRUMP NATIONAL DORAL</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MANAGER CORP.</text:p>
          </table:table-cell>
          <table:table-cell table:style-name="ce2" office:value-type="string" calcext:value-type="string">
            <text:p>TRUMP NATIONAL DORAL</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U MARKS MEMBER CORP.</text:p>
          </table:table-cell>
          <table:table-cell table:style-name="ce2" office:value-type="string" calcext:value-type="string">
            <text:p>TRUMP EU MAR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MEMBER CORP.</text:p>
          </table:table-cell>
          <table:table-cell table:style-name="ce2" office:value-type="string" calcext:value-type="string">
            <text:p>TRUMP FERRY POI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R CORP.</text:p>
          </table:table-cell>
          <table:table-cell table:style-name="ce2" office:value-type="string" calcext:value-type="string">
            <text:p>TRUMP FLORIDA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MEMBER CORP.</text:p>
          </table:table-cell>
          <table:table-cell table:style-name="ce2" office:value-type="string" calcext:value-type="string">
            <text:p>TRUMP GOLF COCO BEACH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MEMBER CORP.</text:p>
          </table:table-cell>
          <table:table-cell table:style-name="ce2" office:value-type="string" calcext:value-type="string">
            <text:p>TRUMP HOME MAR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TELS &amp; CASINO RESORTS DEVELOPMENT COMPANY,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FUNDING, INC.</text:p>
          </table:table-cell>
          <table:table-cell table:style-name="ce2" office:value-type="string" calcext:value-type="string">
            <text:p>THCR FUNDING</text:p>
          </table:table-cell>
          <table:table-cell table:style-name="ce2" office:value-type="string" calcext:value-type="string">
            <text:p>AKA</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FUN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HOLDINGS, L.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CASINO MANAGEMENT,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REALTY,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TERNATIONAL DEVELOPMENT MEMBER CORP.</text:p>
          </table:table-cell>
          <table:table-cell table:style-name="ce2" office:value-type="string" calcext:value-type="string">
            <text:p>TRUMP INTERNATIONAL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 FLORIDA</text:p>
          </table:table-cell>
          <table:table-cell table:style-name="ce2" office:value-type="string" calcext:value-type="string">
            <text:p>TRUMP INTERNATIONAL GOLF CLUB LC</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INC.</text:p>
          </table:table-cell>
          <table:table-cell table:style-name="ce2" office:value-type="string" calcext:value-type="string">
            <text:p>TRUMP INTERNATIONAL GOLF CLUB - FLORIDA</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LINKS - DOONBEG</text:p>
          </table:table-cell>
          <table:table-cell table:style-name="ce2" office:value-type="string" calcext:value-type="string">
            <text:p>TIGL IRELAND MANAGEMENT LIMITED</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HC CHINA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HC IMEA DEVELOP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RUMP HOTEL COLLECTION</text:p>
          </table:table-cell>
          <table:table-cell table:style-name="ce2" office:value-type="string" calcext:value-type="string">
            <text:p>DBA</text:p>
          </table:table-cell>
          <table:table-cell table:style-name="ce5" office:value-type="string" calcext:value-type="string">
            <text:p><text:a xlink:href="https://www.documentcloud.org/documents/3233891-TIHT-Chicago.html" xlink:type="simple">https://www.documentcloud.org/documents/3233891-TIHT-Chicago.html</text:a></text:p>
          </table:table-cell>
          <table:table-cell table:number-columns-repeated="1020"/>
        </table:table-row>
        <table:table-row table:style-name="ro1">
          <table:table-cell table:style-name="ce2" office:value-type="string" calcext:value-type="string">
            <text:p>TRUMP INTERNET CASINO,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KOREAN PROJECTS LLC</text:p>
          </table:table-cell>
          <table:table-cell table:style-name="ce2" office:value-type="string" calcext:value-type="string">
            <text:p>TRUMP KORE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MEMBER CORP.</text:p>
          </table:table-cell>
          <table:table-cell table:style-name="ce2" office:value-type="string" calcext:value-type="string">
            <text:p>TRUMP LAS OLA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TRUMP LAS VEGAS MANAGING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TRUMP LAS VEGAS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ANAGING MEMBER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EMBER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INA ASSOCIATES, L.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MARINA,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MARKS ASIA CORP.</text:p>
          </table:table-cell>
          <table:table-cell table:style-name="ce2" office:value-type="string" calcext:value-type="string">
            <text:p>TRUMP MARKS ASI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MEMBER CORP.</text:p>
          </table:table-cell>
          <table:table-cell table:style-name="ce2" office:value-type="string" calcext:value-type="string">
            <text:p>TRUMP MARKS ATLANT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CORP.</text:p>
          </table:table-cell>
          <table:table-cell table:style-name="ce2" office:value-type="string" calcext:value-type="string">
            <text:p>TRUMP MARKS BAJ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MANAGING MEMBER CORP.</text:p>
          </table:table-cell>
          <table:table-cell table:style-name="ce2" office:value-type="string" calcext:value-type="string">
            <text:p>TRUMP MARKS BATUM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CORP.</text:p>
          </table:table-cell>
          <table:table-cell table:style-name="ce2" office:value-type="string" calcext:value-type="string">
            <text:p>TRUMP MARKS BEVERAG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CORP.</text:p>
          </table:table-cell>
          <table:table-cell table:style-name="ce2" office:value-type="string" calcext:value-type="string">
            <text:p>TRUMP MARKS CANOUA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MEMBER CORP.</text:p>
          </table:table-cell>
          <table:table-cell table:style-name="ce2" office:value-type="string" calcext:value-type="string">
            <text:p>TRUMP MARKS CHICAG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CORP.</text:p>
          </table:table-cell>
          <table:table-cell table:style-name="ce2" office:value-type="string" calcext:value-type="string">
            <text:p>TRUMP MARKS DUBA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CORP.</text:p>
          </table:table-cell>
          <table:table-cell table:style-name="ce2" office:value-type="string" calcext:value-type="string">
            <text:p>TRUMP MARKS EGYP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MEMBER CORP.</text:p>
          </table:table-cell>
          <table:table-cell table:style-name="ce2" office:value-type="string" calcext:value-type="string">
            <text:p>TRUMP MARKS FINE FOOD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MEMBER CORP.</text:p>
          </table:table-cell>
          <table:table-cell table:style-name="ce2" office:value-type="string" calcext:value-type="string">
            <text:p>TRUMP MARKS FT. LAUDERDAL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P CORP.</text:p>
          </table:table-cell>
          <table:table-cell table:style-name="ce2" office:value-type="string" calcext:value-type="string">
            <text:p>TRUMP MARKS HOLDINGS,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TRUMP MAR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TRUMP MARKS LP</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CORP.</text:p>
          </table:table-cell>
          <table:table-cell table:style-name="ce2" office:value-type="string" calcext:value-type="string">
            <text:p>TRUMP MARKS HOLLYWOOD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CORP.</text:p>
          </table:table-cell>
          <table:table-cell table:style-name="ce2" office:value-type="string" calcext:value-type="string">
            <text:p>TRUMP MARKS ISTANBUL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CORP.</text:p>
          </table:table-cell>
          <table:table-cell table:style-name="ce2" office:value-type="string" calcext:value-type="string">
            <text:p>TRUMP MARKS JERSEY CITY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CORP.</text:p>
          </table:table-cell>
          <table:table-cell table:style-name="ce2" office:value-type="string" calcext:value-type="string">
            <text:p>TRUMP MARKS LAS VEGA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CORP.</text:p>
          </table:table-cell>
          <table:table-cell table:style-name="ce2" office:value-type="string" calcext:value-type="string">
            <text:p>TRUMP MARKS MAGAZIN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MEMBER CORP.</text:p>
          </table:table-cell>
          <table:table-cell table:style-name="ce2" office:value-type="string" calcext:value-type="string">
            <text:p>TRUMP MARKS MATTRES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MEMBER CORP.</text:p>
          </table:table-cell>
          <table:table-cell table:style-name="ce2" office:value-type="string" calcext:value-type="string">
            <text:p>TRUMP MARKS MENSWEA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ORTGAGE CORP.</text:p>
          </table:table-cell>
          <table:table-cell table:style-name="ce2" office:value-type="string" calcext:value-type="string">
            <text:p>TRUMP MARKS MTG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MEMBER CORP.</text:p>
          </table:table-cell>
          <table:table-cell table:style-name="ce2" office:value-type="string" calcext:value-type="string">
            <text:p>TRUMP MARKS MUMBA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CORP.</text:p>
          </table:table-cell>
          <table:table-cell table:style-name="ce2" office:value-type="string" calcext:value-type="string">
            <text:p>TRUMP MARKS NEW ROCHELL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CORP.</text:p>
          </table:table-cell>
          <table:table-cell table:style-name="ce2" office:value-type="string" calcext:value-type="string">
            <text:p>TRUMP MARKS PALM BEACH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CORP.</text:p>
          </table:table-cell>
          <table:table-cell table:style-name="ce2" office:value-type="string" calcext:value-type="string">
            <text:p>TRUMP MARKS PANAM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CORP.</text:p>
          </table:table-cell>
          <table:table-cell table:style-name="ce2" office:value-type="string" calcext:value-type="string">
            <text:p>TRUMP MARKS PHILADELPHI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CORP.</text:p>
          </table:table-cell>
          <table:table-cell table:style-name="ce2" office:value-type="string" calcext:value-type="string">
            <text:p>TRUMP MARKS PHILIPPIN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MEMBER CORP.</text:p>
          </table:table-cell>
          <table:table-cell table:style-name="ce2" office:value-type="string" calcext:value-type="string">
            <text:p>TRUMP MARKS PRODUCT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MEMBER CORP.</text:p>
          </table:table-cell>
          <table:table-cell table:style-name="ce2" office:value-type="string" calcext:value-type="string">
            <text:p>TRUMP MARKS PUERTO RICO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MEMBER CORP.</text:p>
          </table:table-cell>
          <table:table-cell table:style-name="ce2" office:value-type="string" calcext:value-type="string">
            <text:p>TRUMP MARKS PUERTO RICO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MANAGER CORP.</text:p>
          </table:table-cell>
          <table:table-cell table:style-name="ce2" office:value-type="string" calcext:value-type="string">
            <text:p>TRUMP MARKS PUNTA DEL EST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ICENSE CORP.</text:p>
          </table:table-cell>
          <table:table-cell table:style-name="ce2" office:value-type="string" calcext:value-type="string">
            <text:p>TRUMP MARKS SOH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CORP.</text:p>
          </table:table-cell>
          <table:table-cell table:style-name="ce2" office:value-type="string" calcext:value-type="string">
            <text:p>TRUMP MARKS STAMFORD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 MEMBER CORP.</text:p>
          </table:table-cell>
          <table:table-cell table:style-name="ce2" office:value-type="string" calcext:value-type="string">
            <text:p>TRUMP MARKS SUNNY ISLES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I MEMBER CORP.</text:p>
          </table:table-cell>
          <table:table-cell table:style-name="ce2" office:value-type="string" calcext:value-type="string">
            <text:p>TRUMP MARKS SUNNY ISLES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AMPA CORP.</text:p>
          </table:table-cell>
          <table:table-cell table:style-name="ce2" office:value-type="string" calcext:value-type="string">
            <text:p>TRUMP MARKS TAMP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CORP.</text:p>
          </table:table-cell>
          <table:table-cell table:style-name="ce2" office:value-type="string" calcext:value-type="string">
            <text:p>TRUMP MARKS TORONT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LP</text:p>
          </table:table-cell>
          <table:table-cell table:style-name="ce2" office:value-type="string" calcext:value-type="string">
            <text:p>TRUMP TORONTO MANAGEMENT LP</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AIKIKI CORP.</text:p>
          </table:table-cell>
          <table:table-cell table:style-name="ce2" office:value-type="string" calcext:value-type="string">
            <text:p>TRUMP MARKS WAIKIK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ESTCHESTER CORP.</text:p>
          </table:table-cell>
          <table:table-cell table:style-name="ce2" office:value-type="string" calcext:value-type="string">
            <text:p>TRUMP MARKS WESTCHEST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HITE PLAINS CORP.</text:p>
          </table:table-cell>
          <table:table-cell table:style-name="ce2" office:value-type="string" calcext:value-type="string">
            <text:p>TRUMP MARKS WHITE PLAI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IAMI RESORT MANAGEMENT MEMBER CORP.</text:p>
          </table:table-cell>
          <table:table-cell table:style-name="ce2" office:value-type="string" calcext:value-type="string">
            <text:p>TRUMP MIAMI RESORT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 LOS ANGELES</text:p>
          </table:table-cell>
          <table:table-cell table:style-name="ce2" office:value-type="string" calcext:value-type="string">
            <text:p>VHP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COLTS NECK MEMBER CORP.</text:p>
          </table:table-cell>
          <table:table-cell table:style-name="ce2" office:value-type="string" calcext:value-type="string">
            <text:p>TRUMP NATIONAL GOLF CLUB - COLTS NECK</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LLC</text:p>
          </table:table-cell>
          <table:table-cell table:style-name="ce2" office:value-type="string" calcext:value-type="string">
            <text:p>TRUMP NATIONAL GOLF CLUB - WESTCHESTER</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MEMBER CORP.</text:p>
          </table:table-cell>
          <table:table-cell table:style-name="ce2" office:value-type="string" calcext:value-type="string">
            <text:p>TRUMP NATIONAL GOLF CLUB - WESTCHESTER</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WASHINGTON DC MEMBER CORP.</text:p>
          </table:table-cell>
          <table:table-cell table:style-name="ce2" office:value-type="string" calcext:value-type="string">
            <text:p>TRUMP NATIONAL GOLF CLUB WASHINGTON DC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ER, INC.</text:p>
          </table:table-cell>
          <table:table-cell table:style-name="ce2" office:value-type="string" calcext:value-type="string">
            <text:p>TRUMP OCEAN MANAGING MEMB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ING MEMBER LLC</text:p>
          </table:table-cell>
          <table:table-cell table:style-name="ce2" office:value-type="string" calcext:value-type="string">
            <text:p>TRUMP ON THE OCEAN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LD POST OFFICE MEMBER CORP.</text:p>
          </table:table-cell>
          <table:table-cell table:style-name="ce2" office:value-type="string" calcext:value-type="string">
            <text:p>TRUMP OLD POST OFFIC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BAYROCK GROUP</text:p>
          </table:table-cell>
          <table:table-cell table:style-name="ce2" office:value-type="string" calcext:value-type="string">
            <text:p>Partnership</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CENTURY PROPERTIES</text:p>
          </table:table-cell>
          <table:table-cell table:style-name="ce2" office:value-type="string" calcext:value-type="string">
            <text:p>Partnership on Trump Tower Century City</text:p>
          </table:table-cell>
          <table:table-cell table:style-name="ce5"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AMAC GROUP</text:p>
          </table:table-cell>
          <table:table-cell table:style-name="ce2" office:value-type="string" calcext:value-type="string">
            <text:p>Business partnership</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GAN GROUP</text:p>
          </table:table-cell>
          <table:table-cell table:style-name="ce2" office:value-type="string" calcext:value-type="string">
            <text:p>Business partnership</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RYA INTERNATIONAL</text:p>
          </table:table-cell>
          <table:table-cell table:style-name="ce2" office:value-type="string" calcext:value-type="string">
            <text:p>Partnership</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IREO</text:p>
          </table:table-cell>
          <table:table-cell table:style-name="ce2" office:value-type="string" calcext:value-type="string">
            <text:p>Business partnership</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NC GROUP</text:p>
          </table:table-cell>
          <table:table-cell table:style-name="ce2" office:value-type="string" calcext:value-type="string">
            <text:p>Business partnership</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OS CITY GROUP</text:p>
          </table:table-cell>
          <table:table-cell table:style-name="ce2" office:value-type="string" calcext:value-type="string">
            <text:p>Began negotiations, but they fell through</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NAKHEEL LLC</text:p>
          </table:table-cell>
          <table:table-cell table:style-name="ce2" office:value-type="string" calcext:value-type="string">
            <text:p>Business partnership</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PANCHSHIL REALTY</text:p>
          </table:table-cell>
          <table:table-cell table:style-name="ce2" office:value-type="string" calcext:value-type="string">
            <text:p>Partners on Trump Towers Pune</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SAPIR ORGANIZATION</text:p>
          </table:table-cell>
          <table:table-cell table:style-name="ce2" office:value-type="string" calcext:value-type="string">
            <text:p>Builder</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TRIBECA DEVELOPERS OF MUMBAI</text:p>
          </table:table-cell>
          <table:table-cell table:style-name="ce2" office:value-type="string" calcext:value-type="string">
            <text:p>development partner in India, per New York Times</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TRUMP MARKS MMA, LLC</text:p>
          </table:table-cell>
          <table:table-cell table:style-name="ce2" office:value-type="string" calcext:value-type="string">
            <text:p>Ownership</text:p>
          </table:table-cell>
          <table:table-cell table:style-name="ce5" office:value-type="string" calcext:value-type="string">
            <text:p><text:a xlink:href="https://appext20.dos.ny.gov/corp_public/CORPSEARCH.ENTITY_INFORMATION?p_token=FCF3AF1A67B36BF38E2D858FF0B4A308FA9A433EE6B13531A6AFCAAA1E3DFCB4AD7888E4E00181AE9AB3BFEAC19E9710&amp;p_nameid=2B97A46A213B3724&amp;p_corpid=025BFCAD4F766453&amp;p_captcha=18680&amp;p_captcha_check=0CC929FA44E75A04&amp;p_entity_name=trump%20marks%20mma&amp;p_name_type=%25&amp;p_search_type=CONTAINS&amp;p_srch_results_page=0" xlink:type="simple">https://appext20.dos.ny.gov/corp_public/CORPSEARCH.ENTITY_INFORMATION?p_token=FCF3AF1A67B36BF38E2D858FF0B4A308FA9A433EE6B13531A6AFCAAA1E3DFCB4AD7888E4E00181AE9AB3BFEAC19E9710&amp;p_nameid=2B97A46A213B3724&amp;p_corpid=025BFCAD4F766453&amp;p_captcha=18680&amp;p_captcha_check=0CC929FA44E75A04&amp;p_entity_name=trump%20marks%20mma&amp;p_name_type=%25&amp;p_search_type=CONTAINS&amp;p_srch_results_page=0</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YUN CAPITAL</text:p>
          </table:table-cell>
          <table:table-cell table:style-name="ce2" office:value-type="string" calcext:value-type="string">
            <text:p>an investment firm involved in Trump Organization projects abroad, per New York Times</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TRUMP PAGEANTS, INC.</text:p>
          </table:table-cell>
          <table:table-cell table:style-name="ce2" office:value-type="string" calcext:value-type="string">
            <text:p>MISS UNIVERSE L.P., LL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CONDOMINIUM MEMBER CORP.</text:p>
          </table:table-cell>
          <table:table-cell table:style-name="ce2" office:value-type="string" calcext:value-type="string">
            <text:p>TRUMP PANAMA CONDOMINIUM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HOTEL MANAGEMENT MEMBER CORP.</text:p>
          </table:table-cell>
          <table:table-cell table:style-name="ce2" office:value-type="string" calcext:value-type="string">
            <text:p>TRUMP PANAMA HOTEL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RK AVENUE ACQUISITION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TRUMP PLAZA CORP.</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TRUMP PLAZA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LLC</text:p>
          </table:table-cell>
          <table:table-cell table:style-name="ce2" office:value-type="string" calcext:value-type="string">
            <text:p>RANCHO LIEN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MANAGING MEMBER, INC.</text:p>
          </table:table-cell>
          <table:table-cell table:style-name="ce2" office:value-type="string" calcext:value-type="string">
            <text:p>TRUMP PRODUC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TOWER MORTGAGE SERVICES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TRUMP MORTGAGE SERVICES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IVERSIDE MANAGEMENT LLC</text:p>
          </table:table-cell>
          <table:table-cell table:style-name="ce2" office:value-type="string" calcext:value-type="string">
            <text:p>TRUMP/NEW WORLD PROPERTY MANAGEMENT,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LLC</text:p>
          </table:table-cell>
          <table:table-cell table:style-name="ce2" office:value-type="string" calcext:value-type="string">
            <text:p>TRUMP RUFFIN TOWER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TOWER I LLC</text:p>
          </table:table-cell>
          <table:table-cell table:style-name="ce2" office:value-type="string" calcext:value-type="string">
            <text:p>TRUMP RUFFIN COMMERCI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ALES &amp; LEASING CHICAGO MEMBER CORP.</text:p>
          </table:table-cell>
          <table:table-cell table:style-name="ce2" office:value-type="string" calcext:value-type="string">
            <text:p>TRUMP SALES &amp; LEASING CHICAGO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LAND MEMBER INC</text:p>
          </table:table-cell>
          <table:table-cell table:style-name="ce2" office:value-type="string" calcext:value-type="string">
            <text:p>TRUMP INTERNATIONAL GOLF LINKS - SCOTLAND</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SBOROUGH SQUARE MEMBER CORP.</text:p>
          </table:table-cell>
          <table:table-cell table:style-name="ce2" office:value-type="string" calcext:value-type="string">
            <text:p>TRUMP SCOTSBOROUGH SQUAR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AJ MAHAL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5"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TRUMP MARKS TORONTO LP</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TRUMP TORONTO MANAGEMENT MEMBER CORP.</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WER MANAGING MEMBER, INC.</text:p>
          </table:table-cell>
          <table:table-cell table:style-name="ce2" office:value-type="string" calcext:value-type="string">
            <text:p>TRUMP TOWER COMMERCIAL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URNBERRY</text:p>
          </table:table-cell>
          <table:table-cell table:style-name="ce2" office:value-type="string" calcext:value-type="string">
            <text:p>NITTO WORLD CO. LIMITED</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LC</text:p>
          </table:table-cell>
          <table:table-cell table:style-name="ce2" office:value-type="string" calcext:value-type="string">
            <text:p>TRUMP VINEYARD ESTATES LOT 3 OWN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OT 3 OWNER LLC</text:p>
          </table:table-cell>
          <table:table-cell table:style-name="ce2" office:value-type="string" calcext:value-type="string">
            <text:p>ERIC TRUMP LAND HOLDINGS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MANAGER CORP.</text:p>
          </table:table-cell>
          <table:table-cell table:style-name="ce2" office:value-type="string" calcext:value-type="string">
            <text:p>TRUMP VINEYARD ESTAT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ACQUISITIONS LLC</text:p>
          </table:table-cell>
          <table:table-cell table:style-name="ce2" office:value-type="string" calcext:value-type="string">
            <text:p>VIRGINIA ACQUISITIONS LLC</text:p>
          </table:table-cell>
          <table:table-cell table:style-name="ce2" office:value-type="string" calcext:value-type="string">
            <text:p>NKA/FK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ACQUISITIONS MANAGER CORP.</text:p>
          </table:table-cell>
          <table:table-cell table:style-name="ce2" office:value-type="string" calcext:value-type="string">
            <text:p>TRUMP VIRGINIA ACQUISI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LOT 5 MANAGER CORP.</text:p>
          </table:table-cell>
          <table:table-cell table:style-name="ce2" office:value-type="string" calcext:value-type="string">
            <text:p>TRUMP VIRGINIA LOT 5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INE MARKS MEMBER CORP.</text:p>
          </table:table-cell>
          <table:table-cell table:style-name="ce2" office:value-type="string" calcext:value-type="string">
            <text:p>TRUMP WINE MARK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INERY</text:p>
          </table:table-cell>
          <table:table-cell table:style-name="ce2" office:value-type="string" calcext:value-type="string">
            <text:p>ERIC TRUMP WINE MANUFACTURING LLC</text:p>
          </table:table-cell>
          <table:table-cell table:style-name="ce2" office:value-type="string" calcext:value-type="string">
            <text:p>Trade name</text:p>
          </table:table-cell>
          <table:table-cell table:style-name="ce6" office:value-type="string" calcext:value-type="string">
            <text:p>http://www.trumpwinery.com/legal/ | http://www.npr.org/2016/03/09/469775355/trump-doesnt-own-most-of-the-products-he-pitched-last-night</text:p>
          </table:table-cell>
          <table:table-cell table:number-columns-repeated="1020"/>
        </table:table-row>
        <table:table-row table:style-name="ro1">
          <table:table-cell table:style-name="ce2" office:value-type="string" calcext:value-type="string">
            <text:p>TRUMP WORLD PRODUCTIONS MANAGER CORP.</text:p>
          </table:table-cell>
          <table:table-cell table:style-name="ce2" office:value-type="string" calcext:value-type="string">
            <text:p>TRUMP WORLD PRODUCTION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DT BALI GOLF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DT BALI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DT BALI TECHNICAL SERVICES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DT LIDO GOLF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DT LIDO HOTEL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DT LIDO TECHNICAL SERVICES MANAGER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LLC</text:p>
          </table:table-cell>
          <table:table-cell table:style-name="ce2" office:value-type="string" calcext:value-type="string">
            <text:p>TC MARKS BUENOS AIR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MEMBER CORP.</text:p>
          </table:table-cell>
          <table:table-cell table:style-name="ce2" office:value-type="string" calcext:value-type="string">
            <text:p>THC VENTURE I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URNBERRY SCOTLAND LLC</text:p>
          </table:table-cell>
          <table:table-cell table:style-name="ce2" office:value-type="string" calcext:value-type="string">
            <text:p>GOLF RECREATION SCOTLAND LIMITED</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URNBERRY SCOTLAND MANAGING MEMBER CORP.</text:p>
          </table:table-cell>
          <table:table-cell table:style-name="ce2" office:value-type="string" calcext:value-type="string">
            <text:p>TURNBERRY SCOTLAND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 MANAGING MEMBER CORP.</text:p>
          </table:table-cell>
          <table:table-cell table:style-name="ce2" office:value-type="string" calcext:value-type="string">
            <text:p>TW VENTURE 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I LLC</text:p>
          </table:table-cell>
          <table:table-cell table:style-name="ce2" office:value-type="string" calcext:value-type="string">
            <text:p>TRUMP INTERNATIONAL GOLF LINKS - DOONBEG</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I MANAGING MEMBER CORP.</text:p>
          </table:table-cell>
          <table:table-cell table:style-name="ce2" office:value-type="string" calcext:value-type="string">
            <text:p>TW VENTURE II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UBS GROUP AG</text:p>
          </table:table-cell>
          <table:table-cell table:style-name="ce2" office:value-type="string" calcext:value-type="string">
            <text:p>1291 AVENUE OF THE AMERICAS, A TENANCY-IN-COMMON</text:p>
          </table:table-cell>
          <table:table-cell table:style-name="ce2" office:value-type="string" calcext:value-type="string">
            <text:p>Loaned money</text:p>
          </table:table-cell>
          <table:table-cell table:style-name="ce5"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UBS GROUP AG</text:p>
          </table:table-cell>
          <table:table-cell table:style-name="ce2" office:value-type="string" calcext:value-type="string">
            <text:p>TIHT COMMERCIAL LLC</text:p>
          </table:table-cell>
          <table:table-cell table:style-name="ce2" office:value-type="string" calcext:value-type="string">
            <text:p>Mortgag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UNIT 2502 ENTERPRISES CORP.</text:p>
          </table:table-cell>
          <table:table-cell table:style-name="ce2" office:value-type="string" calcext:value-type="string">
            <text:p>UNIT 2502 ENTERPRISES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UNITED ARTISTS MEDIA GROUP</text:p>
          </table:table-cell>
          <table:table-cell table:style-name="ce2" office:value-type="string" calcext:value-type="string">
            <text:p>TRUMP PRODUCTIONS LLC</text:p>
          </table:table-cell>
          <table:table-cell table:style-name="ce2" office:value-type="string" calcext:value-type="string">
            <text:p>Partners on The Apprentice, Season 14</text:p>
          </table:table-cell>
          <table:table-cell table:style-name="ce5" office:value-type="string" calcext:value-type="string">
            <text:p><text:a xlink:href="http://www.baltimoresun.com/entertainment/tv/z-on-tv-blog/bal-nbc-should-cuts-ties-with-trump-20150629-story.html" xlink:type="simple">http://www.baltimoresun.com/entertainment/tv/z-on-tv-blog/bal-nbc-should-cuts-ties-with-trump-20150629-story.html</text:a></text:p>
          </table:table-cell>
          <table:table-cell table:number-columns-repeated="1020"/>
        </table:table-row>
        <table:table-row table:style-name="ro1">
          <table:table-cell table:style-name="ce2" office:value-type="string" calcext:value-type="string">
            <text:p>USAA</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VALI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VALUE LIN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VERNER, LIIPFERT, BERNHARD, MCPHERSON AND HAND</text:p>
          </table:table-cell>
          <table:table-cell table:style-name="ce2" office:value-type="string" calcext:value-type="string">
            <text:p>DLA PIPER</text:p>
          </table:table-cell>
          <table:table-cell table:style-name="ce2" office:value-type="string" calcext:value-type="string">
            <text:p>Merged</text:p>
          </table:table-cell>
          <table:table-cell table:style-name="ce5" office:value-type="string" calcext:value-type="string">
            <text:p><text:a xlink:href="http://www.bloomberg.com/research/stocks/private/snapshot.asp?privcapId=2402768" xlink:type="simple">http://www.bloomberg.com/research/stocks/private/snapshot.asp?privcapId=2402768</text:a></text:p>
          </table:table-cell>
          <table:table-cell table:number-columns-repeated="1020"/>
        </table:table-row>
        <table:table-row table:style-name="ro1">
          <table:table-cell table:style-name="ce2" office:value-type="string" calcext:value-type="string">
            <text:p>VH PROPERTY CORP.</text:p>
          </table:table-cell>
          <table:table-cell table:style-name="ce2" office:value-type="string" calcext:value-type="string">
            <text:p>TRUMP NATIONAL GOLF CLUB - LOS ANGELES</text:p>
          </table:table-cell>
          <table:table-cell table:style-name="ce2" office:value-type="string" calcext:value-type="string">
            <text:p>DBA</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VORNADO REALTY TRUST</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VOYA FINANCIAL</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WELLCOME TRUST</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5"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WESTERN ASSET MORTGAGE CAPIT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6" office:value-type="string" calcext:value-type="string">
            <text:p>Morningstar analysis</text:p>
          </table:table-cell>
          <table:table-cell table:number-columns-repeated="1020"/>
        </table:table-row>
        <table:table-row table:style-name="ro1">
          <table:table-cell table:style-name="ce2" office:value-type="string" calcext:value-type="string">
            <text:p>WEWORK</text:p>
          </table:table-cell>
          <table:table-cell table:style-name="ce2" office:value-type="string" calcext:value-type="string">
            <text:p>KUSHNER PROPERTIES</text:p>
          </table:table-cell>
          <table:table-cell table:style-name="ce2" office:value-type="string" calcext:value-type="string">
            <text:p>Tenant</text:p>
          </table:table-cell>
          <table:table-cell table:style-name="ce5" office:value-type="string" calcext:value-type="string">
            <text:p><text:a xlink:href="http://www.nytimes.com/2016/07/05/us/politics/jared-kushner-donald-trump.html" xlink:type="simple">http://www.nytimes.com/2016/07/05/us/politics/jared-kushner-donald-trump.html</text:a></text:p>
          </table:table-cell>
          <table:table-cell table:number-columns-repeated="1020"/>
        </table:table-row>
        <table:table-row table:style-name="ro1">
          <table:table-cell table:style-name="ce2" office:value-type="string" calcext:value-type="string">
            <text:p>WHITE COURSE MANAGING MEMBER CORP.</text:p>
          </table:table-cell>
          <table:table-cell table:style-name="ce2" office:value-type="string" calcext:value-type="string">
            <text:p>WHITE COURSE LLC</text:p>
          </table:table-cell>
          <table:table-cell table:style-name="ce2" office:value-type="string" calcext:value-type="string">
            <text:p>Ownership</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YY DEVELOPMENT GROUP</text:p>
          </table:table-cell>
          <table:table-cell table:style-name="ce2" office:value-type="string" calcext:value-type="string">
            <text:p>TRUMP MARKS PUNTA DEL ESTE LLC</text:p>
          </table:table-cell>
          <table:table-cell table:style-name="ce2" office:value-type="string" calcext:value-type="string">
            <text:p>Licenses "Trump" name for Trump Tower Punta del Este</text:p>
          </table:table-cell>
          <table:table-cell table:style-name="ce5" office:value-type="string" calcext:value-type="string">
            <text:p><text:a xlink:href="https://www.multihousingnews.com/post/100m-residential-trump-project-launched-in-uruguay-2/" xlink:type="simple">https://www.multihousingnews.com/post/100m-residential-trump-project-launched-in-uruguay-2/</text:a></text:p>
          </table:table-cell>
          <table:table-cell table:number-columns-repeated="1020"/>
        </table:table-row>
        <table:table-row table:style-name="ro2" table:number-rows-repeated="1047963">
          <table:table-cell table:number-columns-repeated="1024"/>
        </table:table-row>
        <table:table-row table:style-name="ro2">
          <table:table-cell table:number-columns-repeated="1024"/>
        </table:table-row>
      </table:table>
      <table:table table:name="Person-Org." table:style-name="ta2">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Organization</text:p>
          </table:table-cell>
          <table:table-cell table:style-name="ce1" office:value-type="string" calcext:value-type="string">
            <text:p>Person</text:p>
          </table:table-cell>
          <table:table-cell table:style-name="ce1" office:value-type="string" calcext:value-type="string">
            <text:p>Connection</text:p>
          </table:table-cell>
          <table:table-cell table:style-name="ce4" office:value-type="string" calcext:value-type="string">
            <text:p>Source(s)</text:p>
          </table:table-cell>
          <table:table-cell table:number-columns-repeated="1020"/>
        </table:table-row>
        <table:table-row table:style-name="ro1">
          <table:table-cell table:style-name="ce2" office:value-type="string" calcext:value-type="string">
            <text:p>1116 SOUTH MAIN STREET,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3126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 SHADOW TREE LA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 SHADOW TREE LAN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DEVELOPMENT ASSOCI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2FLOORS</text:p>
          </table:table-cell>
          <table:table-cell table:style-name="ce2" office:value-type="string" calcext:value-type="string">
            <text:p>JARED KUSHNER</text:p>
          </table:table-cell>
          <table:table-cell table:style-name="ce2" office:value-type="string" calcext:value-type="string">
            <text:p>Investor / board member</text:p>
          </table:table-cell>
          <table:table-cell table:style-name="ce5" office:value-type="string" calcext:value-type="string">
            <text:p><text:a xlink:href="https://www.crunchbase.com/person/jared-kushner-kc" xlink:type="simple">https://www.crunchbase.com/person/jared-kushner-kc</text:a></text:p>
          </table:table-cell>
          <table:table-cell table:number-columns-repeated="1020"/>
        </table:table-row>
        <table:table-row table:style-name="ro1">
          <table:table-cell table:style-name="ce2" office:value-type="string" calcext:value-type="string">
            <text:p>42FLOORS</text:p>
          </table:table-cell>
          <table:table-cell table:style-name="ce2" office:value-type="string" calcext:value-type="string">
            <text:p>JOSHUA KUSHNER</text:p>
          </table:table-cell>
          <table:table-cell table:style-name="ce2" office:value-type="string" calcext:value-type="string">
            <text:p>Board observe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5 HERTFORD STREET</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55 WALL DEVELOP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21 33H HOLDINGS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21 33H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67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81 FIFTH AVE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809 NORTH CAN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09 NORTH CANON MEMBER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1 PINE NOTE HOLD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BSOLUTE RECOVERY CAPITAL PARTNERS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BSOLUTE RECOVERY HEDGE FUND,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BSOLUTE RECOVERY MASTER FUND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CADEMY OF ACHIEVEMENT</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DVOCATES FOR SCHOOL CHOICE</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FFINITY MEDIA</text:p>
          </table:table-cell>
          <table:table-cell table:style-name="ce2" office:value-type="string" calcext:value-type="string">
            <text:p>STEPHEN BANNON</text:p>
          </table:table-cell>
          <table:table-cell table:style-name="ce2" office:value-type="string" calcext:value-type="string">
            <text:p>Former CEO</text:p>
          </table:table-cell>
          <table:table-cell table:style-name="ce5"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AFRICA-ISRAEL INVESTMENTS</text:p>
          </table:table-cell>
          <table:table-cell table:style-name="ce2" office:value-type="string" calcext:value-type="string">
            <text:p>LEV LEVIEV</text:p>
          </table:table-cell>
          <table:table-cell table:style-name="ce2" office:value-type="string" calcext:value-type="string">
            <text:p>Controlling shareholder</text:p>
          </table:table-cell>
          <table:table-cell table:style-name="ce5" office:value-type="string" calcext:value-type="string">
            <text:p><text:a xlink:href="https://www.bloomberg.com/news/articles/2016-07-18/africa-israel-shares-and-bonds-soar-on-leviev-debt-rescue-plan" xlink:type="simple">https://www.bloomberg.com/news/articles/2016-07-18/africa-israel-shares-and-bonds-soar-on-leviev-debt-rescue-plan</text:a></text:p>
          </table:table-cell>
          <table:table-cell table:number-columns-repeated="1020"/>
        </table:table-row>
        <table:table-row table:style-name="ro1">
          <table:table-cell table:style-name="ce2" office:value-type="string" calcext:value-type="string">
            <text:p>AIR LEASE</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LCOA INC.</text:p>
          </table:table-cell>
          <table:table-cell table:style-name="ce2" office:value-type="string" calcext:value-type="string">
            <text:p>MARTIN SORRELL</text:p>
          </table:table-cell>
          <table:table-cell table:style-name="ce2" office:value-type="string" calcext:value-type="string">
            <text:p>Non-executive director</text:p>
          </table:table-cell>
          <table:table-cell table:style-name="ce5" office:value-type="string" calcext:value-type="string">
            <text:p><text:a xlink:href="http://alcoa.p1.inter.alcoa.com/global/en/about_alcoa/corp_gov/directors/Sorrell_Martin.asp" xlink:type="simple">http://alcoa.p1.inter.alcoa.com/global/en/about_alcoa/corp_gov/directors/Sorrell_Martin.asp</text:a></text:p>
          </table:table-cell>
          <table:table-cell table:number-columns-repeated="1020"/>
        </table:table-row>
        <table:table-row table:style-name="ro1">
          <table:table-cell table:style-name="ce2" office:value-type="string" calcext:value-type="string">
            <text:p>ALFALFA CLUB</text:p>
          </table:table-cell>
          <table:table-cell table:style-name="ce2" office:value-type="string" calcext:value-type="string">
            <text:p>ELAINE CHAO</text:p>
          </table:table-cell>
          <table:table-cell table:style-name="ce2" office:value-type="string" calcext:value-type="string">
            <text:p>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LIBABA</text:p>
          </table:table-cell>
          <table:table-cell table:style-name="ce2" office:value-type="string" calcext:value-type="string">
            <text:p>JACK MA</text:p>
          </table:table-cell>
          <table:table-cell table:style-name="ce2" office:value-type="string" calcext:value-type="string">
            <text:p>Founde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LL CHILDREN MATTER PAC</text:p>
          </table:table-cell>
          <table:table-cell table:style-name="ce2" office:value-type="string" calcext:value-type="string">
            <text:p>BETSY DEVOS</text:p>
          </table:table-cell>
          <table:table-cell table:style-name="ce2" office:value-type="string" calcext:value-type="string">
            <text:p>Co-founder</text:p>
          </table:table-cell>
          <table:table-cell table:style-name="ce5" office:value-type="string" calcext:value-type="string">
            <text:p><text:a xlink:href="http://www.politico.com/story/2016/11/betsy-devos-all-children-matter-election-fines-231954" xlink:type="simple">http://www.politico.com/story/2016/11/betsy-devos-all-children-matter-election-fines-231954</text:a></text:p>
          </table:table-cell>
          <table:table-cell table:number-columns-repeated="1020"/>
        </table:table-row>
        <table:table-row table:style-name="ro1">
          <table:table-cell table:style-name="ce2" office:value-type="string" calcext:value-type="string">
            <text:p>ALL CHILDREN MATTER, INC.</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LLIANCE FOR SCHOOL CHOICE</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LLIS-CHALMERS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LPHA OMEGA ALPHA HONOR MEDICAL SOCIETY</text:p>
          </table:table-cell>
          <table:table-cell table:style-name="ce2" office:value-type="string" calcext:value-type="string">
            <text:p>BEN CARSON</text:p>
          </table:table-cell>
          <table:table-cell table:style-name="ce2" office:value-type="string" calcext:value-type="string">
            <text:p>Member</text:p>
          </table:table-cell>
          <table:table-cell table:style-name="ce5" office:value-type="string" calcext:value-type="string">
            <text:p><text:a xlink:href="https://alphaomegaalpha.org/search.php" xlink:type="simple">https://alphaomegaalpha.org/search.php</text:a></text:p>
          </table:table-cell>
          <table:table-cell table:number-columns-repeated="1020"/>
        </table:table-row>
        <table:table-row table:style-name="ro1">
          <table:table-cell table:style-name="ce2" office:value-type="string" calcext:value-type="string">
            <text:p>ALTICOR</text:p>
          </table:table-cell>
          <table:table-cell table:style-name="ce2" office:value-type="string" calcext:value-type="string">
            <text:p>RICHARD MARVIN "DICK" DEVOS JR.</text:p>
          </table:table-cell>
          <table:table-cell table:style-name="ce2" office:value-type="string" calcext:value-type="string">
            <text:p>Former president</text:p>
          </table:table-cell>
          <table:table-cell table:style-name="ce5" office:value-type="string" calcext:value-type="string">
            <text:p><text:a xlink:href="https://web.archive.org/web/20060210232340/http://www.devosforgovernor.com/About/" xlink:type="simple">https://web.archive.org/web/20060210232340/http://www.devosforgovernor.com/About/</text:a></text:p>
          </table:table-cell>
          <table:table-cell table:number-columns-repeated="1020"/>
        </table:table-row>
        <table:table-row table:style-name="ro1">
          <table:table-cell table:style-name="ce2" office:value-type="string" calcext:value-type="string">
            <text:p>AMERICAN ACADEMY OF ACHIEVEMENT</text:p>
          </table:table-cell>
          <table:table-cell table:style-name="ce2" office:value-type="string" calcext:value-type="string">
            <text:p>BEN CARSON</text:p>
          </table:table-cell>
          <table:table-cell table:style-name="ce2" office:value-type="string" calcext:value-type="string">
            <text:p>Memb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MERICAN ACTION FORUM</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MERICAN BUSINESS COLLABORATIVE, LLC</text:p>
          </table:table-cell>
          <table:table-cell table:style-name="ce2" office:value-type="string" calcext:value-type="string">
            <text:p>BEN CARSON</text:p>
          </table:table-cell>
          <table:table-cell table:style-name="ce2" office:value-type="string" calcext:value-type="string">
            <text:p>President and CEO</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MERICAN CONSERVATIVE UNION</text:p>
          </table:table-cell>
          <table:table-cell table:style-name="ce2" office:value-type="string" calcext:value-type="string">
            <text:p>KELLYANNE CONWAY</text:p>
          </table:table-cell>
          <table:table-cell table:style-name="ce2" office:value-type="string" calcext:value-type="string">
            <text:p>Founder and president</text:p>
          </table:table-cell>
          <table:table-cell table:style-name="ce5" office:value-type="string" calcext:value-type="string">
            <text:p><text:a xlink:href="http://conservative.org/board-directors/" xlink:type="simple">http://conservative.org/board-directors/</text:a></text:p>
          </table:table-cell>
          <table:table-cell table:number-columns-repeated="1020"/>
        </table:table-row>
        <table:table-row table:style-name="ro1">
          <table:table-cell table:style-name="ce2" office:value-type="string" calcext:value-type="string">
            <text:p>AMERICAN EDUCATION REFORM COUNCIL</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5" office:value-type="string" calcext:value-type="string">
            <text:p><text:a xlink:href="http://www.newyorker.com/news/daily-comment/betsy-devos-and-the-plan-to-break-public-schools" xlink:type="simple">http://www.newyorker.com/news/daily-comment/betsy-devos-and-the-plan-to-break-public-schools</text:a></text:p>
          </table:table-cell>
          <table:table-cell table:number-columns-repeated="1020"/>
        </table:table-row>
        <table:table-row table:style-name="ro1">
          <table:table-cell table:style-name="ce2" office:value-type="string" calcext:value-type="string">
            <text:p>AMERICAN ENTERPRISE INSTITUTE FOR PUBLIC POLICY RESEARCH</text:p>
          </table:table-cell>
          <table:table-cell table:style-name="ce2" office:value-type="string" calcext:value-type="string">
            <text:p>BETSY DEVOS</text:p>
          </table:table-cell>
          <table:table-cell table:style-name="ce2" office:value-type="string" calcext:value-type="string">
            <text:p>Trustee</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FEDERATION FOR CHILDREN</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FREEDOM ALLIANCE</text:p>
          </table:table-cell>
          <table:table-cell table:style-name="ce2" office:value-type="string" calcext:value-type="string">
            <text:p>STEPHEN BANNO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AMERICAN FRIENDS OF THE RENE MAGRITTE MUSEUM</text:p>
          </table:table-cell>
          <table:table-cell table:style-name="ce2" office:value-type="string" calcext:value-type="string">
            <text:p>WILBUR ROSS</text:p>
          </table:table-cell>
          <table:table-cell table:style-name="ce2" office:value-type="string" calcext:value-type="string">
            <text:p>President</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MERICAN OPPORTUNITY ALLIANCE</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PETROLEUM INSTITUTE</text:p>
          </table:table-cell>
          <table:table-cell table:style-name="ce2" office:value-type="string" calcext:value-type="string">
            <text:p>REX TILLERSON</text:p>
          </table:table-cell>
          <table:table-cell table:style-name="ce2" office:value-type="string" calcext:value-type="string">
            <text:p>Member and former chairman</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AMERICAN VANTAGE / HYPNOTIC INC.</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AMERICAN VINTAGE MEDIA CORPORATION</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AMWAY</text:p>
          </table:table-cell>
          <table:table-cell table:style-name="ce2" office:value-type="string" calcext:value-type="string">
            <text:p>RICHARD DEVOS</text:p>
          </table:table-cell>
          <table:table-cell table:style-name="ce2" office:value-type="string" calcext:value-type="string">
            <text:p>Co-founder</text:p>
          </table:table-cell>
          <table:table-cell table:style-name="ce5" office:value-type="string" calcext:value-type="string">
            <text:p><text:a xlink:href="http://www.forbes.com/profile/richard-devos/" xlink:type="simple">http://www.forbes.com/profile/richard-devos/</text:a></text:p>
          </table:table-cell>
          <table:table-cell table:number-columns-repeated="1020"/>
        </table:table-row>
        <table:table-row table:style-name="ro1">
          <table:table-cell table:style-name="ce2" office:value-type="string" calcext:value-type="string">
            <text:p>AMWAY</text:p>
          </table:table-cell>
          <table:table-cell table:style-name="ce2" office:value-type="string" calcext:value-type="string">
            <text:p>RICHARD MARVIN "DICK" DEVOS JR.</text:p>
          </table:table-cell>
          <table:table-cell table:style-name="ce2" office:value-type="string" calcext:value-type="string">
            <text:p>Former president</text:p>
          </table:table-cell>
          <table:table-cell table:style-name="ce5" office:value-type="string" calcext:value-type="string">
            <text:p><text:a xlink:href="http://www.alticor.com/boardofdirectors.aspx" xlink:type="simple">http://www.alticor.com/boardofdirectors.aspx</text:a></text:p>
          </table:table-cell>
          <table:table-cell table:number-columns-repeated="1020"/>
        </table:table-row>
        <table:table-row table:style-name="ro1">
          <table:table-cell table:style-name="ce2" office:value-type="string" calcext:value-type="string">
            <text:p>ANBANG INSURANCE GROUP</text:p>
          </table:table-cell>
          <table:table-cell table:style-name="ce2" office:value-type="string" calcext:value-type="string">
            <text:p>WU XIAOHUI</text:p>
          </table:table-cell>
          <table:table-cell table:style-name="ce2" office:value-type="string" calcext:value-type="string">
            <text:p>Chairman</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POLLO GLOBAL MANAGEMENT</text:p>
          </table:table-cell>
          <table:table-cell table:style-name="ce2" office:value-type="string" calcext:value-type="string">
            <text:p>ANDY PUZDER</text:p>
          </table:table-cell>
          <table:table-cell table:style-name="ce2" office:value-type="string" calcext:value-type="string">
            <text:p>Stayed on as CEO after the company took CKE private</text:p>
          </table:table-cell>
          <table:table-cell table:style-name="ce5"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ARCELORMITTAL</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RTPRIZE GRAND RAPIDS</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SIA PACIFIC FOUNDATION OF CANADA</text:p>
          </table:table-cell>
          <table:table-cell table:style-name="ce2" office:value-type="string" calcext:value-type="string">
            <text:p>ELAINE CHAO</text:p>
          </table:table-cell>
          <table:table-cell table:style-name="ce2" office:value-type="string" calcext:value-type="string">
            <text:p>John H. McArthur Distinguished Fellowship, honorary 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SK (ASK SEEK KNOCK) MISSIONARY ORGANIZATION</text:p>
          </table:table-cell>
          <table:table-cell table:style-name="ce2" office:value-type="string" calcext:value-type="string">
            <text:p>OMAROSÉ ONEE MANIGAULT</text:p>
          </table:table-cell>
          <table:table-cell table:style-name="ce2" office:value-type="string" calcext:value-type="string">
            <text:p>Founder</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ASSOCIATION OF AMERICAN PHYSICIANS AND SURGEONS</text:p>
          </table:table-cell>
          <table:table-cell table:style-name="ce2" office:value-type="string" calcext:value-type="string">
            <text:p>TOM PRICE</text:p>
          </table:table-cell>
          <table:table-cell table:style-name="ce2" office:value-type="string" calcext:value-type="string">
            <text:p>Member</text:p>
          </table:table-cell>
          <table:table-cell table:style-name="ce5" office:value-type="string" calcext:value-type="string">
            <text:p><text:a xlink:href="http://www.mcclatchydc.com/news/politics-government/congress/article119020238.html" xlink:type="simple">http://www.mcclatchydc.com/news/politics-government/congress/article119020238.html</text:a></text:p>
          </table:table-cell>
          <table:table-cell table:number-columns-repeated="1020"/>
        </table:table-row>
        <table:table-row table:style-name="ro1">
          <table:table-cell table:style-name="ce2" office:value-type="string" calcext:value-type="string">
            <text:p>ASSURED GUARANTY</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VIATION PAYROLL COMPANY</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 PLAZA REAL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AKERHOSTETLER</text:p>
          </table:table-cell>
          <table:table-cell table:style-name="ce2" office:value-type="string" calcext:value-type="string">
            <text:p>MIKE FERGUSON</text:p>
          </table:table-cell>
          <table:table-cell table:style-name="ce2" office:value-type="string" calcext:value-type="string">
            <text:p>Lawyer</text:p>
          </table:table-cell>
          <table:table-cell table:style-name="ce5" office:value-type="string" calcext:value-type="string">
            <text:p><text:a xlink:href="https://www.bakerlaw.com/press/former-us-congressman-mike-ferguson-joins-bakerhostetler-to-lead-federal-policy-team" xlink:type="simple">https://www.bakerlaw.com/press/former-us-congressman-mike-ferguson-joins-bakerhostetler-to-lead-federal-policy-team</text:a></text:p>
          </table:table-cell>
          <table:table-cell table:number-columns-repeated="1020"/>
        </table:table-row>
        <table:table-row table:style-name="ro1">
          <table:table-cell table:style-name="ce2" office:value-type="string" calcext:value-type="string">
            <text:p>BANK OF AMERICA</text:p>
          </table:table-cell>
          <table:table-cell table:style-name="ce2" office:value-type="string" calcext:value-type="string">
            <text:p>ELAINE CHAO</text:p>
          </table:table-cell>
          <table:table-cell table:style-name="ce2" office:value-type="string" calcext:value-type="string">
            <text:p>Former vice president</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BANK OF CHINA</text:p>
          </table:table-cell>
          <table:table-cell table:style-name="ce2" office:value-type="string" calcext:value-type="string">
            <text:p>DONALD J. TRUMP</text:p>
          </table:table-cell>
          <table:table-cell table:style-name="ce2" office:value-type="string" calcext:value-type="string">
            <text:p>Loans</text:p>
          </table:table-cell>
          <table:table-cell table:style-name="ce5" office:value-type="string" calcext:value-type="string">
            <text:p><text:a xlink:href="http://www.nytimes.com/2016/11/06/us/politics/donald-trump-business-tax-records.html" xlink:type="simple">http://www.nytimes.com/2016/11/06/us/politics/donald-trump-business-tax-records.html</text:a></text:p>
          </table:table-cell>
          <table:table-cell table:number-columns-repeated="1020"/>
        </table:table-row>
        <table:table-row table:style-name="ro1">
          <table:table-cell table:style-name="ce2" office:value-type="string" calcext:value-type="string">
            <text:p>BANK OF CYPRUS</text:p>
          </table:table-cell>
          <table:table-cell table:style-name="ce2" office:value-type="string" calcext:value-type="string">
            <text:p>WILBUR ROSS</text:p>
          </table:table-cell>
          <table:table-cell table:style-name="ce2" office:value-type="string" calcext:value-type="string">
            <text:p>Vice 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K OF IRELAN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KUN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NON &amp; CO.</text:p>
          </table:table-cell>
          <table:table-cell table:style-name="ce2" office:value-type="string" calcext:value-type="string">
            <text:p>STEPHEN BANNON</text:p>
          </table:table-cell>
          <table:table-cell table:style-name="ce2" office:value-type="string" calcext:value-type="string">
            <text:p>Founder</text:p>
          </table:table-cell>
          <table:table-cell table:style-name="ce5" office:value-type="string" calcext:value-type="string">
            <text:p><text:a xlink:href="http://fortune.com/2016/08/17/donald-trump-bannon-mnuchin-goldman/" xlink:type="simple">http://fortune.com/2016/08/17/donald-trump-bannon-mnuchin-goldman/</text:a></text:p>
          </table:table-cell>
          <table:table-cell table:number-columns-repeated="1020"/>
        </table:table-row>
        <table:table-row table:style-name="ro1">
          <table:table-cell table:style-name="ce2" office:value-type="string" calcext:value-type="string">
            <text:p>BANNON, VORSE &amp; CO.</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BAY HARBOR YACHT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TEVFIK ARIF</text:p>
          </table:table-cell>
          <table:table-cell table:style-name="ce2" office:value-type="string" calcext:value-type="string">
            <text:p>Founder</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EDFORD HILL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ENCAN, LLC</text:p>
          </table:table-cell>
          <table:table-cell table:style-name="ce2" office:value-type="string" calcext:value-type="string">
            <text:p>BEN CARSON</text:p>
          </table:table-cell>
          <table:table-cell table:style-name="ce2" office:value-type="string" calcext:value-type="string">
            <text:p>Manager and memb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BERG, LLC</text:p>
          </table:table-cell>
          <table:table-cell table:style-name="ce2" office:value-type="string" calcext:value-type="string">
            <text:p>BEN CARSON</text:p>
          </table:table-cell>
          <table:table-cell table:style-name="ce2" office:value-type="string" calcext:value-type="string">
            <text:p>Memb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BIOCRAFT LAB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IRCHWOOD FARMS GOLF &amp; COUNTRY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BLENHEIM FOUNDATION USA</text:p>
          </table:table-cell>
          <table:table-cell table:style-name="ce2" office:value-type="string" calcext:value-type="string">
            <text:p>WILBUR ROSS</text:p>
          </table:table-cell>
          <table:table-cell table:style-name="ce2" office:value-type="string" calcext:value-type="string">
            <text:p>Truste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LOOMBERG PHILANTHROPY</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BLUE OCEAN RE HOLDING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OONE AND CROCKETT CLUB</text:p>
          </table:table-cell>
          <table:table-cell table:style-name="ce2" office:value-type="string" calcext:value-type="string">
            <text:p>DONALD TRUMP JR.</text:p>
          </table:table-cell>
          <table:table-cell table:style-name="ce2" office:value-type="string" calcext:value-type="string">
            <text:p>Membership</text:p>
          </table:table-cell>
          <table:table-cell table:style-name="ce5" office:value-type="string" calcext:value-type="string">
            <text:p><text:a xlink:href="http://www.cnn.com/2016/12/09/politics/donald-trump-jr-siblings-hunting-interior-secretary/" xlink:type="simple">http://www.cnn.com/2016/12/09/politics/donald-trump-jr-siblings-hunting-interior-secretary/</text:a></text:p>
          </table:table-cell>
          <table:table-cell table:number-columns-repeated="1020"/>
        </table:table-row>
        <table:table-row table:style-name="ro1">
          <table:table-cell table:style-name="ce2" office:value-type="string" calcext:value-type="string">
            <text:p>BOY SCOUTS OF AMERICA</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5" office:value-type="string" calcext:value-type="string">
            <text:p><text:a xlink:href="http://www.dallasnews.com/business/business/2014/09/06/exxon-mobil-ceo-rex-tillerson-an-eagle-scout-to-the-core" xlink:type="simple">http://www.dallasnews.com/business/business/2014/09/06/exxon-mobil-ceo-rex-tillerson-an-eagle-scout-to-the-core</text:a></text:p>
          </table:table-cell>
          <table:table-cell table:number-columns-repeated="1020"/>
        </table:table-row>
        <table:table-row table:style-name="ro1">
          <table:table-cell table:style-name="ce2" office:value-type="string" calcext:value-type="string">
            <text:p>BREITBART NEWS</text:p>
          </table:table-cell>
          <table:table-cell table:style-name="ce2" office:value-type="string" calcext:value-type="string">
            <text:p>STEPHEN BANNON</text:p>
          </table:table-cell>
          <table:table-cell table:style-name="ce2" office:value-type="string" calcext:value-type="string">
            <text:p>Former executive chair</text:p>
          </table:table-cell>
          <table:table-cell table:style-name="ce5" office:value-type="string" calcext:value-type="string">
            <text:p><text:a xlink:href="http://money.cnn.com/2016/11/14/media/steve-bannon-breitbart-trump-white-house-adviser/" xlink:type="simple">http://money.cnn.com/2016/11/14/media/steve-bannon-breitbart-trump-white-house-adviser/</text:a></text:p>
          </table:table-cell>
          <table:table-cell table:number-columns-repeated="1020"/>
        </table:table-row>
        <table:table-row table:style-name="ro1">
          <table:table-cell table:style-name="ce2" office:value-type="string" calcext:value-type="string">
            <text:p>BRIAR HALL OPERATION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ARCLIFF CONOMINIUM APARTMENT BUILDING</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IARCLIFF PROPERTI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TISHAMERICAN BUSINES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OOKINGS INSTITUTION</text:p>
          </table:table-cell>
          <table:table-cell table:style-name="ce2" office:value-type="string" calcext:value-type="string">
            <text:p>WILBUR ROSS</text:p>
          </table:table-cell>
          <table:table-cell table:style-name="ce2" office:value-type="string" calcext:value-type="string">
            <text:p>Trustee; Chairman, Economic Studies Council</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OOKLYN MUSEUM</text:p>
          </table:table-cell>
          <table:table-cell table:style-name="ce2" office:value-type="string" calcext:value-type="string">
            <text:p>WILBUR ROSS</text:p>
          </table:table-cell>
          <table:table-cell table:style-name="ce2" office:value-type="string" calcext:value-type="string">
            <text:p>Vice 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USINESS COUNCIL</text:p>
          </table:table-cell>
          <table:table-cell table:style-name="ce2" office:value-type="string" calcext:value-type="string">
            <text:p>REX TILLERSON</text:p>
          </table:table-cell>
          <table:table-cell table:style-name="ce2" office:value-type="string" calcext:value-type="string">
            <text:p>Membe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COUNCIL FOR INTERNATIONAL UNDERSTANDING</text:p>
          </table:table-cell>
          <table:table-cell table:style-name="ce2" office:value-type="string" calcext:value-type="string">
            <text:p>REX TILLERSON</text:p>
          </table:table-cell>
          <table:table-cell table:style-name="ce2" office:value-type="string" calcext:value-type="string">
            <text:p>Honorary trustee</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ROUNDTABLE</text:p>
          </table:table-cell>
          <table:table-cell table:style-name="ce2" office:value-type="string" calcext:value-type="string">
            <text:p>REX TILLERSON</text:p>
          </table:table-cell>
          <table:table-cell table:style-name="ce2" office:value-type="string" calcext:value-type="string">
            <text:p>Membe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ROUNDTABLE</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USY BOYS INVESTMENTS LLC</text:p>
          </table:table-cell>
          <table:table-cell table:style-name="ce2" office:value-type="string" calcext:value-type="string">
            <text:p>DONALD TRUMP JR.</text:p>
          </table:table-cell>
          <table:table-cell table:style-name="ce2" office:value-type="string" calcext:value-type="string">
            <text:p>Member manager / Manager</text:p>
          </table:table-cell>
          <table:table-cell table:style-name="ce6" office:value-type="string" calcext:value-type="string">
            <text:p>Nexis public records</text:p>
          </table:table-cell>
          <table:table-cell table:number-columns-repeated="1020"/>
        </table:table-row>
        <table:table-row table:style-name="ro1">
          <table:table-cell table:style-name="ce2" office:value-type="string" calcext:value-type="string">
            <text:p>C DEVELOPMENT VENTUR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 DEVELOPMENT VENTUR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CHARLES KUSHNER</text:p>
          </table:table-cell>
          <table:table-cell table:style-name="ce2" office:value-type="string" calcext:value-type="string">
            <text:p>Investor</text:p>
          </table:table-cell>
          <table:table-cell table:style-name="ce5"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ACK MA</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5"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5"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YURI MILNER</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AMBRIDGE WHO'S WHO</text:p>
          </table:table-cell>
          <table:table-cell table:style-name="ce2" office:value-type="string" calcext:value-type="string">
            <text:p>DONALD TRUMP JR.</text:p>
          </table:table-cell>
          <table:table-cell table:style-name="ce2" office:value-type="string" calcext:value-type="string">
            <text:p>Executive Director of Global Branding and Networking</text:p>
          </table:table-cell>
          <table:table-cell table:style-name="ce5" office:value-type="string" calcext:value-type="string">
            <text:p><text:a xlink:href="http://www.prnewswire.com/news-releases/donald-trump-jr-joins-cambridge-whos-who-as-executive-director-of-global-branding-and-networking-90793174.html" xlink:type="simple">http://www.prnewswire.com/news-releases/donald-trump-jr-joins-cambridge-whos-who-as-executive-director-of-global-branding-and-networking-90793174.html</text:a></text:p>
          </table:table-cell>
          <table:table-cell table:number-columns-repeated="1020"/>
        </table:table-row>
        <table:table-row table:style-name="ro1">
          <table:table-cell table:style-name="ce2" office:value-type="string" calcext:value-type="string">
            <text:p>CARIBUSINESS MR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JOSE GARCIA</text:p>
          </table:table-cell>
          <table:table-cell table:style-name="ce2" office:value-type="string" calcext:value-type="string">
            <text:p>CEO</text:p>
          </table:table-cell>
          <table:table-cell table:style-name="ce5"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PHILLIP NEUMAN</text:p>
          </table:table-cell>
          <table:table-cell table:style-name="ce2" office:value-type="string" calcext:value-type="string">
            <text:p>President</text:p>
          </table:table-cell>
          <table:table-cell table:style-name="ce5"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SUSAN POMPEO</text:p>
          </table:table-cell>
          <table:table-cell table:style-name="ce2" office:value-type="string" calcext:value-type="string">
            <text:p>Registered agent</text:p>
          </table:table-cell>
          <table:table-cell table:style-name="ce5"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TIM MOL</text:p>
          </table:table-cell>
          <table:table-cell table:style-name="ce2" office:value-type="string" calcext:value-type="string">
            <text:p>COO</text:p>
          </table:table-cell>
          <table:table-cell table:style-name="ce5"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VICTOR HEGGELMAN</text:p>
          </table:table-cell>
          <table:table-cell table:style-name="ce2" office:value-type="string" calcext:value-type="string">
            <text:p>CFO</text:p>
          </table:table-cell>
          <table:table-cell table:style-name="ce5"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XAVIER DEU</text:p>
          </table:table-cell>
          <table:table-cell table:style-name="ce2" office:value-type="string" calcext:value-type="string">
            <text:p>Chief marketing officer</text:p>
          </table:table-cell>
          <table:table-cell table:style-name="ce5"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SON SCHOLARS FUND</text:p>
          </table:table-cell>
          <table:table-cell table:style-name="ce2" office:value-type="string" calcext:value-type="string">
            <text:p>BEN CARSON</text:p>
          </table:table-cell>
          <table:table-cell table:style-name="ce2" office:value-type="string" calcext:value-type="string">
            <text:p>Co-found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CASCADE HILLS COUNTRY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CELLTEX THERAPEUTICS CORPORATION</text:p>
          </table:table-cell>
          <table:table-cell table:style-name="ce2" office:value-type="string" calcext:value-type="string">
            <text:p>RICK PERRY</text:p>
          </table:table-cell>
          <table:table-cell table:style-name="ce2" office:value-type="string" calcext:value-type="string">
            <text:p>Board member</text:p>
          </table:table-cell>
          <table:table-cell table:style-name="ce5" office:value-type="string" calcext:value-type="string">
            <text:p><text:a xlink:href="http://celltexbank.com/former-texas-governor-rick-perry-appointed-to-celltex-therapeutics-board-of-directors/" xlink:type="simple">http://celltexbank.com/former-texas-governor-rick-perry-appointed-to-celltex-therapeutics-board-of-directors/</text:a></text:p>
          </table:table-cell>
          <table:table-cell table:number-columns-repeated="1020"/>
        </table:table-row>
        <table:table-row table:style-name="ro1">
          <table:table-cell table:style-name="ce2" office:value-type="string" calcext:value-type="string">
            <text:p>CENTER FOR STRATEGIC AND INTERNATIONAL STUDIES</text:p>
          </table:table-cell>
          <table:table-cell table:style-name="ce2" office:value-type="string" calcext:value-type="string">
            <text:p>REX TILLERSON</text:p>
          </table:table-cell>
          <table:table-cell table:style-name="ce2" office:value-type="string" calcext:value-type="string">
            <text:p>Trustee</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CENTER OF POLITICAL AND FOREIGN AFFAIRS</text:p>
          </table:table-cell>
          <table:table-cell table:style-name="ce2" office:value-type="string" calcext:value-type="string">
            <text:p>DONALD TRUMP JR.</text:p>
          </table:table-cell>
          <table:table-cell table:style-name="ce2" office:value-type="string" calcext:value-type="string">
            <text:p>Gave speech to them in Paris, Nov. 2016</text:p>
          </table:table-cell>
          <table:table-cell table:style-name="ce5" office:value-type="string" calcext:value-type="string">
            <text:p><text:a xlink:href="http://www.wsj.com/articles/donald-trump-jr-held-talks-on-syria-with-russia-supporters-1479920753" xlink:type="simple">http://www.wsj.com/articles/donald-trump-jr-held-talks-on-syria-with-russia-supporters-1479920753</text:a></text:p>
          </table:table-cell>
          <table:table-cell table:number-columns-repeated="1020"/>
        </table:table-row>
        <table:table-row table:style-name="ro1">
          <table:table-cell table:style-name="ce2" office:value-type="string" calcext:value-type="string">
            <text:p>CENTER OF POLITICAL AND FOREIGN AFFAIRS</text:p>
          </table:table-cell>
          <table:table-cell table:style-name="ce2" office:value-type="string" calcext:value-type="string">
            <text:p>FABIEN BAUSSART</text:p>
          </table:table-cell>
          <table:table-cell table:style-name="ce2" office:value-type="string" calcext:value-type="string">
            <text:p>Founder</text:p>
          </table:table-cell>
          <table:table-cell table:style-name="ce5" office:value-type="string" calcext:value-type="string">
            <text:p><text:a xlink:href="http://www.wsj.com/articles/donald-trump-jr-held-talks-on-syria-with-russia-supporters-1479920753" xlink:type="simple">http://www.wsj.com/articles/donald-trump-jr-held-talks-on-syria-with-russia-supporters-1479920753</text:a></text:p>
          </table:table-cell>
          <table:table-cell table:number-columns-repeated="1020"/>
        </table:table-row>
        <table:table-row table:style-name="ro1">
          <table:table-cell table:style-name="ce2" office:value-type="string" calcext:value-type="string">
            <text:p>CENTERRA GROUP, LLC</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ENTURY ASSOCIATION</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ENTURY PROPERTIES</text:p>
          </table:table-cell>
          <table:table-cell table:style-name="ce2" office:value-type="string" calcext:value-type="string">
            <text:p>JOSE E.B. ANTONIO</text:p>
          </table:table-cell>
          <table:table-cell table:style-name="ce2" office:value-type="string" calcext:value-type="string">
            <text:p>Chairman, president, and CEO</text:p>
          </table:table-cell>
          <table:table-cell table:style-name="ce6" office:value-type="string" calcext:value-type="string">
            <text:p>http://www.nytimes.com/2016/11/26/us/politics/donald-trump-international-business.html | http://www.newsweek.com/2016/12/23/donald-trump-foreign-business-deals-jeopardize-us-531140.html</text:p>
          </table:table-cell>
          <table:table-cell table:number-columns-repeated="1020"/>
        </table:table-row>
        <table:table-row table:style-name="ro1">
          <table:table-cell table:style-name="ce2" office:value-type="string" calcext:value-type="string">
            <text:p>CENTURY PROPERTIES</text:p>
          </table:table-cell>
          <table:table-cell table:style-name="ce2" office:value-type="string" calcext:value-type="string">
            <text:p>JOSE ROBERTO "ROBBIE" ANTONIO</text:p>
          </table:table-cell>
          <table:table-cell table:style-name="ce2" office:value-type="string" calcext:value-type="string">
            <text:p>Managing director</text:p>
          </table:table-cell>
          <table:table-cell table:style-name="ce6" office:value-type="string" calcext:value-type="string">
            <text:p>http://www.nytimes.com/2016/11/26/us/politics/donald-trump-international-business.html | http://www.newsweek.com/2016/12/23/donald-trump-foreign-business-deals-jeopardize-us-531140.html</text:p>
          </table:table-cell>
          <table:table-cell table:number-columns-repeated="1020"/>
        </table:table-row>
        <table:table-row table:style-name="ro1">
          <table:table-cell table:style-name="ce2" office:value-type="string" calcext:value-type="string">
            <text:p>CHARTERED FINANCIAL ANALYST INSTITUTE</text:p>
          </table:table-cell>
          <table:table-cell table:style-name="ce2" office:value-type="string" calcext:value-type="string">
            <text:p>WILBUR ROSS</text:p>
          </table:table-cell>
          <table:table-cell table:style-name="ce2" office:value-type="string" calcext:value-type="string">
            <text:p>Chartered Financial Analyst</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HATTAHOOCHEE NATURE CENTER</text:p>
          </table:table-cell>
          <table:table-cell table:style-name="ce2" office:value-type="string" calcext:value-type="string">
            <text:p>TOM PRICE</text:p>
          </table:table-cell>
          <table:table-cell table:style-name="ce2" office:value-type="string" calcext:value-type="string">
            <text:p>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CHELSEA HALL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CAGO UNIT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NA TRADEMARK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IT GROUP, INC.</text:p>
          </table:table-cell>
          <table:table-cell table:style-name="ce2" office:value-type="string" calcext:value-type="string">
            <text:p>STEVEN MNUCHIN</text:p>
          </table:table-cell>
          <table:table-cell table:style-name="ce2" office:value-type="string" calcext:value-type="string">
            <text:p>Sold OneWest to CIT</text:p>
          </table:table-cell>
          <table:table-cell table:style-name="ce5" office:value-type="string" calcext:value-type="string">
            <text:p><text:a xlink:href="http://www.latimes.com/business/la-fi-onewest-cit-20150804-story.html" xlink:type="simple">http://www.latimes.com/business/la-fi-onewest-cit-20150804-story.html</text:a></text:p>
          </table:table-cell>
          <table:table-cell table:number-columns-repeated="1020"/>
        </table:table-row>
        <table:table-row table:style-name="ro1">
          <table:table-cell table:style-name="ce2" office:value-type="string" calcext:value-type="string">
            <text:p>CITIBANK</text:p>
          </table:table-cell>
          <table:table-cell table:style-name="ce2" office:value-type="string" calcext:value-type="string">
            <text:p>ELAINE CHAO</text:p>
          </table:table-cell>
          <table:table-cell table:style-name="ce2" office:value-type="string" calcext:value-type="string">
            <text:p>Former employee</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ITIMORTGAGE, INC.</text:p>
          </table:table-cell>
          <table:table-cell table:style-name="ce2" office:value-type="string" calcext:value-type="string">
            <text:p>DONALD TRUMP JR.</text:p>
          </table:table-cell>
          <table:table-cell table:style-name="ce2" office:value-type="string" calcext:value-type="string">
            <text:p>Mortgage</text:p>
          </table:table-cell>
          <table:table-cell table:style-name="ce5" office:value-type="string" calcext:value-type="string">
            <text:p><text:a xlink:href="https://a836-acris.nyc.gov/DS/DocumentSearch/DocumentDetail?doc_id=2009071701165001" xlink:type="simple">https://a836-acris.nyc.gov/DS/DocumentSearch/DocumentDetail?doc_id=2009071701165001</text:a></text:p>
          </table:table-cell>
          <table:table-cell table:number-columns-repeated="1020"/>
        </table:table-row>
        <table:table-row table:style-name="ro1">
          <table:table-cell table:style-name="ce2" office:value-type="string" calcext:value-type="string">
            <text:p>CIVIL DEFENSE SOLUTIONS</text:p>
          </table:table-cell>
          <table:table-cell table:style-name="ce2" office:value-type="string" calcext:value-type="string">
            <text:p>TOM BOSSERT</text:p>
          </table:table-cell>
          <table:table-cell table:style-name="ce2" office:value-type="string" calcext:value-type="string">
            <text:p>President</text:p>
          </table:table-cell>
          <table:table-cell table:style-name="ce5" office:value-type="string" calcext:value-type="string">
            <text:p><text:a xlink:href="http://www.atlanticcouncil.org/about/experts/list/tom-bossert" xlink:type="simple">http://www.atlanticcouncil.org/about/experts/list/tom-bossert</text:a></text:p>
          </table:table-cell>
          <table:table-cell table:number-columns-repeated="1020"/>
        </table:table-row>
        <table:table-row table:style-name="ro1">
          <table:table-cell table:style-name="ce2" office:value-type="string" calcext:value-type="string">
            <text:p>CKE RESTAURANTS, INC.</text:p>
          </table:table-cell>
          <table:table-cell table:style-name="ce2" office:value-type="string" calcext:value-type="string">
            <text:p>ANDY PUZDER</text:p>
          </table:table-cell>
          <table:table-cell table:style-name="ce2" office:value-type="string" calcext:value-type="string">
            <text:p>Longtime CEO</text:p>
          </table:table-cell>
          <table:table-cell table:style-name="ce5"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CLARE BOOTHE LUCE POLICY INSTITUTE</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5" office:value-type="string" calcext:value-type="string">
            <text:p><text:a xlink:href="http://cblpi.org/board-of-directors/" xlink:type="simple">http://cblpi.org/board-of-directors/</text:a></text:p>
          </table:table-cell>
          <table:table-cell table:number-columns-repeated="1020"/>
        </table:table-row>
        <table:table-row table:style-name="ro1">
          <table:table-cell table:style-name="ce2" office:value-type="string" calcext:value-type="string">
            <text:p>CLARENT HOSPITAL COR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LOSE UP FOUNDATION</text:p>
          </table:table-cell>
          <table:table-cell table:style-name="ce2" office:value-type="string" calcext:value-type="string">
            <text:p>LINDA MCMAHON</text:p>
          </table:table-cell>
          <table:table-cell table:style-name="ce2" office:value-type="string" calcext:value-type="string">
            <text:p>Board member</text:p>
          </table:table-cell>
          <table:table-cell table:style-name="ce5" office:value-type="string" calcext:value-type="string">
            <text:p><text:a xlink:href="https://votesmart.org/candidate/biography/126623/linda-mcmahon#.WHQVI7YrKEI" xlink:type="simple">https://votesmart.org/candidate/biography/126623/linda-mcmahon#.WHQVI7YrKEI</text:a></text:p>
          </table:table-cell>
          <table:table-cell table:number-columns-repeated="1020"/>
        </table:table-row>
        <table:table-row table:style-name="ro1">
          <table:table-cell table:style-name="ce2" office:value-type="string" calcext:value-type="string">
            <text:p>CLUB COLLETTE</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CONUTS</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MPAGNIE EUROPEENNE DE WAGONS S.A.R.L.</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MPASS ARTS</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CONTINENTAL DIVIDE INTERNATIONAL</text:p>
          </table:table-cell>
          <table:table-cell table:style-name="ce2" office:value-type="string" calcext:value-type="string">
            <text:p>RYAN ZINKE</text:p>
          </table:table-cell>
          <table:table-cell table:style-name="ce2" office:value-type="string" calcext:value-type="string">
            <text:p>Former CEO</text:p>
          </table:table-cell>
          <table:table-cell table:style-name="ce5" office:value-type="string" calcext:value-type="string">
            <text:p><text:a xlink:href="https://www.linkedin.com/in/ryan-zinke-b3b34416" xlink:type="simple">https://www.linkedin.com/in/ryan-zinke-b3b34416</text:a></text:p>
          </table:table-cell>
          <table:table-cell table:number-columns-repeated="1020"/>
        </table:table-row>
        <table:table-row table:style-name="ro1">
          <table:table-cell table:style-name="ce2" office:value-type="string" calcext:value-type="string">
            <text:p>COOPER INDUSTRIES</text:p>
          </table:table-cell>
          <table:table-cell table:style-name="ce2" office:value-type="string" calcext:value-type="string">
            <text:p>DAN COATS</text:p>
          </table:table-cell>
          <table:table-cell table:style-name="ce2" office:value-type="string" calcext:value-type="string">
            <text:p>Co-chairman</text:p>
          </table:table-cell>
          <table:table-cell table:style-name="ce5"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CORONET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OSTCO WHOLESALE CORPORATION</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COUNCIL ON FOREIGN RELATIONS</text:p>
          </table:table-cell>
          <table:table-cell table:style-name="ce2" office:value-type="string" calcext:value-type="string">
            <text:p>ELAINE CHAO</text:p>
          </table:table-cell>
          <table:table-cell table:style-name="ce2" office:value-type="string" calcext:value-type="string">
            <text:p>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U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D B PACE ACQUISITIO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 B PACE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AEWOO ENGINEERING AND CONSTRUCTION</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EFENSE INTELLIGENCE AGENCY</text:p>
          </table:table-cell>
          <table:table-cell table:style-name="ce2" office:value-type="string" calcext:value-type="string">
            <text:p>MICHAEL FLYNN</text:p>
          </table:table-cell>
          <table:table-cell table:style-name="ce2" office:value-type="string" calcext:value-type="string">
            <text:p>Former director</text:p>
          </table:table-cell>
          <table:table-cell table:style-name="ce5" office:value-type="string" calcext:value-type="string">
            <text:p><text:a xlink:href="http://www.pbs.org/newshour/updates/lt-gen-michael-flynn/" xlink:type="simple">http://www.pbs.org/newshour/updates/lt-gen-michael-flynn/</text:a></text:p>
          </table:table-cell>
          <table:table-cell table:number-columns-repeated="1020"/>
        </table:table-row>
        <table:table-row table:style-name="ro1">
          <table:table-cell table:style-name="ce2" office:value-type="string" calcext:value-type="string">
            <text:p>DELTA AIRLINES</text:p>
          </table:table-cell>
          <table:table-cell table:style-name="ce2" office:value-type="string" calcext:value-type="string">
            <text:p>ELAINE CHAO</text:p>
          </table:table-cell>
          <table:table-cell table:style-name="ce2" office:value-type="string" calcext:value-type="string">
            <text:p>Former board member (Northwest Airlines)</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DETROIT ATHLETIC CLUB</text:p>
          </table:table-cell>
          <table:table-cell table:style-name="ce2" office:value-type="string" calcext:value-type="string">
            <text:p>BETSY DEVOS</text:p>
          </table:table-cell>
          <table:table-cell table:style-name="ce2" office:value-type="string" calcext:value-type="string">
            <text:p>Former 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EVELOPMEN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VOS INSTITUTE FOR ARTS MANAGEMENT</text:p>
          </table:table-cell>
          <table:table-cell table:style-name="ce2" office:value-type="string" calcext:value-type="string">
            <text:p>BETSY DEVOS</text:p>
          </table:table-cell>
          <table:table-cell table:style-name="ce2" office:value-type="string" calcext:value-type="string">
            <text:p>Member, advisory board</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IAMOND S. SHIPPING</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DICK &amp; BETSY DEVOS FAMILY FOUNDATION</text:p>
          </table:table-cell>
          <table:table-cell table:style-name="ce2" office:value-type="string" calcext:value-type="string">
            <text:p>BETSY DEVOS</text:p>
          </table:table-cell>
          <table:table-cell table:style-name="ce2" office:value-type="string" calcext:value-type="string">
            <text:p>Co-found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J AEROSPACE (BERMUDA)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AEROSPA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LAND HOLDING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CX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AYDIN DOGAN</text:p>
          </table:table-cell>
          <table:table-cell table:style-name="ce2" office:value-type="string" calcext:value-type="string">
            <text:p>Ow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BARBAROS MURATOGL</text:p>
          </table:table-cell>
          <table:table-cell table:style-name="ce2" office:value-type="string" calcext:value-type="string">
            <text:p>Company liaison to Ankara</text:p>
          </table:table-cell>
          <table:table-cell table:style-name="ce5"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MEHMET ALI YALCINDAG</text:p>
          </table:table-cell>
          <table:table-cell table:style-name="ce2" office:value-type="string" calcext:value-type="string">
            <text:p>Former senior executive</text:p>
          </table:table-cell>
          <table:table-cell table:style-name="ce6" office:value-type="string" calcext:value-type="string">
            <text:p>http://www.nytimes.com/2016/11/26/us/politics/donald-trump-international-business.html | http://www.hurriyetdailynews.com/a-major-shake-up-at-dogan-media.aspx?PageID=238&amp;NID=104450&amp;NewsCatID=345</text:p>
          </table:table-cell>
          <table:table-cell table:number-columns-repeated="1020"/>
        </table:table-row>
        <table:table-row table:style-name="ro1">
          <table:table-cell table:style-name="ce2" office:value-type="string" calcext:value-type="string">
            <text:p>DOLE FOOD COMPANY</text:p>
          </table:table-cell>
          <table:table-cell table:style-name="ce2" office:value-type="string" calcext:value-type="string">
            <text:p>ELAINE CHAO</text:p>
          </table:table-cell>
          <table:table-cell table:style-name="ce2" office:value-type="string" calcext:value-type="string">
            <text:p>Former directo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DOMESTIC ENERGY PRODUCERS ALLIANCE</text:p>
          </table:table-cell>
          <table:table-cell table:style-name="ce2" office:value-type="string" calcext:value-type="string">
            <text:p>SCOTT PRUITT</text:p>
          </table:table-cell>
          <table:table-cell table:style-name="ce2" office:value-type="string" calcext:value-type="string">
            <text:p>Joint filer on lawsuit</text:p>
          </table:table-cell>
          <table:table-cell table:style-name="ce5" office:value-type="string" calcext:value-type="string">
            <text:p><text:a xlink:href="http://www.nytimes.com/2016/12/07/us/politics/scott-pruitt-epa-trump.html" xlink:type="simple">http://www.nytimes.com/2016/12/07/us/politics/scott-pruitt-epa-trump.html</text:a></text:p>
          </table:table-cell>
          <table:table-cell table:number-columns-repeated="1020"/>
        </table:table-row>
        <table:table-row table:style-name="ro1">
          <table:table-cell table:style-name="ce2" office:value-type="string" calcext:value-type="string">
            <text:p>DOUBLE TAP LL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5" office:value-type="string" calcext:value-type="string">
            <text:p><text:a xlink:href="http://clerk.house.gov/public_disc/financial-pdfs/2014/10008194.pdf" xlink:type="simple">http://clerk.house.gov/public_disc/financial-pdfs/2014/10008194.pdf</text:a></text:p>
          </table:table-cell>
          <table:table-cell table:number-columns-repeated="1020"/>
        </table:table-row>
        <table:table-row table:style-name="ro1">
          <table:table-cell table:style-name="ce2" office:value-type="string" calcext:value-type="string">
            <text:p>DSN LICENS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S HOLDINGS LP</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DT APP WARRANT HOLD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APP WARRANT HOLDING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EUROPE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ENDEAVO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ENDEAVOR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JERSEY C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JUPIT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ATUL CHORDIA</text:p>
          </table:table-cell>
          <table:table-cell table:style-name="ce2" office:value-type="string" calcext:value-type="string">
            <text:p>Developer in India, pictured with Trump soon after election</text:p>
          </table:table-cell>
          <table:table-cell table:style-name="ce5"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KALPESH MEHTA</text:p>
          </table:table-cell>
          <table:table-cell table:style-name="ce2" office:value-type="string" calcext:value-type="string">
            <text:p>Developer in India, pictured with Trump soon after election</text:p>
          </table:table-cell>
          <table:table-cell table:style-name="ce5"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SAGAR CHORDIA</text:p>
          </table:table-cell>
          <table:table-cell table:style-name="ce2" office:value-type="string" calcext:value-type="string">
            <text:p>Developer in India, pictured with Trump soon after election</text:p>
          </table:table-cell>
          <table:table-cell table:style-name="ce5"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L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W VENTUR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W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UNE CAPITAL MANAGEMENT</text:p>
          </table:table-cell>
          <table:table-cell table:style-name="ce2" office:value-type="string" calcext:value-type="string">
            <text:p>STEVEN MNUCHIN</text:p>
          </table:table-cell>
          <table:table-cell table:style-name="ce2" office:value-type="string" calcext:value-type="string">
            <text:p>Founder</text:p>
          </table:table-cell>
          <table:table-cell table:style-name="ce5"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ECONOMIC CLUB OF GRAND RAPIDS</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DUCATION FREEDOM FUND</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ID VENTURE I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L VEDADO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EMERGENCY COMMITTEE FOR AMERICAN TRADE</text:p>
          </table:table-cell>
          <table:table-cell table:style-name="ce2" office:value-type="string" calcext:value-type="string">
            <text:p>REX TILLERSON</text:p>
          </table:table-cell>
          <table:table-cell table:style-name="ce2" office:value-type="string" calcext:value-type="string">
            <text:p>Membe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MORY UNIVERSITY SCHOOL OF MEDICINE</text:p>
          </table:table-cell>
          <table:table-cell table:style-name="ce2" office:value-type="string" calcext:value-type="string">
            <text:p>TOM PRICE</text:p>
          </table:table-cell>
          <table:table-cell table:style-name="ce2" office:value-type="string" calcext:value-type="string">
            <text:p>Former assistant professor</text:p>
          </table:table-cell>
          <table:table-cell table:style-name="ce5" office:value-type="string" calcext:value-type="string">
            <text:p><text:a xlink:href="https://tomprice.house.gov/about/full-biography" xlink:type="simple">https://tomprice.house.gov/about/full-biography</text:a></text:p>
          </table:table-cell>
          <table:table-cell table:number-columns-repeated="1020"/>
        </table:table-row>
        <table:table-row table:style-name="ro1">
          <table:table-cell table:style-name="ce2" office:value-type="string" calcext:value-type="string">
            <text:p>ENDEAVOUR GLOBAL STRATEGIES</text:p>
          </table:table-cell>
          <table:table-cell table:style-name="ce2" office:value-type="string" calcext:value-type="string">
            <text:p>SEAN SPICER</text:p>
          </table:table-cell>
          <table:table-cell table:style-name="ce2" office:value-type="string" calcext:value-type="string">
            <text:p>Founder and partner</text:p>
          </table:table-cell>
          <table:table-cell table:style-name="ce5" office:value-type="string" calcext:value-type="string">
            <text:p><text:a xlink:href="http://www.sourcewatch.org/index.php/Endeavour_Global_Strategies" xlink:type="simple">http://www.sourcewatch.org/index.php/Endeavour_Global_Strategies</text:a></text:p>
          </table:table-cell>
          <table:table-cell table:number-columns-repeated="1020"/>
        </table:table-row>
        <table:table-row table:style-name="ro1">
          <table:table-cell table:style-name="ce2" office:value-type="string" calcext:value-type="string">
            <text:p>ENERGY TRANSFER PARTNERS</text:p>
          </table:table-cell>
          <table:table-cell table:style-name="ce2" office:value-type="string" calcext:value-type="string">
            <text:p>RICK PERRY</text:p>
          </table:table-cell>
          <table:table-cell table:style-name="ce2" office:value-type="string" calcext:value-type="string">
            <text:p>Former board member</text:p>
          </table:table-cell>
          <table:table-cell table:style-name="ce5" office:value-type="string" calcext:value-type="string">
            <text:p><text:a xlink:href="http://www.houstonchronicle.com/news/politics/texas/article/Ex-Gov-Perry-earned-365-000-last-year-from-7304633.php" xlink:type="simple">http://www.houstonchronicle.com/news/politics/texas/article/Ex-Gov-Perry-earned-365-000-last-year-from-7304633.php</text:a></text:p>
          </table:table-cell>
          <table:table-cell table:number-columns-repeated="1020"/>
        </table:table-row>
        <table:table-row table:style-name="ro1">
          <table:table-cell table:style-name="ce2" office:value-type="string" calcext:value-type="string">
            <text:p>ESL INVESTMENTS</text:p>
          </table:table-cell>
          <table:table-cell table:style-name="ce2" office:value-type="string" calcext:value-type="string">
            <text:p>STEVEN MNUCHIN</text:p>
          </table:table-cell>
          <table:table-cell table:style-name="ce2" office:value-type="string" calcext:value-type="string">
            <text:p>Vice chairman</text:p>
          </table:table-cell>
          <table:table-cell table:style-name="ce5" office:value-type="string" calcext:value-type="string">
            <text:p><text:a xlink:href="https://www.bloomberg.com/news/articles/2012-03-22/from-indymac-to-onewest-steven-mnuchins-big-score" xlink:type="simple">https://www.bloomberg.com/news/articles/2012-03-22/from-indymac-to-onewest-steven-mnuchins-big-score</text:a></text:p>
          </table:table-cell>
          <table:table-cell table:number-columns-repeated="1020"/>
        </table:table-row>
        <table:table-row table:style-name="ro1">
          <table:table-cell table:style-name="ce2" office:value-type="string" calcext:value-type="string">
            <text:p>ESSO EXPLORATION AND PRODUCTION KHORAT INC.</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CEL VENTURE 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XCEL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XCELLENCE IN EDUCATION IN ACTION</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XCO RESOURCES</text:p>
          </table:table-cell>
          <table:table-cell table:style-name="ce2" office:value-type="string" calcext:value-type="string">
            <text:p>WILBUR ROSS</text:p>
          </table:table-cell>
          <table:table-cell table:style-name="ce2" office:value-type="string" calcext:value-type="string">
            <text:p>Independent 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EXOTICA INTERNATIONAL</text:p>
          </table:table-cell>
          <table:table-cell table:style-name="ce2" office:value-type="string" calcext:value-type="string">
            <text:p>NIKKI HALEY</text:p>
          </table:table-cell>
          <table:table-cell table:style-name="ce2" office:value-type="string" calcext:value-type="string">
            <text:p>helped grow the business, per CBSNewYork</text:p>
          </table:table-cell>
          <table:table-cell table:style-name="ce5" office:value-type="string" calcext:value-type="string">
            <text:p><text:a xlink:href="http://newyork.cbslocal.com/2016/11/23/nikki-haley-fast-facts/" xlink:type="simple">http://newyork.cbslocal.com/2016/11/23/nikki-haley-fast-facts/</text:a></text:p>
          </table:table-cell>
          <table:table-cell table:number-columns-repeated="1020"/>
        </table:table-row>
        <table:table-row table:style-name="ro1">
          <table:table-cell table:style-name="ce2" office:value-type="string" calcext:value-type="string">
            <text:p>EXXON MOBIL CORPORATION</text:p>
          </table:table-cell>
          <table:table-cell table:style-name="ce2" office:value-type="string" calcext:value-type="string">
            <text:p>REX TILLERSON</text:p>
          </table:table-cell>
          <table:table-cell table:style-name="ce2" office:value-type="string" calcext:value-type="string">
            <text:p>CEO and chairman</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NEFTEGAS LIMITED</text:p>
          </table:table-cell>
          <table:table-cell table:style-name="ce2" office:value-type="string" calcext:value-type="string">
            <text:p>REX TILLERSON</text:p>
          </table:table-cell>
          <table:table-cell table:style-name="ce2" office:value-type="string" calcext:value-type="string">
            <text:p>Former vice president</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VENTURES (CIS) INC.</text:p>
          </table:table-cell>
          <table:table-cell table:style-name="ce2" office:value-type="string" calcext:value-type="string">
            <text:p>REX TILLERSON</text:p>
          </table:table-cell>
          <table:table-cell table:style-name="ce2" office:value-type="string" calcext:value-type="string">
            <text:p>Former vice president</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YEMEN INC.</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MOBIL DEVELOPMENT COMPANY</text:p>
          </table:table-cell>
          <table:table-cell table:style-name="ce2" office:value-type="string" calcext:value-type="string">
            <text:p>REX TILLERSON</text:p>
          </table:table-cell>
          <table:table-cell table:style-name="ce2" office:value-type="string" calcext:value-type="string">
            <text:p>Former executive vice president</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FABFITFUN</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FAIRWAY RESOURCES GP,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FCR CORPORATION</text:p>
          </table:table-cell>
          <table:table-cell table:style-name="ce2" office:value-type="string" calcext:value-type="string">
            <text:p>NIKKI HALEY</text:p>
          </table:table-cell>
          <table:table-cell table:style-name="ce2" office:value-type="string" calcext:value-type="string">
            <text:p>Former employee</text:p>
          </table:table-cell>
          <table:table-cell table:style-name="ce5" office:value-type="string" calcext:value-type="string">
            <text:p><text:a xlink:href="http://newyork.cbslocal.com/2016/11/23/nikki-haley-fast-facts/" xlink:type="simple">http://newyork.cbslocal.com/2016/11/23/nikki-haley-fast-facts/</text:a></text:p>
          </table:table-cell>
          <table:table-cell table:number-columns-repeated="1020"/>
        </table:table-row>
        <table:table-row table:style-name="ro1">
          <table:table-cell table:style-name="ce2" office:value-type="string" calcext:value-type="string">
            <text:p>FEDERAL ELECTION COMMISSION</text:p>
          </table:table-cell>
          <table:table-cell table:style-name="ce2" office:value-type="string" calcext:value-type="string">
            <text:p>DON MCGAHN</text:p>
          </table:table-cell>
          <table:table-cell table:style-name="ce2" office:value-type="string" calcext:value-type="string">
            <text:p>Former member</text:p>
          </table:table-cell>
          <table:table-cell table:style-name="ce5"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FEDERAL EMERGENCY MANAGEMENT AGENCY</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5"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FEDERALIST SOCIE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IDELITY</text:p>
          </table:table-cell>
          <table:table-cell table:style-name="ce2" office:value-type="string" calcext:value-type="string">
            <text:p>ANDY PUZDER</text:p>
          </table:table-cell>
          <table:table-cell table:style-name="ce2" office:value-type="string" calcext:value-type="string">
            <text:p>Former executive vice president / general counsel</text:p>
          </table:table-cell>
          <table:table-cell table:style-name="ce5"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FIFTY SEVENTH STREET ASSOCI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FTY-SEVEN MANAGEMENT CORP.</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EET TRADE &amp; TRANSPORT (USA) LTD.</text:p>
          </table:table-cell>
          <table:table-cell table:style-name="ce2" office:value-type="string" calcext:value-type="string">
            <text:p>GARY COHN</text:p>
          </table:table-cell>
          <table:table-cell table:style-name="ce2" office:value-type="string" calcext:value-type="string">
            <text:p>Former Chairman and Treasure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FLIGHT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ORIDA PROPERTIES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YNN INTEL GROUP</text:p>
          </table:table-cell>
          <table:table-cell table:style-name="ce2" office:value-type="string" calcext:value-type="string">
            <text:p>MICHAEL FLYNN</text:p>
          </table:table-cell>
          <table:table-cell table:style-name="ce2" office:value-type="string" calcext:value-type="string">
            <text:p>Founder and CEO</text:p>
          </table:table-cell>
          <table:table-cell table:style-name="ce5" office:value-type="string" calcext:value-type="string">
            <text:p><text:a xlink:href="https://theintercept.com/2016/11/17/turkish-client-paid-trump-adviser-michael-flynns-company-tens-of-thousands-of-dollars-for-lobbying/" xlink:type="simple">https://theintercept.com/2016/11/17/turkish-client-paid-trump-adviser-michael-flynns-company-tens-of-thousands-of-dollars-for-lobbying/</text:a></text:p>
          </table:table-cell>
          <table:table-cell table:number-columns-repeated="1020"/>
        </table:table-row>
        <table:table-row table:style-name="ro1">
          <table:table-cell table:style-name="ce2" office:value-type="string" calcext:value-type="string">
            <text:p>FONTAINBLEU APARTMEN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ORD'S THEATRE SOCIE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ORD'S THEATRE SOCIETY</text:p>
          </table:table-cell>
          <table:table-cell table:style-name="ce2" office:value-type="string" calcext:value-type="string">
            <text:p>REX TILLERSON</text:p>
          </table:table-cell>
          <table:table-cell table:style-name="ce2" office:value-type="string" calcext:value-type="string">
            <text:p>Vice chairman</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FOREMOST GROUP</text:p>
          </table:table-cell>
          <table:table-cell table:style-name="ce2" office:value-type="string" calcext:value-type="string">
            <text:p>ELAINE CHAO</text:p>
          </table:table-cell>
          <table:table-cell table:style-name="ce2" office:value-type="string" calcext:value-type="string">
            <text:p>Former employee</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ORMULA ONE</text:p>
          </table:table-cell>
          <table:table-cell table:style-name="ce2" office:value-type="string" calcext:value-type="string">
            <text:p>MARTIN SORRELL</text:p>
          </table:table-cell>
          <table:table-cell table:style-name="ce2" office:value-type="string" calcext:value-type="string">
            <text:p>Non-executive director</text:p>
          </table:table-cell>
          <table:table-cell table:style-name="ce5" office:value-type="string" calcext:value-type="string">
            <text:p><text:a xlink:href="http://www.wpp.com/wpp/about/whoweare/leadership/" xlink:type="simple">http://www.wpp.com/wpp/about/whoweare/leadership/</text:a></text:p>
          </table:table-cell>
          <table:table-cell table:number-columns-repeated="1020"/>
        </table:table-row>
        <table:table-row table:style-name="ro1">
          <table:table-cell table:style-name="ce2" office:value-type="string" calcext:value-type="string">
            <text:p>FORT MILL AREA COUNCIL, YORK COUNTY REGIONAL CHAMBER OF COMMERCE</text:p>
          </table:table-cell>
          <table:table-cell table:style-name="ce2" office:value-type="string" calcext:value-type="string">
            <text:p>MICK MULVANEY</text:p>
          </table:table-cell>
          <table:table-cell table:style-name="ce2" office:value-type="string" calcext:value-type="string">
            <text:p>Member</text:p>
          </table:table-cell>
          <table:table-cell table:style-name="ce5"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FORWARD</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FOUNDATION FOR EXCELLENCE IN EDUCATION</text:p>
          </table:table-cell>
          <table:table-cell table:style-name="ce2" office:value-type="string" calcext:value-type="string">
            <text:p>BETSY DEVOS</text:p>
          </table:table-cell>
          <table:table-cell table:style-name="ce2" office:value-type="string" calcext:value-type="string">
            <text:p>Board 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FOX NEWS</text:p>
          </table:table-cell>
          <table:table-cell table:style-name="ce2" office:value-type="string" calcext:value-type="string">
            <text:p>KATHLEEN TROIA MCFARLAND</text:p>
          </table:table-cell>
          <table:table-cell table:style-name="ce2" office:value-type="string" calcext:value-type="string">
            <text:p>Former commentator and host</text:p>
          </table:table-cell>
          <table:table-cell table:style-name="ce5" office:value-type="string" calcext:value-type="string">
            <text:p><text:a xlink:href="http://www.foxnews.com/person/m/kt-mcfarland.html" xlink:type="simple">http://www.foxnews.com/person/m/kt-mcfarland.html</text:a></text:p>
          </table:table-cell>
          <table:table-cell table:number-columns-repeated="1020"/>
        </table:table-row>
        <table:table-row table:style-name="ro1">
          <table:table-cell table:style-name="ce2" office:value-type="string" calcext:value-type="string">
            <text:p>FRED C. TRUMP, GRAT TRUST-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RED JORDAN MISSION</text:p>
          </table:table-cell>
          <table:table-cell table:style-name="ce2" office:value-type="string" calcext:value-type="string">
            <text:p>OMAROSÉ ONEE MANIGAULT</text:p>
          </table:table-cell>
          <table:table-cell table:style-name="ce2" office:value-type="string" calcext:value-type="string">
            <text:p>Worked on behalf of</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FREE PRESS/SIMON AND SCHUSTER</text:p>
          </table:table-cell>
          <table:table-cell table:style-name="ce2" office:value-type="string" calcext:value-type="string">
            <text:p>KELLYANNE CONWAY</text:p>
          </table:table-cell>
          <table:table-cell table:style-name="ce2" office:value-type="string" calcext:value-type="string">
            <text:p>Author</text:p>
          </table:table-cell>
          <table:table-cell table:style-name="ce5" office:value-type="string" calcext:value-type="string">
            <text:p><text:a xlink:href="http://www.simonandschuster.com/authors/Kellyanne-Conway/30158733" xlink:type="simple">http://www.simonandschuster.com/authors/Kellyanne-Conway/30158733</text:a></text:p>
          </table:table-cell>
          <table:table-cell table:number-columns-repeated="1020"/>
        </table:table-row>
        <table:table-row table:style-name="ro1">
          <table:table-cell table:style-name="ce2" office:value-type="string" calcext:value-type="string">
            <text:p>FRESCA CREDIT LAND CO.</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FUR VAULT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FWA CONSULTANTS</text:p>
          </table:table-cell>
          <table:table-cell table:style-name="ce2" office:value-type="string" calcext:value-type="string">
            <text:p>JAMES MATTIS</text:p>
          </table:table-cell>
          <table:table-cell table:style-name="ce2" office:value-type="string" calcext:value-type="string">
            <text:p>Consultant/speaker</text:p>
          </table:table-cell>
          <table:table-cell table:style-name="ce5" office:value-type="string" calcext:value-type="string">
            <text:p><text:a xlink:href="http://fwaconsultants.homestead.com/MattisBio.html" xlink:type="simple">http://fwaconsultants.homestead.com/MattisBio.html</text:a></text:p>
          </table:table-cell>
          <table:table-cell table:number-columns-repeated="1020"/>
        </table:table-row>
        <table:table-row table:style-name="ro1">
          <table:table-cell table:style-name="ce2" office:value-type="string" calcext:value-type="string">
            <text:p>GENIUS PRODUCTS, INC.</text:p>
          </table:table-cell>
          <table:table-cell table:style-name="ce2" office:value-type="string" calcext:value-type="string">
            <text:p>STEPHEN BANNON</text:p>
          </table:table-cell>
          <table:table-cell table:style-name="ce2" office:value-type="string" calcext:value-type="string">
            <text:p>Chairman / vice chairman</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GEORGIA ENSEMBLE THEATER</text:p>
          </table:table-cell>
          <table:table-cell table:style-name="ce2" office:value-type="string" calcext:value-type="string">
            <text:p>TOM PRICE</text:p>
          </table:table-cell>
          <table:table-cell table:style-name="ce2" office:value-type="string" calcext:value-type="string">
            <text:p>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GLEP EDUCATION FUND</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GLOBAL GATEWAY ALLIANCE</text:p>
          </table:table-cell>
          <table:table-cell table:style-name="ce2" office:value-type="string" calcext:value-type="string">
            <text:p>JARED KUSHNER</text:p>
          </table:table-cell>
          <table:table-cell table:style-name="ce2" office:value-type="string" calcext:value-type="string">
            <text:p>Backer</text:p>
          </table:table-cell>
          <table:table-cell table:style-name="ce5" office:value-type="string" calcext:value-type="string">
            <text:p><text:a xlink:href="http://webcache.googleusercontent.com/search?q=cache:fQm6h4tZSvMJ:www.globalgatewayalliance.org/jared-kushner+&amp;cd=1&amp;hl=en&amp;ct=clnk&amp;gl=us" xlink:type="simple">http://webcache.googleusercontent.com/search?q=cache:fQm6h4tZSvMJ:www.globalgatewayalliance.org/jared-kushner+&amp;cd=1&amp;hl=en&amp;ct=clnk&amp;gl=us</text:a></text:p>
          </table:table-cell>
          <table:table-cell table:number-columns-repeated="1020"/>
        </table:table-row>
        <table:table-row table:style-name="ro1">
          <table:table-cell table:style-name="ce2" office:value-type="string" calcext:value-type="string">
            <text:p>GLOBAL GATEWAY ALLIANCE</text:p>
          </table:table-cell>
          <table:table-cell table:style-name="ce2" office:value-type="string" calcext:value-type="string">
            <text:p>JOSEPH SITT</text:p>
          </table:table-cell>
          <table:table-cell table:style-name="ce2" office:value-type="string" calcext:value-type="string">
            <text:p>Founder</text:p>
          </table:table-cell>
          <table:table-cell table:style-name="ce5" office:value-type="string" calcext:value-type="string">
            <text:p><text:a xlink:href="http://www.crainsnewyork.com/article/20130707/REAL_ESTATE/130709949/joseph-sitt-loves-ny-hates-its-airports" xlink:type="simple">http://www.crainsnewyork.com/article/20130707/REAL_ESTATE/130709949/joseph-sitt-loves-ny-hates-its-airports</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GARY COHN</text:p>
          </table:table-cell>
          <table:table-cell table:style-name="ce2" office:value-type="string" calcext:value-type="string">
            <text:p>President and COO</text:p>
          </table:table-cell>
          <table:table-cell table:style-name="ce5" office:value-type="string" calcext:value-type="string">
            <text:p><text:a xlink:href="http://www.goldmansachs.com/who-we-are/leadership/executive-officers/gary-d-cohn.html" xlink:type="simple">http://www.goldmansachs.com/who-we-are/leadership/executive-officers/gary-d-cohn.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STEPHEN BANNON</text:p>
          </table:table-cell>
          <table:table-cell table:style-name="ce2" office:value-type="string" calcext:value-type="string">
            <text:p>Former investment banker</text:p>
          </table:table-cell>
          <table:table-cell table:style-name="ce5" office:value-type="string" calcext:value-type="string">
            <text:p><text:a xlink:href="http://fortune.com/2016/08/17/donald-trump-bannon-mnuchin-goldman/" xlink:type="simple">http://fortune.com/2016/08/17/donald-trump-bannon-mnuchin-goldman/</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STEVEN MNUCHIN</text:p>
          </table:table-cell>
          <table:table-cell table:style-name="ce2" office:value-type="string" calcext:value-type="string">
            <text:p>Former partner</text:p>
          </table:table-cell>
          <table:table-cell table:style-name="ce5"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GOLF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PRODUC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VERNMENT ACCOUNTABILITY INSTITUTE</text:p>
          </table:table-cell>
          <table:table-cell table:style-name="ce2" office:value-type="string" calcext:value-type="string">
            <text:p>STEPHEN BANNON</text:p>
          </table:table-cell>
          <table:table-cell table:style-name="ce2" office:value-type="string" calcext:value-type="string">
            <text:p>Co-founder &amp; Executive Chair</text:p>
          </table:table-cell>
          <table:table-cell table:style-name="ce5"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GRADY MEMORIAL HOSPITAL</text:p>
          </table:table-cell>
          <table:table-cell table:style-name="ce2" office:value-type="string" calcext:value-type="string">
            <text:p>TOM PRICE</text:p>
          </table:table-cell>
          <table:table-cell table:style-name="ce2" office:value-type="string" calcext:value-type="string">
            <text:p>Former director of orthopedic clinic</text:p>
          </table:table-cell>
          <table:table-cell table:style-name="ce5" office:value-type="string" calcext:value-type="string">
            <text:p><text:a xlink:href="https://tomprice.house.gov/about/full-biography" xlink:type="simple">https://tomprice.house.gov/about/full-biography</text:a></text:p>
          </table:table-cell>
          <table:table-cell table:number-columns-repeated="1020"/>
        </table:table-row>
        <table:table-row table:style-name="ro1">
          <table:table-cell table:style-name="ce2" office:value-type="string" calcext:value-type="string">
            <text:p>GREAT LAKES EDUCATION FOUNDATION</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GREAT LAKES EDUCATION PROJECT PAC</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5" office:value-type="string" calcext:value-type="string">
            <text:p><text:a xlink:href="https://www.washingtonpost.com/news/answer-sheet/wp/2016/12/08/a-sobering-look-at-what-betsy-devos-did-to-education-in-michigan-and-what-she-might-do-as-secretary-of-education/?utm_term=.78ac26636fb0" xlink:type="simple">https://www.washingtonpost.com/news/answer-sheet/wp/2016/12/08/a-sobering-look-at-what-betsy-devos-did-to-education-in-michigan-and-what-she-might-do-as-secretary-of-education/?utm_term=.78ac26636fb0</text:a></text:p>
          </table:table-cell>
          <table:table-cell table:number-columns-repeated="1020"/>
        </table:table-row>
        <table:table-row table:style-name="ro1">
          <table:table-cell table:style-name="ce2" office:value-type="string" calcext:value-type="string">
            <text:p>GREAT NORTHERN VETERANS PEACE PARK FOUNDATION</text:p>
          </table:table-cell>
          <table:table-cell table:style-name="ce2" office:value-type="string" calcext:value-type="string">
            <text:p>RYAN ZINKE</text:p>
          </table:table-cell>
          <table:table-cell table:style-name="ce2" office:value-type="string" calcext:value-type="string">
            <text:p>President</text:p>
          </table:table-cell>
          <table:table-cell table:style-name="ce5" office:value-type="string" calcext:value-type="string">
            <text:p><text:a xlink:href="http://www.guidestar.org/profile/26-0733320" xlink:type="simple">http://www.guidestar.org/profile/26-0733320</text:a></text:p>
          </table:table-cell>
          <table:table-cell table:number-columns-repeated="1020"/>
        </table:table-row>
        <table:table-row table:style-name="ro1">
          <table:table-cell table:style-name="ce2" office:value-type="string" calcext:value-type="string">
            <text:p>GREENBRIER</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GULFSTREAM TERMINALS &amp; MARKETING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HAITI SUPPORT PROJECT</text:p>
          </table:table-cell>
          <table:table-cell table:style-name="ce2" office:value-type="string" calcext:value-type="string">
            <text:p>OMAROSÉ ONEE MANIGAULT</text:p>
          </table:table-cell>
          <table:table-cell table:style-name="ce2" office:value-type="string" calcext:value-type="string">
            <text:p>International Goodwill Ambassador</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HALLA CEMENT</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RY'S BAR</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BUSINESS SCHOOL</text:p>
          </table:table-cell>
          <table:table-cell table:style-name="ce2" office:value-type="string" calcext:value-type="string">
            <text:p>ELAINE CHAO</text:p>
          </table:table-cell>
          <table:table-cell table:style-name="ce2" office:value-type="string" calcext:value-type="string">
            <text:p>Advisory Board Member, Board of Deans</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HARVARD BUSINESS SCHOOL</text:p>
          </table:table-cell>
          <table:table-cell table:style-name="ce2" office:value-type="string" calcext:value-type="string">
            <text:p>WILBUR ROSS</text:p>
          </table:table-cell>
          <table:table-cell table:style-name="ce2" office:value-type="string" calcext:value-type="string">
            <text:p>Director, Dean's Advisory Board</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BUSINESS SCHOOL CLUB OF NEW YORK,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CLUB OF THE PALM BEACHES</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UNIVERSITY COMMITTEE ON UNIVERSITY RESOURCES</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EALTH AND HUMAN SERVICES</text:p>
          </table:table-cell>
          <table:table-cell table:style-name="ce2" office:value-type="string" calcext:value-type="string">
            <text:p>ANDREW BREMBERG</text:p>
          </table:table-cell>
          <table:table-cell table:style-name="ce2" office:value-type="string" calcext:value-type="string">
            <text:p>Former employee</text:p>
          </table:table-cell>
          <table:table-cell table:style-name="ce5"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N COATS</text:p>
          </table:table-cell>
          <table:table-cell table:style-name="ce2" office:value-type="string" calcext:value-type="string">
            <text:p>Investor</text:p>
          </table:table-cell>
          <table:table-cell table:style-name="ce5" office:value-type="string" calcext:value-type="string">
            <text:p><text:a xlink:href="https://efdsearch.senate.gov/search/view/annual/1fb246db-5f38-468f-ac20-6b675c90d2a0/" xlink:type="simple">https://efdsearch.senate.gov/search/view/annual/1fb246db-5f38-468f-ac20-6b675c90d2a0/</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VID J. COONEY</text:p>
          </table:table-cell>
          <table:table-cell table:style-name="ce2" office:value-type="string" calcext:value-type="string">
            <text:p>Managing director</text:p>
          </table:table-cell>
          <table:table-cell table:style-name="ce5"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VID K. BEECKEN</text:p>
          </table:table-cell>
          <table:table-cell table:style-name="ce2" office:value-type="string" calcext:value-type="string">
            <text:p>Managing director</text:p>
          </table:table-cell>
          <table:table-cell table:style-name="ce5"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GREGORY A. MOERSCHEL</text:p>
          </table:table-cell>
          <table:table-cell table:style-name="ce2" office:value-type="string" calcext:value-type="string">
            <text:p>Managing director, president</text:p>
          </table:table-cell>
          <table:table-cell table:style-name="ce5"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KENNETH W. O'KEEFE</text:p>
          </table:table-cell>
          <table:table-cell table:style-name="ce2" office:value-type="string" calcext:value-type="string">
            <text:p>Managing director</text:p>
          </table:table-cell>
          <table:table-cell table:style-name="ce5"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WILLIAM G. PETTY JR.</text:p>
          </table:table-cell>
          <table:table-cell table:style-name="ce2" office:value-type="string" calcext:value-type="string">
            <text:p>Managing director</text:p>
          </table:table-cell>
          <table:table-cell table:style-name="ce5"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LICOPTER AIR SERVIC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F GLOBAL, INC.</text:p>
          </table:table-cell>
          <table:table-cell table:style-name="ce2" office:value-type="string" calcext:value-type="string">
            <text:p>JOSHUA KUSHNER</text:p>
          </table:table-cell>
          <table:table-cell table:style-name="ce2" office:value-type="string" calcext:value-type="string">
            <text:p>Director</text:p>
          </table:table-cell>
          <table:table-cell table:style-name="ce5" office:value-type="string" calcext:value-type="string">
            <text:p><text:a xlink:href="http://relationshipscience.com/hf-global-inc-o125576482" xlink:type="simple">http://relationshipscience.com/hf-global-inc-o125576482</text:a></text:p>
          </table:table-cell>
          <table:table-cell table:number-columns-repeated="1020"/>
        </table:table-row>
        <table:table-row table:style-name="ro1">
          <table:table-cell table:style-name="ce2" office:value-type="string" calcext:value-type="string">
            <text:p>HIGHLANDER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IGHTOWER</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HOLT TEXAS LTD.</text:p>
          </table:table-cell>
          <table:table-cell table:style-name="ce2" office:value-type="string" calcext:value-type="string">
            <text:p>RICK PERRY</text:p>
          </table:table-cell>
          <table:table-cell table:style-name="ce2" office:value-type="string" calcext:value-type="string">
            <text:p>Former consultant</text:p>
          </table:table-cell>
          <table:table-cell table:style-name="ce5" office:value-type="string" calcext:value-type="string">
            <text:p><text:a xlink:href="https://www.texastribune.org/2015/07/10/perry-consulting-big-donor-disclosures/" xlink:type="simple">https://www.texastribune.org/2015/07/10/perry-consulting-big-donor-disclosures/</text:a></text:p>
          </table:table-cell>
          <table:table-cell table:number-columns-repeated="1020"/>
        </table:table-row>
        <table:table-row table:style-name="ro1">
          <table:table-cell table:style-name="ce2" office:value-type="string" calcext:value-type="string">
            <text:p>HOMECENTRIS HEALTHCARE, LLC</text:p>
          </table:table-cell>
          <table:table-cell table:style-name="ce2" office:value-type="string" calcext:value-type="string">
            <text:p>BEN CARSON</text:p>
          </table:table-cell>
          <table:table-cell table:style-name="ce2" office:value-type="string" calcext:value-type="string">
            <text:p>Member, advisory board</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HOMEWARD RESIDENTIAL, INC.</text:p>
          </table:table-cell>
          <table:table-cell table:style-name="ce2" office:value-type="string" calcext:value-type="string">
            <text:p>WILBUR ROSS</text:p>
          </table:table-cell>
          <table:table-cell table:style-name="ce2" office:value-type="string" calcext:value-type="string">
            <text:p>Chairman and president</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ONEST BUILDINGS</text:p>
          </table:table-cell>
          <table:table-cell table:style-name="ce2" office:value-type="string" calcext:value-type="string">
            <text:p>JARED KUSHNER</text:p>
          </table:table-cell>
          <table:table-cell table:style-name="ce2" office:value-type="string" calcext:value-type="string">
            <text:p>Board member</text:p>
          </table:table-cell>
          <table:table-cell table:style-name="ce5" office:value-type="string" calcext:value-type="string">
            <text:p><text:a xlink:href="http://www.bloomberg.com/research/stocks/private/board.asp?privcapId=146351498" xlink:type="simple">http://www.bloomberg.com/research/stocks/private/board.asp?privcapId=146351498</text:a></text:p>
          </table:table-cell>
          <table:table-cell table:number-columns-repeated="1020"/>
        </table:table-row>
        <table:table-row table:style-name="ro1">
          <table:table-cell table:style-name="ce2" office:value-type="string" calcext:value-type="string">
            <text:p>HOOVER INSTITUTION</text:p>
          </table:table-cell>
          <table:table-cell table:style-name="ce2" office:value-type="string" calcext:value-type="string">
            <text:p>JAMES MATTIS</text:p>
          </table:table-cell>
          <table:table-cell table:style-name="ce2" office:value-type="string" calcext:value-type="string">
            <text:p>Davies Family Distinguished Visiting Fellow</text:p>
          </table:table-cell>
          <table:table-cell table:style-name="ce5" office:value-type="string" calcext:value-type="string">
            <text:p><text:a xlink:href="http://www.hoover.org/profiles/james-mattis" xlink:type="simple">http://www.hoover.org/profiles/james-mattis</text:a></text:p>
          </table:table-cell>
          <table:table-cell table:number-columns-repeated="1020"/>
        </table:table-row>
        <table:table-row table:style-name="ro1">
          <table:table-cell table:style-name="ce2" office:value-type="string" calcext:value-type="string">
            <text:p>HORATIO ALGER ASSOCIATION OF DISTINGUISHED AMERICANS</text:p>
          </table:table-cell>
          <table:table-cell table:style-name="ce2" office:value-type="string" calcext:value-type="string">
            <text:p>BEN CARSON</text:p>
          </table:table-cell>
          <table:table-cell table:style-name="ce2" office:value-type="string" calcext:value-type="string">
            <text:p>Member</text:p>
          </table:table-cell>
          <table:table-cell table:style-name="ce5" office:value-type="string" calcext:value-type="string">
            <text:p><text:a xlink:href="https://www.horatioalger.org/members/member-detail/?id=003j000000f211RAAQ" xlink:type="simple">https://www.horatioalger.org/members/member-detail/?id=003j000000f211RAAQ</text:a></text:p>
          </table:table-cell>
          <table:table-cell table:number-columns-repeated="1020"/>
        </table:table-row>
        <table:table-row table:style-name="ro1">
          <table:table-cell table:style-name="ce2" office:value-type="string" calcext:value-type="string">
            <text:p>HOT POTATO</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5" office:value-type="string" calcext:value-type="string">
            <text:p><text:a xlink:href="https://www.crunchbase.com/organization/hotpotato#/entity" xlink:type="simple">https://www.crunchbase.com/organization/hotpotato#/entity</text:a></text:p>
          </table:table-cell>
          <table:table-cell table:number-columns-repeated="1020"/>
        </table:table-row>
        <table:table-row table:style-name="ro1">
          <table:table-cell table:style-name="ce2" office:value-type="string" calcext:value-type="string">
            <text:p>HOUSE BANKING COMMITTEE</text:p>
          </table:table-cell>
          <table:table-cell table:style-name="ce2" office:value-type="string" calcext:value-type="string">
            <text:p>SHANNON MCGAHN</text:p>
          </table:table-cell>
          <table:table-cell table:style-name="ce2" office:value-type="string" calcext:value-type="string">
            <text:p>Staff Director</text:p>
          </table:table-cell>
          <table:table-cell table:style-name="ce5" office:value-type="string" calcext:value-type="string">
            <text:p><text:a xlink:href="http://www.theatlantic.com/politics/archive/2015/05/shannon-mcgahn-the-staffer-behind-house-republicans-financial-services-strategy/446445/" xlink:type="simple">http://www.theatlantic.com/politics/archive/2015/05/shannon-mcgahn-the-staffer-behind-house-republicans-financial-services-strategy/446445/</text:a></text:p>
          </table:table-cell>
          <table:table-cell table:number-columns-repeated="1020"/>
        </table:table-row>
        <table:table-row table:style-name="ro1">
          <table:table-cell table:style-name="ce2" office:value-type="string" calcext:value-type="string">
            <text:p>HOWABOUTW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HOWARD UNIVERSITY</text:p>
          </table:table-cell>
          <table:table-cell table:style-name="ce2" office:value-type="string" calcext:value-type="string">
            <text:p>OMAROSÉ ONEE MANIGAULT</text:p>
          </table:table-cell>
          <table:table-cell table:style-name="ce2" office:value-type="string" calcext:value-type="string">
            <text:p>Adjunct professor</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HUANENG INVESCO WLR INVESTMENT CONSULTING COMPANY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UDSON WATERFRONT ASSOCIATES 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V,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V,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AC ASIA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MEXICO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SPARTANBURG,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U.S.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NA INTERNATIONAL,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NA KOREA,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DENTITY THEFT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DENTITY THEFT PRODUC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BS, LLC</text:p>
          </table:table-cell>
          <table:table-cell table:style-name="ce2" office:value-type="string" calcext:value-type="string">
            <text:p>BEN CARSON</text:p>
          </table:table-cell>
          <table:table-cell table:style-name="ce2" office:value-type="string" calcext:value-type="string">
            <text:p>LLC for wife's real estate rental property in Pittsburgh</text:p>
          </table:table-cell>
          <table:table-cell table:style-name="ce6" office:value-type="string" calcext:value-type="string">
            <text:p>http://pfds.opensecrets.org/N00036973_2015_Pres.pdf | http://www.post-gazette.com/news/politics-nation/2015/11/12/Carson-profits-from-ties-with-convicted-felon-from-Pittsburgh/stories/201511120148</text:p>
          </table:table-cell>
          <table:table-cell table:number-columns-repeated="1020"/>
        </table:table-row>
        <table:table-row table:style-name="ro1">
          <table:table-cell table:style-name="ce2" office:value-type="string" calcext:value-type="string">
            <text:p>INDEPENDENT WOMEN'S FORUM</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5" office:value-type="string" calcext:value-type="string">
            <text:p><text:a xlink:href="http://www.iwf.org/about" xlink:type="simple">http://www.iwf.org/about</text:a></text:p>
          </table:table-cell>
          <table:table-cell table:number-columns-repeated="1020"/>
        </table:table-row>
        <table:table-row table:style-name="ro1">
          <table:table-cell table:style-name="ce2" office:value-type="string" calcext:value-type="string">
            <text:p>INDIA ASSET RECOVERY MANAGEMENT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DIAN HILLS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AN LAND ROTARY</text:p>
          </table:table-cell>
          <table:table-cell table:style-name="ce2" office:value-type="string" calcext:value-type="string">
            <text:p>MICK MULVANEY</text:p>
          </table:table-cell>
          <table:table-cell table:style-name="ce2" office:value-type="string" calcext:value-type="string">
            <text:p>Board member</text:p>
          </table:table-cell>
          <table:table-cell table:style-name="ce5"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INDIANA POLICY REVIEW FOUNDATION</text:p>
          </table:table-cell>
          <table:table-cell table:style-name="ce2" office:value-type="string" calcext:value-type="string">
            <text:p>MIKE PENCE</text:p>
          </table:table-cell>
          <table:table-cell table:style-name="ce2" office:value-type="string" calcext:value-type="string">
            <text:p>Former president</text:p>
          </table:table-cell>
          <table:table-cell table:style-name="ce5" office:value-type="string" calcext:value-type="string">
            <text:p><text:a xlink:href="http://www.indianapolismonthly.com/news-opinion/incoming-mike-pence/" xlink:type="simple">http://www.indianapolismonthly.com/news-opinion/incoming-mike-pence/</text:a></text:p>
          </table:table-cell>
          <table:table-cell table:number-columns-repeated="1020"/>
        </table:table-row>
        <table:table-row table:style-name="ro1">
          <table:table-cell table:style-name="ce2" office:value-type="string" calcext:value-type="string">
            <text:p>INDIANOLA MANAGEMENT REALTY LLC</text:p>
          </table:table-cell>
          <table:table-cell table:style-name="ce2" office:value-type="string" calcext:value-type="string">
            <text:p>CHARLES A. MOHLER</text:p>
          </table:table-cell>
          <table:table-cell table:style-name="ce2" office:value-type="string" calcext:value-type="string">
            <text:p>Manager</text:p>
          </table:table-cell>
          <table:table-cell table:style-name="ce5" office:value-type="string" calcext:value-type="string">
            <text:p><text:a xlink:href="http://nvsos.gov/sosentitysearch/CorpDetails.aspx?lx8nvq=2YMP5H7l%252bZomjt0mFrDkpw%253d%253d&amp;nt7=0" xlink:type="simple">http://nvsos.gov/sosentitysearch/CorpDetails.aspx?lx8nvq=2YMP5H7l%252bZomjt0mFrDkpw%253d%253d&amp;nt7=0</text:a></text:p>
          </table:table-cell>
          <table:table-cell table:number-columns-repeated="1020"/>
        </table:table-row>
        <table:table-row table:style-name="ro1">
          <table:table-cell table:style-name="ce2" office:value-type="string" calcext:value-type="string">
            <text:p>INDIANOLA MANAGEMENT REALTY LLC</text:p>
          </table:table-cell>
          <table:table-cell table:style-name="ce2" office:value-type="string" calcext:value-type="string">
            <text:p>DAN COATS</text:p>
          </table:table-cell>
          <table:table-cell table:style-name="ce2" office:value-type="string" calcext:value-type="string">
            <text:p>Investor</text:p>
          </table:table-cell>
          <table:table-cell table:style-name="ce5" office:value-type="string" calcext:value-type="string">
            <text:p><text:a xlink:href="https://efdsearch.senate.gov/search/view/paper/317AAC21-DE9F-4518-9D85-25A13CD4DFD7/" xlink:type="simple">https://efdsearch.senate.gov/search/view/paper/317AAC21-DE9F-4518-9D85-25A13CD4DFD7/</text:a></text:p>
          </table:table-cell>
          <table:table-cell table:number-columns-repeated="1020"/>
        </table:table-row>
        <table:table-row table:style-name="ro1">
          <table:table-cell table:style-name="ce2" office:value-type="string" calcext:value-type="string">
            <text:p>INGERSOLL RAND</text:p>
          </table:table-cell>
          <table:table-cell table:style-name="ce2" office:value-type="string" calcext:value-type="string">
            <text:p>ELAINE CHAO</text:p>
          </table:table-cell>
          <table:table-cell table:style-name="ce2" office:value-type="string" calcext:value-type="string">
            <text:p>Directo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SURATEX, LT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COMPONENTS GROU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COMPONENTS GROUP, S.A.</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GMBH</text:p>
          </table:table-cell>
          <table:table-cell table:style-name="ce2" office:value-type="string" calcext:value-type="string">
            <text:p>WILBUR ROSS</text:p>
          </table:table-cell>
          <table:table-cell table:style-name="ce2" office:value-type="string" calcext:value-type="string">
            <text:p>Chairman and 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JAPAN, LLC</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NORTH AMERICA</text:p>
          </table:table-cell>
          <table:table-cell table:style-name="ce2" office:value-type="string" calcext:value-type="string">
            <text:p>WILBUR ROSS</text:p>
          </table:table-cell>
          <table:table-cell table:style-name="ce2" office:value-type="string" calcext:value-type="string">
            <text:p>Chairman and 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CLUB NUMBER ONE</text:p>
          </table:table-cell>
          <table:table-cell table:style-name="ce2" office:value-type="string" calcext:value-type="string">
            <text:p>ELAINE CHAO</text:p>
          </table:table-cell>
          <table:table-cell table:style-name="ce2" office:value-type="string" calcext:value-type="string">
            <text:p>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TERNATIONAL COAL GROUP, INC.</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LEADERSHIP FOUNDATION</text:p>
          </table:table-cell>
          <table:table-cell table:style-name="ce2" office:value-type="string" calcext:value-type="string">
            <text:p>ELAINE CHAO</text:p>
          </table:table-cell>
          <table:table-cell table:style-name="ce2" office:value-type="string" calcext:value-type="string">
            <text:p>Honorary co-chai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TERNATIONAL STEEL GROU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TEXTILE GROUP</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ET WEEK NEW YORK</text:p>
          </table:table-cell>
          <table:table-cell table:style-name="ce2" office:value-type="string" calcext:value-type="string">
            <text:p>JARED KUSHNER</text:p>
          </table:table-cell>
          <table:table-cell table:style-name="ce2" office:value-type="string" calcext:value-type="string">
            <text:p>Board member</text:p>
          </table:table-cell>
          <table:table-cell table:style-name="ce5" office:value-type="string" calcext:value-type="string">
            <text:p><text:a xlink:href="https://internetweekny.com/about?page=about_advisors" xlink:type="simple">https://internetweekny.com/about?page=about_advisors</text:a></text:p>
          </table:table-cell>
          <table:table-cell table:number-columns-repeated="1020"/>
        </table:table-row>
        <table:table-row table:style-name="ro1">
          <table:table-cell table:style-name="ce2" office:value-type="string" calcext:value-type="string">
            <text:p>INVESCO PRIVATE CAPITAL INVESTMENT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PRIVATE CAPITAL,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WLR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WLR PRIVATE EQUITY INVESTMENT MANAGEMENT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WILBUR ROSS</text:p>
          </table:table-cell>
          <table:table-cell table:style-name="ce2" office:value-type="string" calcext:value-type="string">
            <text:p>Chairman and Chief Strategy Offic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JAMES MADISON CENTER FOR FREE SPEECH</text:p>
          </table:table-cell>
          <table:table-cell table:style-name="ce2" office:value-type="string" calcext:value-type="string">
            <text:p>BETSY DEVOS</text:p>
          </table:table-cell>
          <table:table-cell table:style-name="ce2" office:value-type="string" calcext:value-type="string">
            <text:p>Former trustee</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JAMES, MCELROY &amp; DIEHL</text:p>
          </table:table-cell>
          <table:table-cell table:style-name="ce2" office:value-type="string" calcext:value-type="string">
            <text:p>MICK MULVANEY</text:p>
          </table:table-cell>
          <table:table-cell table:style-name="ce2" office:value-type="string" calcext:value-type="string">
            <text:p>Former employee</text:p>
          </table:table-cell>
          <table:table-cell table:style-name="ce5" office:value-type="string" calcext:value-type="string">
            <text:p><text:a xlink:href="http://www.usnews.com/news/articles/2011/02/22/10-things-you-didnt-know-about-mick-mulvaney" xlink:type="simple">http://www.usnews.com/news/articles/2011/02/22/10-things-you-didnt-know-about-mick-mulvaney</text:a></text:p>
          </table:table-cell>
          <table:table-cell table:number-columns-repeated="1020"/>
        </table:table-row>
        <table:table-row table:style-name="ro1">
          <table:table-cell table:style-name="ce2" office:value-type="string" calcext:value-type="string">
            <text:p>JAPAN SOCIETY</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JIBE</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5" office:value-type="string" calcext:value-type="string">
            <text:p><text:a xlink:href="https://techcrunch.com/2010/03/22/jibe-localbacon-relaunch/" xlink:type="simple">https://techcrunch.com/2010/03/22/jibe-localbacon-relaunch/</text:a></text:p>
          </table:table-cell>
          <table:table-cell table:number-columns-repeated="1020"/>
        </table:table-row>
        <table:table-row table:style-name="ro1">
          <table:table-cell table:style-name="ce2" office:value-type="string" calcext:value-type="string">
            <text:p>JOHNS HOPKINS UNIVERSITY</text:p>
          </table:table-cell>
          <table:table-cell table:style-name="ce2" office:value-type="string" calcext:value-type="string">
            <text:p>BEN CARSON</text:p>
          </table:table-cell>
          <table:table-cell table:style-name="ce2" office:value-type="string" calcext:value-type="string">
            <text:p>Former director of pediatric neurosurgery</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JONES DAY</text:p>
          </table:table-cell>
          <table:table-cell table:style-name="ce2" office:value-type="string" calcext:value-type="string">
            <text:p>DON MCGAHN</text:p>
          </table:table-cell>
          <table:table-cell table:style-name="ce2" office:value-type="string" calcext:value-type="string">
            <text:p>Partner</text:p>
          </table:table-cell>
          <table:table-cell table:style-name="ce5"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JUPITER GOLF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UPITER GOLF CLUB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KANSAI SAWAYAKA BANK</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KAPPA BETA PHI</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KELLOGG COMPANY</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KENNEDY CENTER</text:p>
          </table:table-cell>
          <table:table-cell table:style-name="ce2" office:value-type="string" calcext:value-type="string">
            <text:p>BETSY DEVOS</text:p>
          </table:table-cell>
          <table:table-cell table:style-name="ce2" office:value-type="string" calcext:value-type="string">
            <text:p>Former board member</text:p>
          </table:table-cell>
          <table:table-cell table:style-name="ce5" office:value-type="string" calcext:value-type="string">
            <text:p><text:a xlink:href="http://www.washingtonpost.com/wp-dyn/content/article/2010/05/03/AR2010050302178.html?tid=a_inl" xlink:type="simple">http://www.washingtonpost.com/wp-dyn/content/article/2010/05/03/AR2010050302178.html?tid=a_inl</text:a></text:p>
          </table:table-cell>
          <table:table-cell table:number-columns-repeated="1020"/>
        </table:table-row>
        <table:table-row table:style-name="ro1">
          <table:table-cell table:style-name="ce2" office:value-type="string" calcext:value-type="string">
            <text:p>KENOSHA SYMPHONY ORCHESTRA</text:p>
          </table:table-cell>
          <table:table-cell table:style-name="ce2" office:value-type="string" calcext:value-type="string">
            <text:p>REINCE PRIEBUS</text:p>
          </table:table-cell>
          <table:table-cell table:style-name="ce2" office:value-type="string" calcext:value-type="string">
            <text:p>Advisory board member</text:p>
          </table:table-cell>
          <table:table-cell table:style-name="ce5" office:value-type="string" calcext:value-type="string">
            <text:p><text:a xlink:href="http://www.esquire.com/news-politics/news/a9254/reince-priebus-rnc-4925589/" xlink:type="simple">http://www.esquire.com/news-politics/news/a9254/reince-priebus-rnc-4925589/</text:a></text:p>
          </table:table-cell>
          <table:table-cell table:number-columns-repeated="1020"/>
        </table:table-row>
        <table:table-row table:style-name="ro1">
          <table:table-cell table:style-name="ce2" office:value-type="string" calcext:value-type="string">
            <text:p>KICKSTARTER</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5" office:value-type="string" calcext:value-type="string">
            <text:p><text:a xlink:href="http://nymag.com/daily/intelligencer/2013/03/ivanka-trump-new-york-observer-power-list-kushner-friends.html" xlink:type="simple">http://nymag.com/daily/intelligencer/2013/03/ivanka-trump-new-york-observer-power-list-kushner-friends.html</text:a></text:p>
          </table:table-cell>
          <table:table-cell table:number-columns-repeated="1020"/>
        </table:table-row>
        <table:table-row table:style-name="ro1">
          <table:table-cell table:style-name="ce2" office:value-type="string" calcext:value-type="string">
            <text:p>KIDS HOPE USA</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KING &amp; SPALDING</text:p>
          </table:table-cell>
          <table:table-cell table:style-name="ce2" office:value-type="string" calcext:value-type="string">
            <text:p>DAN COATS</text:p>
          </table:table-cell>
          <table:table-cell table:style-name="ce2" office:value-type="string" calcext:value-type="string">
            <text:p>Lobbyist</text:p>
          </table:table-cell>
          <table:table-cell table:style-name="ce5"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KINNEK</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5" office:value-type="string" calcext:value-type="string">
            <text:p><text:a xlink:href="http://www.bloomberg.com/research/stocks/people/person.asp?personId=34541740&amp;capId=119039965&amp;previousCapId=224163774&amp;previousTitle=Kinnek%252C%2520Inc." xlink:type="simple">http://www.bloomberg.com/research/stocks/people/person.asp?personId=34541740&amp;capId=119039965&amp;previousCapId=224163774&amp;previousTitle=Kinnek%252C%2520Inc.</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LAN HAMMER</text:p>
          </table:table-cell>
          <table:table-cell table:style-name="ce2" office:value-type="string" calcext:value-type="string">
            <text:p>Former chairman</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CHARLES KUSHNER</text:p>
          </table:table-cell>
          <table:table-cell table:style-name="ce2" office:value-type="string" calcext:value-type="string">
            <text:p>Former CEO</text:p>
          </table:table-cell>
          <table:table-cell table:style-name="ce5" office:value-type="string" calcext:value-type="string">
            <text:p><text:a xlink:href="https://therealdeal.com/issues_articles/jared-kushner-the-accidental-ceo/" xlink:type="simple">https://therealdeal.com/issues_articles/jared-kushner-the-accidental-ceo/</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HOWARD RUBENSTEIN</text:p>
          </table:table-cell>
          <table:table-cell table:style-name="ce2" office:value-type="string" calcext:value-type="string">
            <text:p>Spokesman</text:p>
          </table:table-cell>
          <table:table-cell table:style-name="ce5" office:value-type="string" calcext:value-type="string">
            <text:p><text:a xlink:href="http://www.nytimes.com/2011/06/26/fashion/life-in-the-fishbowl-for-jared-kushner.html" xlink:type="simple">http://www.nytimes.com/2011/06/26/fashion/life-in-the-fishbowl-for-jared-kushn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ARED KUSHNER</text:p>
          </table:table-cell>
          <table:table-cell table:style-name="ce2" office:value-type="string" calcext:value-type="string">
            <text:p>Former CEO</text:p>
          </table:table-cell>
          <table:table-cell table:style-name="ce5" office:value-type="string" calcext:value-type="string">
            <text:p><text:a xlink:href="http://ny.curbed.com/2017/1/9/14215964/donald-trump-jared-kushner-real-estate" xlink:type="simple">http://ny.curbed.com/2017/1/9/14215964/donald-trump-jared-kushner-real-estate</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ONATHAN MECHANIC</text:p>
          </table:table-cell>
          <table:table-cell table:style-name="ce2" office:value-type="string" calcext:value-type="string">
            <text:p>a real-estate attorney who was involved in [Kushner's] retail-space negotiations,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LAURENT MORALI</text:p>
          </table:table-cell>
          <table:table-cell table:style-name="ce2" office:value-type="string" calcext:value-type="string">
            <text:p>President</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LAMINGTON FAMILY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WRENCE TOWERS APARTMEN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WYERS FOR LIFE</text:p>
          </table:table-cell>
          <table:table-cell table:style-name="ce2" office:value-type="string" calcext:value-type="string">
            <text:p>ANDY PUZDER</text:p>
          </table:table-cell>
          <table:table-cell table:style-name="ce2" office:value-type="string" calcext:value-type="string">
            <text:p>Puzder has long been active in Lawyers for Life, per Riverfront Times</text:p>
          </table:table-cell>
          <table:table-cell table:style-name="ce5" office:value-type="string" calcext:value-type="string">
            <text:p><text:a xlink:href="http://www.riverfronttimes.com/newsblog/2016/12/08/andrew-puzder-trump-pick-for-labor-department-was-accused-of-abusing-wife?showFullText=true#" xlink:type="simple">http://www.riverfronttimes.com/newsblog/2016/12/08/andrew-puzder-trump-pick-for-labor-department-was-accused-of-abusing-wife?showFullText=true#</text:a></text:p>
          </table:table-cell>
          <table:table-cell table:number-columns-repeated="1020"/>
        </table:table-row>
        <table:table-row table:style-name="ro1">
          <table:table-cell table:style-name="ce2" office:value-type="string" calcext:value-type="string">
            <text:p>LEWIS BRISBOIS BISGAARD &amp; SMITH LLP</text:p>
          </table:table-cell>
          <table:table-cell table:style-name="ce2" office:value-type="string" calcext:value-type="string">
            <text:p>ANDY PUZDER</text:p>
          </table:table-cell>
          <table:table-cell table:style-name="ce2" office:value-type="string" calcext:value-type="string">
            <text:p>Former partner</text:p>
          </table:table-cell>
          <table:table-cell table:style-name="ce5" office:value-type="string" calcext:value-type="string">
            <text:p><text:a xlink:href="http://articles.latimes.com/keyword/lewis-d-amato-brisbois-bisgaard/featured/2" xlink:type="simple">http://articles.latimes.com/keyword/lewis-d-amato-brisbois-bisgaard/featured/2</text:a></text:p>
          </table:table-cell>
          <table:table-cell table:number-columns-repeated="1020"/>
        </table:table-row>
        <table:table-row table:style-name="ro1">
          <table:table-cell table:style-name="ce2" office:value-type="string" calcext:value-type="string">
            <text:p>LEXINGTON COUNTY (S.C.) CHAMBER OF COMMERCE</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5"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EXINGTON MEDICAL CENTER FOUNDATION</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5"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EXINGTON SHERIFF'S FOUNDATION</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5"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FB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B ACQUISITIO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IBRARY OF CONGRESS TRUST FUND</text:p>
          </table:table-cell>
          <table:table-cell table:style-name="ce2" office:value-type="string" calcext:value-type="string">
            <text:p>BETSY DEVOS</text:p>
          </table:table-cell>
          <table:table-cell table:style-name="ce2" office:value-type="string" calcext:value-type="string">
            <text:p>Board 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LIGHTWORKERS MEDIA</text:p>
          </table:table-cell>
          <table:table-cell table:style-name="ce2" office:value-type="string" calcext:value-type="string">
            <text:p>MARK BURNETT</text:p>
          </table:table-cell>
          <table:table-cell table:style-name="ce2" office:value-type="string" calcext:value-type="string">
            <text:p>Founder</text:p>
          </table:table-cell>
          <table:table-cell table:style-name="ce5" office:value-type="string" calcext:value-type="string">
            <text:p><text:a xlink:href="http://www.adweek.com/news/television/how-reality-tv-king-created-11-popular-shows-and-counting-164157" xlink:type="simple">http://www.adweek.com/news/television/how-reality-tv-king-created-11-popular-shows-and-counting-164157</text:a></text:p>
          </table:table-cell>
          <table:table-cell table:number-columns-repeated="1020"/>
        </table:table-row>
        <table:table-row table:style-name="ro1">
          <table:table-cell table:style-name="ce2" office:value-type="string" calcext:value-type="string">
            <text:p>LIVWRK</text:p>
          </table:table-cell>
          <table:table-cell table:style-name="ce2" office:value-type="string" calcext:value-type="string">
            <text:p>ASHER ABEHSERA</text:p>
          </table:table-cell>
          <table:table-cell table:style-name="ce2" office:value-type="string" calcext:value-type="string">
            <text:p>Owner and CEO</text:p>
          </table:table-cell>
          <table:table-cell table:style-name="ce5" office:value-type="string" calcext:value-type="string">
            <text:p><text:a xlink:href="https://www.linkedin.com/in/asher-abehsera-80330378" xlink:type="simple">https://www.linkedin.com/in/asher-abehsera-80330378</text:a></text:p>
          </table:table-cell>
          <table:table-cell table:number-columns-repeated="1020"/>
        </table:table-row>
        <table:table-row table:style-name="ro1">
          <table:table-cell table:style-name="ce2" office:value-type="string" calcext:value-type="string">
            <text:p>LJN</text:p>
          </table:table-cell>
          <table:table-cell table:style-name="ce2" office:value-type="string" calcext:value-type="string">
            <text:p>LINDA MCMAHON</text:p>
          </table:table-cell>
          <table:table-cell table:style-name="ce2" office:value-type="string" calcext:value-type="string">
            <text:p>Negotiated a deal to make WWE action figures</text:p>
          </table:table-cell>
          <table:table-cell table:style-name="ce5"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LODHA GROUP</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LOLA</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LUNTZ RESEARCH COMPANIES</text:p>
          </table:table-cell>
          <table:table-cell table:style-name="ce2" office:value-type="string" calcext:value-type="string">
            <text:p>KELLYANNE CONWAY</text:p>
          </table:table-cell>
          <table:table-cell table:style-name="ce2" office:value-type="string" calcext:value-type="string">
            <text:p>Former employee</text:p>
          </table:table-cell>
          <table:table-cell table:style-name="ce5" office:value-type="string" calcext:value-type="string">
            <text:p><text:a xlink:href="http://www.newsmax.com/RonaldKessler/kellyanne-conway/2008/09/22/id/325476/" xlink:type="simple">http://www.newsmax.com/RonaldKessler/kellyanne-conway/2008/09/22/id/325476/</text:a></text:p>
          </table:table-cell>
          <table:table-cell table:number-columns-repeated="1020"/>
        </table:table-row>
        <table:table-row table:style-name="ro1">
          <table:table-cell table:style-name="ce2" office:value-type="string" calcext:value-type="string">
            <text:p>MACATAWA BAY YACHT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ACROSOLVE</text:p>
          </table:table-cell>
          <table:table-cell table:style-name="ce2" office:value-type="string" calcext:value-type="string">
            <text:p>DONALD TRUMP JR.</text:p>
          </table:table-cell>
          <table:table-cell table:style-name="ce2" office:value-type="string" calcext:value-type="string">
            <text:p>Spokesman</text:p>
          </table:table-cell>
          <table:table-cell table:style-name="ce6" office:value-type="string" calcext:value-type="string">
            <text:p>http://www.nytimes.com/2016/12/04/us/politics/trump-family-ivanka-donald-jr.html | https://gigaom.com/2011/10/11/419-patent-chaser-macrosolve-has-a-trump-card-a-deal-with-donald-trump/ | http://www.tulsaworld.com/business/technology/bits-and-bytes-the-rise-and-fall-of-tulsa-based/article_daa88f06-bdf7-5a22-b8d1-5b5e8f24fa60.html</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IVANKA TRUMP</text:p>
          </table:table-cell>
          <table:table-cell table:style-name="ce2" office:value-type="string" calcext:value-type="string">
            <text:p>Business partners</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Y. DAVID SCHARF</text:p>
          </table:table-cell>
          <table:table-cell table:style-name="ce2" office:value-type="string" calcext:value-type="string">
            <text:p>Lawyer</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A-LAGO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K BURNETT PRODUCTIONS</text:p>
          </table:table-cell>
          <table:table-cell table:style-name="ce2" office:value-type="string" calcext:value-type="string">
            <text:p>MARK BURNETT</text:p>
          </table:table-cell>
          <table:table-cell table:style-name="ce2" office:value-type="string" calcext:value-type="string">
            <text:p>Founder</text:p>
          </table:table-cell>
          <table:table-cell table:style-name="ce5" office:value-type="string" calcext:value-type="string">
            <text:p><text:a xlink:href="http://variety.com/exec/mark-burnett/" xlink:type="simple">http://variety.com/exec/mark-burnett/</text:a></text:p>
          </table:table-cell>
          <table:table-cell table:number-columns-repeated="1020"/>
        </table:table-row>
        <table:table-row table:style-name="ro1">
          <table:table-cell table:style-name="ce2" office:value-type="string" calcext:value-type="string">
            <text:p>MARK'S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ARS HILL BIBLE CHURCH</text:p>
          </table:table-cell>
          <table:table-cell table:style-name="ce2" office:value-type="string" calcext:value-type="string">
            <text:p>BETSY DEVOS</text:p>
          </table:table-cell>
          <table:table-cell table:style-name="ce2" office:value-type="string" calcext:value-type="string">
            <text:p>Former chairwoman, elder board</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ARYANNE TRUMP GRAT TRUST-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SS CONNECTIONS, INC.</text:p>
          </table:table-cell>
          <table:table-cell table:style-name="ce2" office:value-type="string" calcext:value-type="string">
            <text:p>KELLYANNE CONWAY</text:p>
          </table:table-cell>
          <table:table-cell table:style-name="ce2" office:value-type="string" calcext:value-type="string">
            <text:p>Provided research services</text:p>
          </table:table-cell>
          <table:table-cell table:style-name="ce5" office:value-type="string" calcext:value-type="string">
            <text:p><text:a xlink:href="http://cpac.conservative.org/speakers/kellyanne-conway/" xlink:type="simple">http://cpac.conservative.org/speakers/kellyanne-conway/</text:a></text:p>
          </table:table-cell>
          <table:table-cell table:number-columns-repeated="1020"/>
        </table:table-row>
        <table:table-row table:style-name="ro1">
          <table:table-cell table:style-name="ce2" office:value-type="string" calcext:value-type="string">
            <text:p>MCGAHN &amp; ASSOCIATES</text:p>
          </table:table-cell>
          <table:table-cell table:style-name="ce2" office:value-type="string" calcext:value-type="string">
            <text:p>DON MCGAHN</text:p>
          </table:table-cell>
          <table:table-cell table:style-name="ce2" office:value-type="string" calcext:value-type="string">
            <text:p>Former managing partner</text:p>
          </table:table-cell>
          <table:table-cell table:style-name="ce5" office:value-type="string" calcext:value-type="string">
            <text:p><text:a xlink:href="https://www.linkedin.com/in/don-mcgahn-0a66105" xlink:type="simple">https://www.linkedin.com/in/don-mcgahn-0a66105</text:a></text:p>
          </table:table-cell>
          <table:table-cell table:number-columns-repeated="1020"/>
        </table:table-row>
        <table:table-row table:style-name="ro1">
          <table:table-cell table:style-name="ce2" office:value-type="string" calcext:value-type="string">
            <text:p>MELANIA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ACCESSORIES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ACCESSORIES MEMBER CORP.</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SKINCARE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SKINCARE MANAGING MEMBER CORP.</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RRILL LYNCH</text:p>
          </table:table-cell>
          <table:table-cell table:style-name="ce2" office:value-type="string" calcext:value-type="string">
            <text:p>CARTER PAGE</text:p>
          </table:table-cell>
          <table:table-cell table:style-name="ce2" office:value-type="string" calcext:value-type="string">
            <text:p>Ran the Moscow office</text:p>
          </table:table-cell>
          <table:table-cell table:style-name="ce5"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MERRILL LYNCH CREDIT CORPORATION</text:p>
          </table:table-cell>
          <table:table-cell table:style-name="ce2" office:value-type="string" calcext:value-type="string">
            <text:p>DONALD J. TRUMP</text:p>
          </table:table-cell>
          <table:table-cell table:style-name="ce2" office:value-type="string" calcext:value-type="string">
            <text:p>Mortgages</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GM TELEVISION</text:p>
          </table:table-cell>
          <table:table-cell table:style-name="ce2" office:value-type="string" calcext:value-type="string">
            <text:p>MARK BURNETT</text:p>
          </table:table-cell>
          <table:table-cell table:style-name="ce2" office:value-type="string" calcext:value-type="string">
            <text:p>President</text:p>
          </table:table-cell>
          <table:table-cell table:style-name="ce5" office:value-type="string" calcext:value-type="string">
            <text:p><text:a xlink:href="http://variety.com/exec/mark-burnett/" xlink:type="simple">http://variety.com/exec/mark-burnett/</text:a></text:p>
          </table:table-cell>
          <table:table-cell table:number-columns-repeated="1020"/>
        </table:table-row>
        <table:table-row table:style-name="ro1">
          <table:table-cell table:style-name="ce2" office:value-type="string" calcext:value-type="string">
            <text:p>MICHAEL BEST &amp; FRIEDRICH LLP</text:p>
          </table:table-cell>
          <table:table-cell table:style-name="ce2" office:value-type="string" calcext:value-type="string">
            <text:p>REINCE PRIEBUS</text:p>
          </table:table-cell>
          <table:table-cell table:style-name="ce2" office:value-type="string" calcext:value-type="string">
            <text:p>Former partner</text:p>
          </table:table-cell>
          <table:table-cell table:style-name="ce5" office:value-type="string" calcext:value-type="string">
            <text:p><text:a xlink:href="http://www.usnews.com/news/articles/2011/01/24/10-things-you-didnt-know-about-reince-priebus" xlink:type="simple">http://www.usnews.com/news/articles/2011/01/24/10-things-you-didnt-know-about-reince-priebus</text:a></text:p>
          </table:table-cell>
          <table:table-cell table:number-columns-repeated="1020"/>
        </table:table-row>
        <table:table-row table:style-name="ro1">
          <table:table-cell table:style-name="ce2" office:value-type="string" calcext:value-type="string">
            <text:p>MICHIGAN CHAMBER OF COMMERCE</text:p>
          </table:table-cell>
          <table:table-cell table:style-name="ce2" office:value-type="string" calcext:value-type="string">
            <text:p>BETSY DEVOS</text:p>
          </table:table-cell>
          <table:table-cell table:style-name="ce2" office:value-type="string" calcext:value-type="string">
            <text:p>Former member, board of directors and executive committee</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ICHIGAN COUNCIL OF ARTS &amp; CULTURAL AFFAIRS</text:p>
          </table:table-cell>
          <table:table-cell table:style-name="ce2" office:value-type="string" calcext:value-type="string">
            <text:p>BETSY DEVOS</text:p>
          </table:table-cell>
          <table:table-cell table:style-name="ce2" office:value-type="string" calcext:value-type="string">
            <text:p>Gubernatorial appointee</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IDLAND ASSOCIATES</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ILEWIS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MISS UNIVERSE L.P., LL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LQ BK REO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MLQ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HARY TANOESOEDIBJO</text:p>
          </table:table-cell>
          <table:table-cell table:style-name="ce2" office:value-type="string" calcext:value-type="string">
            <text:p>President and CEO</text:p>
          </table:table-cell>
          <table:table-cell table:style-name="ce5"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SYAFRIL NASUTION</text:p>
          </table:table-cell>
          <table:table-cell table:style-name="ce2" office:value-type="string" calcext:value-type="string">
            <text:p>Spokesperson</text:p>
          </table:table-cell>
          <table:table-cell table:style-name="ce5" office:value-type="string" calcext:value-type="string">
            <text:p><text:a xlink:href="http://www.reuters.com/article/us-usa-election-indonesia-idUSKBN134108" xlink:type="simple">http://www.reuters.com/article/us-usa-election-indonesia-idUSKBN134108</text:a></text:p>
          </table:table-cell>
          <table:table-cell table:number-columns-repeated="1020"/>
        </table:table-row>
        <table:table-row table:style-name="ro1">
          <table:table-cell table:style-name="ce2" office:value-type="string" calcext:value-type="string">
            <text:p>MOBILE PAYROLL CONSTRUC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OBILE PAYROLL CONSTRUCTION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ONTPELIER RE HOLDING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ORY'S ASSOCIATION</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ULTIPLE MYELOMA RESEARCH FOUNDATION</text:p>
          </table:table-cell>
          <table:table-cell table:style-name="ce2" office:value-type="string" calcext:value-type="string">
            <text:p>LINDA MCMAHON</text:p>
          </table:table-cell>
          <table:table-cell table:style-name="ce2" office:value-type="string" calcext:value-type="string">
            <text:p>Honorary Corporate Chair</text:p>
          </table:table-cell>
          <table:table-cell table:style-name="ce5"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MULVANEY AND FISHER</text:p>
          </table:table-cell>
          <table:table-cell table:style-name="ce2" office:value-type="string" calcext:value-type="string">
            <text:p>MICK MULVANEY</text:p>
          </table:table-cell>
          <table:table-cell table:style-name="ce2" office:value-type="string" calcext:value-type="string">
            <text:p>Former employee</text:p>
          </table:table-cell>
          <table:table-cell table:style-name="ce5"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MUSEE DES ARTS DECORATIFS</text:p>
          </table:table-cell>
          <table:table-cell table:style-name="ce2" office:value-type="string" calcext:value-type="string">
            <text:p>WILBUR ROSS</text:p>
          </table:table-cell>
          <table:table-cell table:style-name="ce2" office:value-type="string" calcext:value-type="string">
            <text:p>International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NO-TEX, INC.</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ACADEMY OF DESIGN</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ACADEMY OF ENGINEERING</text:p>
          </table:table-cell>
          <table:table-cell table:style-name="ce2" office:value-type="string" calcext:value-type="string">
            <text:p>REX TILLERSON</text:p>
          </table:table-cell>
          <table:table-cell table:style-name="ce2" office:value-type="string" calcext:value-type="string">
            <text:p>Membe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NATIONAL ASSOCIATION OF WOMEN BUSINESS OWNERS</text:p>
          </table:table-cell>
          <table:table-cell table:style-name="ce2" office:value-type="string" calcext:value-type="string">
            <text:p>NIKKI HALEY</text:p>
          </table:table-cell>
          <table:table-cell table:style-name="ce2" office:value-type="string" calcext:value-type="string">
            <text:p>Former treasurer and former president</text:p>
          </table:table-cell>
          <table:table-cell table:style-name="ce5" office:value-type="string" calcext:value-type="string">
            <text:p><text:a xlink:href="https://greatagain.gov/president-elect-donald-j-32142a6c091e#.dgeijcio4" xlink:type="simple">https://greatagain.gov/president-elect-donald-j-32142a6c091e#.dgeijcio4</text:a></text:p>
          </table:table-cell>
          <table:table-cell table:number-columns-repeated="1020"/>
        </table:table-row>
        <table:table-row table:style-name="ro1">
          <table:table-cell table:style-name="ce2" office:value-type="string" calcext:value-type="string">
            <text:p>NATIONAL ETHNIC COALITION OF ORGANIZATIONS</text:p>
          </table:table-cell>
          <table:table-cell table:style-name="ce2" office:value-type="string" calcext:value-type="string">
            <text:p>ELAINE CHAO</text:p>
          </table:table-cell>
          <table:table-cell table:style-name="ce2" office:value-type="string" calcext:value-type="string">
            <text:p>Honorary 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ATIONAL JOURNALISM CENTER</text:p>
          </table:table-cell>
          <table:table-cell table:style-name="ce2" office:value-type="string" calcext:value-type="string">
            <text:p>KELLYANNE CONWAY</text:p>
          </table:table-cell>
          <table:table-cell table:style-name="ce2" office:value-type="string" calcext:value-type="string">
            <text:p>Board of Governors</text:p>
          </table:table-cell>
          <table:table-cell table:style-name="ce5" office:value-type="string" calcext:value-type="string">
            <text:p><text:a xlink:href="http://www.yaf.org/staff-page/national-journalism-center-board-of-governors/" xlink:type="simple">http://www.yaf.org/staff-page/national-journalism-center-board-of-governors/</text:a></text:p>
          </table:table-cell>
          <table:table-cell table:number-columns-repeated="1020"/>
        </table:table-row>
        <table:table-row table:style-name="ro1">
          <table:table-cell table:style-name="ce2" office:value-type="string" calcext:value-type="string">
            <text:p>NATIONAL MUSEUM OF AMERICAN ART</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PETROLEUM COUNCIL</text:p>
          </table:table-cell>
          <table:table-cell table:style-name="ce2" office:value-type="string" calcext:value-type="string">
            <text:p>REX TILLERSON</text:p>
          </table:table-cell>
          <table:table-cell table:style-name="ce2" office:value-type="string" calcext:value-type="string">
            <text:p>Membe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NATIONAL REPUBLICAN CONGRESSIONAL COMMITTEE</text:p>
          </table:table-cell>
          <table:table-cell table:style-name="ce2" office:value-type="string" calcext:value-type="string">
            <text:p>DON MCGAHN</text:p>
          </table:table-cell>
          <table:table-cell table:style-name="ce2" office:value-type="string" calcext:value-type="string">
            <text:p>Former chief counsel</text:p>
          </table:table-cell>
          <table:table-cell table:style-name="ce5"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NATIONAL SECURITY COUNCIL</text:p>
          </table:table-cell>
          <table:table-cell table:style-name="ce2" office:value-type="string" calcext:value-type="string">
            <text:p>KATHLEEN TROIA MCFARLAND</text:p>
          </table:table-cell>
          <table:table-cell table:style-name="ce2" office:value-type="string" calcext:value-type="string">
            <text:p>Former staff member</text:p>
          </table:table-cell>
          <table:table-cell table:style-name="ce5"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NATIONAL WWII MUSEUM</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AVIGATOR HOLDINGS LT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BNK INVESTMENTS PLC</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TWORK INDIANA</text:p>
          </table:table-cell>
          <table:table-cell table:style-name="ce2" office:value-type="string" calcext:value-type="string">
            <text:p>MIKE PENCE</text:p>
          </table:table-cell>
          <table:table-cell table:style-name="ce2" office:value-type="string" calcext:value-type="string">
            <text:p>Syndicated the Mike Pence Show via radio</text:p>
          </table:table-cell>
          <table:table-cell table:style-name="ce5" office:value-type="string" calcext:value-type="string">
            <text:p><text:a xlink:href="https://www.bostonglobe.com/news/nation/2016/07/19/for-mike-pence-political-career-was-launched-when-his-talk-radio-show-took-off/KUkYKbl77vJ6yntVBBUM0L/story.html" xlink:type="simple">https://www.bostonglobe.com/news/nation/2016/07/19/for-mike-pence-political-career-was-launched-when-his-talk-radio-show-took-off/KUkYKbl77vJ6yntVBBUM0L/story.html</text:a></text:p>
          </table:table-cell>
          <table:table-cell table:number-columns-repeated="1020"/>
        </table:table-row>
        <table:table-row table:style-name="ro1">
          <table:table-cell table:style-name="ce2" office:value-type="string" calcext:value-type="string">
            <text:p>NEUROCORE, LLC</text:p>
          </table:table-cell>
          <table:table-cell table:style-name="ce2" office:value-type="string" calcext:value-type="string">
            <text:p>BETSY DEVOS</text:p>
          </table:table-cell>
          <table:table-cell table:style-name="ce2" office:value-type="string" calcext:value-type="string">
            <text:p>Former member / manag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NEW GRACE MISSIONARY BAPTIST CHURCH</text:p>
          </table:table-cell>
          <table:table-cell table:style-name="ce2" office:value-type="string" calcext:value-type="string">
            <text:p>ALBERT ROSS SR.</text:p>
          </table:table-cell>
          <table:table-cell table:style-name="ce2" office:value-type="string" calcext:value-type="string">
            <text:p>Pastor</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NEW YORK CITY POLICE FOUNDATION</text:p>
          </table:table-cell>
          <table:table-cell table:style-name="ce2" office:value-type="string" calcext:value-type="string">
            <text:p>JARED KUSHNER</text:p>
          </table:table-cell>
          <table:table-cell table:style-name="ce2" office:value-type="string" calcext:value-type="string">
            <text:p>Donor</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NEW YORK HISTORICAL SOCIETY</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 YORK LUXURY PUBLISHING</text:p>
          </table:table-cell>
          <table:table-cell table:style-name="ce2" office:value-type="string" calcext:value-type="string">
            <text:p>JARED KUSHNER</text:p>
          </table:table-cell>
          <table:table-cell table:style-name="ce2" office:value-type="string" calcext:value-type="string">
            <text:p>Owner</text:p>
          </table:table-cell>
          <table:table-cell table:style-name="ce6" office:value-type="string" calcext:value-type="string">
            <text:p>http://www.nytimes.com/2012/03/01/fashion/peter-davis-to-introduce-a-society-magazine.html | http://www.tmz.com/2016/11/30/jared-kushner-lawsuit-scene-in-new-york-magazine/</text:p>
          </table:table-cell>
          <table:table-cell table:number-columns-repeated="1020"/>
        </table:table-row>
        <table:table-row table:style-name="ro1">
          <table:table-cell table:style-name="ce2" office:value-type="string" calcext:value-type="string">
            <text:p>NEW YORK LUXURY PUBLISHING</text:p>
          </table:table-cell>
          <table:table-cell table:style-name="ce2" office:value-type="string" calcext:value-type="string">
            <text:p>PETER DAVIS</text:p>
          </table:table-cell>
          <table:table-cell table:style-name="ce2" office:value-type="string" calcext:value-type="string">
            <text:p>Editor-in-chief of Scene magazine</text:p>
          </table:table-cell>
          <table:table-cell table:style-name="ce6" office:value-type="string" calcext:value-type="string">
            <text:p>http://www.nytimes.com/2012/03/01/fashion/peter-davis-to-introduce-a-society-magazine.html | http://www.tmz.com/2016/11/30/jared-kushner-lawsuit-scene-in-new-york-magazine/</text:p>
          </table:table-cell>
          <table:table-cell table:number-columns-repeated="1020"/>
        </table:table-row>
        <table:table-row table:style-name="ro1">
          <table:table-cell table:style-name="ce2" office:value-type="string" calcext:value-type="string">
            <text:p>NEW YORK MERCANTILE EXCHANGE</text:p>
          </table:table-cell>
          <table:table-cell table:style-name="ce2" office:value-type="string" calcext:value-type="string">
            <text:p>GARY COHN</text:p>
          </table:table-cell>
          <table:table-cell table:style-name="ce2" office:value-type="string" calcext:value-type="string">
            <text:p>Options dealer</text:p>
          </table:table-cell>
          <table:table-cell table:style-name="ce5" office:value-type="string" calcext:value-type="string">
            <text:p><text:a xlink:href="http://www.american.edu/media/20090510_Kogod_School_of_Business_Speaker.cfm" xlink:type="simple">http://www.american.edu/media/20090510_Kogod_School_of_Business_Speaker.cfm</text:a></text:p>
          </table:table-cell>
          <table:table-cell table:number-columns-repeated="1020"/>
        </table:table-row>
        <table:table-row table:style-name="ro1">
          <table:table-cell table:style-name="ce2" office:value-type="string" calcext:value-type="string">
            <text:p>NEW YORK PRESBYTERIAN HOSPITAL</text:p>
          </table:table-cell>
          <table:table-cell table:style-name="ce2" office:value-type="string" calcext:value-type="string">
            <text:p>ELAINE CHAO</text:p>
          </table:table-cell>
          <table:table-cell table:style-name="ce2" office:value-type="string" calcext:value-type="string">
            <text:p>Honora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EW YORK SOCIETY OF SECURITY ANALYSTS</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S COMMUNICATIONS, INC.</text:p>
          </table:table-cell>
          <table:table-cell table:style-name="ce2" office:value-type="string" calcext:value-type="string">
            <text:p>WILBUR ROSS</text:p>
          </table:table-cell>
          <table:table-cell table:style-name="ce2" office:value-type="string" calcext:value-type="string">
            <text:p>Former CEO</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S CORP</text:p>
          </table:table-cell>
          <table:table-cell table:style-name="ce2" office:value-type="string" calcext:value-type="string">
            <text:p>ELAINE CHAO</text:p>
          </table:table-cell>
          <table:table-cell table:style-name="ce2" office:value-type="string" calcext:value-type="string">
            <text:p>Directo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EXEO SOLUTIONS</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IKKO ELECTRIC INDUSTRY CO.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ITTO WORLD CO.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ext:a xlink:href="http://NJPOLITICS.COM" xlink:type="simple">NJPOLITICS.COM</text:a></text:p>
          </table:table-cell>
          <table:table-cell table:style-name="ce2" office:value-type="string" calcext:value-type="string">
            <text:p>CHRISTIE TODD WHITMAN</text:p>
          </table:table-cell>
          <table:table-cell table:style-name="ce2" office:value-type="string" calcext:value-type="string">
            <text:p>Writer</text:p>
          </table:table-cell>
          <table:table-cell table:style-name="ce5"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3" office:value-type="string" calcext:value-type="string">
            <text:p><text:a xlink:href="http://NJPOLITICS.COM" xlink:type="simple">NJPOLITICS.COM</text:a></text:p>
          </table:table-cell>
          <table:table-cell table:style-name="ce2" office:value-type="string" calcext:value-type="string">
            <text:p>FRANK TORRICELLI</text:p>
          </table:table-cell>
          <table:table-cell table:style-name="ce2" office:value-type="string" calcext:value-type="string">
            <text:p>Writer</text:p>
          </table:table-cell>
          <table:table-cell table:style-name="ce5"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3" office:value-type="string" calcext:value-type="string">
            <text:p><text:a xlink:href="http://NJPOLITICS.COM" xlink:type="simple">NJPOLITICS.COM</text:a></text:p>
          </table:table-cell>
          <table:table-cell table:style-name="ce2" office:value-type="string" calcext:value-type="string">
            <text:p>JARED KUSHNER</text:p>
          </table:table-cell>
          <table:table-cell table:style-name="ce2" office:value-type="string" calcext:value-type="string">
            <text:p>Founder</text:p>
          </table:table-cell>
          <table:table-cell table:style-name="ce5"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2" office:value-type="string" calcext:value-type="string">
            <text:p>NORTH FULTON CHAMBER OF COMMERCE</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NORTH METRO YMCA</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JARED KUSHNER</text:p>
          </table:table-cell>
          <table:table-cell table:style-name="ce2" office:value-type="string" calcext:value-type="string">
            <text:p>Owner</text:p>
          </table:table-cell>
          <table:table-cell table:style-name="ce5" office:value-type="string" calcext:value-type="string">
            <text:p><text:a xlink:href="http://nymag.com/daily/intelligencer/2016/12/jared-kushner-is-reportedly-trying-to-sell-the-observer.html" xlink:type="simple">http://nymag.com/daily/intelligencer/2016/12/jared-kushner-is-reportedly-trying-to-sell-the-observer.html</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KEN KURSON</text:p>
          </table:table-cell>
          <table:table-cell table:style-name="ce2" office:value-type="string" calcext:value-type="string">
            <text:p>Chief Editor</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OBSERVER MEDIA GROUP</text:p>
          </table:table-cell>
          <table:table-cell table:style-name="ce2" office:value-type="string" calcext:value-type="string">
            <text:p>JARED KUSHNER</text:p>
          </table:table-cell>
          <table:table-cell table:style-name="ce2" office:value-type="string" calcext:value-type="string">
            <text:p>Former publisher</text:p>
          </table:table-cell>
          <table:table-cell table:style-name="ce5" office:value-type="string" calcext:value-type="string">
            <text:p><text:a xlink:href="http://www.businessinsider.com/jared-kushner-steps-down-as-publisher-of-the-observer-2017-1" xlink:type="simple">http://www.businessinsider.com/jared-kushner-steps-down-as-publisher-of-the-observer-2017-1</text:a></text:p>
          </table:table-cell>
          <table:table-cell table:number-columns-repeated="1020"/>
        </table:table-row>
        <table:table-row table:style-name="ro1">
          <table:table-cell table:style-name="ce2" office:value-type="string" calcext:value-type="string">
            <text:p>OBSERVER MEDIA GROUP</text:p>
          </table:table-cell>
          <table:table-cell table:style-name="ce2" office:value-type="string" calcext:value-type="string">
            <text:p>ROBERT SOMMER</text:p>
          </table:table-cell>
          <table:table-cell table:style-name="ce2" office:value-type="string" calcext:value-type="string">
            <text:p>President</text:p>
          </table:table-cell>
          <table:table-cell table:style-name="ce5" office:value-type="string" calcext:value-type="string">
            <text:p><text:a xlink:href="http://www.adweek.com/fishbowlny/jared-kushner-names-no-2/5639" xlink:type="simple">http://www.adweek.com/fishbowlny/jared-kushner-names-no-2/5639</text:a></text:p>
          </table:table-cell>
          <table:table-cell table:number-columns-repeated="1020"/>
        </table:table-row>
        <table:table-row table:style-name="ro1">
          <table:table-cell table:style-name="ce2" office:value-type="string" calcext:value-type="string">
            <text:p>OCEAN DEVELOPMEN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CEAN DEVELOPMENT SERVICE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CM,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OCWEN FINANCIAL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OFFICE OF THE INDEPENDENT COUNSEL</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5"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OFFICE OF VICE PRESIDENT AL GORE</text:p>
          </table:table-cell>
          <table:table-cell table:style-name="ce2" office:value-type="string" calcext:value-type="string">
            <text:p>OMAROSÉ ONEE MANIGAULT</text:p>
          </table:table-cell>
          <table:table-cell table:style-name="ce2" office:value-type="string" calcext:value-type="string">
            <text:p>Scheduling director, among other positions</text:p>
          </table:table-cell>
          <table:table-cell table:style-name="ce5" office:value-type="string" calcext:value-type="string">
            <text:p><text:a xlink:href="http://www.cnbc.com/2017/01/03/omarosa-manigault-joining-trumps-white-house-staff-to-focus-on-public-engagement-ap.html" xlink:type="simple">http://www.cnbc.com/2017/01/03/omarosa-manigault-joining-trumps-white-house-staff-to-focus-on-public-engagement-ap.html</text:a></text:p>
          </table:table-cell>
          <table:table-cell table:number-columns-repeated="1020"/>
        </table:table-row>
        <table:table-row table:style-name="ro1">
          <table:table-cell table:style-name="ce2" office:value-type="string" calcext:value-type="string">
            <text:p>OKLAHOMA CITY REDHAWKS</text:p>
          </table:table-cell>
          <table:table-cell table:style-name="ce2" office:value-type="string" calcext:value-type="string">
            <text:p>SCOTT PRUITT</text:p>
          </table:table-cell>
          <table:table-cell table:style-name="ce2" office:value-type="string" calcext:value-type="string">
            <text:p>Former co-owner</text:p>
          </table:table-cell>
          <table:table-cell table:style-name="ce5" office:value-type="string" calcext:value-type="string">
            <text:p><text:a xlink:href="https://greatagain.gov/pruitt-epa-9837b06dbbfd" xlink:type="simple">https://greatagain.gov/pruitt-epa-9837b06dbbfd</text:a></text:p>
          </table:table-cell>
          <table:table-cell table:number-columns-repeated="1020"/>
        </table:table-row>
        <table:table-row table:style-name="ro1">
          <table:table-cell table:style-name="ce2" office:value-type="string" calcext:value-type="string">
            <text:p>OKLAHOMA GAS AND ELECTRIC</text:p>
          </table:table-cell>
          <table:table-cell table:style-name="ce2" office:value-type="string" calcext:value-type="string">
            <text:p>SCOTT PRUITT</text:p>
          </table:table-cell>
          <table:table-cell table:style-name="ce2" office:value-type="string" calcext:value-type="string">
            <text:p>Joint filer on lawsuit</text:p>
          </table:table-cell>
          <table:table-cell table:style-name="ce5" office:value-type="string" calcext:value-type="string">
            <text:p><text:a xlink:href="http://www.nytimes.com/2016/12/07/us/politics/scott-pruitt-epa-trump.html" xlink:type="simple">http://www.nytimes.com/2016/12/07/us/politics/scott-pruitt-epa-trump.html</text:a></text:p>
          </table:table-cell>
          <table:table-cell table:number-columns-repeated="1020"/>
        </table:table-row>
        <table:table-row table:style-name="ro1">
          <table:table-cell table:style-name="ce2" office:value-type="string" calcext:value-type="string">
            <text:p>OMAROSA, INC.</text:p>
          </table:table-cell>
          <table:table-cell table:style-name="ce2" office:value-type="string" calcext:value-type="string">
            <text:p>OMAROSÉ ONEE MANIGAULT</text:p>
          </table:table-cell>
          <table:table-cell table:style-name="ce2" office:value-type="string" calcext:value-type="string">
            <text:p>President</text:p>
          </table:table-cell>
          <table:table-cell table:style-name="ce5" office:value-type="string" calcext:value-type="string">
            <text:p><text:a xlink:href="https://businesssearch.sos.ca.gov/Document/RetrievePDF" xlink:type="simple">https://businesssearch.sos.ca.gov/Document/RetrievePDF</text:a></text:p>
          </table:table-cell>
          <table:table-cell table:number-columns-repeated="1020"/>
        </table:table-row>
        <table:table-row table:style-name="ro1">
          <table:table-cell table:style-name="ce2" office:value-type="string" calcext:value-type="string">
            <text:p>ON POINT MONTANA, LL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5" office:value-type="string" calcext:value-type="string">
            <text:p><text:a xlink:href="http://missoulian.com/news/local/u-s-house-candidate-zinke-amasses-more-wealth-than-lewis/article_be9ceeda-0d4c-11e4-9938-0019bb2963f4.html" xlink:type="simple">http://missoulian.com/news/local/u-s-house-candidate-zinke-amasses-more-wealth-than-lewis/article_be9ceeda-0d4c-11e4-9938-0019bb2963f4.html</text:a></text:p>
          </table:table-cell>
          <table:table-cell table:number-columns-repeated="1020"/>
        </table:table-row>
        <table:table-row table:style-name="ro1">
          <table:table-cell table:style-name="ce2" office:value-type="string" calcext:value-type="string">
            <text:p>ONE THREE MEDIA</text:p>
          </table:table-cell>
          <table:table-cell table:style-name="ce2" office:value-type="string" calcext:value-type="string">
            <text:p>MARK BURNETT</text:p>
          </table:table-cell>
          <table:table-cell table:style-name="ce2" office:value-type="string" calcext:value-type="string">
            <text:p>Founder</text:p>
          </table:table-cell>
          <table:table-cell table:style-name="ce5" office:value-type="string" calcext:value-type="string">
            <text:p><text:a xlink:href="http://variety.com/2014/tv/news/el-rey-network-mark-burnett-announce-production-of-lucha-underground-1201291953/" xlink:type="simple">http://variety.com/2014/tv/news/el-rey-network-mark-burnett-announce-production-of-lucha-underground-1201291953/</text:a></text:p>
          </table:table-cell>
          <table:table-cell table:number-columns-repeated="1020"/>
        </table:table-row>
        <table:table-row table:style-name="ro1">
          <table:table-cell table:style-name="ce2" office:value-type="string" calcext:value-type="string">
            <text:p>ONESTAR FOUNDATION</text:p>
          </table:table-cell>
          <table:table-cell table:style-name="ce2" office:value-type="string" calcext:value-type="string">
            <text:p>RICK PERRY</text:p>
          </table:table-cell>
          <table:table-cell table:style-name="ce2" office:value-type="string" calcext:value-type="string">
            <text:p>Founder</text:p>
          </table:table-cell>
          <table:table-cell table:style-name="ce5" office:value-type="string" calcext:value-type="string">
            <text:p><text:a xlink:href="http://onestarfoundation.org/about-us/our-history/" xlink:type="simple">http://onestarfoundation.org/about-us/our-history/</text:a></text:p>
          </table:table-cell>
          <table:table-cell table:number-columns-repeated="1020"/>
        </table:table-row>
        <table:table-row table:style-name="ro1">
          <table:table-cell table:style-name="ce2" office:value-type="string" calcext:value-type="string">
            <text:p>ONEWEST BANK, FSB</text:p>
          </table:table-cell>
          <table:table-cell table:style-name="ce2" office:value-type="string" calcext:value-type="string">
            <text:p>STEVEN MNUCHIN</text:p>
          </table:table-cell>
          <table:table-cell table:style-name="ce2" office:value-type="string" calcext:value-type="string">
            <text:p>Buyer (when it was IndyMac) and former CEO</text:p>
          </table:table-cell>
          <table:table-cell table:style-name="ce5" office:value-type="string" calcext:value-type="string">
            <text:p><text:a xlink:href="https://theintercept.com/2017/01/03/treasury-nominee-steve-mnuchins-bank-accused-of-widespread-misconduct-in-leaked-memo/" xlink:type="simple">https://theintercept.com/2017/01/03/treasury-nominee-steve-mnuchins-bank-accused-of-widespread-misconduct-in-leaked-memo/</text:a></text:p>
          </table:table-cell>
          <table:table-cell table:number-columns-repeated="1020"/>
        </table:table-row>
        <table:table-row table:style-name="ro1">
          <table:table-cell table:style-name="ce2" office:value-type="string" calcext:value-type="string">
            <text:p>OPAL RESOURCES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OPENDOOR</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OP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PO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RANGEBURG COUNTY CHAMBER OF COMMERCE</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5"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ORCHESTRA ATLANTA</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ORLANDO MAGIC</text:p>
          </table:table-cell>
          <table:table-cell table:style-name="ce2" office:value-type="string" calcext:value-type="string">
            <text:p>RICHARD DEVOS</text:p>
          </table:table-cell>
          <table:table-cell table:style-name="ce2" office:value-type="string" calcext:value-type="string">
            <text:p>Owner</text:p>
          </table:table-cell>
          <table:table-cell table:style-name="ce5" office:value-type="string" calcext:value-type="string">
            <text:p><text:a xlink:href="http://www.forbes.com/profile/richard-devos/" xlink:type="simple">http://www.forbes.com/profile/richard-devos/</text:a></text:p>
          </table:table-cell>
          <table:table-cell table:number-columns-repeated="1020"/>
        </table:table-row>
        <table:table-row table:style-name="ro1">
          <table:table-cell table:style-name="ce2" office:value-type="string" calcext:value-type="string">
            <text:p>ORLANDO MAGIC</text:p>
          </table:table-cell>
          <table:table-cell table:style-name="ce2" office:value-type="string" calcext:value-type="string">
            <text:p>RICHARD MARVIN "DICK" DEVOS JR.</text:p>
          </table:table-cell>
          <table:table-cell table:style-name="ce2" office:value-type="string" calcext:value-type="string">
            <text:p>Former president and CEO of the team</text:p>
          </table:table-cell>
          <table:table-cell table:style-name="ce5" office:value-type="string" calcext:value-type="string">
            <text:p><text:a xlink:href="http://articles.orlandosentinel.com/1991-09-20/sports/9109200412_1_dick-devos-amway-business-decisions" xlink:type="simple">http://articles.orlandosentinel.com/1991-09-20/sports/9109200412_1_dick-devos-amway-business-decisions</text:a></text:p>
          </table:table-cell>
          <table:table-cell table:number-columns-repeated="1020"/>
        </table:table-row>
        <table:table-row table:style-name="ro1">
          <table:table-cell table:style-name="ce2" office:value-type="string" calcext:value-type="string">
            <text:p>OSCAR HEALTH AGENCY INC.</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5" office:value-type="string" calcext:value-type="string">
            <text:p><text:a xlink:href="http://www.vanityfair.com/news/2016/11/oscar-health-insurance-start-up-still-bleeding-money" xlink:type="simple">http://www.vanityfair.com/news/2016/11/oscar-health-insurance-start-up-still-bleeding-money</text:a></text:p>
          </table:table-cell>
          <table:table-cell table:number-columns-repeated="1020"/>
        </table:table-row>
        <table:table-row table:style-name="ro1">
          <table:table-cell table:style-name="ce2" office:value-type="string" calcext:value-type="string">
            <text:p>OSCAR INSURANCE CORPORATION</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OSCAR INSURANCE CORPORATION</text:p>
          </table:table-cell>
          <table:table-cell table:style-name="ce2" office:value-type="string" calcext:value-type="string">
            <text:p>LI KA-SHING</text:p>
          </table:table-cell>
          <table:table-cell table:style-name="ce2" office:value-type="string" calcext:value-type="string">
            <text:p>Investo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OWO DEVELOP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LM BEACH CIVIC ASSOCIATION</text:p>
          </table:table-cell>
          <table:table-cell table:style-name="ce2" office:value-type="string" calcext:value-type="string">
            <text:p>WILBUR ROSS</text:p>
          </table:table-cell>
          <table:table-cell table:style-name="ce2" office:value-type="string" calcext:value-type="string">
            <text:p>Executive Committee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LM BEACH FIRE FIGHTERS RETIREMENT FUND</text:p>
          </table:table-cell>
          <table:table-cell table:style-name="ce2" office:value-type="string" calcext:value-type="string">
            <text:p>WILBUR ROSS</text:p>
          </table:table-cell>
          <table:table-cell table:style-name="ce2" office:value-type="string" calcext:value-type="string">
            <text:p>Truste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LM BEACH PRESERVATION FOUNDATION</text:p>
          </table:table-cell>
          <table:table-cell table:style-name="ce2" office:value-type="string" calcext:value-type="string">
            <text:p>WILBUR ROSS</text:p>
          </table:table-cell>
          <table:table-cell table:style-name="ce2" office:value-type="string" calcext:value-type="string">
            <text:p>Truste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N ROSS LP</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NAMA OCEAN CLUB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AMA OCEAN CLUB MANAGE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CHSHIL REALTY</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PANTHER RE HOLDINGS LTD.</text:p>
          </table:table-cell>
          <table:table-cell table:style-name="ce2" office:value-type="string" calcext:value-type="string">
            <text:p>WILBUR ROSS</text:p>
          </table:table-cell>
          <table:table-cell table:style-name="ce2" office:value-type="string" calcext:value-type="string">
            <text:p>Director/Deputy 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RAMOUNT RPV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AMOUNT RPV HOLDING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C CONSULTING,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K BRIAR ASSOCIATES</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TNERSHIP FOR NEW YORK CITY</text:p>
          </table:table-cell>
          <table:table-cell table:style-name="ce2" office:value-type="string" calcext:value-type="string">
            <text:p>WILBUR ROSS</text:p>
          </table:table-cell>
          <table:table-cell table:style-name="ce2" office:value-type="string" calcext:value-type="string">
            <text:p>Executive Committee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TTON BOGGS</text:p>
          </table:table-cell>
          <table:table-cell table:style-name="ce2" office:value-type="string" calcext:value-type="string">
            <text:p>DON MCGAHN</text:p>
          </table:table-cell>
          <table:table-cell table:style-name="ce2" office:value-type="string" calcext:value-type="string">
            <text:p>Associate / partner</text:p>
          </table:table-cell>
          <table:table-cell table:style-name="ce5" office:value-type="string" calcext:value-type="string">
            <text:p><text:a xlink:href="https://www.washingtonpost.com/lifestyle/style/trumps-own-beltway-establishment-guy-the-curious-journey-of-don-mcgahn/2016/04/11/856229a8-fb9a-11e5-80e4-c381214de1a3_story.html?utm_term=.0eef8ddfa0b6" xlink:type="simple">https://www.washingtonpost.com/lifestyle/style/trumps-own-beltway-establishment-guy-the-curious-journey-of-don-mcgahn/2016/04/11/856229a8-fb9a-11e5-80e4-c381214de1a3_story.html?utm_term=.0eef8ddfa0b6</text:a></text:p>
          </table:table-cell>
          <table:table-cell table:number-columns-repeated="1020"/>
        </table:table-row>
        <table:table-row table:style-name="ro1">
          <table:table-cell table:style-name="ce2" office:value-type="string" calcext:value-type="string">
            <text:p>PAYNE THEOLOGICAL SEMINARY</text:p>
          </table:table-cell>
          <table:table-cell table:style-name="ce2" office:value-type="string" calcext:value-type="string">
            <text:p>OMAROSÉ ONEE MANIGAULT</text:p>
          </table:table-cell>
          <table:table-cell table:style-name="ce2" office:value-type="string" calcext:value-type="string">
            <text:p>Ordained preacher</text:p>
          </table:table-cell>
          <table:table-cell table:style-name="ce5" office:value-type="string" calcext:value-type="string">
            <text:p><text:a xlink:href="http://thegrio.com/2012/02/27/reality-tv-star-omarosa-has-been-ordained-as-rev-manigault/" xlink:type="simple">http://thegrio.com/2012/02/27/reality-tv-star-omarosa-has-been-ordained-as-rev-manigault/</text:a></text:p>
          </table:table-cell>
          <table:table-cell table:number-columns-repeated="1020"/>
        </table:table-row>
        <table:table-row table:style-name="ro1">
          <table:table-cell table:style-name="ce2" office:value-type="string" calcext:value-type="string">
            <text:p>PB MATERIALS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HOENIX INTERNATIONAL HOLDING CO.</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INE HIL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INE HILL DEVELOPMENT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LASCAR</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LAZA CONSULTING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RT AUTHORITY OF NEW YORK AND NEW JERSEY</text:p>
          </table:table-cell>
          <table:table-cell table:style-name="ce2" office:value-type="string" calcext:value-type="string">
            <text:p>CHARLES KUSHNER</text:p>
          </table:table-cell>
          <table:table-cell table:style-name="ce2" office:value-type="string" calcext:value-type="string">
            <text:p>Former board member</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PORT AUTHORITY OF NEW YORK AND NEW JERSEY</text:p>
          </table:table-cell>
          <table:table-cell table:style-name="ce2" office:value-type="string" calcext:value-type="string">
            <text:p>DAVID WILDSTEIN</text:p>
          </table:table-cell>
          <table:table-cell table:style-name="ce2" office:value-type="string" calcext:value-type="string">
            <text:p>Former director of interstate capital projects</text:p>
          </table:table-cell>
          <table:table-cell table:style-name="ce5" office:value-type="string" calcext:value-type="string">
            <text:p><text:a xlink:href="http://nymag.com/daily/intelligencer/2016/09/david-wildstein-chris-christie-bridgegate-trial.html" xlink:type="simple">http://nymag.com/daily/intelligencer/2016/09/david-wildstein-chris-christie-bridgegate-trial.html</text:a></text:p>
          </table:table-cell>
          <table:table-cell table:number-columns-repeated="1020"/>
        </table:table-row>
        <table:table-row table:style-name="ro1">
          <table:table-cell table:style-name="ce2" office:value-type="string" calcext:value-type="string">
            <text:p>POSITIVE VIBRATIONS</text:p>
          </table:table-cell>
          <table:table-cell table:style-name="ce2" office:value-type="string" calcext:value-type="string">
            <text:p>OMAROSÉ ONEE MANIGAULT</text:p>
          </table:table-cell>
          <table:table-cell table:style-name="ce2" office:value-type="string" calcext:value-type="string">
            <text:p>Worked on behalf of</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PROTECTIVE LIFE CORPORATION</text:p>
          </table:table-cell>
          <table:table-cell table:style-name="ce2" office:value-type="string" calcext:value-type="string">
            <text:p>ELAINE CHAO</text:p>
          </table:table-cell>
          <table:table-cell table:style-name="ce2" office:value-type="string" calcext:value-type="string">
            <text:p>Former directo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PUBLIUS GROUP</text:p>
          </table:table-cell>
          <table:table-cell table:style-name="ce2" office:value-type="string" calcext:value-type="string">
            <text:p>DAVID WILDSTEIN</text:p>
          </table:table-cell>
          <table:table-cell table:style-name="ce2" office:value-type="string" calcext:value-type="string">
            <text:p>Ran PoliticsNJ</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QS ENERGY IN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5" office:value-type="string" calcext:value-type="string">
            <text:p><text:a xlink:href="https://www.opensecrets.org/news/2016/12/zinkes-nomination-bring-questions-super-pac-ties/" xlink:type="simple">https://www.opensecrets.org/news/2016/12/zinkes-nomination-bring-questions-super-pac-ties/</text:a></text:p>
          </table:table-cell>
          <table:table-cell table:number-columns-repeated="1020"/>
        </table:table-row>
        <table:table-row table:style-name="ro1">
          <table:table-cell table:style-name="ce2" office:value-type="string" calcext:value-type="string">
            <text:p>RATPAC-DUNE ENTERTAINMENT</text:p>
          </table:table-cell>
          <table:table-cell table:style-name="ce2" office:value-type="string" calcext:value-type="string">
            <text:p>STEVEN MNUCHIN</text:p>
          </table:table-cell>
          <table:table-cell table:style-name="ce2" office:value-type="string" calcext:value-type="string">
            <text:p>Founder</text:p>
          </table:table-cell>
          <table:table-cell table:style-name="ce5"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RCB MAIN FLOOR, LLC (D/B/A "RESERVE GR, LL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DV CORPORATION</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DV SPORTS, IN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EAL ESTATE BOARD OF NEW YORK</text:p>
          </table:table-cell>
          <table:table-cell table:style-name="ce2" office:value-type="string" calcext:value-type="string">
            <text:p>JARED KUSHNER</text:p>
          </table:table-cell>
          <table:table-cell table:style-name="ce2" office:value-type="string" calcext:value-type="string">
            <text:p>Backer</text:p>
          </table:table-cell>
          <table:table-cell table:style-name="ce5" office:value-type="string" calcext:value-type="string">
            <text:p><text:a xlink:href="https://www.rebny.com/content/rebny/en/directory/member.html/57624059.html" xlink:type="simple">https://www.rebny.com/content/rebny/en/directory/member.html/57624059.html</text:a></text:p>
          </table:table-cell>
          <table:table-cell table:number-columns-repeated="1020"/>
        </table:table-row>
        <table:table-row table:style-name="ro1">
          <table:table-cell table:style-name="ce2" office:value-type="string" calcext:value-type="string">
            <text:p>REALCADRE LLC</text:p>
          </table:table-cell>
          <table:table-cell table:style-name="ce2" office:value-type="string" calcext:value-type="string">
            <text:p>JARED KUSHNER</text:p>
          </table:table-cell>
          <table:table-cell table:style-name="ce2" office:value-type="string" calcext:value-type="string">
            <text:p>Co-founder</text:p>
          </table:table-cell>
          <table:table-cell table:style-name="ce5" office:value-type="string" calcext:value-type="string">
            <text:p><text:a xlink:href="http://relationshipscience.com/realcadre-llc-o154726656" xlink:type="simple">http://relationshipscience.com/realcadre-llc-o154726656</text:a></text:p>
          </table:table-cell>
          <table:table-cell table:number-columns-repeated="1020"/>
        </table:table-row>
        <table:table-row table:style-name="ro1">
          <table:table-cell table:style-name="ce2" office:value-type="string" calcext:value-type="string">
            <text:p>REALCADRE LLC</text:p>
          </table:table-cell>
          <table:table-cell table:style-name="ce2" office:value-type="string" calcext:value-type="string">
            <text:p>JOSHUA KUSHNER</text:p>
          </table:table-cell>
          <table:table-cell table:style-name="ce2" office:value-type="string" calcext:value-type="string">
            <text:p>Director</text:p>
          </table:table-cell>
          <table:table-cell table:style-name="ce5" office:value-type="string" calcext:value-type="string">
            <text:p><text:a xlink:href="http://relationshipscience.com/realcadre-llc-o154726656" xlink:type="simple">http://relationshipscience.com/realcadre-llc-o154726656</text:a></text:p>
          </table:table-cell>
          <table:table-cell table:number-columns-repeated="1020"/>
        </table:table-row>
        <table:table-row table:style-name="ro1">
          <table:table-cell table:style-name="ce2" office:value-type="string" calcext:value-type="string">
            <text:p>REDDIT</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REDI TECH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REG TRU EQUITIES, LT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ANDREW BREMBERG</text:p>
          </table:table-cell>
          <table:table-cell table:style-name="ce2" office:value-type="string" calcext:value-type="string">
            <text:p>Policy Director</text:p>
          </table:table-cell>
          <table:table-cell table:style-name="ce5" office:value-type="string" calcext:value-type="string">
            <text:p><text:a xlink:href="https://www.gop.com/rnc-announces-platform-committee-leadership/" xlink:type="simple">https://www.gop.com/rnc-announces-platform-committee-leadership/</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REINCE PRIEBUS</text:p>
          </table:table-cell>
          <table:table-cell table:style-name="ce2" office:value-type="string" calcext:value-type="string">
            <text:p>Former chairman</text:p>
          </table:table-cell>
          <table:table-cell table:style-name="ce5" office:value-type="string" calcext:value-type="string">
            <text:p><text:a xlink:href="https://www.gop.com/author/reince-priebus" xlink:type="simple">https://www.gop.com/author/reince-priebus</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SEAN SPICER</text:p>
          </table:table-cell>
          <table:table-cell table:style-name="ce2" office:value-type="string" calcext:value-type="string">
            <text:p>Communications Director and Chief Strategist</text:p>
          </table:table-cell>
          <table:table-cell table:style-name="ce5" office:value-type="string" calcext:value-type="string">
            <text:p><text:a xlink:href="https://www.gop.com/author/sean-spicer" xlink:type="simple">https://www.gop.com/author/sean-spicer</text:a></text:p>
          </table:table-cell>
          <table:table-cell table:number-columns-repeated="1020"/>
        </table:table-row>
        <table:table-row table:style-name="ro1">
          <table:table-cell table:style-name="ce2" office:value-type="string" calcext:value-type="string">
            <text:p>REPUBLICAN WOMEN'S FEDERAL FORUM</text:p>
          </table:table-cell>
          <table:table-cell table:style-name="ce2" office:value-type="string" calcext:value-type="string">
            <text:p>ELAINE CHAO</text:p>
          </table:table-cell>
          <table:table-cell table:style-name="ce2" office:value-type="string" calcext:value-type="string">
            <text:p>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RESTAURANT 40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STAURANT 40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VERE COPPER COMPANY</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H CEMENT</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IGHT NOW</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ROARK CAPITAL GROUP</text:p>
          </table:table-cell>
          <table:table-cell table:style-name="ce2" office:value-type="string" calcext:value-type="string">
            <text:p>ANDY PUZDER</text:p>
          </table:table-cell>
          <table:table-cell table:style-name="ce2" office:value-type="string" calcext:value-type="string">
            <text:p>Stayed on as CEO after the company bought CKE</text:p>
          </table:table-cell>
          <table:table-cell table:style-name="ce5" office:value-type="string" calcext:value-type="string">
            <text:p><text:a xlink:href="https://web.archive.org/web/20150330055122/http://www.latimes.com/business/la-fi-mo-carls-jr-cke-cinnabon-roark-20131119-story.html" xlink:type="simple">https://web.archive.org/web/20150330055122/http://www.latimes.com/business/la-fi-mo-carls-jr-cke-cinnabon-roark-20131119-story.html</text:a></text:p>
          </table:table-cell>
          <table:table-cell table:number-columns-repeated="1020"/>
        </table:table-row>
        <table:table-row table:style-name="ro1">
          <table:table-cell table:style-name="ce2" office:value-type="string" calcext:value-type="string">
            <text:p>ROOMORAMA</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ROSS EXPANSION FLP, LP</text:p>
          </table:table-cell>
          <table:table-cell table:style-name="ce2" office:value-type="string" calcext:value-type="string">
            <text:p>WILBUR ROSS</text:p>
          </table:table-cell>
          <table:table-cell table:style-name="ce2" office:value-type="string" calcext:value-type="string">
            <text:p>General Partn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SS EXPANSION GP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SWELL CLEAN AND BEAUTIFUL</text:p>
          </table:table-cell>
          <table:table-cell table:style-name="ce2" office:value-type="string" calcext:value-type="string">
            <text:p>TOM PRICE</text:p>
          </table:table-cell>
          <table:table-cell table:style-name="ce2" office:value-type="string" calcext:value-type="string">
            <text:p>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ROSWELL ROTARY CLUB</text:p>
          </table:table-cell>
          <table:table-cell table:style-name="ce2" office:value-type="string" calcext:value-type="string">
            <text:p>TOM PRICE</text:p>
          </table:table-cell>
          <table:table-cell table:style-name="ce2" office:value-type="string" calcext:value-type="string">
            <text:p>Former president</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ROTHSCHILD INC.</text:p>
          </table:table-cell>
          <table:table-cell table:style-name="ce2" office:value-type="string" calcext:value-type="string">
            <text:p>WILBUR ROSS</text:p>
          </table:table-cell>
          <table:table-cell table:style-name="ce2" office:value-type="string" calcext:value-type="string">
            <text:p>Former executive managing 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THSCHILD RECOVERY FUND</text:p>
          </table:table-cell>
          <table:table-cell table:style-name="ce2" office:value-type="string" calcext:value-type="string">
            <text:p>WILBUR ROSS</text:p>
          </table:table-cell>
          <table:table-cell table:style-name="ce2" office:value-type="string" calcext:value-type="string">
            <text:p>Former Chairman and Chief Investment Offic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YAL BANK AMERICA</text:p>
          </table:table-cell>
          <table:table-cell table:style-name="ce2" office:value-type="string" calcext:value-type="string">
            <text:p>DONALD J. TRUMP</text:p>
          </table:table-cell>
          <table:table-cell table:style-name="ce2" office:value-type="string" calcext:value-type="string">
            <text:p>Mortgag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PV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UTH MULAN CHU CHAO FOUNDATION</text:p>
          </table:table-cell>
          <table:table-cell table:style-name="ce2" office:value-type="string" calcext:value-type="string">
            <text:p>ELAINE CHAO</text:p>
          </table:table-cell>
          <table:table-cell table:style-name="ce2" office:value-type="string" calcext:value-type="string">
            <text:p>Volunteer chai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SACRED HEART UNIVERSITY</text:p>
          </table:table-cell>
          <table:table-cell table:style-name="ce2" office:value-type="string" calcext:value-type="string">
            <text:p>LINDA MCMAHON</text:p>
          </table:table-cell>
          <table:table-cell table:style-name="ce2" office:value-type="string" calcext:value-type="string">
            <text:p>Member, board of trustees/executive committee; chair, Institutional Advancement Committee</text:p>
          </table:table-cell>
          <table:table-cell table:style-name="ce5" office:value-type="string" calcext:value-type="string">
            <text:p><text:a xlink:href="https://votesmart.org/candidate/biography/126623/linda-mcmahon#.WHQVI7YrKEI" xlink:type="simple">https://votesmart.org/candidate/biography/126623/linda-mcmahon#.WHQVI7YrKEI</text:a></text:p>
          </table:table-cell>
          <table:table-cell table:number-columns-repeated="1020"/>
        </table:table-row>
        <table:table-row table:style-name="ro1">
          <table:table-cell table:style-name="ce2" office:value-type="string" calcext:value-type="string">
            <text:p>SALSARITA'S INCORPORATED</text:p>
          </table:table-cell>
          <table:table-cell table:style-name="ce2" office:value-type="string" calcext:value-type="string">
            <text:p>MICK MULVANEY</text:p>
          </table:table-cell>
          <table:table-cell table:style-name="ce2" office:value-type="string" calcext:value-type="string">
            <text:p>Former owner/operator</text:p>
          </table:table-cell>
          <table:table-cell table:style-name="ce5"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SAMFORD UNIVERSITY</text:p>
          </table:table-cell>
          <table:table-cell table:style-name="ce2" office:value-type="string" calcext:value-type="string">
            <text:p>JEFF SESSIONS</text:p>
          </table:table-cell>
          <table:table-cell table:style-name="ce2" office:value-type="string" calcext:value-type="string">
            <text:p>Member of the Board of Overseers</text:p>
          </table:table-cell>
          <table:table-cell table:style-name="ce5" office:value-type="string" calcext:value-type="string">
            <text:p><text:a xlink:href="https://www.judiciary.senate.gov/imo/media/doc/Sessions%20SJC%20Questionnaire%20F.pdf" xlink:type="simple">https://www.judiciary.senate.gov/imo/media/doc/Sessions%20SJC%20Questionnaire%20F.pdf</text:a></text:p>
          </table:table-cell>
          <table:table-cell table:number-columns-repeated="1020"/>
        </table:table-row>
        <table:table-row table:style-name="ro1">
          <table:table-cell table:style-name="ce2" office:value-type="string" calcext:value-type="string">
            <text:p>SANEI INTERNATIONAL</text:p>
          </table:table-cell>
          <table:table-cell table:style-name="ce2" office:value-type="string" calcext:value-type="string">
            <text:p>IVANKA TRUMP</text:p>
          </table:table-cell>
          <table:table-cell table:style-name="ce2" office:value-type="string" calcext:value-type="string">
            <text:p>nearing a licensing deal, per New York Times on Dec. 4, 2016</text:p>
          </table:table-cell>
          <table:table-cell table:style-name="ce5"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SARAH LAWRENCE COLLEGE</text:p>
          </table:table-cell>
          <table:table-cell table:style-name="ce2" office:value-type="string" calcext:value-type="string">
            <text:p>WILBUR ROSS</text:p>
          </table:table-cell>
          <table:table-cell table:style-name="ce2" office:value-type="string" calcext:value-type="string">
            <text:p>Truste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COTLAND ACQUISI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ATE ARMED SERVICES COMMITTEE</text:p>
          </table:table-cell>
          <table:table-cell table:style-name="ce2" office:value-type="string" calcext:value-type="string">
            <text:p>KATHLEEN TROIA MCFARLAND</text:p>
          </table:table-cell>
          <table:table-cell table:style-name="ce2" office:value-type="string" calcext:value-type="string">
            <text:p>Former staff member</text:p>
          </table:table-cell>
          <table:table-cell table:style-name="ce5"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SENTIENT JE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IENT JET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RY INTERNATIONAL</text:p>
          </table:table-cell>
          <table:table-cell table:style-name="ce2" office:value-type="string" calcext:value-type="string">
            <text:p>MICHAEL POMPEO</text:p>
          </table:table-cell>
          <table:table-cell table:style-name="ce2" office:value-type="string" calcext:value-type="string">
            <text:p>Former president</text:p>
          </table:table-cell>
          <table:table-cell table:style-name="ce5" office:value-type="string" calcext:value-type="string">
            <text:p><text:a xlink:href="https://www.washingtonpost.com/politics/pompeo-draws-liberal-groups-ire/2011/03/10/ABogK33_story.html?utm_term=.a5562f1955d6" xlink:type="simple">https://www.washingtonpost.com/politics/pompeo-draws-liberal-groups-ire/2011/03/10/ABogK33_story.html?utm_term=.a5562f1955d6</text:a></text:p>
          </table:table-cell>
          <table:table-cell table:number-columns-repeated="1020"/>
        </table:table-row>
        <table:table-row table:style-name="ro1">
          <table:table-cell table:style-name="ce2" office:value-type="string" calcext:value-type="string">
            <text:p>SESSIONS</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SEVEN SPR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FM CAPITAL MANAGEMENT</text:p>
          </table:table-cell>
          <table:table-cell table:style-name="ce2" office:value-type="string" calcext:value-type="string">
            <text:p>STEVEN MNUCHIN</text:p>
          </table:table-cell>
          <table:table-cell table:style-name="ce2" office:value-type="string" calcext:value-type="string">
            <text:p>Co-founder</text:p>
          </table:table-cell>
          <table:table-cell table:style-name="ce5" office:value-type="string" calcext:value-type="string">
            <text:p><text:a xlink:href="https://www.bloomberg.com/news/articles/2012-03-22/from-indymac-to-onewest-steven-mnuchins-big-score" xlink:type="simple">https://www.bloomberg.com/news/articles/2012-03-22/from-indymac-to-onewest-steven-mnuchins-big-score</text:a></text:p>
          </table:table-cell>
          <table:table-cell table:number-columns-repeated="1020"/>
        </table:table-row>
        <table:table-row table:style-name="ro1">
          <table:table-cell table:style-name="ce2" office:value-type="string" calcext:value-type="string">
            <text:p>SG BLOCKS INC.</text:p>
          </table:table-cell>
          <table:table-cell table:style-name="ce2" office:value-type="string" calcext:value-type="string">
            <text:p>DONALD TRUMP JR.</text:p>
          </table:table-cell>
          <table:table-cell table:style-name="ce2" office:value-type="string" calcext:value-type="string">
            <text:p>Shareholder / senior advisor</text:p>
          </table:table-cell>
          <table:table-cell table:style-name="ce5" office:value-type="string" calcext:value-type="string">
            <text:p><text:a xlink:href="http://www.prweb.com/releases/2012/8/prweb9854141.htm" xlink:type="simple">http://www.prweb.com/releases/2012/8/prweb9854141.htm</text:a></text:p>
          </table:table-cell>
          <table:table-cell table:number-columns-repeated="1020"/>
        </table:table-row>
        <table:table-row table:style-name="ro1">
          <table:table-cell table:style-name="ce2" office:value-type="string" calcext:value-type="string">
            <text:p>SHORE HAVEN APT#1,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HORE HAVEN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HORE HAVEN SHOPPING CENTER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DAVID MURFIN</text:p>
          </table:table-cell>
          <table:table-cell table:style-name="ce2" office:value-type="string" calcext:value-type="string">
            <text:p>Investor</text:p>
          </table:table-cell>
          <table:table-cell table:style-name="ce5" office:value-type="string" calcext:value-type="string">
            <text:p><text:a xlink:href="http://www.sos.ks.gov/CM_ServiceWM/displaydocuments.aspx?DocID=02631045" xlink:type="simple">http://www.sos.ks.gov/CM_ServiceWM/displaydocuments.aspx?DocID=02631045</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ARK SCHECK</text:p>
          </table:table-cell>
          <table:table-cell table:style-name="ce2" office:value-type="string" calcext:value-type="string">
            <text:p>Member</text:p>
          </table:table-cell>
          <table:table-cell table:style-name="ce5"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ICHAEL KENDALL</text:p>
          </table:table-cell>
          <table:table-cell table:style-name="ce2" office:value-type="string" calcext:value-type="string">
            <text:p>Member</text:p>
          </table:table-cell>
          <table:table-cell table:style-name="ce5" office:value-type="string" calcext:value-type="string">
            <text:p><text:a xlink:href="http://www.sos.ks.gov/CM_ServiceWM/displaydocuments.aspx?DocID=02898205" xlink:type="simple">http://www.sos.ks.gov/CM_ServiceWM/displaydocuments.aspx?DocID=02898205</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ICHAEL POMPEO</text:p>
          </table:table-cell>
          <table:table-cell table:style-name="ce2" office:value-type="string" calcext:value-type="string">
            <text:p>Registered agent</text:p>
          </table:table-cell>
          <table:table-cell table:style-name="ce5"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SKADDEN, ARPS, SLATE, MEAGHER &amp; FLOM LLP</text:p>
          </table:table-cell>
          <table:table-cell table:style-name="ce2" office:value-type="string" calcext:value-type="string">
            <text:p>ROBERT LIGHTHIZER</text:p>
          </table:table-cell>
          <table:table-cell table:style-name="ce2" office:value-type="string" calcext:value-type="string">
            <text:p>Partner</text:p>
          </table:table-cell>
          <table:table-cell table:style-name="ce5" office:value-type="string" calcext:value-type="string">
            <text:p><text:a xlink:href="https://www.skadden.com/professionals/robert-e-lighthizer" xlink:type="simple">https://www.skadden.com/professionals/robert-e-lighthizer</text:a></text:p>
          </table:table-cell>
          <table:table-cell table:number-columns-repeated="1020"/>
        </table:table-row>
        <table:table-row table:style-name="ro1">
          <table:table-cell table:style-name="ce2" office:value-type="string" calcext:value-type="string">
            <text:p>SLC TURNBERRY LIMITED</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MALL BUSINESS ADMINISTRATION</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5"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SMITHSONIAN INSTITUTION NATIONAL BOAR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OCIAL FINANCE INC.</text:p>
          </table:table-cell>
          <table:table-cell table:style-name="ce2" office:value-type="string" calcext:value-type="string">
            <text:p>BETSY DEVOS</text:p>
          </table:table-cell>
          <table:table-cell table:style-name="ce2" office:value-type="string" calcext:value-type="string">
            <text:p>Indirect investor</text:p>
          </table:table-cell>
          <table:table-cell table:style-name="ce5" office:value-type="string" calcext:value-type="string">
            <text:p><text:a xlink:href="http://www.wsj.com/articles/trump-education-secretary-pick-has-indirect-stake-in-student-lender-1480977577" xlink:type="simple">http://www.wsj.com/articles/trump-education-secretary-pick-has-indirect-stake-in-student-lender-1480977577</text:a></text:p>
          </table:table-cell>
          <table:table-cell table:number-columns-repeated="1020"/>
        </table:table-row>
        <table:table-row table:style-name="ro1">
          <table:table-cell table:style-name="ce2" office:value-type="string" calcext:value-type="string">
            <text:p>SOCIETY OF PETROLEUM ENGINEERS</text:p>
          </table:table-cell>
          <table:table-cell table:style-name="ce2" office:value-type="string" calcext:value-type="string">
            <text:p>REX TILLERSON</text:p>
          </table:table-cell>
          <table:table-cell table:style-name="ce2" office:value-type="string" calcext:value-type="string">
            <text:p>Membe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SOUTHAMPTON BATH AND TENNIS CLUB</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OUTHEAST LANDCO ACQUISITION FUND</text:p>
          </table:table-cell>
          <table:table-cell table:style-name="ce2" office:value-type="string" calcext:value-type="string">
            <text:p>DAN COATS</text:p>
          </table:table-cell>
          <table:table-cell table:style-name="ce2" office:value-type="string" calcext:value-type="string">
            <text:p>Investor</text:p>
          </table:table-cell>
          <table:table-cell table:style-name="ce5" office:value-type="string" calcext:value-type="string">
            <text:p><text:a xlink:href="https://efdsearch.senate.gov/search/view/annual/4bdf7d34-0730-4345-a29a-7249945388e6/" xlink:type="simple">https://efdsearch.senate.gov/search/view/annual/4bdf7d34-0730-4345-a29a-7249945388e6/</text:a></text:p>
          </table:table-cell>
          <table:table-cell table:number-columns-repeated="1020"/>
        </table:table-row>
        <table:table-row table:style-name="ro1">
          <table:table-cell table:style-name="ce2" office:value-type="string" calcext:value-type="string">
            <text:p>SOUTHEAST LANDCO ACQUISITION FUND</text:p>
          </table:table-cell>
          <table:table-cell table:style-name="ce2" office:value-type="string" calcext:value-type="string">
            <text:p>RICHARD SCHMIDT</text:p>
          </table:table-cell>
          <table:table-cell table:style-name="ce2" office:value-type="string" calcext:value-type="string">
            <text:p>Registered agent</text:p>
          </table:table-cell>
          <table:table-cell table:style-name="ce5" office:value-type="string" calcext:value-type="string">
            <text:p><text:a xlink:href="https://ecorp.sos.ga.gov/BusinessSearch/BusinessInformation?businessId=1234905&amp;businessType=Foreign%20Limited%20Liability%20Company" xlink:type="simple">https://ecorp.sos.ga.gov/BusinessSearch/BusinessInformation?businessId=1234905&amp;businessType=Foreign%20Limited%20Liability%20Company</text:a></text:p>
          </table:table-cell>
          <table:table-cell table:number-columns-repeated="1020"/>
        </table:table-row>
        <table:table-row table:style-name="ro1">
          <table:table-cell table:style-name="ce2" office:value-type="string" calcext:value-type="string">
            <text:p>SPECIAL OPERATIONS FOR AMERICA</text:p>
          </table:table-cell>
          <table:table-cell table:style-name="ce2" office:value-type="string" calcext:value-type="string">
            <text:p>RYAN ZINKE</text:p>
          </table:table-cell>
          <table:table-cell table:style-name="ce2" office:value-type="string" calcext:value-type="string">
            <text:p>Founder</text:p>
          </table:table-cell>
          <table:table-cell table:style-name="ce5" office:value-type="string" calcext:value-type="string">
            <text:p><text:a xlink:href="https://www.so4a.org/about/" xlink:type="simple">https://www.so4a.org/about/</text:a></text:p>
          </table:table-cell>
          <table:table-cell table:number-columns-repeated="1020"/>
        </table:table-row>
        <table:table-row table:style-name="ro1">
          <table:table-cell table:style-name="ce2" office:value-type="string" calcext:value-type="string">
            <text:p>SPICEJET,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PIRIT OF AMERICA</text:p>
          </table:table-cell>
          <table:table-cell table:style-name="ce2" office:value-type="string" calcext:value-type="string">
            <text:p>JAMES MATTIS</text:p>
          </table:table-cell>
          <table:table-cell table:style-name="ce2" office:value-type="string" calcext:value-type="string">
            <text:p>Advisory board member</text:p>
          </table:table-cell>
          <table:table-cell table:style-name="ce5" office:value-type="string" calcext:value-type="string">
            <text:p><text:a xlink:href="https://spiritofamerica.org/blog/im-joining-spirit-america" xlink:type="simple">https://spiritofamerica.org/blog/im-joining-spirit-america</text:a></text:p>
          </table:table-cell>
          <table:table-cell table:number-columns-repeated="1020"/>
        </table:table-row>
        <table:table-row table:style-name="ro1">
          <table:table-cell table:style-name="ce2" office:value-type="string" calcext:value-type="string">
            <text:p>SPRINGS MEMORIAL HOSPITAL</text:p>
          </table:table-cell>
          <table:table-cell table:style-name="ce2" office:value-type="string" calcext:value-type="string">
            <text:p>MICK MULVANEY</text:p>
          </table:table-cell>
          <table:table-cell table:style-name="ce2" office:value-type="string" calcext:value-type="string">
            <text:p>Board member</text:p>
          </table:table-cell>
          <table:table-cell table:style-name="ce5"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STOCKMAN &amp; BEDSOLE</text:p>
          </table:table-cell>
          <table:table-cell table:style-name="ce2" office:value-type="string" calcext:value-type="string">
            <text:p>JEFF SESSIONS</text:p>
          </table:table-cell>
          <table:table-cell table:style-name="ce2" office:value-type="string" calcext:value-type="string">
            <text:p>Former partner</text:p>
          </table:table-cell>
          <table:table-cell table:style-name="ce5" office:value-type="string" calcext:value-type="string">
            <text:p><text:a xlink:href="https://www.judiciary.senate.gov/imo/media/doc/Sessions%20SJC%20Questionnaire%20F.pdf" xlink:type="simple">https://www.judiciary.senate.gov/imo/media/doc/Sessions%20SJC%20Questionnaire%20F.pdf</text:a></text:p>
          </table:table-cell>
          <table:table-cell table:number-columns-repeated="1020"/>
        </table:table-row>
        <table:table-row table:style-name="ro1">
          <table:table-cell table:style-name="ce2" office:value-type="string" calcext:value-type="string">
            <text:p>STRADLING YOCCA CARLSON &amp; RAUTH</text:p>
          </table:table-cell>
          <table:table-cell table:style-name="ce2" office:value-type="string" calcext:value-type="string">
            <text:p>ANDY PUZDER</text:p>
          </table:table-cell>
          <table:table-cell table:style-name="ce2" office:value-type="string" calcext:value-type="string">
            <text:p>Former partner</text:p>
          </table:table-cell>
          <table:table-cell table:style-name="ce5" office:value-type="string" calcext:value-type="string">
            <text:p><text:a xlink:href="http://franchise.org/sites/default/files/ek-pdfs/html_page/Andy-Puzder_4.pdf" xlink:type="simple">http://franchise.org/sites/default/files/ek-pdfs/html_page/Andy-Puzder_4.pdf</text:a></text:p>
          </table:table-cell>
          <table:table-cell table:number-columns-repeated="1020"/>
        </table:table-row>
        <table:table-row table:style-name="ro1">
          <table:table-cell table:style-name="ce2" office:value-type="string" calcext:value-type="string">
            <text:p>SUMMLY</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SUN BAN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UN NATIONAL BANK</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UNOCO LOGISTICS PARTNERS</text:p>
          </table:table-cell>
          <table:table-cell table:style-name="ce2" office:value-type="string" calcext:value-type="string">
            <text:p>RICK PERRY</text:p>
          </table:table-cell>
          <table:table-cell table:style-name="ce2" office:value-type="string" calcext:value-type="string">
            <text:p>Board member</text:p>
          </table:table-cell>
          <table:table-cell table:style-name="ce5" office:value-type="string" calcext:value-type="string">
            <text:p><text:a xlink:href="http://www.houstonchronicle.com/news/politics/texas/article/Ex-Gov-Perry-earned-365-000-last-year-from-7304633.php" xlink:type="simple">http://www.houstonchronicle.com/news/politics/texas/article/Ex-Gov-Perry-earned-365-000-last-year-from-7304633.php</text:a></text:p>
          </table:table-cell>
          <table:table-cell table:number-columns-repeated="1020"/>
        </table:table-row>
        <table:table-row table:style-name="ro1">
          <table:table-cell table:style-name="ce2" office:value-type="string" calcext:value-type="string">
            <text:p>SUSSEX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VPPLY</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5" office:value-type="string" calcext:value-type="string">
            <text:p><text:a xlink:href="http://thenextweb.com/socialmedia/2010/11/23/svpply-is-windowshopping-online-just-in-time-for-christmas/" xlink:type="simple">http://thenextweb.com/socialmedia/2010/11/23/svpply-is-windowshopping-online-just-in-time-for-christmas/</text:a></text:p>
          </table:table-cell>
          <table:table-cell table:number-columns-repeated="1020"/>
        </table:table-row>
        <table:table-row table:style-name="ro1">
          <table:table-cell table:style-name="ce2" office:value-type="string" calcext:value-type="string">
            <text:p>SYLVANUS PARTNERS IV LLC</text:p>
          </table:table-cell>
          <table:table-cell table:style-name="ce2" office:value-type="string" calcext:value-type="string">
            <text:p>MICHAEL POMPEO</text:p>
          </table:table-cell>
          <table:table-cell table:style-name="ce2" office:value-type="string" calcext:value-type="string">
            <text:p>Registered agent</text:p>
          </table:table-cell>
          <table:table-cell table:style-name="ce5" office:value-type="string" calcext:value-type="string">
            <text:p><text:a xlink:href="https://www.accesskansas.org/bess/flow/main?execution=e1s8" xlink:type="simple">https://www.accesskansas.org/bess/flow/main?execution=e1s8</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BRIAN BULATAO</text:p>
          </table:table-cell>
          <table:table-cell table:style-name="ce2" office:value-type="string" calcext:value-type="string">
            <text:p>Registered agent</text:p>
          </table:table-cell>
          <table:table-cell table:style-name="ce5" office:value-type="string" calcext:value-type="string">
            <text:p><text:a xlink:href="http://www.sos.ks.gov/CM_ServiceWM/displaydocuments.aspx?DocID=00143813" xlink:type="simple">http://www.sos.ks.gov/CM_ServiceWM/displaydocuments.aspx?DocID=00143813</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JORGE LEIS</text:p>
          </table:table-cell>
          <table:table-cell table:style-name="ce2" office:value-type="string" calcext:value-type="string">
            <text:p>Investor</text:p>
          </table:table-cell>
          <table:table-cell table:style-name="ce5"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MARK HERBERT</text:p>
          </table:table-cell>
          <table:table-cell table:style-name="ce2" office:value-type="string" calcext:value-type="string">
            <text:p>Member</text:p>
          </table:table-cell>
          <table:table-cell table:style-name="ce5"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MICHAEL POMPEO</text:p>
          </table:table-cell>
          <table:table-cell table:style-name="ce2" office:value-type="string" calcext:value-type="string">
            <text:p>Former managing partner</text:p>
          </table:table-cell>
          <table:table-cell table:style-name="ce5" office:value-type="string" calcext:value-type="string">
            <text:p><text:a xlink:href="http://www.sos.ks.gov/CM_ServiceWM/displaydocuments.aspx?DocID=00143813" xlink:type="simple">http://www.sos.ks.gov/CM_ServiceWM/displaydocuments.aspx?DocID=00143813</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THOMAS ULRICH BRECHBUHL</text:p>
          </table:table-cell>
          <table:table-cell table:style-name="ce2" office:value-type="string" calcext:value-type="string">
            <text:p>Investor</text:p>
          </table:table-cell>
          <table:table-cell table:style-name="ce5"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MS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 INTERNATIONAL REAL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ABLOTT, BANNON &amp; CO.</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ALLEN WEISSELBERG</text:p>
          </table:table-cell>
          <table:table-cell table:style-name="ce2" office:value-type="string" calcext:value-type="string">
            <text:p>Governor</text:p>
          </table:table-cell>
          <table:table-cell table:style-name="ce5"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DONALD J. TRUMP</text:p>
          </table:table-cell>
          <table:table-cell table:style-name="ce2" office:value-type="string" calcext:value-type="string">
            <text:p>President / governor</text:p>
          </table:table-cell>
          <table:table-cell table:style-name="ce6" office:value-type="string" calcext:value-type="string">
            <text:p>https://www.documentcloud.org/documents/2838696-Trump-2016-Financial-Disclosure.html | https://www.sos.wa.gov/corps/search_detail.aspx?ubi=602514155</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JO ALLEN PATTON</text:p>
          </table:table-cell>
          <table:table-cell table:style-name="ce2" office:value-type="string" calcext:value-type="string">
            <text:p>Former owner</text:p>
          </table:table-cell>
          <table:table-cell table:style-name="ce5" office:value-type="string" calcext:value-type="string">
            <text:p><text:a xlink:href="https://www.documentcloud.org/documents/3284148-TAG-AIR-INC-Original-Formation-Record.html" xlink:type="simple">https://www.documentcloud.org/documents/3284148-TAG-AIR-INC-Original-Formation-Record.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LIZEBETH KYPRISLIDIS</text:p>
          </table:table-cell>
          <table:table-cell table:style-name="ce2" office:value-type="string" calcext:value-type="string">
            <text:p>Employee</text:p>
          </table:table-cell>
          <table:table-cell table:style-name="ce5" office:value-type="string" calcext:value-type="string">
            <text:p><text:a xlink:href="https://www.documentcloud.org/documents/3284144-TAG-AIR-INC-Last-Filed-Report.html" xlink:type="simple">https://www.documentcloud.org/documents/3284144-TAG-AIR-INC-Last-Filed-Report.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MATTHEW CALAMAN</text:p>
          </table:table-cell>
          <table:table-cell table:style-name="ce2" office:value-type="string" calcext:value-type="string">
            <text:p>Governor</text:p>
          </table:table-cell>
          <table:table-cell table:style-name="ce5"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RHONA GRAFF RICCIO</text:p>
          </table:table-cell>
          <table:table-cell table:style-name="ce2" office:value-type="string" calcext:value-type="string">
            <text:p>Governor</text:p>
          </table:table-cell>
          <table:table-cell table:style-name="ce5"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ROBERT KUNOLD, JR.</text:p>
          </table:table-cell>
          <table:table-cell table:style-name="ce2" office:value-type="string" calcext:value-type="string">
            <text:p>Incorporator</text:p>
          </table:table-cell>
          <table:table-cell table:style-name="ce5" office:value-type="string" calcext:value-type="string">
            <text:p><text:a xlink:href="https://www.documentcloud.org/documents/3284148-TAG-AIR-INC-Original-Formation-Record.html" xlink:type="simple">https://www.documentcloud.org/documents/3284148-TAG-AIR-INC-Original-Formation-Record.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SHAWN MCCABE</text:p>
          </table:table-cell>
          <table:table-cell table:style-name="ce2" office:value-type="string" calcext:value-type="string">
            <text:p>Governor</text:p>
          </table:table-cell>
          <table:table-cell table:style-name="ce5"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LMER BAN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C MARKS BUENOS AIR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AYER AEROSPACE AND PRIVATE SECURITY</text:p>
          </table:table-cell>
          <table:table-cell table:style-name="ce2" office:value-type="string" calcext:value-type="string">
            <text:p>MICHAEL POMPEO</text:p>
          </table:table-cell>
          <table:table-cell table:style-name="ce2" office:value-type="string" calcext:value-type="string">
            <text:p>Founder</text:p>
          </table:table-cell>
          <table:table-cell table:style-name="ce5" office:value-type="string" calcext:value-type="string">
            <text:p><text:a xlink:href="https://www.washingtonpost.com/politics/pompeo-draws-liberal-groups-ire/2011/03/10/ABogK33_story.html?utm_term=.df021307357e" xlink:type="simple">https://www.washingtonpost.com/politics/pompeo-draws-liberal-groups-ire/2011/03/10/ABogK33_story.html?utm_term=.df021307357e</text:a></text:p>
          </table:table-cell>
          <table:table-cell table:number-columns-repeated="1020"/>
        </table:table-row>
        <table:table-row table:style-name="ro1">
          <table:table-cell table:style-name="ce2" office:value-type="string" calcext:value-type="string">
            <text:p>THC BAKU HOTEL MANAGER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HOTEL MANAGER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RRA HOTELARIA LTDA</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C RESTAURANT HOSPITAL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HOTE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IMEA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PAYROLL U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AMERICAN CONSERVATIVE UNION</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5" office:value-type="string" calcext:value-type="string">
            <text:p><text:a xlink:href="http://conservative.org/board-directors/" xlink:type="simple">http://conservative.org/board-directors/</text:a></text:p>
          </table:table-cell>
          <table:table-cell table:number-columns-repeated="1020"/>
        </table:table-row>
        <table:table-row table:style-name="ro1">
          <table:table-cell table:style-name="ce2" office:value-type="string" calcext:value-type="string">
            <text:p>THE ARTHRITIS FOUNDATION</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5"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THE ASIAN PACIFIC AMERICAN ADVISORY COMMITTEE</text:p>
          </table:table-cell>
          <table:table-cell table:style-name="ce2" office:value-type="string" calcext:value-type="string">
            <text:p>ELAINE CHAO</text:p>
          </table:table-cell>
          <table:table-cell table:style-name="ce2" office:value-type="string" calcext:value-type="string">
            <text:p>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BEACH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COMMITTEE ON CAPITAL MARKET REGULATION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DONALD J. TRUMP AND GRANTOR TRUST</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COMPANY LLC</text:p>
          </table:table-cell>
          <table:table-cell table:style-name="ce2" office:value-type="string" calcext:value-type="string">
            <text:p>DONALD J. TRUMP</text:p>
          </table:table-cell>
          <table:table-cell table:style-name="ce2" office:value-type="string" calcext:value-type="string">
            <text:p>Manag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ALLEN WEISSELBERG</text:p>
          </table:table-cell>
          <table:table-cell table:style-name="ce2" office:value-type="string" calcext:value-type="string">
            <text:p>Treasurer</text:p>
          </table:table-cell>
          <table:table-cell table:style-name="ce5" office:value-type="string" calcext:value-type="string">
            <text:p><text:a xlink:href="http://blogs.wsj.com/cfo/2016/11/05/donald-trumps-loyal-numbers-man/" xlink:type="simple">http://blogs.wsj.com/cfo/2016/11/05/donald-trumps-loyal-numbers-man/</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DONALD TRUMP JR.</text:p>
          </table:table-cell>
          <table:table-cell table:style-name="ce2" office:value-type="string" calcext:value-type="string">
            <text:p>Director</text:p>
          </table:table-cell>
          <table:table-cell table:style-name="ce5"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ERIC TRUMP</text:p>
          </table:table-cell>
          <table:table-cell table:style-name="ce2" office:value-type="string" calcext:value-type="string">
            <text:p>Director</text:p>
          </table:table-cell>
          <table:table-cell table:style-name="ce5"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IVANKA TRUMP</text:p>
          </table:table-cell>
          <table:table-cell table:style-name="ce2" office:value-type="string" calcext:value-type="string">
            <text:p>Director</text:p>
          </table:table-cell>
          <table:table-cell table:style-name="ce5"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EAST 61 STREET COMPANY,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NDREW GRAVES</text:p>
          </table:table-cell>
          <table:table-cell table:style-name="ce2" office:value-type="string" calcext:value-type="string">
            <text:p>Vice chairman and vice president</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NDREW JOBLON</text:p>
          </table:table-cell>
          <table:table-cell table:style-name="ce2" office:value-type="string" calcext:value-type="string">
            <text:p>Vice chairman and treasure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SHLEY THOMPSON SIDMAN</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BRIAN ASIDMAN</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BRITTANY HEBERT</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CHRISTL MAHFOUZ</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DAN SCAVINO</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DONALD TRUMP JR.</text:p>
          </table:table-cell>
          <table:table-cell table:style-name="ce2" office:value-type="string" calcext:value-type="string">
            <text:p>strongly involved, per Trump.com</text:p>
          </table:table-cell>
          <table:table-cell table:style-name="ce5" office:value-type="string" calcext:value-type="string">
            <text:p><text:a xlink:href="http://www.trump.com/the-next-generation/donald-trump-jr/" xlink:type="simple">http://www.trump.com/the-next-generation/donald-trump-jr/</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ERIC TRUMP</text:p>
          </table:table-cell>
          <table:table-cell table:style-name="ce2" office:value-type="string" calcext:value-type="string">
            <text:p>Chairman and president</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JT FOXX</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ARA LEE YUNASKA</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ARRY GLICK</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YNNE M PATTON</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MICHAEL D. COHEN</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SHAUN CAIN</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STEVEN LEVINE</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THOMAS M. SPARICO</text:p>
          </table:table-cell>
          <table:table-cell table:style-name="ce2" office:value-type="string" calcext:value-type="string">
            <text:p>Director</text:p>
          </table:table-cell>
          <table:table-cell table:style-name="ce5"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FRED C. TRUMP DECEMBER 16 1976 TRUST- F/B/O ELIZABETH J.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FRED C. TRUMP DECEMBER 16 1976 TRUST- F/B/O ROBERT S.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FRED C. TRUMP DECEMBER 16, 1976 TRUST- F/B/O DONALD J.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HERITAGE FOUNDATION</text:p>
          </table:table-cell>
          <table:table-cell table:style-name="ce2" office:value-type="string" calcext:value-type="string">
            <text:p>ELAINE CHAO</text:p>
          </table:table-cell>
          <table:table-cell table:style-name="ce2" office:value-type="string" calcext:value-type="string">
            <text:p>Former Distinguished Fellow</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HILL SCHOOL</text:p>
          </table:table-cell>
          <table:table-cell table:style-name="ce2" office:value-type="string" calcext:value-type="string">
            <text:p>DONALD TRUMP JR.</text:p>
          </table:table-cell>
          <table:table-cell table:style-name="ce2" office:value-type="string" calcext:value-type="string">
            <text:p>Alumnus</text:p>
          </table:table-cell>
          <table:table-cell table:style-name="ce5" office:value-type="string" calcext:value-type="string">
            <text:p><text:a xlink:href="https://www.washingtonpost.com/lifestyle/style/trump-raised-sons-who-became-his-emissaries-but-not-the-way-you-might-think/2016/05/18/3ca1cfa8-faa4-11e5-886f-a037dba38301_story.html?utm_term=.e9c8da32bb4c" xlink:type="simple">https://www.washingtonpost.com/lifestyle/style/trump-raised-sons-who-became-his-emissaries-but-not-the-way-you-might-think/2016/05/18/3ca1cfa8-faa4-11e5-886f-a037dba38301_story.html?utm_term=.e9c8da32bb4c</text:a></text:p>
          </table:table-cell>
          <table:table-cell table:number-columns-repeated="1020"/>
        </table:table-row>
        <table:table-row table:style-name="ro1">
          <table:table-cell table:style-name="ce2" office:value-type="string" calcext:value-type="string">
            <text:p>THE HUDSON INSTITUTE</text:p>
          </table:table-cell>
          <table:table-cell table:style-name="ce2" office:value-type="string" calcext:value-type="string">
            <text:p>ELAINE CHAO</text:p>
          </table:table-cell>
          <table:table-cell table:style-name="ce2" office:value-type="string" calcext:value-type="string">
            <text:p>Distinguished Fellow</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INSTITUTE OF POLITICS AT HARVARD UNIVERSI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JAMESTOWN FOUNDATION</text:p>
          </table:table-cell>
          <table:table-cell table:style-name="ce2" office:value-type="string" calcext:value-type="string">
            <text:p>KATHLEEN TROIA MCFARLAND</text:p>
          </table:table-cell>
          <table:table-cell table:style-name="ce2" office:value-type="string" calcext:value-type="string">
            <text:p>Board member</text:p>
          </table:table-cell>
          <table:table-cell table:style-name="ce5"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THE JOHN F. KENNEDY CENTER FOR THE PERFORMING ARTS</text:p>
          </table:table-cell>
          <table:table-cell table:style-name="ce2" office:value-type="string" calcext:value-type="string">
            <text:p>BETSY DEVOS</text:p>
          </table:table-cell>
          <table:table-cell table:style-name="ce2" office:value-type="string" calcext:value-type="string">
            <text:p>Trustee</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LEADERSHIP INSTITUTE</text:p>
          </table:table-cell>
          <table:table-cell table:style-name="ce2" office:value-type="string" calcext:value-type="string">
            <text:p>KELLYANNE CONWAY</text:p>
          </table:table-cell>
          <table:table-cell table:style-name="ce2" office:value-type="string" calcext:value-type="string">
            <text:p>Volunteer faculty</text:p>
          </table:table-cell>
          <table:table-cell table:style-name="ce5" office:value-type="string" calcext:value-type="string">
            <text:p><text:a xlink:href="https://leadershipinstitute.org/training/contact.cfm?FacultyID=137438" xlink:type="simple">https://leadershipinstitute.org/training/contact.cfm?FacultyID=137438</text:a></text:p>
          </table:table-cell>
          <table:table-cell table:number-columns-repeated="1020"/>
        </table:table-row>
        <table:table-row table:style-name="ro1">
          <table:table-cell table:style-name="ce2" office:value-type="string" calcext:value-type="string">
            <text:p>THE MAKE-A-WISH FOUNDATION</text:p>
          </table:table-cell>
          <table:table-cell table:style-name="ce2" office:value-type="string" calcext:value-type="string">
            <text:p>LINDA MCMAHON</text:p>
          </table:table-cell>
          <table:table-cell table:style-name="ce2" office:value-type="string" calcext:value-type="string">
            <text:p>National Advisory Council member</text:p>
          </table:table-cell>
          <table:table-cell table:style-name="ce5"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THE METROPOLITAN BAPTIST CHURCH</text:p>
          </table:table-cell>
          <table:table-cell table:style-name="ce2" office:value-type="string" calcext:value-type="string">
            <text:p>H. B. HICKS</text:p>
          </table:table-cell>
          <table:table-cell table:style-name="ce2" office:value-type="string" calcext:value-type="string">
            <text:p>Pastor</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THE MITRE CORPORATION</text:p>
          </table:table-cell>
          <table:table-cell table:style-name="ce2" office:value-type="string" calcext:value-type="string">
            <text:p>ANDREW BREMBERG</text:p>
          </table:table-cell>
          <table:table-cell table:style-name="ce2" office:value-type="string" calcext:value-type="string">
            <text:p>Former employee</text:p>
          </table:table-cell>
          <table:table-cell table:style-name="ce5"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THE MULVANEY GROUP, LTD.</text:p>
          </table:table-cell>
          <table:table-cell table:style-name="ce2" office:value-type="string" calcext:value-type="string">
            <text:p>MICK MULVANEY</text:p>
          </table:table-cell>
          <table:table-cell table:style-name="ce2" office:value-type="string" calcext:value-type="string">
            <text:p>Former president</text:p>
          </table:table-cell>
          <table:table-cell table:style-name="ce5"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THE NEW MUSEUM</text:p>
          </table:table-cell>
          <table:table-cell table:style-name="ce2" office:value-type="string" calcext:value-type="string">
            <text:p>WILBUR ROSS</text:p>
          </table:table-cell>
          <table:table-cell table:style-name="ce2" office:value-type="string" calcext:value-type="string">
            <text:p>Truste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PHILANTHROPY ROUNDTABLE</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POLICE ATHLETIC LEAGUE, INC.</text:p>
          </table:table-cell>
          <table:table-cell table:style-name="ce2" office:value-type="string" calcext:value-type="string">
            <text:p>DONALD J. TRUMP</text:p>
          </table:table-cell>
          <table:table-cell table:style-name="ce2" office:value-type="string" calcext:value-type="string">
            <text:p>Member of the Board</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POLLING COMPANY INC./WOMAN TREND</text:p>
          </table:table-cell>
          <table:table-cell table:style-name="ce2" office:value-type="string" calcext:value-type="string">
            <text:p>KELLYANNE CONWAY</text:p>
          </table:table-cell>
          <table:table-cell table:style-name="ce2" office:value-type="string" calcext:value-type="string">
            <text:p>Founder, president, and CEO</text:p>
          </table:table-cell>
          <table:table-cell table:style-name="ce6" office:value-type="string" calcext:value-type="string">
            <text:p>https://www.linkedin.com/company/the-polling-company-inc-womantrend | http://www.newyorker.com/magazine/2016/10/17/kellyanne-conways-political-machinations</text:p>
          </table:table-cell>
          <table:table-cell table:number-columns-repeated="1020"/>
        </table:table-row>
        <table:table-row table:style-name="ro1">
          <table:table-cell table:style-name="ce2" office:value-type="string" calcext:value-type="string">
            <text:p>THE POTTERS HOUSE SCHOOL</text:p>
          </table:table-cell>
          <table:table-cell table:style-name="ce2" office:value-type="string" calcext:value-type="string">
            <text:p>BETSY DEVOS</text:p>
          </table:table-cell>
          <table:table-cell table:style-name="ce2" office:value-type="string" calcext:value-type="string">
            <text:p>Member of board of directors</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RIVER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STOW COMPANY</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STOW COMPANY — HOLLAND, IN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TRUMP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JONATHAN SPITALNY</text:p>
          </table:table-cell>
          <table:table-cell table:style-name="ce2" office:value-type="string" calcext:value-type="string">
            <text:p>Ow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MICHAEL SEXTON</text:p>
          </table:table-cell>
          <table:table-cell table:style-name="ce2" office:value-type="string" calcext:value-type="string">
            <text:p>Ow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MARKS REAL ESTAT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LLEN WEISSELBERG</text:p>
          </table:table-cell>
          <table:table-cell table:style-name="ce2" office:value-type="string" calcext:value-type="string">
            <text:p>CFO</text:p>
          </table:table-cell>
          <table:table-cell table:style-name="ce5" office:value-type="string" calcext:value-type="string">
            <text:p><text:a xlink:href="http://blogs.wsj.com/cfo/2016/11/05/donald-trumps-loyal-numbers-man/" xlink:type="simple">http://blogs.wsj.com/cfo/2016/11/05/donald-trumps-loyal-numbers-man/</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ONALD J. TRUMP</text:p>
          </table:table-cell>
          <table:table-cell table:style-name="ce2" office:value-type="string" calcext:value-type="string">
            <text:p>Chairman and president</text:p>
          </table:table-cell>
          <table:table-cell table:style-name="ce6" office:value-type="string" calcext:value-type="string">
            <text:p>http://www.trump.com/biography/ | https://www.documentcloud.org/documents/2838696-Trump-2016-Financial-Disclosure.html</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ONALD TRUMP JR.</text:p>
          </table:table-cell>
          <table:table-cell table:style-name="ce2" office:value-type="string" calcext:value-type="string">
            <text:p>Will co-run company after Jan. 20, 2017</text:p>
          </table:table-cell>
          <table:table-cell table:style-name="ce5" office:value-type="string" calcext:value-type="string">
            <text:p><text:a xlink:href="https://www.buzzfeed.com/matthewzeitlin/heres-what-will-happen-to-donald-trumps-businesses" xlink:type="simple">https://www.buzzfeed.com/matthewzeitlin/heres-what-will-happen-to-donald-trumps-businesses</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ERIC TRUMP</text:p>
          </table:table-cell>
          <table:table-cell table:style-name="ce2" office:value-type="string" calcext:value-type="string">
            <text:p>Will co-run company after Jan. 20, 2017</text:p>
          </table:table-cell>
          <table:table-cell table:style-name="ce5" office:value-type="string" calcext:value-type="string">
            <text:p><text:a xlink:href="https://www.buzzfeed.com/matthewzeitlin/heres-what-will-happen-to-donald-trumps-businesses" xlink:type="simple">https://www.buzzfeed.com/matthewzeitlin/heres-what-will-happen-to-donald-trumps-businesses</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FELIX SATER</text:p>
          </table:table-cell>
          <table:table-cell table:style-name="ce2" office:value-type="string" calcext:value-type="string">
            <text:p>Senior Advisor to Donald Trump</text:p>
          </table:table-cell>
          <table:table-cell table:style-name="ce6" office:value-type="string" calcext:value-type="string">
            <text:p>https://www.linkedin.com/in/felix-sater-153455 | https://www.ft.com/content/33285dfa-9231-11e6-8df8-d3778b55a923</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HONA GRAFF RICCIO</text:p>
          </table:table-cell>
          <table:table-cell table:style-name="ce2" office:value-type="string" calcext:value-type="string">
            <text:p>Vice president, assistant to the president</text:p>
          </table:table-cell>
          <table:table-cell table:style-name="ce5" office:value-type="string" calcext:value-type="string">
            <text:p><text:a xlink:href="http://therealdeal.com/new-research/topics/people/rhona-graff/" xlink:type="simple">http://therealdeal.com/new-research/topics/people/rhona-graff/</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WINDQUEST GROUP</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RANOS</text:p>
          </table:table-cell>
          <table:table-cell table:style-name="ce2" office:value-type="string" calcext:value-type="string">
            <text:p>JAMES MATTIS</text:p>
          </table:table-cell>
          <table:table-cell table:style-name="ce2" office:value-type="string" calcext:value-type="string">
            <text:p>Board member</text:p>
          </table:table-cell>
          <table:table-cell table:style-name="ce5" office:value-type="string" calcext:value-type="string">
            <text:p><text:a xlink:href="http://fortune.com/2014/06/12/theranos-board-directors/" xlink:type="simple">http://fortune.com/2014/06/12/theranos-board-director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ETER THIEL</text:p>
          </table:table-cell>
          <table:table-cell table:style-name="ce2" office:value-type="string" calcext:value-type="string">
            <text:p>Investor</text:p>
          </table:table-cell>
          <table:table-cell table:style-name="ce5" office:value-type="string" calcext:value-type="string">
            <text:p><text:a xlink:href="http://www.crainsnewyork.com/article/20130616/FINANCE/306169983/josh-kushner-and-jared-weinstein-vc-insiders-at-thrive" xlink:type="simple">http://www.crainsnewyork.com/article/20130616/FINANCE/306169983/josh-kushner-and-jared-weinstein-vc-insiders-at-thrive</text:a></text:p>
          </table:table-cell>
          <table:table-cell table:number-columns-repeated="1020"/>
        </table:table-row>
        <table:table-row table:style-name="ro1">
          <table:table-cell table:style-name="ce2" office:value-type="string" calcext:value-type="string">
            <text:p>TIGL COMMON AREA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COMMON AREA MANAGEMENT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IRELAND ENTERPRISES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IRELAND MANAGEMENT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C RESERV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M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HICAGO MEMBER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HOLDING COMPAN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PPERARY REAL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DONALD TRUMP JR.</text:p>
          </table:table-cell>
          <table:table-cell table:style-name="ce2" office:value-type="string" calcext:value-type="string">
            <text:p>Founding investor</text:p>
          </table:table-cell>
          <table:table-cell table:style-name="ce5"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JEREMY BLACKBURN</text:p>
          </table:table-cell>
          <table:table-cell table:style-name="ce2" office:value-type="string" calcext:value-type="string">
            <text:p>Founding investor</text:p>
          </table:table-cell>
          <table:table-cell table:style-name="ce5"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LEE EICKMEYER</text:p>
          </table:table-cell>
          <table:table-cell table:style-name="ce2" office:value-type="string" calcext:value-type="string">
            <text:p>Founding investor</text:p>
          </table:table-cell>
          <table:table-cell table:style-name="ce5"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MG MEMBER,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ONG YANG LIFE</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ORONTO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OWN OF PALM BEACH RETIREMENT SYSTEM</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P CFD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 CF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AVEL ENTERPRISES MANAGEMENT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106 C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55 WALL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767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LP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GP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OO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OOK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AZ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IARCLIFF MANOR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ADIAN SERVIC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IBBEAN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ENTRAL PARK WES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OMMERCIAL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CORP.</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LMONICO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DUCATION ULC</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MPIRE STATE,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U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U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TELS &amp; CASINO RESORTS, INC.</text:p>
          </table:table-cell>
          <table:table-cell table:style-name="ce2" office:value-type="string" calcext:value-type="string">
            <text:p>DONALD J. TRUMP</text:p>
          </table:table-cell>
          <table:table-cell table:style-name="ce2" office:value-type="string" calcext:value-type="string">
            <text:p>Former chairman/CEO</text:p>
          </table:table-cell>
          <table:table-cell table:style-name="ce5"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I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CE,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DENTITY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DENTI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DEVELOP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SCOTLAND LIMITED</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 AND TOWER CONDOMINIUM</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 HAWA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ELOWN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ELOWNA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OREAN PROJEC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SALES &amp; MARKETING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UDERDALE DEVELOPMENT 2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UDERDALE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NAGEMENT INC.</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ET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SI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SI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OLF SW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OLF SW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P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ORTGAG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T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ORLEAN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ORLEA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REAL ESTA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ICENS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UTH AFRIC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UTH AFRICA MEMBER CORP.</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AMP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AMP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AIKIK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AIKIK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ESTCHEST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ESTCHEST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HITE PLAIN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HITE PLAI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IAMI RESORT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IAMI RESORT MANAGE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ODEL MANAGEMENT LLC</text:p>
          </table:table-cell>
          <table:table-cell table:style-name="ce2" office:value-type="string" calcext:value-type="string">
            <text:p>ANNIE VELTRI</text:p>
          </table:table-cell>
          <table:table-cell table:style-name="ce2" office:value-type="string" calcext:value-type="string">
            <text:p>Own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COLTS NECK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COLTS NECK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WASHINGTON DC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WASHINGTON DC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ETWORK</text:p>
          </table:table-cell>
          <table:table-cell table:style-name="ce2" office:value-type="string" calcext:value-type="string">
            <text:p>DONALD J. TRUMP</text:p>
          </table:table-cell>
          <table:table-cell table:style-name="ce2" office:value-type="string" calcext:value-type="string">
            <text:p>Became "the new face of [the] company" in 2009, per the Washington Post</text:p>
          </table:table-cell>
          <table:table-cell table:style-name="ce5" office:value-type="string" calcext:value-type="string">
            <text:p><text:a xlink:href="https://www.washingtonpost.com/news/wonk/wp/2016/03/23/the-trump-network-sought-to-make-people-rich-but-left-behind-disappointment/?utm_term=.8e197140d0be" xlink:type="simple">https://www.washingtonpost.com/news/wonk/wp/2016/03/23/the-trump-network-sought-to-make-people-rich-but-left-behind-disappointment/?utm_term=.8e197140d0be</text:a></text:p>
          </table:table-cell>
          <table:table-cell table:number-columns-repeated="1020"/>
        </table:table-row>
        <table:table-row table:style-name="ro1">
          <table:table-cell table:style-name="ce2" office:value-type="string" calcext:value-type="string">
            <text:p>TRUMP OCEAN MANAG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LD POST OFFI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LD POST OFFIC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N THE OCEA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ANAR MAMMADOV</text:p>
          </table:table-cell>
          <table:table-cell table:style-name="ce2" office:value-type="string" calcext:value-type="string">
            <text:p>Business part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ANNE-MARIE DONOGHUE</text:p>
          </table:table-cell>
          <table:table-cell table:style-name="ce2" office:value-type="string" calcext:value-type="string">
            <text:p>Trump Hotels Asia sales director</text:p>
          </table:table-cell>
          <table:table-cell table:style-name="ce5"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CHEN SITING AKA CHARLYNE CHEN</text:p>
          </table:table-cell>
          <table:table-cell table:style-name="ce2" office:value-type="string" calcext:value-type="string">
            <text:p>Representative</text:p>
          </table:table-cell>
          <table:table-cell table:style-name="ce5"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NALD TRUMP JR.</text:p>
          </table:table-cell>
          <table:table-cell table:style-name="ce2" office:value-type="string" calcext:value-type="string">
            <text:p>reponsible for all of the commercial leasing</text:p>
          </table:table-cell>
          <table:table-cell table:style-name="ce5" office:value-type="string" calcext:value-type="string">
            <text:p><text:a xlink:href="http://www.trump.com/the-next-generation/donald-trump-jr/" xlink:type="simple">http://www.trump.com/the-next-generation/donald-trump-jr/</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HUSSAIN ALI SAJWANI</text:p>
          </table:table-cell>
          <table:table-cell table:style-name="ce2" office:value-type="string" calcext:value-type="string">
            <text:p>Business part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ADHUKAR TULSI</text:p>
          </table:table-cell>
          <table:table-cell table:style-name="ce2" office:value-type="string" calcext:value-type="string">
            <text:p>Business partner</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PAVEL FUKS</text:p>
          </table:table-cell>
          <table:table-cell table:style-name="ce2" office:value-type="string" calcext:value-type="string">
            <text:p>maintained close relations, per Newsweek</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VLADIMIR POTANIN</text:p>
          </table:table-cell>
          <table:table-cell table:style-name="ce2" office:value-type="string" calcext:value-type="string">
            <text:p>connected, possibly through Russian version of the Apprentice, per Newsweek</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PAGEANT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LACE CONDOMINIUM</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LACE/PARC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CONDOMINIUM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CONDOMINIUM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HOTEL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HOTEL MANAGE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RC EAST CONDOMINIUM</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RK AVENUE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RK AVENU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YROLL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YROLL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HOENIX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 MANAGING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JECT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PERTI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STAURANT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IVERSIDE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TOWE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ALES &amp; LEASING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ALES &amp; LEASING CHICAG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LAND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SBOROUGH SQUA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SBOROUGH SQUAR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OHO HOTEL CONDOMINIUM NEW YORK</text:p>
          </table:table-cell>
          <table:table-cell table:style-name="ce2" office:value-type="string" calcext:value-type="string">
            <text:p>DONALD J. TRUMP</text:p>
          </table:table-cell>
          <table:table-cell table:style-name="ce2" office:value-type="string" calcext:value-type="string">
            <text:p>Member of the Board</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OHO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OHO MEMBER LLC</text:p>
          </table:table-cell>
          <table:table-cell table:style-name="ce2" office:value-type="string" calcext:value-type="string">
            <text:p>MARTIN JAJAN</text:p>
          </table:table-cell>
          <table:table-cell table:style-name="ce2" office:value-type="string" calcext:value-type="string">
            <text:p>Signed documents on Trump Soho, per Financial Times</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SOHO MEMBER LLC</text:p>
          </table:table-cell>
          <table:table-cell table:style-name="ce2" office:value-type="string" calcext:value-type="string">
            <text:p>TAMIR SAPIR</text:p>
          </table:table-cell>
          <table:table-cell table:style-name="ce2" office:value-type="string" calcext:value-type="string">
            <text:p>Founder of company that helped build Trump Soho, per Financial Times</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SOHO MEMBER LLC</text:p>
          </table:table-cell>
          <table:table-cell table:style-name="ce2" office:value-type="string" calcext:value-type="string">
            <text:p>TEVFIK ARIF</text:p>
          </table:table-cell>
          <table:table-cell table:style-name="ce2" office:value-type="string" calcext:value-type="string">
            <text:p>Founder of company that helped build Trump Soho, per Financial Times</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SOHO MEMBER LLC</text:p>
          </table:table-cell>
          <table:table-cell table:style-name="ce2" office:value-type="string" calcext:value-type="string">
            <text:p>VIKTOR KHRAPUNOV</text:p>
          </table:table-cell>
          <table:table-cell table:style-name="ce2" office:value-type="string" calcext:value-type="string">
            <text:p>Bought apartments despite being charged with financial crimes in Kazakhstan, per Financial Times</text:p>
          </table:table-cell>
          <table:table-cell table:style-name="ce5"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TORONTO DEVELOPMENT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RONTO HOTEL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WER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WER CONDOMINIUM RESIDENTIAL SEC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WER MANAGING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LLAGE CONSTRUCTIO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OT 3 OWN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ACQUISI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ACQUISITION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LOT 5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RGINIA LOT 5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INE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INE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INERY</text:p>
          </table:table-cell>
          <table:table-cell table:style-name="ce2" office:value-type="string" calcext:value-type="string">
            <text:p>ERIC TRUMP</text:p>
          </table:table-cell>
          <table:table-cell table:style-name="ce2" office:value-type="string" calcext:value-type="string">
            <text:p>Owner</text:p>
          </table:table-cell>
          <table:table-cell table:style-name="ce5" office:value-type="string" calcext:value-type="string">
            <text:p><text:a xlink:href="http://www.trumpwinery.com/winery/our-team/" xlink:type="simple">http://www.trumpwinery.com/winery/our-team/</text:a></text:p>
          </table:table-cell>
          <table:table-cell table:number-columns-repeated="1020"/>
        </table:table-row>
        <table:table-row table:style-name="ro1">
          <table:table-cell table:style-name="ce2" office:value-type="string" calcext:value-type="string">
            <text:p>TRUMP WORLD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ORLD PRODUCTION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WORLD PUBLIC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S CASTLE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NEW WORLD PROPERTY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ST FOR THE NATIONAL MALL</text:p>
          </table:table-cell>
          <table:table-cell table:style-name="ce2" office:value-type="string" calcext:value-type="string">
            <text:p>ELAINE CHAO</text:p>
          </table:table-cell>
          <table:table-cell table:style-name="ce2" office:value-type="string" calcext:value-type="string">
            <text:p>Member, advisory council</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RUST U/W/O FRED C. TRUMP.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ST UNVIO FRED C. TRUMP. F/B/O THE ARANDCHLLDREN OF FRED C.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TTT VENTUR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Implied from 2016 FEC Disclosure</text:p>
          </table:table-cell>
          <table:table-cell table:number-columns-repeated="1020"/>
        </table:table-row>
        <table:table-row table:style-name="ro1">
          <table:table-cell table:style-name="ce2" office:value-type="string" calcext:value-type="string">
            <text:p>TURNBERRY SCOTLAN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URNBERRY SCOTLAND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 VENTUR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WO TREES MANAGEMENT</text:p>
          </table:table-cell>
          <table:table-cell table:style-name="ce2" office:value-type="string" calcext:value-type="string">
            <text:p>ASHER ABEHSERA</text:p>
          </table:table-cell>
          <table:table-cell table:style-name="ce2" office:value-type="string" calcext:value-type="string">
            <text:p>General Manager</text:p>
          </table:table-cell>
          <table:table-cell table:style-name="ce5" office:value-type="string" calcext:value-type="string">
            <text:p><text:a xlink:href="https://www.linkedin.com/in/asher-abehsera-80330378" xlink:type="simple">https://www.linkedin.com/in/asher-abehsera-80330378</text:a></text:p>
          </table:table-cell>
          <table:table-cell table:number-columns-repeated="1020"/>
        </table:table-row>
        <table:table-row table:style-name="ro1">
          <table:table-cell table:style-name="ce2" office:value-type="string" calcext:value-type="string">
            <text:p>U.S. ATLANTIC COUNCIL</text:p>
          </table:table-cell>
          <table:table-cell table:style-name="ce2" office:value-type="string" calcext:value-type="string">
            <text:p>TOM BOSSERT</text:p>
          </table:table-cell>
          <table:table-cell table:style-name="ce2" office:value-type="string" calcext:value-type="string">
            <text:p>Senior cybersecurity fellow</text:p>
          </table:table-cell>
          <table:table-cell table:style-name="ce5"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U.S. DRYWALL &amp; ACOUSTICAL CORP.</text:p>
          </table:table-cell>
          <table:table-cell table:style-name="ce2" office:value-type="string" calcext:value-type="string">
            <text:p>DONALD TRUMP JR.</text:p>
          </table:table-cell>
          <table:table-cell table:style-name="ce2" office:value-type="string" calcext:value-type="string">
            <text:p>Debtor</text:p>
          </table:table-cell>
          <table:table-cell table:style-name="ce6" office:value-type="string" calcext:value-type="string">
            <text:p>Nexis public records</text:p>
          </table:table-cell>
          <table:table-cell table:number-columns-repeated="1020"/>
        </table:table-row>
        <table:table-row table:style-name="ro1">
          <table:table-cell table:style-name="ce2" office:value-type="string" calcext:value-type="string">
            <text:p>U.S. HOUSE OF REPRESENTATIVES</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5"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U.S. PEACE CORPS</text:p>
          </table:table-cell>
          <table:table-cell table:style-name="ce2" office:value-type="string" calcext:value-type="string">
            <text:p>ELAINE CHAO</text:p>
          </table:table-cell>
          <table:table-cell table:style-name="ce2" office:value-type="string" calcext:value-type="string">
            <text:p>Former president and CEO</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U.S. SENATE SPOUSES</text:p>
          </table:table-cell>
          <table:table-cell table:style-name="ce2" office:value-type="string" calcext:value-type="string">
            <text:p>ELAINE CHAO</text:p>
          </table:table-cell>
          <table:table-cell table:style-name="ce2" office:value-type="string" calcext:value-type="string">
            <text:p>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U.S. STEEL</text:p>
          </table:table-cell>
          <table:table-cell table:style-name="ce2" office:value-type="string" calcext:value-type="string">
            <text:p>GARY COHN</text:p>
          </table:table-cell>
          <table:table-cell table:style-name="ce2" office:value-type="string" calcext:value-type="string">
            <text:p>Former employee</text:p>
          </table:table-cell>
          <table:table-cell table:style-name="ce5" office:value-type="string" calcext:value-type="string">
            <text:p><text:a xlink:href="http://www.american.edu/media/20090510_Kogod_School_of_Business_Speaker.cfm" xlink:type="simple">http://www.american.edu/media/20090510_Kogod_School_of_Business_Speaker.cfm</text:a></text:p>
          </table:table-cell>
          <table:table-cell table:number-columns-repeated="1020"/>
        </table:table-row>
        <table:table-row table:style-name="ro1">
          <table:table-cell table:style-name="ce2" office:value-type="string" calcext:value-type="string">
            <text:p>U.S.-INDIA BUSINESS COUNCIL</text:p>
          </table:table-cell>
          <table:table-cell table:style-name="ce2" office:value-type="string" calcext:value-type="string">
            <text:p>WILBUR ROSS</text:p>
          </table:table-cell>
          <table:table-cell table:style-name="ce2" office:value-type="string" calcext:value-type="string">
            <text:p>Member, Chairman's Circl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U.S.-RUSSIA INVESTMENT FUND</text:p>
          </table:table-cell>
          <table:table-cell table:style-name="ce2" office:value-type="string" calcext:value-type="string">
            <text:p>WILBUR ROSS</text:p>
          </table:table-cell>
          <table:table-cell table:style-name="ce2" office:value-type="string" calcext:value-type="string">
            <text:p>Board member</text:p>
          </table:table-cell>
          <table:table-cell table:style-name="ce5" office:value-type="string" calcext:value-type="string">
            <text:p><text:a xlink:href="http://www.usnews.com/news/articles/2016-11-30/donald-trump-taps-wilbur-ross-for-commerce-secretary-steven-mnuchin-as-treasury-head" xlink:type="simple">http://www.usnews.com/news/articles/2016-11-30/donald-trump-taps-wilbur-ross-for-commerce-secretary-steven-mnuchin-as-treasury-head</text:a></text:p>
          </table:table-cell>
          <table:table-cell table:number-columns-repeated="1020"/>
        </table:table-row>
        <table:table-row table:style-name="ro1">
          <table:table-cell table:style-name="ce2" office:value-type="string" calcext:value-type="string">
            <text:p>ULTIMATE AI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UNIT 2502 ENTERPRIS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UNIT 2502 ENTERPRIS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UNITED ARTISTS MEDIA GROUP</text:p>
          </table:table-cell>
          <table:table-cell table:style-name="ce2" office:value-type="string" calcext:value-type="string">
            <text:p>MARK BURNETT</text:p>
          </table:table-cell>
          <table:table-cell table:style-name="ce2" office:value-type="string" calcext:value-type="string">
            <text:p>CEO</text:p>
          </table:table-cell>
          <table:table-cell table:style-name="ce5" office:value-type="string" calcext:value-type="string">
            <text:p><text:a xlink:href="http://ew.com/article/2014/09/22/mgm-united-artists-media-group/" xlink:type="simple">http://ew.com/article/2014/09/22/mgm-united-artists-media-group/</text:a></text:p>
          </table:table-cell>
          <table:table-cell table:number-columns-repeated="1020"/>
        </table:table-row>
        <table:table-row table:style-name="ro1">
          <table:table-cell table:style-name="ce2" office:value-type="string" calcext:value-type="string">
            <text:p>UNITED INDONESIA PARTY</text:p>
          </table:table-cell>
          <table:table-cell table:style-name="ce2" office:value-type="string" calcext:value-type="string">
            <text:p>HARY TANOESOEDIBJO</text:p>
          </table:table-cell>
          <table:table-cell table:style-name="ce2" office:value-type="string" calcext:value-type="string">
            <text:p>Founder</text:p>
          </table:table-cell>
          <table:table-cell table:style-name="ce5" office:value-type="string" calcext:value-type="string">
            <text:p><text:a xlink:href="http://asia.nikkei.com/magazine/20160303-INDIA-S-STARTUPS-THE-GREAT-DISRUPTORS/Business/Indonesian-media-tycoon-Hary-Tanoe-juggles-business-and-politics" xlink:type="simple">http://asia.nikkei.com/magazine/20160303-INDIA-S-STARTUPS-THE-GREAT-DISRUPTORS/Business/Indonesian-media-tycoon-Hary-Tanoe-juggles-business-and-politics</text:a></text:p>
          </table:table-cell>
          <table:table-cell table:number-columns-repeated="1020"/>
        </table:table-row>
        <table:table-row table:style-name="ro1">
          <table:table-cell table:style-name="ce2" office:value-type="string" calcext:value-type="string">
            <text:p>UNITED NEGRO COLLEGE FUND</text:p>
          </table:table-cell>
          <table:table-cell table:style-name="ce2" office:value-type="string" calcext:value-type="string">
            <text:p>REX TILLERSON</text:p>
          </table:table-cell>
          <table:table-cell table:style-name="ce2" office:value-type="string" calcext:value-type="string">
            <text:p>Former director</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UNITED SEAMEN SERVICE</text:p>
          </table:table-cell>
          <table:table-cell table:style-name="ce2" office:value-type="string" calcext:value-type="string">
            <text:p>ELAINE CHAO</text:p>
          </table:table-cell>
          <table:table-cell table:style-name="ce2" office:value-type="string" calcext:value-type="string">
            <text:p>Honorary member, Council of Trustees</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UNITED STATES ARMY</text:p>
          </table:table-cell>
          <table:table-cell table:style-name="ce2" office:value-type="string" calcext:value-type="string">
            <text:p>MICHAEL FLYNN</text:p>
          </table:table-cell>
          <table:table-cell table:style-name="ce2" office:value-type="string" calcext:value-type="string">
            <text:p>Retired lieutenant general</text:p>
          </table:table-cell>
          <table:table-cell table:style-name="ce5" office:value-type="string" calcext:value-type="string">
            <text:p><text:a xlink:href="http://www.pbs.org/newshour/updates/lt-gen-michael-flynn/" xlink:type="simple">http://www.pbs.org/newshour/updates/lt-gen-michael-flynn/</text:a></text:p>
          </table:table-cell>
          <table:table-cell table:number-columns-repeated="1020"/>
        </table:table-row>
        <table:table-row table:style-name="ro1">
          <table:table-cell table:style-name="ce2" office:value-type="string" calcext:value-type="string">
            <text:p>UNITED STATES NAVY</text:p>
          </table:table-cell>
          <table:table-cell table:style-name="ce2" office:value-type="string" calcext:value-type="string">
            <text:p>SEAN SPICER</text:p>
          </table:table-cell>
          <table:table-cell table:style-name="ce2" office:value-type="string" calcext:value-type="string">
            <text:p>Former commander</text:p>
          </table:table-cell>
          <table:table-cell table:style-name="ce5" office:value-type="string" calcext:value-type="string">
            <text:p><text:a xlink:href="http://www.foxnews.com/politics/2016/12/22/trump-picks-sean-spicer-for-press-secretary.html" xlink:type="simple">http://www.foxnews.com/politics/2016/12/22/trump-picks-sean-spicer-for-press-secretary.html</text:a></text:p>
          </table:table-cell>
          <table:table-cell table:number-columns-repeated="1020"/>
        </table:table-row>
        <table:table-row table:style-name="ro1">
          <table:table-cell table:style-name="ce2" office:value-type="string" calcext:value-type="string">
            <text:p>UNITED STATES NAVY</text:p>
          </table:table-cell>
          <table:table-cell table:style-name="ce2" office:value-type="string" calcext:value-type="string">
            <text:p>STEPHEN BANNON</text:p>
          </table:table-cell>
          <table:table-cell table:style-name="ce2" office:value-type="string" calcext:value-type="string">
            <text:p>Former officer</text:p>
          </table:table-cell>
          <table:table-cell table:style-name="ce5"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UNITED THEOLOGICAL SEMINARY</text:p>
          </table:table-cell>
          <table:table-cell table:style-name="ce2" office:value-type="string" calcext:value-type="string">
            <text:p>OMAROSÉ ONEE MANIGAULT</text:p>
          </table:table-cell>
          <table:table-cell table:style-name="ce2" office:value-type="string" calcext:value-type="string">
            <text:p>Former student</text:p>
          </table:table-cell>
          <table:table-cell table:style-name="ce5" office:value-type="string" calcext:value-type="string">
            <text:p><text:a xlink:href="http://www.marketwired.com/press-release/omarosa-manigault-stallworth-has-officially-enrolled-united-theological-seminary-dayton-1211256.htm" xlink:type="simple">http://www.marketwired.com/press-release/omarosa-manigault-stallworth-has-officially-enrolled-united-theological-seminary-dayton-1211256.htm</text:a></text:p>
          </table:table-cell>
          <table:table-cell table:number-columns-repeated="1020"/>
        </table:table-row>
        <table:table-row table:style-name="ro1">
          <table:table-cell table:style-name="ce2" office:value-type="string" calcext:value-type="string">
            <text:p>UNITED WAY OF AMERICA</text:p>
          </table:table-cell>
          <table:table-cell table:style-name="ce2" office:value-type="string" calcext:value-type="string">
            <text:p>ELAINE CHAO</text:p>
          </table:table-cell>
          <table:table-cell table:style-name="ce2" office:value-type="string" calcext:value-type="string">
            <text:p>Former president and CEO</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UNIVERSITY OF SOUTH CAROLINA-LANCASTER</text:p>
          </table:table-cell>
          <table:table-cell table:style-name="ce2" office:value-type="string" calcext:value-type="string">
            <text:p>MICK MULVANEY</text:p>
          </table:table-cell>
          <table:table-cell table:style-name="ce2" office:value-type="string" calcext:value-type="string">
            <text:p>Member of the Board of Visitors</text:p>
          </table:table-cell>
          <table:table-cell table:style-name="ce5"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UNIVERSITY OF TEXAS AT AUSTIN</text:p>
          </table:table-cell>
          <table:table-cell table:style-name="ce2" office:value-type="string" calcext:value-type="string">
            <text:p>REX TILLERSON</text:p>
          </table:table-cell>
          <table:table-cell table:style-name="ce2" office:value-type="string" calcext:value-type="string">
            <text:p>Distinguished alumnus; member of the Chancellor's Council, member of Development Board, and member of Engineering Advisory Board</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URBAN COMPASS</text:p>
          </table:table-cell>
          <table:table-cell table:style-name="ce2" office:value-type="string" calcext:value-type="string">
            <text:p>JARED KUSHNER</text:p>
          </table:table-cell>
          <table:table-cell table:style-name="ce2" office:value-type="string" calcext:value-type="string">
            <text:p>Investor / board member</text:p>
          </table:table-cell>
          <table:table-cell table:style-name="ce5" office:value-type="string" calcext:value-type="string">
            <text:p><text:a xlink:href="http://kushner.com/jaredkushner/" xlink:type="simple">http://kushner.com/jaredkushner/</text:a></text:p>
          </table:table-cell>
          <table:table-cell table:number-columns-repeated="1020"/>
        </table:table-row>
        <table:table-row table:style-name="ro1">
          <table:table-cell table:style-name="ce2" office:value-type="string" calcext:value-type="string">
            <text:p>VACCINOGEN, INC.</text:p>
          </table:table-cell>
          <table:table-cell table:style-name="ce2" office:value-type="string" calcext:value-type="string">
            <text:p>BEN CARSON</text:p>
          </table:table-cell>
          <table:table-cell table:style-name="ce2" office:value-type="string" calcext:value-type="string">
            <text:p>Chairman</text:p>
          </table:table-cell>
          <table:table-cell table:style-name="ce5"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VERNER, LIIPFERT, BERNHARD, MCPHERSON AND HAND</text:p>
          </table:table-cell>
          <table:table-cell table:style-name="ce2" office:value-type="string" calcext:value-type="string">
            <text:p>DAN COATS</text:p>
          </table:table-cell>
          <table:table-cell table:style-name="ce2" office:value-type="string" calcext:value-type="string">
            <text:p>Special counsel in 2000-01</text:p>
          </table:table-cell>
          <table:table-cell table:style-name="ce5"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VH PROPER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VH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VOSTU</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VOX FUTURI</text:p>
          </table:table-cell>
          <table:table-cell table:style-name="ce2" office:value-type="string" calcext:value-type="string">
            <text:p>KELLYANNE CONWAY</text:p>
          </table:table-cell>
          <table:table-cell table:style-name="ce2" office:value-type="string" calcext:value-type="string">
            <text:p>Founde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VULCAN MATERIAL COMPANY</text:p>
          </table:table-cell>
          <table:table-cell table:style-name="ce2" office:value-type="string" calcext:value-type="string">
            <text:p>ELAINE CHAO</text:p>
          </table:table-cell>
          <table:table-cell table:style-name="ce2" office:value-type="string" calcext:value-type="string">
            <text:p>Directo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WACHTELL, LIPTON, ROSEN &amp; KATZ</text:p>
          </table:table-cell>
          <table:table-cell table:style-name="ce2" office:value-type="string" calcext:value-type="string">
            <text:p>GEORGE T. CONWAY III</text:p>
          </table:table-cell>
          <table:table-cell table:style-name="ce2" office:value-type="string" calcext:value-type="string">
            <text:p>Partner</text:p>
          </table:table-cell>
          <table:table-cell table:style-name="ce5" office:value-type="string" calcext:value-type="string">
            <text:p><text:a xlink:href="http://www.wlrk.com/GTConway/" xlink:type="simple">http://www.wlrk.com/GTConway/</text:a></text:p>
          </table:table-cell>
          <table:table-cell table:number-columns-repeated="1020"/>
        </table:table-row>
        <table:table-row table:style-name="ro1">
          <table:table-cell table:style-name="ce2" office:value-type="string" calcext:value-type="string">
            <text:p>WAGON PLC</text:p>
          </table:table-cell>
          <table:table-cell table:style-name="ce2" office:value-type="string" calcext:value-type="string">
            <text:p>WILBUR ROSS</text:p>
          </table:table-cell>
          <table:table-cell table:style-name="ce2" office:value-type="string" calcext:value-type="string">
            <text:p>Non-executive 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ALT DISNEY FAMILY MUSEUM</text:p>
          </table:table-cell>
          <table:table-cell table:style-name="ce2" office:value-type="string" calcext:value-type="string">
            <text:p>ELAINE CHAO</text:p>
          </table:table-cell>
          <table:table-cell table:style-name="ce2" office:value-type="string" calcext:value-type="string">
            <text:p>Honorary/advisory membe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WELLER STREET MISSIONARY BAPTIST CHURCH</text:p>
          </table:table-cell>
          <table:table-cell table:style-name="ce2" office:value-type="string" calcext:value-type="string">
            <text:p>OMAROSÉ ONEE MANIGAULT</text:p>
          </table:table-cell>
          <table:table-cell table:style-name="ce2" office:value-type="string" calcext:value-type="string">
            <text:p>Assistant pastor</text:p>
          </table:table-cell>
          <table:table-cell table:style-name="ce5" office:value-type="string" calcext:value-type="string">
            <text:p><text:a xlink:href="http://www.theroot.com/articles/culture/2011/02/omarosa_becomes_assistant_pastor/" xlink:type="simple">http://www.theroot.com/articles/culture/2011/02/omarosa_becomes_assistant_pastor/</text:a></text:p>
          </table:table-cell>
          <table:table-cell table:number-columns-repeated="1020"/>
        </table:table-row>
        <table:table-row table:style-name="ro1">
          <table:table-cell table:style-name="ce2" office:value-type="string" calcext:value-type="string">
            <text:p>WELLS FARGO</text:p>
          </table:table-cell>
          <table:table-cell table:style-name="ce2" office:value-type="string" calcext:value-type="string">
            <text:p>ELAINE CHAO</text:p>
          </table:table-cell>
          <table:table-cell table:style-name="ce2" office:value-type="string" calcext:value-type="string">
            <text:p>Director</text:p>
          </table:table-cell>
          <table:table-cell table:style-name="ce5"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WEST PALM OPER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EXFORD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HARTON SCHOOL OF THE UNIVERSITY OF PENNSYLVANIA</text:p>
          </table:table-cell>
          <table:table-cell table:style-name="ce2" office:value-type="string" calcext:value-type="string">
            <text:p>DONALD TRUMP JR.</text:p>
          </table:table-cell>
          <table:table-cell table:style-name="ce2" office:value-type="string" calcext:value-type="string">
            <text:p>Alumnus</text:p>
          </table:table-cell>
          <table:table-cell table:style-name="ce5" office:value-type="string" calcext:value-type="string">
            <text:p><text:a xlink:href="https://www.washingtonpost.com/lifestyle/style/trump-raised-sons-who-became-his-emissaries-but-not-the-way-you-might-think/2016/05/18/3ca1cfa8-faa4-11e5-886f-a037dba38301_story.html?utm_term=.e9c8da32bb4c" xlink:type="simple">https://www.washingtonpost.com/lifestyle/style/trump-raised-sons-who-became-his-emissaries-but-not-the-way-you-might-think/2016/05/18/3ca1cfa8-faa4-11e5-886f-a037dba38301_story.html?utm_term=.e9c8da32bb4c</text:a></text:p>
          </table:table-cell>
          <table:table-cell table:number-columns-repeated="1020"/>
        </table:table-row>
        <table:table-row table:style-name="ro1">
          <table:table-cell table:style-name="ce2" office:value-type="string" calcext:value-type="string">
            <text:p>WHITE COURS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HITE COURS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HITNEY MUSEUM OF AMERICAN ART</text:p>
          </table:table-cell>
          <table:table-cell table:style-name="ce2" office:value-type="string" calcext:value-type="string">
            <text:p>WILBUR ROSS</text:p>
          </table:table-cell>
          <table:table-cell table:style-name="ce2" office:value-type="string" calcext:value-type="string">
            <text:p>Trustee</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ILMERHALE</text:p>
          </table:table-cell>
          <table:table-cell table:style-name="ce2" office:value-type="string" calcext:value-type="string">
            <text:p>JARED KUSHNER</text:p>
          </table:table-cell>
          <table:table-cell table:style-name="ce2" office:value-type="string" calcext:value-type="string">
            <text:p>hired a leading Washington law firm [...] to advise him on how to comply with federal ethics laws, per New York Times</text:p>
          </table:table-cell>
          <table:table-cell table:style-name="ce5"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WILSHIRE HALL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INDSOR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WIREDSCORE</text:p>
          </table:table-cell>
          <table:table-cell table:style-name="ce2" office:value-type="string" calcext:value-type="string">
            <text:p>JARED KUSHNER</text:p>
          </table:table-cell>
          <table:table-cell table:style-name="ce2" office:value-type="string" calcext:value-type="string">
            <text:p>Co-founder</text:p>
          </table:table-cell>
          <table:table-cell table:style-name="ce5" office:value-type="string" calcext:value-type="string">
            <text:p><text:a xlink:href="http://relationshipscience.com/wiredscore-o178357879" xlink:type="simple">http://relationshipscience.com/wiredscore-o178357879</text:a></text:p>
          </table:table-cell>
          <table:table-cell table:number-columns-repeated="1020"/>
        </table:table-row>
        <table:table-row table:style-name="ro1">
          <table:table-cell table:style-name="ce2" office:value-type="string" calcext:value-type="string">
            <text:p>WIRTHLIN GROUP</text:p>
          </table:table-cell>
          <table:table-cell table:style-name="ce2" office:value-type="string" calcext:value-type="string">
            <text:p>KELLYANNE CONWAY</text:p>
          </table:table-cell>
          <table:table-cell table:style-name="ce2" office:value-type="string" calcext:value-type="string">
            <text:p>Former employee</text:p>
          </table:table-cell>
          <table:table-cell table:style-name="ce5" office:value-type="string" calcext:value-type="string">
            <text:p><text:a xlink:href="http://www.newsmax.com/RonaldKessler/kellyanne-conway/2008/09/22/id/325476/" xlink:type="simple">http://www.newsmax.com/RonaldKessler/kellyanne-conway/2008/09/22/id/325476/</text:a></text:p>
          </table:table-cell>
          <table:table-cell table:number-columns-repeated="1020"/>
        </table:table-row>
        <table:table-row table:style-name="ro1">
          <table:table-cell table:style-name="ce2" office:value-type="string" calcext:value-type="string">
            <text:p>WISCONSIN REPUBLICAN PARTY</text:p>
          </table:table-cell>
          <table:table-cell table:style-name="ce2" office:value-type="string" calcext:value-type="string">
            <text:p>REINCE PRIEBUS</text:p>
          </table:table-cell>
          <table:table-cell table:style-name="ce2" office:value-type="string" calcext:value-type="string">
            <text:p>Former chairman</text:p>
          </table:table-cell>
          <table:table-cell table:style-name="ce5" office:value-type="string" calcext:value-type="string">
            <text:p><text:a xlink:href="http://www.usnews.com/news/articles/2011/01/24/10-things-you-didnt-know-about-reince-priebus" xlink:type="simple">http://www.usnews.com/news/articles/2011/01/24/10-things-you-didnt-know-about-reince-priebus</text:a></text:p>
          </table:table-cell>
          <table:table-cell table:number-columns-repeated="1020"/>
        </table:table-row>
        <table:table-row table:style-name="ro1">
          <table:table-cell table:style-name="ce2" office:value-type="string" calcext:value-type="string">
            <text:p>WISKOWHAN PLAYERS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WL ROSS &amp; CO. (INDIA) LL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L ROSS &amp; CO. LLC</text:p>
          </table:table-cell>
          <table:table-cell table:style-name="ce2" office:value-type="string" calcext:value-type="string">
            <text:p>WILBUR ROSS</text:p>
          </table:table-cell>
          <table:table-cell table:style-name="ce2" office:value-type="string" calcext:value-type="string">
            <text:p>Chairman and Chief Strategy Offic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LR CARDINAL MEZZANINE FUND L.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LR CHINA ENERGY ASSOCIATE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LR MASTER CO-INVESTMENT SLP GP, LTD.</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LR/GS (INDIA)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WMTMF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OLLMAN RINK OPER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WORCESTER POLYTECHNIC INSTITUTE</text:p>
          </table:table-cell>
          <table:table-cell table:style-name="ce2" office:value-type="string" calcext:value-type="string">
            <text:p>REX TILLERSON</text:p>
          </table:table-cell>
          <table:table-cell table:style-name="ce2" office:value-type="string" calcext:value-type="string">
            <text:p>Honorary degree, doctorate engineering</text:p>
          </table:table-cell>
          <table:table-cell table:style-name="ce5"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WORLD WRESTLING ENTERTAINMENT</text:p>
          </table:table-cell>
          <table:table-cell table:style-name="ce2" office:value-type="string" calcext:value-type="string">
            <text:p>LINDA MCMAHON</text:p>
          </table:table-cell>
          <table:table-cell table:style-name="ce2" office:value-type="string" calcext:value-type="string">
            <text:p>Former CEO</text:p>
          </table:table-cell>
          <table:table-cell table:style-name="ce5" office:value-type="string" calcext:value-type="string">
            <text:p><text:a xlink:href="http://www.forbes.com/sites/katevinton/2016/12/07/linda-mcmahon-wife-of-wwe-billionaire-vincent-mcmahon-is-trumps-pick-to-head-his-small-business-administration/" xlink:type="simple">http://www.forbes.com/sites/katevinton/2016/12/07/linda-mcmahon-wife-of-wwe-billionaire-vincent-mcmahon-is-trumps-pick-to-head-his-small-business-administration/</text:a></text:p>
          </table:table-cell>
          <table:table-cell table:number-columns-repeated="1020"/>
        </table:table-row>
        <table:table-row table:style-name="ro1">
          <table:table-cell table:style-name="ce2" office:value-type="string" calcext:value-type="string">
            <text:p>WPP</text:p>
          </table:table-cell>
          <table:table-cell table:style-name="ce2" office:value-type="string" calcext:value-type="string">
            <text:p>MARTIN SORRELL</text:p>
          </table:table-cell>
          <table:table-cell table:style-name="ce2" office:value-type="string" calcext:value-type="string">
            <text:p>CEO</text:p>
          </table:table-cell>
          <table:table-cell table:style-name="ce5" office:value-type="string" calcext:value-type="string">
            <text:p><text:a xlink:href="http://www.wpp.com/wpp/about/whoweare/leadership/" xlink:type="simple">http://www.wpp.com/wpp/about/whoweare/leadership/</text:a></text:p>
          </table:table-cell>
          <table:table-cell table:number-columns-repeated="1020"/>
        </table:table-row>
        <table:table-row table:style-name="ro1">
          <table:table-cell table:style-name="ce2" office:value-type="string" calcext:value-type="string">
            <text:p>WRCR-FM</text:p>
          </table:table-cell>
          <table:table-cell table:style-name="ce2" office:value-type="string" calcext:value-type="string">
            <text:p>MIKE PENCE</text:p>
          </table:table-cell>
          <table:table-cell table:style-name="ce2" office:value-type="string" calcext:value-type="string">
            <text:p>Ran the Mike Pence Show</text:p>
          </table:table-cell>
          <table:table-cell table:style-name="ce5" office:value-type="string" calcext:value-type="string">
            <text:p><text:a xlink:href="https://libraries.indiana.edu/mike-pence-congressional-papers" xlink:type="simple">https://libraries.indiana.edu/mike-pence-congressional-papers</text:a></text:p>
          </table:table-cell>
          <table:table-cell table:number-columns-repeated="1020"/>
        </table:table-row>
        <table:table-row table:style-name="ro1">
          <table:table-cell table:style-name="ce2" office:value-type="string" calcext:value-type="string">
            <text:p>YACHT CLUB OF COSTA SMERALDA</text:p>
          </table:table-cell>
          <table:table-cell table:style-name="ce2" office:value-type="string" calcext:value-type="string">
            <text:p>BETSY DEVOS</text:p>
          </table:table-cell>
          <table:table-cell table:style-name="ce2" office:value-type="string" calcext:value-type="string">
            <text:p>Member</text:p>
          </table:table-cell>
          <table:table-cell table:style-name="ce5"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YALE BEIJING CENTER</text:p>
          </table:table-cell>
          <table:table-cell table:style-name="ce2" office:value-type="string" calcext:value-type="string">
            <text:p>WILBUR ROSS</text:p>
          </table:table-cell>
          <table:table-cell table:style-name="ce2" office:value-type="string" calcext:value-type="string">
            <text:p>Advisory board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YALE CLUB OF THE PALM BEACHES</text:p>
          </table:table-cell>
          <table:table-cell table:style-name="ce2" office:value-type="string" calcext:value-type="string">
            <text:p>WILBUR ROSS</text:p>
          </table:table-cell>
          <table:table-cell table:style-name="ce2" office:value-type="string" calcext:value-type="string">
            <text:p>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YALE SCHOOL OF MANAGEMENT</text:p>
          </table:table-cell>
          <table:table-cell table:style-name="ce2" office:value-type="string" calcext:value-type="string">
            <text:p>WILBUR ROSS</text:p>
          </table:table-cell>
          <table:table-cell table:style-name="ce2" office:value-type="string" calcext:value-type="string">
            <text:p>Advisory board member</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YALE UNIVERSITY COUNCIL COMMITTEE</text:p>
          </table:table-cell>
          <table:table-cell table:style-name="ce2" office:value-type="string" calcext:value-type="string">
            <text:p>WILBUR ROSS</text:p>
          </table:table-cell>
          <table:table-cell table:style-name="ce2" office:value-type="string" calcext:value-type="string">
            <text:p>Chairman</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YALE UNIVERSITY SCHOOL OF MANAGEMENT</text:p>
          </table:table-cell>
          <table:table-cell table:style-name="ce2" office:value-type="string" calcext:value-type="string">
            <text:p>WILBUR ROSS</text:p>
          </table:table-cell>
          <table:table-cell table:style-name="ce2" office:value-type="string" calcext:value-type="string">
            <text:p>Member, board of advisors</text:p>
          </table:table-cell>
          <table:table-cell table:style-name="ce5"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YORKTOWN REAL ESTATE LLC (F/K/A/ YORKTOWN DEVELOPMENT ASSOCIATES LLC),NAWYORK.</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5"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YOUNG REPUBLICAN NATIONAL FEDERATION</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YY DEVELOPMENT GROUP</text:p>
          </table:table-cell>
          <table:table-cell table:style-name="ce2" office:value-type="string" calcext:value-type="string">
            <text:p>FELIPE YARYURA</text:p>
          </table:table-cell>
          <table:table-cell table:style-name="ce2" office:value-type="string" calcext:value-type="string">
            <text:p>Co-owner</text:p>
          </table:table-cell>
          <table:table-cell table:style-name="ce5"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YY DEVELOPMENT GROUP</text:p>
          </table:table-cell>
          <table:table-cell table:style-name="ce2" office:value-type="string" calcext:value-type="string">
            <text:p>MOISÉS YELLATI</text:p>
          </table:table-cell>
          <table:table-cell table:style-name="ce2" office:value-type="string" calcext:value-type="string">
            <text:p>Co-owner</text:p>
          </table:table-cell>
          <table:table-cell table:style-name="ce5"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ZOLA</text:p>
          </table:table-cell>
          <table:table-cell table:style-name="ce2" office:value-type="string" calcext:value-type="string">
            <text:p>JOSHUA KUSHNER</text:p>
          </table:table-cell>
          <table:table-cell table:style-name="ce2" office:value-type="string" calcext:value-type="string">
            <text:p>Investor / board member</text:p>
          </table:table-cell>
          <table:table-cell table:style-name="ce5"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2" table:number-rows-repeated="1047435">
          <table:table-cell table:number-columns-repeated="1024"/>
        </table:table-row>
        <table:table-row table:style-name="ro2">
          <table:table-cell table:number-columns-repeated="1024"/>
        </table:table-row>
      </table:table>
      <table:table table:name="Person-Person" table:style-name="ta3">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Person A</text:p>
          </table:table-cell>
          <table:table-cell table:style-name="ce1" office:value-type="string" calcext:value-type="string">
            <text:p>Person B</text:p>
          </table:table-cell>
          <table:table-cell table:style-name="ce1" office:value-type="string" calcext:value-type="string">
            <text:p>Connection</text:p>
          </table:table-cell>
          <table:table-cell table:style-name="ce4" office:value-type="string" calcext:value-type="string">
            <text:p>Source(s)</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MIKE FERGUSON</text:p>
          </table:table-cell>
          <table:table-cell table:style-name="ce2" office:value-type="string" calcext:value-type="string">
            <text:p>Bremberg "is a lifelong friend" of Ferguson, a former U.S. House representative, per Stat</text:p>
          </table:table-cell>
          <table:table-cell table:style-name="ce5" office:value-type="string" calcext:value-type="string">
            <text:p><text:a xlink:href="https://www.statnews.com/2016/11/15/trump-influencers-health-care/" xlink:type="simple">https://www.statnews.com/2016/11/15/trump-influencers-health-care/</text:a></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MITCH MCCONNELL</text:p>
          </table:table-cell>
          <table:table-cell table:style-name="ce2" office:value-type="string" calcext:value-type="string">
            <text:p>Policy advisor and counsel on nominations</text:p>
          </table:table-cell>
          <table:table-cell table:style-name="ce5"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SCOTT WALKER</text:p>
          </table:table-cell>
          <table:table-cell table:style-name="ce2" office:value-type="string" calcext:value-type="string">
            <text:p>Policy director for Walker's campaign</text:p>
          </table:table-cell>
          <table:table-cell table:style-name="ce5" office:value-type="string" calcext:value-type="string">
            <text:p><text:a xlink:href="http://www.modernhealthcare.com/article/20161111/NEWS/161119989?utm_source=modernhealthcare&amp;utm_medium=email&amp;utm_content=20161111-NEWS-161119989&amp;utm_campaign=mh-alert" xlink:type="simple">http://www.modernhealthcare.com/article/20161111/NEWS/161119989?utm_source=modernhealthcare&amp;utm_medium=email&amp;utm_content=20161111-NEWS-161119989&amp;utm_campaign=mh-alert</text:a></text:p>
          </table:table-cell>
          <table:table-cell table:number-columns-repeated="1020"/>
        </table:table-row>
        <table:table-row table:style-name="ro1">
          <table:table-cell table:style-name="ce2" office:value-type="string" calcext:value-type="string">
            <text:p>ANDY PUZDER</text:p>
          </table:table-cell>
          <table:table-cell table:style-name="ce2" office:value-type="string" calcext:value-type="string">
            <text:p>WILLIAM P. FOLEY</text:p>
          </table:table-cell>
          <table:table-cell table:style-name="ce2" office:value-type="string" calcext:value-type="string">
            <text:p>Worked together on deal to turn around debts of Carl's Jr. founder, which was a major success in Puzder's career</text:p>
          </table:table-cell>
          <table:table-cell table:style-name="ce5" office:value-type="string" calcext:value-type="string">
            <text:p><text:a xlink:href="http://www.insidesources.com/meet-the-fast-food-ceo-trump-picked-as-labor-secretary/" xlink:type="simple">http://www.insidesources.com/meet-the-fast-food-ceo-trump-picked-as-labor-secretary/</text:a></text:p>
          </table:table-cell>
          <table:table-cell table:number-columns-repeated="1020"/>
        </table:table-row>
        <table:table-row table:style-name="ro1">
          <table:table-cell table:style-name="ce2" office:value-type="string" calcext:value-type="string">
            <text:p>CARTER PAGE</text:p>
          </table:table-cell>
          <table:table-cell table:style-name="ce2" office:value-type="string" calcext:value-type="string">
            <text:p>DONALD J. TRUMP</text:p>
          </table:table-cell>
          <table:table-cell table:style-name="ce2" office:value-type="string" calcext:value-type="string">
            <text:p>Foreign policy advise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ALAN HAMMER</text:p>
          </table:table-cell>
          <table:table-cell table:style-name="ce2" office:value-type="string" calcext:value-type="string">
            <text:p>has long worked with Kushner,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ESTHER KUSHNER</text:p>
          </table:table-cell>
          <table:table-cell table:style-name="ce2" office:value-type="string" calcext:value-type="string">
            <text:p>Siblings</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JIM MCGREEVEY</text:p>
          </table:table-cell>
          <table:table-cell table:style-name="ce2" office:value-type="string" calcext:value-type="string">
            <text:p>the financial force behind the former governor's campaign,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MURRAY KUSHNER</text:p>
          </table:table-cell>
          <table:table-cell table:style-name="ce2" office:value-type="string" calcext:value-type="string">
            <text:p>Siblings</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RIS CHRISTIE</text:p>
          </table:table-cell>
          <table:table-cell table:style-name="ce2" office:value-type="string" calcext:value-type="string">
            <text:p>DAVID WILDSTEIN</text:p>
          </table:table-cell>
          <table:table-cell table:style-name="ce2" office:value-type="string" calcext:value-type="string">
            <text:p>Christie and Wildstein went to high school together, and Christie appointed Wildstein to a director position at the Port Authority</text:p>
          </table:table-cell>
          <table:table-cell table:style-name="ce5" office:value-type="string" calcext:value-type="string">
            <text:p><text:a xlink:href="http://nymag.com/daily/intelligencer/2016/09/david-wildstein-chris-christie-bridgegate-trial.html" xlink:type="simple">http://nymag.com/daily/intelligencer/2016/09/david-wildstein-chris-christie-bridgegate-trial.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LEX SHNAIDER</text:p>
          </table:table-cell>
          <table:table-cell table:style-name="ce2" office:value-type="string" calcext:value-type="string">
            <text:p>Trump’s primary partner for his lucrative business in Canada, per Newsweek</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NDREW BREMBERG</text:p>
          </table:table-cell>
          <table:table-cell table:style-name="ce2" office:value-type="string" calcext:value-type="string">
            <text:p>Domestic policy advis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NDY PUZDER</text:p>
          </table:table-cell>
          <table:table-cell table:style-name="ce2" office:value-type="string" calcext:value-type="string">
            <text:p>Nominee for Secretary of Lab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RAS AGALAROV</text:p>
          </table:table-cell>
          <table:table-cell table:style-name="ce2" office:value-type="string" calcext:value-type="string">
            <text:p>The billionaire real estate developer says he befriended Trump, and also has served as a liaison between Trump and Putin</text:p>
          </table:table-cell>
          <table:table-cell table:style-name="ce6" office:value-type="string" calcext:value-type="string">
            <text:p>https://www.washingtonpost.com/politics/inside-trumps-financial-ties-to-russia-and-his-unusual-flattery-of-vladimir-putin/2016/06/17/dbdcaac8-31a6-11e6-8ff7-7b6c1998b7a0_story.html | http://www.forbes.com/profile/aras-agalarov/</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EN CARSON</text:p>
          </table:table-cell>
          <table:table-cell table:style-name="ce2" office:value-type="string" calcext:value-type="string">
            <text:p>Nominee for Secretary of HU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ETSY DEVOS</text:p>
          </table:table-cell>
          <table:table-cell table:style-name="ce2" office:value-type="string" calcext:value-type="string">
            <text:p>Nominee for Secretary of Education</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AN COATS</text:p>
          </table:table-cell>
          <table:table-cell table:style-name="ce2" office:value-type="string" calcext:value-type="string">
            <text:p>Nominee for Director of National Intelligence</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ON MCGAHN</text:p>
          </table:table-cell>
          <table:table-cell table:style-name="ce2" office:value-type="string" calcext:value-type="string">
            <text:p>White House Counsel</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ONALD TRUMP JR.</text:p>
          </table:table-cell>
          <table:table-cell table:style-name="ce2" office:value-type="string" calcext:value-type="string">
            <text:p>Parent/chil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LAINE CHAO</text:p>
          </table:table-cell>
          <table:table-cell table:style-name="ce2" office:value-type="string" calcext:value-type="string">
            <text:p>Nominee for Secretary of Transportation</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LENA GORLOVA</text:p>
          </table:table-cell>
          <table:table-cell table:style-name="ce2" office:value-type="string" calcext:value-type="string">
            <text:p>Gorlova bought a Trump penthouse in Florida</text:p>
          </table:table-cell>
          <table:table-cell table:style-name="ce5"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MIN AGALAROV</text:p>
          </table:table-cell>
          <table:table-cell table:style-name="ce2" office:value-type="string" calcext:value-type="string">
            <text:p>The Russian pop singer, son of billionaire real estate developer Aras Agalarov, says he befriended Trump</text:p>
          </table:table-cell>
          <table:table-cell table:style-name="ce5"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RIC TRUMP</text:p>
          </table:table-cell>
          <table:table-cell table:style-name="ce2" office:value-type="string" calcext:value-type="string">
            <text:p>Parent/chil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5"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GARY COHN</text:p>
          </table:table-cell>
          <table:table-cell table:style-name="ce2" office:value-type="string" calcext:value-type="string">
            <text:p>Director United States National Economic Council</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IVANKA TRUMP</text:p>
          </table:table-cell>
          <table:table-cell table:style-name="ce2" office:value-type="string" calcext:value-type="string">
            <text:p>Parent/chil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AMES MATTIS</text:p>
          </table:table-cell>
          <table:table-cell table:style-name="ce2" office:value-type="string" calcext:value-type="string">
            <text:p>Nominee for Secretary of Defense</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EFF SESSIONS</text:p>
          </table:table-cell>
          <table:table-cell table:style-name="ce2" office:value-type="string" calcext:value-type="string">
            <text:p>Nominee for Attorney General</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OHN F. KELLY</text:p>
          </table:table-cell>
          <table:table-cell table:style-name="ce2" office:value-type="string" calcext:value-type="string">
            <text:p>Nominee for Secretary of Department of Homeland Security</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ALPESH MEHTA</text:p>
          </table:table-cell>
          <table:table-cell table:style-name="ce2" office:value-type="string" calcext:value-type="string">
            <text:p>exclusive representative of Trump's businesses in India, per Newsweek</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ATHLEEN TROIA MCFARLAND</text:p>
          </table:table-cell>
          <table:table-cell table:style-name="ce2" office:value-type="string" calcext:value-type="string">
            <text:p>Deputy National Security Advis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ELLYANNE CONWAY</text:p>
          </table:table-cell>
          <table:table-cell table:style-name="ce2" office:value-type="string" calcext:value-type="string">
            <text:p>White House Counsel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LINDA MCMAHON</text:p>
          </table:table-cell>
          <table:table-cell table:style-name="ce2" office:value-type="string" calcext:value-type="string">
            <text:p>Nominee for Administrator of the Small Business Administration</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ANGAL PRABHAT LODHA</text:p>
          </table:table-cell>
          <table:table-cell table:style-name="ce2" office:value-type="string" calcext:value-type="string">
            <text:p>Business partners</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ARYANNE TRUMP BARRY</text:p>
          </table:table-cell>
          <table:table-cell table:style-name="ce2" office:value-type="string" calcext:value-type="string">
            <text:p>Siblings</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EHMET ALI YALCINDAG</text:p>
          </table:table-cell>
          <table:table-cell table:style-name="ce2" office:value-type="string" calcext:value-type="string">
            <text:p>Business partners</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ELANIA TRUMP</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HAEL FLYNN</text:p>
          </table:table-cell>
          <table:table-cell table:style-name="ce2" office:value-type="string" calcext:value-type="string">
            <text:p>National Security Advis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HAEL POMPEO</text:p>
          </table:table-cell>
          <table:table-cell table:style-name="ce2" office:value-type="string" calcext:value-type="string">
            <text:p>Nominee for Director of CIA</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K MULVANEY</text:p>
          </table:table-cell>
          <table:table-cell table:style-name="ce2" office:value-type="string" calcext:value-type="string">
            <text:p>Nominee for Director of Office of Management and Budget</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NIKKI HALEY</text:p>
          </table:table-cell>
          <table:table-cell table:style-name="ce2" office:value-type="string" calcext:value-type="string">
            <text:p>Nominee for Ambassador to the United Nations</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OLEG MISERVA</text:p>
          </table:table-cell>
          <table:table-cell table:style-name="ce2" office:value-type="string" calcext:value-type="string">
            <text:p>Miserva bought a Trump penthouse in Florida</text:p>
          </table:table-cell>
          <table:table-cell table:style-name="ce5"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OMAROSÉ ONEE MANIGAULT</text:p>
          </table:table-cell>
          <table:table-cell table:style-name="ce2" office:value-type="string" calcext:value-type="string">
            <text:p>Assistant to the President and Director of Communications for the Office of Public Liaison</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PRINCE ALWALEED BIN TALALTHE</text:p>
          </table:table-cell>
          <table:table-cell table:style-name="ce2" office:value-type="string" calcext:value-type="string">
            <text:p>the billionaire [...] aided Trump during his corporate bankruptcies in the 1990s by purchasing his yacht, which provided him with desperately needed cash, per Newsweek</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CEP TAYYIP ERDOGAN</text:p>
          </table:table-cell>
          <table:table-cell table:style-name="ce2" office:value-type="string" calcext:value-type="string">
            <text:p>Erdogan, the president of Turkey and a vocal Trump supporter, met him during the ribbon-cutting of a Trump property</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INCE PRIEBUS</text:p>
          </table:table-cell>
          <table:table-cell table:style-name="ce2" office:value-type="string" calcext:value-type="string">
            <text:p>White House Chief of Staff</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ICHARD LEFRAK</text:p>
          </table:table-cell>
          <table:table-cell table:style-name="ce2" office:value-type="string" calcext:value-type="string">
            <text:p>one of Trump's few close friends in New York real estate,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ICK PERRY</text:p>
          </table:table-cell>
          <table:table-cell table:style-name="ce2" office:value-type="string" calcext:value-type="string">
            <text:p>Nominee for Secretary of Energy</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BERT LIGHTHIZER</text:p>
          </table:table-cell>
          <table:table-cell table:style-name="ce2" office:value-type="string" calcext:value-type="string">
            <text:p>Nominee for U.S. Trade Representative</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GER KHAFIF</text:p>
          </table:table-cell>
          <table:table-cell table:style-name="ce2" office:value-type="string" calcext:value-type="string">
            <text:p>Told Russian buyers he was a partner in Trump project in Sunny Isles, Fla.</text:p>
          </table:table-cell>
          <table:table-cell table:style-name="ce5"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YAN ZINKE</text:p>
          </table:table-cell>
          <table:table-cell table:style-name="ce2" office:value-type="string" calcext:value-type="string">
            <text:p>Nominee for Secretary of Interi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COTT PRUITT</text:p>
          </table:table-cell>
          <table:table-cell table:style-name="ce2" office:value-type="string" calcext:value-type="string">
            <text:p>Nominee for Administrator of the Environmental Protection Administration</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EAN SPICER</text:p>
          </table:table-cell>
          <table:table-cell table:style-name="ce2" office:value-type="string" calcext:value-type="string">
            <text:p>White House Press Secretary</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ERGEY I. KISLYAK</text:p>
          </table:table-cell>
          <table:table-cell table:style-name="ce2" office:value-type="string" calcext:value-type="string">
            <text:p>The Russian diplomat sat in on Trump foreign policy speech in April 2016</text:p>
          </table:table-cell>
          <table:table-cell table:style-name="ce5"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PHEN BANNON</text:p>
          </table:table-cell>
          <table:table-cell table:style-name="ce2" office:value-type="string" calcext:value-type="string">
            <text:p>White House Chief Strategist and Senior Advis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PHEN MILLER</text:p>
          </table:table-cell>
          <table:table-cell table:style-name="ce2" office:value-type="string" calcext:value-type="string">
            <text:p>Senior Advisor to the President for Policy</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VEN MNUCHIN</text:p>
          </table:table-cell>
          <table:table-cell table:style-name="ce2" office:value-type="string" calcext:value-type="string">
            <text:p>Nominee for Secretary of Treasury</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OM BOSSERT</text:p>
          </table:table-cell>
          <table:table-cell table:style-name="ce2" office:value-type="string" calcext:value-type="string">
            <text:p>Homeland Security Advisor</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OM PRICE</text:p>
          </table:table-cell>
          <table:table-cell table:style-name="ce2" office:value-type="string" calcext:value-type="string">
            <text:p>Nominee for Secretary of Health and Human Services</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VICTOR PINCHUK</text:p>
          </table:table-cell>
          <table:table-cell table:style-name="ce2" office:value-type="string" calcext:value-type="string">
            <text:p>Trump made video appearance for Pinchuk's convention</text:p>
          </table:table-cell>
          <table:table-cell table:style-name="ce5" office:value-type="string" calcext:value-type="string">
            <text:p><text:a xlink:href="https://www.buzzfeed.com/paulmcleod/trump-foundation-received-150000-donation-in-exchange-for-20?utm_term=.wtQZdJa2V#.llzLxNkYw" xlink:type="simple">https://www.buzzfeed.com/paulmcleod/trump-foundation-received-150000-donation-in-exchange-for-20?utm_term=.wtQZdJa2V#.llzLxNkYw</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WILBUR ROSS</text:p>
          </table:table-cell>
          <table:table-cell table:style-name="ce2" office:value-type="string" calcext:value-type="string">
            <text:p>Nominee for Secretary of Commerce</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ANDRIY ZAIKA</text:p>
          </table:table-cell>
          <table:table-cell table:style-name="ce2" office:value-type="string" calcext:value-type="string">
            <text:p>Met in 2006, when Zaika was head of the Ukrainian Construction Consortium</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BERNARD R. DIAMOND</text:p>
          </table:table-cell>
          <table:table-cell table:style-name="ce2" office:value-type="string" calcext:value-type="string">
            <text:p>Business partners</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BONNIE HAYDON</text:p>
          </table:table-cell>
          <table:table-cell table:style-name="ce2" office:value-type="string" calcext:value-type="string">
            <text:p>Father-in-law/son-in-law</text:p>
          </table:table-cell>
          <table:table-cell table:style-name="ce6" office:value-type="string" calcext:value-type="string">
            <text:p>Nexis — NYT 11/19/2006</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5"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JASON D. GREENBLATT</text:p>
          </table:table-cell>
          <table:table-cell table:style-name="ce2" office:value-type="string" calcext:value-type="string">
            <text:p>Business partners</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RUSSELL FLICKER</text:p>
          </table:table-cell>
          <table:table-cell table:style-name="ce2" office:value-type="string" calcext:value-type="string">
            <text:p>Business partners</text:p>
          </table:table-cell>
          <table:table-cell table:style-name="ce6"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VANESSA TRUMP</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VIKTOR TKACHUK</text:p>
          </table:table-cell>
          <table:table-cell table:style-name="ce2" office:value-type="string" calcext:value-type="string">
            <text:p>Met in 2006, when Tkachuk was an adviser to the Ukrainian president</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ERIC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 Yaryura and Eric Trump were photographed together at Trump's election night party</text:p>
          </table:table-cell>
          <table:table-cell table:style-name="ce5"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GEORGE SOROS</text:p>
          </table:table-cell>
          <table:table-cell table:style-name="ce2" office:value-type="string" calcext:value-type="string">
            <text:p>STEVEN MNUCHIN</text:p>
          </table:table-cell>
          <table:table-cell table:style-name="ce2" office:value-type="string" calcext:value-type="string">
            <text:p>Mnuchin worked for Soros' fund</text:p>
          </table:table-cell>
          <table:table-cell table:style-name="ce5" office:value-type="string" calcext:value-type="string">
            <text:p><text:a xlink:href="http://www.vanityfair.com/news/2016/11/george-soros-declares-war-on-trump" xlink:type="simple">http://www.vanityfair.com/news/2016/11/george-soros-declares-war-on-trump</text:a></text:p>
          </table:table-cell>
          <table:table-cell table:number-columns-repeated="1020"/>
        </table:table-row>
        <table:table-row table:style-name="ro1">
          <table:table-cell table:style-name="ce2" office:value-type="string" calcext:value-type="string">
            <text:p>GEORGE T. CONWAY III</text:p>
          </table:table-cell>
          <table:table-cell table:style-name="ce2" office:value-type="string" calcext:value-type="string">
            <text:p>KELLYANNE CONWAY</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ANDRIY ZAIKA</text:p>
          </table:table-cell>
          <table:table-cell table:style-name="ce2" office:value-type="string" calcext:value-type="string">
            <text:p>Met in 2006, when Zaika was head of the Ukrainian Construction Consortium</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5"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JARED KUSHNER</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MEHMET ALI YALCINDAG</text:p>
          </table:table-cell>
          <table:table-cell table:style-name="ce2" office:value-type="string" calcext:value-type="string">
            <text:p>Business partners</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PAULO FIGUEIREDO FILHO</text:p>
          </table:table-cell>
          <table:table-cell table:style-name="ce2" office:value-type="string" calcext:value-type="string">
            <text:p>Lunched together, spawning Trump interest in Rio hotel</text:p>
          </table:table-cell>
          <table:table-cell table:style-name="ce5"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VIKTOR TKACHUK</text:p>
          </table:table-cell>
          <table:table-cell table:style-name="ce2" office:value-type="string" calcext:value-type="string">
            <text:p>Met in 2006, when Tkachuk was an adviser to the Ukrainian president</text:p>
          </table:table-cell>
          <table:table-cell table:style-name="ce5"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ASHER ABEHSERA</text:p>
          </table:table-cell>
          <table:table-cell table:style-name="ce2" office:value-type="string" calcext:value-type="string">
            <text:p>Partnered with Kushner in Brooklyn projects</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CHARLES KUSHNER</text:p>
          </table:table-cell>
          <table:table-cell table:style-name="ce2" office:value-type="string" calcext:value-type="string">
            <text:p>Parent/chil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ARGARET CHIN</text:p>
          </table:table-cell>
          <table:table-cell table:style-name="ce2" office:value-type="string" calcext:value-type="string">
            <text:p>Donor</text:p>
          </table:table-cell>
          <table:table-cell table:style-name="ce5" office:value-type="string" calcext:value-type="string">
            <text:p><text:a xlink:href="http://thevillager.com/2013/07/25/the-billionaires-back-margaret-chin-for-city-council/" xlink:type="simple">http://thevillager.com/2013/07/25/the-billionaires-back-margaret-chin-for-city-counci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ARTIN SORRELL</text:p>
          </table:table-cell>
          <table:table-cell table:style-name="ce2" office:value-type="string" calcext:value-type="string">
            <text:p>Friends</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ILES BERGER</text:p>
          </table:table-cell>
          <table:table-cell table:style-name="ce2" office:value-type="string" calcext:value-type="string">
            <text:p>business partner of the Kushners,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ROB SPEYER</text:p>
          </table:table-cell>
          <table:table-cell table:style-name="ce2" office:value-type="string" calcext:value-type="string">
            <text:p>Gave Kushner $50 million to help by a property from his father's company-Tishman Speyer</text:p>
          </table:table-cell>
          <table:table-cell table:style-name="ce5" office:value-type="string" calcext:value-type="string">
            <text:p><text:a xlink:href="http://nymag.com/realestate/features/53797/index5.html" xlink:type="simple">http://nymag.com/realestate/features/53797/index5.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STRAUSS ZELNICK</text:p>
          </table:table-cell>
          <table:table-cell table:style-name="ce2" office:value-type="string" calcext:value-type="string">
            <text:p>close with Kushner, per New York Magazine</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OSE E.B. ANTONIO</text:p>
          </table:table-cell>
          <table:table-cell table:style-name="ce2" office:value-type="string" calcext:value-type="string">
            <text:p>JOSE ROBERTO "ROBBIE" ANTONIO</text:p>
          </table:table-cell>
          <table:table-cell table:style-name="ce2" office:value-type="string" calcext:value-type="string">
            <text:p>Parent/child</text:p>
          </table:table-cell>
          <table:table-cell table:style-name="ce5" office:value-type="string" calcext:value-type="string">
            <text:p><text:a xlink:href="http://www.nytimes.com/2016/11/26/us/politics/donald-trump-international-business.html?_r=0" xlink:type="simple">http://www.nytimes.com/2016/11/26/us/politics/donald-trump-international-business.html?_r=0</text:a></text:p>
          </table:table-cell>
          <table:table-cell table:number-columns-repeated="1020"/>
        </table:table-row>
        <table:table-row table:style-name="ro1">
          <table:table-cell table:style-name="ce2" office:value-type="string" calcext:value-type="string">
            <text:p>JOSHUA KUSHNER</text:p>
          </table:table-cell>
          <table:table-cell table:style-name="ce2" office:value-type="string" calcext:value-type="string">
            <text:p>JARED KUSHNER</text:p>
          </table:table-cell>
          <table:table-cell table:style-name="ce2" office:value-type="string" calcext:value-type="string">
            <text:p>Brothers</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LEV LEVIEV</text:p>
          </table:table-cell>
          <table:table-cell table:style-name="ce2" office:value-type="string" calcext:value-type="string">
            <text:p>VLADIMIR PUTIN</text:p>
          </table:table-cell>
          <table:table-cell table:style-name="ce2" office:value-type="string" calcext:value-type="string">
            <text:p>Described him as a "true friend"</text:p>
          </table:table-cell>
          <table:table-cell table:style-name="ce5" office:value-type="string" calcext:value-type="string">
            <text:p><text:a xlink:href="http://www.nytimes.com/2007/09/16/magazine/16Leviev-t.html" xlink:type="simple">http://www.nytimes.com/2007/09/16/magazine/16Leviev-t.html</text:a></text:p>
          </table:table-cell>
          <table:table-cell table:number-columns-repeated="1020"/>
        </table:table-row>
        <table:table-row table:style-name="ro1">
          <table:table-cell table:style-name="ce2" office:value-type="string" calcext:value-type="string">
            <text:p>LUCIUS JOSEPH RICCIO</text:p>
          </table:table-cell>
          <table:table-cell table:style-name="ce2" office:value-type="string" calcext:value-type="string">
            <text:p>RHONA GRAFF RICCIO</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MARK BURNETT</text:p>
          </table:table-cell>
          <table:table-cell table:style-name="ce2" office:value-type="string" calcext:value-type="string">
            <text:p>ROMA DOWNEY</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MEHMET ALI YALCINDAG</text:p>
          </table:table-cell>
          <table:table-cell table:style-name="ce2" office:value-type="string" calcext:value-type="string">
            <text:p>AYDIN DOGAN</text:p>
          </table:table-cell>
          <table:table-cell table:style-name="ce2" office:value-type="string" calcext:value-type="string">
            <text:p>Father-in-law/son-in-law</text:p>
          </table:table-cell>
          <table:table-cell table:style-name="ce5" office:value-type="string" calcext:value-type="string">
            <text:p><text:a xlink:href="http://www.hurriyetdailynews.com/a-major-shake-up-at-dogan-media.aspx?PageID=238&amp;NID=104450&amp;NewsCatID=345" xlink:type="simple">http://www.hurriyetdailynews.com/a-major-shake-up-at-dogan-media.aspx?PageID=238&amp;NID=104450&amp;NewsCatID=345</text:a></text:p>
          </table:table-cell>
          <table:table-cell table:number-columns-repeated="1020"/>
        </table:table-row>
        <table:table-row table:style-name="ro1">
          <table:table-cell table:style-name="ce2" office:value-type="string" calcext:value-type="string">
            <text:p>MIKE PENCE</text:p>
          </table:table-cell>
          <table:table-cell table:style-name="ce2" office:value-type="string" calcext:value-type="string">
            <text:p>DONALD J. TRUMP</text:p>
          </table:table-cell>
          <table:table-cell table:style-name="ce2" office:value-type="string" calcext:value-type="string">
            <text:p>Vice President</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OMAROSÉ ONEE MANIGAULT</text:p>
          </table:table-cell>
          <table:table-cell table:style-name="ce2" office:value-type="string" calcext:value-type="string">
            <text:p>ALBERT ROSS SR.</text:p>
          </table:table-cell>
          <table:table-cell table:style-name="ce2" office:value-type="string" calcext:value-type="string">
            <text:p>Mentored by</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OMAROSÉ ONEE MANIGAULT</text:p>
          </table:table-cell>
          <table:table-cell table:style-name="ce2" office:value-type="string" calcext:value-type="string">
            <text:p>H. B. HICKS</text:p>
          </table:table-cell>
          <table:table-cell table:style-name="ce2" office:value-type="string" calcext:value-type="string">
            <text:p>Mentored by</text:p>
          </table:table-cell>
          <table:table-cell table:style-name="ce5"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REX TILLERSON</text:p>
          </table:table-cell>
          <table:table-cell table:style-name="ce2" office:value-type="string" calcext:value-type="string">
            <text:p>VLADIMIR PUTIN</text:p>
          </table:table-cell>
          <table:table-cell table:style-name="ce2" office:value-type="string" calcext:value-type="string">
            <text:p>Awarded Order of Friendship</text:p>
          </table:table-cell>
          <table:table-cell table:style-name="ce5" office:value-type="string" calcext:value-type="string">
            <text:p><text:a xlink:href="http://www.politico.com/magazine/story/2016/12/rex-tillerson-exxon-putin-russia-ties-friend-214515" xlink:type="simple">http://www.politico.com/magazine/story/2016/12/rex-tillerson-exxon-putin-russia-ties-friend-214515</text:a></text:p>
          </table:table-cell>
          <table:table-cell table:number-columns-repeated="1020"/>
        </table:table-row>
        <table:table-row table:style-name="ro1">
          <table:table-cell table:style-name="ce2" office:value-type="string" calcext:value-type="string">
            <text:p>RHONA GRAFF RICCIO</text:p>
          </table:table-cell>
          <table:table-cell table:style-name="ce2" office:value-type="string" calcext:value-type="string">
            <text:p>DONALD J. TRUMP</text:p>
          </table:table-cell>
          <table:table-cell table:style-name="ce2" office:value-type="string" calcext:value-type="string">
            <text:p>Assistant</text:p>
          </table:table-cell>
          <table:table-cell table:style-name="ce5" office:value-type="string" calcext:value-type="string">
            <text:p><text:a xlink:href="http://www.nytimes.com/1993/04/19/style/weddings-rhona-c-graff-lucius-j-riccio.html" xlink:type="simple">http://www.nytimes.com/1993/04/19/style/weddings-rhona-c-graff-lucius-j-riccio.html</text:a></text:p>
          </table:table-cell>
          <table:table-cell table:number-columns-repeated="1020"/>
        </table:table-row>
        <table:table-row table:style-name="ro1">
          <table:table-cell table:style-name="ce2" office:value-type="string" calcext:value-type="string">
            <text:p>RICHARD DEVOS</text:p>
          </table:table-cell>
          <table:table-cell table:style-name="ce2" office:value-type="string" calcext:value-type="string">
            <text:p>BETSY DEVOS</text:p>
          </table:table-cell>
          <table:table-cell table:style-name="ce2" office:value-type="string" calcext:value-type="string">
            <text:p>Parent/chil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RICHARD MARVIN "DICK" DEVOS JR.</text:p>
          </table:table-cell>
          <table:table-cell table:style-name="ce2" office:value-type="string" calcext:value-type="string">
            <text:p>BETSY DEVOS</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RICK PERRY</text:p>
          </table:table-cell>
          <table:table-cell table:style-name="ce2" office:value-type="string" calcext:value-type="string">
            <text:p>PETER HOLT</text:p>
          </table:table-cell>
          <table:table-cell table:style-name="ce2" office:value-type="string" calcext:value-type="string">
            <text:p>Perry consulted for Holt, after governorship to which Holt gave money</text:p>
          </table:table-cell>
          <table:table-cell table:style-name="ce5" office:value-type="string" calcext:value-type="string">
            <text:p><text:a xlink:href="https://www.texastribune.org/2015/07/10/perry-consulting-big-donor-disclosures/" xlink:type="simple">https://www.texastribune.org/2015/07/10/perry-consulting-big-donor-disclosures/</text:a></text:p>
          </table:table-cell>
          <table:table-cell table:number-columns-repeated="1020"/>
        </table:table-row>
        <table:table-row table:style-name="ro1">
          <table:table-cell table:style-name="ce2" office:value-type="string" calcext:value-type="string">
            <text:p>ROBERT LIGHTHIZER</text:p>
          </table:table-cell>
          <table:table-cell table:style-name="ce2" office:value-type="string" calcext:value-type="string">
            <text:p>BOB DOLE</text:p>
          </table:table-cell>
          <table:table-cell table:style-name="ce2" office:value-type="string" calcext:value-type="string">
            <text:p>Lighthizer was Dole's campaign treasurer in 1996</text:p>
          </table:table-cell>
          <table:table-cell table:style-name="ce5" office:value-type="string" calcext:value-type="string">
            <text:p><text:a xlink:href="http://www.pbs.org/newshour/rundown/trump-nominates-robert-lighthizer-u-s-trade-representative/" xlink:type="simple">http://www.pbs.org/newshour/rundown/trump-nominates-robert-lighthizer-u-s-trade-representative/</text:a></text:p>
          </table:table-cell>
          <table:table-cell table:number-columns-repeated="1020"/>
        </table:table-row>
        <table:table-row table:style-name="ro1">
          <table:table-cell table:style-name="ce2" office:value-type="string" calcext:value-type="string">
            <text:p>RUDY GIULIANI</text:p>
          </table:table-cell>
          <table:table-cell table:style-name="ce2" office:value-type="string" calcext:value-type="string">
            <text:p>KEN KURSON</text:p>
          </table:table-cell>
          <table:table-cell table:style-name="ce2" office:value-type="string" calcext:value-type="string">
            <text:p>Worked on 2008 presidential campaign</text:p>
          </table:table-cell>
          <table:table-cell table:style-name="ce5"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SALLY PRIEBUS</text:p>
          </table:table-cell>
          <table:table-cell table:style-name="ce2" office:value-type="string" calcext:value-type="string">
            <text:p>REINCE PRIEBUS</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SCOTT PRUITT</text:p>
          </table:table-cell>
          <table:table-cell table:style-name="ce2" office:value-type="string" calcext:value-type="string">
            <text:p>HAROLD G. HAMM</text:p>
          </table:table-cell>
          <table:table-cell table:style-name="ce2" office:value-type="string" calcext:value-type="string">
            <text:p>Hamm, chief executive of Continental Energy, was Pruitt's 2013 re-election co-chair</text:p>
          </table:table-cell>
          <table:table-cell table:style-name="ce5" office:value-type="string" calcext:value-type="string">
            <text:p><text:a xlink:href="http://www.cnbc.com/2016/12/08/scott-pruitt-is-great-pick-to-lead-epa-says-pruitt-ally-harold-hamm.html" xlink:type="simple">http://www.cnbc.com/2016/12/08/scott-pruitt-is-great-pick-to-lead-epa-says-pruitt-ally-harold-hamm.html</text:a></text:p>
          </table:table-cell>
          <table:table-cell table:number-columns-repeated="1020"/>
        </table:table-row>
        <table:table-row table:style-name="ro1">
          <table:table-cell table:style-name="ce2" office:value-type="string" calcext:value-type="string">
            <text:p>SHANNON MCGAHN</text:p>
          </table:table-cell>
          <table:table-cell table:style-name="ce2" office:value-type="string" calcext:value-type="string">
            <text:p>DON MCGAHN</text:p>
          </table:table-cell>
          <table:table-cell table:style-name="ce2" office:value-type="string" calcext:value-type="string">
            <text:p>Married</text:p>
          </table:table-cell>
          <table:table-cell table:style-name="ce6" office:value-type="string" calcext:value-type="string">
            <text:p>General knowledge</text:p>
          </table:table-cell>
          <table:table-cell table:number-columns-repeated="1020"/>
        </table:table-row>
        <table:table-row table:style-name="ro1">
          <table:table-cell table:style-name="ce2" office:value-type="string" calcext:value-type="string">
            <text:p>SUSAN POMPEO</text:p>
          </table:table-cell>
          <table:table-cell table:style-name="ce2" office:value-type="string" calcext:value-type="string">
            <text:p>MICHAEL POMPEO</text:p>
          </table:table-cell>
          <table:table-cell table:style-name="ce2" office:value-type="string" calcext:value-type="string">
            <text:p>Married</text:p>
          </table:table-cell>
          <table:table-cell table:style-name="ce5" office:value-type="string" calcext:value-type="string">
            <text:p><text:a xlink:href="http://pompeo.house.gov/biography/" xlink:type="simple">http://pompeo.house.gov/biography/</text:a></text:p>
          </table:table-cell>
          <table:table-cell table:number-columns-repeated="1020"/>
        </table:table-row>
        <table:table-row table:style-name="ro1">
          <table:table-cell table:style-name="ce2" office:value-type="string" calcext:value-type="string">
            <text:p>WILBUR ROSS</text:p>
          </table:table-cell>
          <table:table-cell table:style-name="ce2" office:value-type="string" calcext:value-type="string">
            <text:p>RUDY GIULIANI</text:p>
          </table:table-cell>
          <table:table-cell table:style-name="ce2" office:value-type="string" calcext:value-type="string">
            <text:p>Privatization advisor when Giuliani was mayor</text:p>
          </table:table-cell>
          <table:table-cell table:style-name="ce5" office:value-type="string" calcext:value-type="string">
            <text:p><text:a xlink:href="http://www.salon.com/2016/11/21/wilbur-ross-jr-rumored-to-be-donald-trumps-choice-for-commerce-secretary-owned-a-mine-where-12-miners-died-in-2006_partner/" xlink:type="simple">http://www.salon.com/2016/11/21/wilbur-ross-jr-rumored-to-be-donald-trumps-choice-for-commerce-secretary-owned-a-mine-where-12-miners-died-in-2006_partner/</text:a></text:p>
          </table:table-cell>
          <table:table-cell table:number-columns-repeated="1020"/>
        </table:table-row>
        <table:table-row table:style-name="ro1">
          <table:table-cell table:style-name="ce2" office:value-type="string" calcext:value-type="string">
            <text:p>WU XIAOHUI</text:p>
          </table:table-cell>
          <table:table-cell table:style-name="ce2" office:value-type="string" calcext:value-type="string">
            <text:p>ZHUO RAN</text:p>
          </table:table-cell>
          <table:table-cell table:style-name="ce2" office:value-type="string" calcext:value-type="string">
            <text:p>Married. (Zhuo is the granddaughter of Deng Xiaoping, the former leader of the People's Republic of China. Wu is the chairman of the Anbang Insurance Group, which has been in business discussions with the Kushners.)</text:p>
          </table:table-cell>
          <table:table-cell table:style-name="ce5" office:value-type="string" calcext:value-type="string">
            <text:p><text:a xlink:href="https://www.nytimes.com/2017/01/07/us/politics/jared-kushner-trump-business.html" xlink:type="simple">https://www.nytimes.com/2017/01/07/us/politics/jared-kushner-trump-business.html</text:a></text:p>
          </table:table-cell>
          <table:table-cell table:number-columns-repeated="1020"/>
        </table:table-row>
        <table:table-row table:style-name="ro2" table:number-rows-repeated="1048467">
          <table:table-cell table:number-columns-repeated="1024"/>
        </table:table-row>
        <table:table-row table:style-name="ro2">
          <table:table-cell table:number-columns-repeated="1024"/>
        </table:table-row>
      </table:table>
      <table:table table:name="Notes" table:style-name="ta4">
        <table:table-column table:style-name="co4" table:default-cell-style-name="Default"/>
        <table:table-column table:style-name="co3" table:number-columns-repeated="1023" table:default-cell-style-name="Default"/>
        <table:table-row table:style-name="ro1">
          <table:table-cell table:style-name="ce7" office:value-type="string" calcext:value-type="string">
            <text:p>For context, please see this BuzzFeed News article:</text:p>
          </table:table-cell>
          <table:table-cell table:number-columns-repeated="1023"/>
        </table:table-row>
        <table:table-row table:style-name="ro1">
          <table:table-cell table:style-name="ce8" office:value-type="string" calcext:value-type="string">
            <text:p><text:a xlink:href="https://www.buzzfeed.com/johntemplon/help-us-map-trumpworld" xlink:type="simple">https://www.buzzfeed.com/johntemplon/help-us-map-trumpworld</text:a></text:p>
          </table:table-cell>
          <table:table-cell table:number-columns-repeated="1023"/>
        </table:table-row>
        <table:table-row table:style-name="ro3">
          <table:table-cell table:style-name="ce9" office:value-type="string" calcext:value-type="string">
            <text:p>Last updated: Sunday, January 15, 2017</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rg.-Org." style:display-name="PageStyle_Org.-Org." style:page-layout-name="Mpm3">
      <style:header style:display="false"/>
      <style:header-left style:display="false"/>
      <style:footer style:display="false"/>
      <style:footer-left style:display="false"/>
    </style:master-page>
    <style:master-page style:name="PageStyle_5f_Person-Org." style:display-name="PageStyle_Person-Org." style:page-layout-name="Mpm3">
      <style:header style:display="false"/>
      <style:header-left style:display="false"/>
      <style:footer style:display="false"/>
      <style:footer-left style:display="false"/>
    </style:master-page>
    <style:master-page style:name="PageStyle_5f_Person-Person" style:display-name="PageStyle_Person-Person"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7443" meta:object-count="0"/>
    <meta:generator>LibreOfficeDev/5.1.0.3$Linux_X86_64 LibreOffice_project/</meta:generator>
  </office:meta>
</office:document-meta>
</file>